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2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номер строки</text:p>
          </table:table-cell>
        </table:table-row>
        <table:table-row table:style-name="ro1">
          <table:table-cell/>
          <table:table-cell table:formula="of:=REPT((ROW()-1);[.$A$1])" office:value-type="string" office:string-value="1111111" calcext:value-type="string">
            <text:p>1111111</text:p>
          </table:table-cell>
        </table:table-row>
        <table:table-row table:style-name="ro1">
          <table:table-cell/>
          <table:table-cell table:formula="of:=REPT((ROW()-1);[.$A$1])" office:value-type="string" office:string-value="2222222" calcext:value-type="string">
            <text:p>2222222</text:p>
          </table:table-cell>
        </table:table-row>
        <table:table-row table:style-name="ro1">
          <table:table-cell/>
          <table:table-cell table:formula="of:=REPT((ROW()-1);[.$A$1])" office:value-type="string" office:string-value="3333333" calcext:value-type="string">
            <text:p>3333333</text:p>
          </table:table-cell>
        </table:table-row>
        <table:table-row table:style-name="ro1">
          <table:table-cell/>
          <table:table-cell table:formula="of:=REPT((ROW()-1);[.$A$1])" office:value-type="string" office:string-value="4444444" calcext:value-type="string">
            <text:p>4444444</text:p>
          </table:table-cell>
        </table:table-row>
        <table:table-row table:style-name="ro1">
          <table:table-cell/>
          <table:table-cell table:formula="of:=REPT((ROW()-1);[.$A$1])" office:value-type="string" office:string-value="5555555" calcext:value-type="string">
            <text:p>5555555</text:p>
          </table:table-cell>
        </table:table-row>
        <table:table-row table:style-name="ro1">
          <table:table-cell/>
          <table:table-cell table:formula="of:=REPT((ROW()-1);[.$A$1])" office:value-type="string" office:string-value="6666666" calcext:value-type="string">
            <text:p>6666666</text:p>
          </table:table-cell>
        </table:table-row>
        <table:table-row table:style-name="ro1">
          <table:table-cell/>
          <table:table-cell table:formula="of:=REPT((ROW()-1);[.$A$1])" office:value-type="string" office:string-value="7777777" calcext:value-type="string">
            <text:p>7777777</text:p>
          </table:table-cell>
        </table:table-row>
        <table:table-row table:style-name="ro1">
          <table:table-cell/>
          <table:table-cell table:formula="of:=REPT((ROW()-1);[.$A$1])" office:value-type="string" office:string-value="8888888" calcext:value-type="string">
            <text:p>8888888</text:p>
          </table:table-cell>
        </table:table-row>
        <table:table-row table:style-name="ro1">
          <table:table-cell/>
          <table:table-cell table:formula="of:=REPT((ROW()-1);[.$A$1])" office:value-type="string" office:string-value="9999999" calcext:value-type="string">
            <text:p>9999999</text:p>
          </table:table-cell>
        </table:table-row>
        <table:table-row table:style-name="ro1">
          <table:table-cell/>
          <table:table-cell table:formula="of:=REPT((ROW()-1);[.$A$1])" office:value-type="string" office:string-value="10101010101010" calcext:value-type="string">
            <text:p>10101010101010</text:p>
          </table:table-cell>
        </table:table-row>
        <table:table-row table:style-name="ro1">
          <table:table-cell/>
          <table:table-cell table:formula="of:=REPT((ROW()-1);[.$A$1])" office:value-type="string" office:string-value="11111111111111" calcext:value-type="string">
            <text:p>11111111111111</text:p>
          </table:table-cell>
        </table:table-row>
        <table:table-row table:style-name="ro1">
          <table:table-cell/>
          <table:table-cell table:formula="of:=REPT((ROW()-1);[.$A$1])" office:value-type="string" office:string-value="12121212121212" calcext:value-type="string">
            <text:p>12121212121212</text:p>
          </table:table-cell>
        </table:table-row>
        <table:table-row table:style-name="ro1">
          <table:table-cell/>
          <table:table-cell table:formula="of:=REPT((ROW()-1);[.$A$1])" office:value-type="string" office:string-value="13131313131313" calcext:value-type="string">
            <text:p>13131313131313</text:p>
          </table:table-cell>
        </table:table-row>
        <table:table-row table:style-name="ro1">
          <table:table-cell/>
          <table:table-cell table:formula="of:=REPT((ROW()-1);[.$A$1])" office:value-type="string" office:string-value="14141414141414" calcext:value-type="string">
            <text:p>14141414141414</text:p>
          </table:table-cell>
        </table:table-row>
        <table:table-row table:style-name="ro1">
          <table:table-cell/>
          <table:table-cell table:formula="of:=REPT((ROW()-1);[.$A$1])" office:value-type="string" office:string-value="15151515151515" calcext:value-type="string">
            <text:p>15151515151515</text:p>
          </table:table-cell>
        </table:table-row>
        <table:table-row table:style-name="ro1">
          <table:table-cell/>
          <table:table-cell table:formula="of:=REPT((ROW()-1);[.$A$1])" office:value-type="string" office:string-value="16161616161616" calcext:value-type="string">
            <text:p>16161616161616</text:p>
          </table:table-cell>
        </table:table-row>
        <table:table-row table:style-name="ro1">
          <table:table-cell/>
          <table:table-cell table:formula="of:=REPT((ROW()-1);[.$A$1])" office:value-type="string" office:string-value="17171717171717" calcext:value-type="string">
            <text:p>17171717171717</text:p>
          </table:table-cell>
        </table:table-row>
        <table:table-row table:style-name="ro1">
          <table:table-cell/>
          <table:table-cell table:formula="of:=REPT((ROW()-1);[.$A$1])" office:value-type="string" office:string-value="18181818181818" calcext:value-type="string">
            <text:p>18181818181818</text:p>
          </table:table-cell>
        </table:table-row>
        <table:table-row table:style-name="ro1">
          <table:table-cell/>
          <table:table-cell table:formula="of:=REPT((ROW()-1);[.$A$1])" office:value-type="string" office:string-value="19191919191919" calcext:value-type="string">
            <text:p>19191919191919</text:p>
          </table:table-cell>
        </table:table-row>
        <table:table-row table:style-name="ro1">
          <table:table-cell/>
          <table:table-cell table:formula="of:=REPT((ROW()-1);[.$A$1])" office:value-type="string" office:string-value="20202020202020" calcext:value-type="string">
            <text:p>20202020202020</text:p>
          </table:table-cell>
        </table:table-row>
        <table:table-row table:style-name="ro1">
          <table:table-cell/>
          <table:table-cell table:formula="of:=REPT((ROW()-1);[.$A$1])" office:value-type="string" office:string-value="21212121212121" calcext:value-type="string">
            <text:p>21212121212121</text:p>
          </table:table-cell>
        </table:table-row>
        <table:table-row table:style-name="ro1">
          <table:table-cell/>
          <table:table-cell table:formula="of:=REPT((ROW()-1);[.$A$1])" office:value-type="string" office:string-value="22222222222222" calcext:value-type="string">
            <text:p>22222222222222</text:p>
          </table:table-cell>
        </table:table-row>
        <table:table-row table:style-name="ro1">
          <table:table-cell/>
          <table:table-cell table:formula="of:=REPT((ROW()-1);[.$A$1])" office:value-type="string" office:string-value="23232323232323" calcext:value-type="string">
            <text:p>23232323232323</text:p>
          </table:table-cell>
        </table:table-row>
        <table:table-row table:style-name="ro1">
          <table:table-cell/>
          <table:table-cell table:formula="of:=REPT((ROW()-1);[.$A$1])" office:value-type="string" office:string-value="24242424242424" calcext:value-type="string">
            <text:p>24242424242424</text:p>
          </table:table-cell>
        </table:table-row>
        <table:table-row table:style-name="ro1">
          <table:table-cell/>
          <table:table-cell table:formula="of:=REPT((ROW()-1);[.$A$1])" office:value-type="string" office:string-value="25252525252525" calcext:value-type="string">
            <text:p>25252525252525</text:p>
          </table:table-cell>
        </table:table-row>
        <table:table-row table:style-name="ro1">
          <table:table-cell/>
          <table:table-cell table:formula="of:=REPT((ROW()-1);[.$A$1])" office:value-type="string" office:string-value="26262626262626" calcext:value-type="string">
            <text:p>26262626262626</text:p>
          </table:table-cell>
        </table:table-row>
        <table:table-row table:style-name="ro1">
          <table:table-cell/>
          <table:table-cell table:formula="of:=REPT((ROW()-1);[.$A$1])" office:value-type="string" office:string-value="27272727272727" calcext:value-type="string">
            <text:p>27272727272727</text:p>
          </table:table-cell>
        </table:table-row>
        <table:table-row table:style-name="ro1">
          <table:table-cell/>
          <table:table-cell table:formula="of:=REPT((ROW()-1);[.$A$1])" office:value-type="string" office:string-value="28282828282828" calcext:value-type="string">
            <text:p>28282828282828</text:p>
          </table:table-cell>
        </table:table-row>
        <table:table-row table:style-name="ro1">
          <table:table-cell/>
          <table:table-cell table:formula="of:=REPT((ROW()-1);[.$A$1])" office:value-type="string" office:string-value="29292929292929" calcext:value-type="string">
            <text:p>29292929292929</text:p>
          </table:table-cell>
        </table:table-row>
        <table:table-row table:style-name="ro1">
          <table:table-cell/>
          <table:table-cell table:formula="of:=REPT((ROW()-1);[.$A$1])" office:value-type="string" office:string-value="30303030303030" calcext:value-type="string">
            <text:p>30303030303030</text:p>
          </table:table-cell>
        </table:table-row>
        <table:table-row table:style-name="ro1">
          <table:table-cell/>
          <table:table-cell table:formula="of:=REPT((ROW()-1);[.$A$1])" office:value-type="string" office:string-value="31313131313131" calcext:value-type="string">
            <text:p>31313131313131</text:p>
          </table:table-cell>
        </table:table-row>
        <table:table-row table:style-name="ro1">
          <table:table-cell/>
          <table:table-cell table:formula="of:=REPT((ROW()-1);[.$A$1])" office:value-type="string" office:string-value="32323232323232" calcext:value-type="string">
            <text:p>32323232323232</text:p>
          </table:table-cell>
        </table:table-row>
        <table:table-row table:style-name="ro1">
          <table:table-cell/>
          <table:table-cell table:formula="of:=REPT((ROW()-1);[.$A$1])" office:value-type="string" office:string-value="33333333333333" calcext:value-type="string">
            <text:p>33333333333333</text:p>
          </table:table-cell>
        </table:table-row>
        <table:table-row table:style-name="ro1">
          <table:table-cell/>
          <table:table-cell table:formula="of:=REPT((ROW()-1);[.$A$1])" office:value-type="string" office:string-value="34343434343434" calcext:value-type="string">
            <text:p>34343434343434</text:p>
          </table:table-cell>
        </table:table-row>
        <table:table-row table:style-name="ro1">
          <table:table-cell/>
          <table:table-cell table:formula="of:=REPT((ROW()-1);[.$A$1])" office:value-type="string" office:string-value="35353535353535" calcext:value-type="string">
            <text:p>35353535353535</text:p>
          </table:table-cell>
        </table:table-row>
        <table:table-row table:style-name="ro1">
          <table:table-cell/>
          <table:table-cell table:formula="of:=REPT((ROW()-1);[.$A$1])" office:value-type="string" office:string-value="36363636363636" calcext:value-type="string">
            <text:p>36363636363636</text:p>
          </table:table-cell>
        </table:table-row>
        <table:table-row table:style-name="ro1">
          <table:table-cell/>
          <table:table-cell table:formula="of:=REPT((ROW()-1);[.$A$1])" office:value-type="string" office:string-value="37373737373737" calcext:value-type="string">
            <text:p>37373737373737</text:p>
          </table:table-cell>
        </table:table-row>
        <table:table-row table:style-name="ro1">
          <table:table-cell/>
          <table:table-cell table:formula="of:=REPT((ROW()-1);[.$A$1])" office:value-type="string" office:string-value="38383838383838" calcext:value-type="string">
            <text:p>38383838383838</text:p>
          </table:table-cell>
        </table:table-row>
        <table:table-row table:style-name="ro1">
          <table:table-cell/>
          <table:table-cell table:formula="of:=REPT((ROW()-1);[.$A$1])" office:value-type="string" office:string-value="39393939393939" calcext:value-type="string">
            <text:p>39393939393939</text:p>
          </table:table-cell>
        </table:table-row>
        <table:table-row table:style-name="ro1">
          <table:table-cell/>
          <table:table-cell table:formula="of:=REPT((ROW()-1);[.$A$1])" office:value-type="string" office:string-value="40404040404040" calcext:value-type="string">
            <text:p>40404040404040</text:p>
          </table:table-cell>
        </table:table-row>
        <table:table-row table:style-name="ro1">
          <table:table-cell/>
          <table:table-cell table:formula="of:=REPT((ROW()-1);[.$A$1])" office:value-type="string" office:string-value="41414141414141" calcext:value-type="string">
            <text:p>41414141414141</text:p>
          </table:table-cell>
        </table:table-row>
        <table:table-row table:style-name="ro1">
          <table:table-cell/>
          <table:table-cell table:formula="of:=REPT((ROW()-1);[.$A$1])" office:value-type="string" office:string-value="42424242424242" calcext:value-type="string">
            <text:p>42424242424242</text:p>
          </table:table-cell>
        </table:table-row>
        <table:table-row table:style-name="ro1">
          <table:table-cell/>
          <table:table-cell table:formula="of:=REPT((ROW()-1);[.$A$1])" office:value-type="string" office:string-value="43434343434343" calcext:value-type="string">
            <text:p>43434343434343</text:p>
          </table:table-cell>
        </table:table-row>
        <table:table-row table:style-name="ro1">
          <table:table-cell/>
          <table:table-cell table:formula="of:=REPT((ROW()-1);[.$A$1])" office:value-type="string" office:string-value="44444444444444" calcext:value-type="string">
            <text:p>44444444444444</text:p>
          </table:table-cell>
        </table:table-row>
        <table:table-row table:style-name="ro1">
          <table:table-cell/>
          <table:table-cell table:formula="of:=REPT((ROW()-1);[.$A$1])" office:value-type="string" office:string-value="45454545454545" calcext:value-type="string">
            <text:p>45454545454545</text:p>
          </table:table-cell>
        </table:table-row>
        <table:table-row table:style-name="ro1">
          <table:table-cell/>
          <table:table-cell table:formula="of:=REPT((ROW()-1);[.$A$1])" office:value-type="string" office:string-value="46464646464646" calcext:value-type="string">
            <text:p>46464646464646</text:p>
          </table:table-cell>
        </table:table-row>
        <table:table-row table:style-name="ro1">
          <table:table-cell/>
          <table:table-cell table:formula="of:=REPT((ROW()-1);[.$A$1])" office:value-type="string" office:string-value="47474747474747" calcext:value-type="string">
            <text:p>47474747474747</text:p>
          </table:table-cell>
        </table:table-row>
        <table:table-row table:style-name="ro1">
          <table:table-cell/>
          <table:table-cell table:formula="of:=REPT((ROW()-1);[.$A$1])" office:value-type="string" office:string-value="48484848484848" calcext:value-type="string">
            <text:p>48484848484848</text:p>
          </table:table-cell>
        </table:table-row>
        <table:table-row table:style-name="ro1">
          <table:table-cell/>
          <table:table-cell table:formula="of:=REPT((ROW()-1);[.$A$1])" office:value-type="string" office:string-value="49494949494949" calcext:value-type="string">
            <text:p>49494949494949</text:p>
          </table:table-cell>
        </table:table-row>
        <table:table-row table:style-name="ro1">
          <table:table-cell/>
          <table:table-cell table:formula="of:=REPT((ROW()-1);[.$A$1])" office:value-type="string" office:string-value="50505050505050" calcext:value-type="string">
            <text:p>50505050505050</text:p>
          </table:table-cell>
        </table:table-row>
        <table:table-row table:style-name="ro1">
          <table:table-cell/>
          <table:table-cell table:formula="of:=REPT((ROW()-1);[.$A$1])" office:value-type="string" office:string-value="51515151515151" calcext:value-type="string">
            <text:p>51515151515151</text:p>
          </table:table-cell>
        </table:table-row>
        <table:table-row table:style-name="ro1">
          <table:table-cell/>
          <table:table-cell table:formula="of:=REPT((ROW()-1);[.$A$1])" office:value-type="string" office:string-value="52525252525252" calcext:value-type="string">
            <text:p>52525252525252</text:p>
          </table:table-cell>
        </table:table-row>
        <table:table-row table:style-name="ro1">
          <table:table-cell/>
          <table:table-cell table:formula="of:=REPT((ROW()-1);[.$A$1])" office:value-type="string" office:string-value="53535353535353" calcext:value-type="string">
            <text:p>53535353535353</text:p>
          </table:table-cell>
        </table:table-row>
        <table:table-row table:style-name="ro1">
          <table:table-cell/>
          <table:table-cell table:formula="of:=REPT((ROW()-1);[.$A$1])" office:value-type="string" office:string-value="54545454545454" calcext:value-type="string">
            <text:p>54545454545454</text:p>
          </table:table-cell>
        </table:table-row>
        <table:table-row table:style-name="ro1">
          <table:table-cell/>
          <table:table-cell table:formula="of:=REPT((ROW()-1);[.$A$1])" office:value-type="string" office:string-value="55555555555555" calcext:value-type="string">
            <text:p>55555555555555</text:p>
          </table:table-cell>
        </table:table-row>
        <table:table-row table:style-name="ro1">
          <table:table-cell/>
          <table:table-cell table:formula="of:=REPT((ROW()-1);[.$A$1])" office:value-type="string" office:string-value="56565656565656" calcext:value-type="string">
            <text:p>56565656565656</text:p>
          </table:table-cell>
        </table:table-row>
        <table:table-row table:style-name="ro1">
          <table:table-cell/>
          <table:table-cell table:formula="of:=REPT((ROW()-1);[.$A$1])" office:value-type="string" office:string-value="57575757575757" calcext:value-type="string">
            <text:p>57575757575757</text:p>
          </table:table-cell>
        </table:table-row>
        <table:table-row table:style-name="ro1">
          <table:table-cell/>
          <table:table-cell table:formula="of:=REPT((ROW()-1);[.$A$1])" office:value-type="string" office:string-value="58585858585858" calcext:value-type="string">
            <text:p>58585858585858</text:p>
          </table:table-cell>
        </table:table-row>
        <table:table-row table:style-name="ro1">
          <table:table-cell/>
          <table:table-cell table:formula="of:=REPT((ROW()-1);[.$A$1])" office:value-type="string" office:string-value="59595959595959" calcext:value-type="string">
            <text:p>59595959595959</text:p>
          </table:table-cell>
        </table:table-row>
        <table:table-row table:style-name="ro1">
          <table:table-cell/>
          <table:table-cell table:formula="of:=REPT((ROW()-1);[.$A$1])" office:value-type="string" office:string-value="60606060606060" calcext:value-type="string">
            <text:p>60606060606060</text:p>
          </table:table-cell>
        </table:table-row>
        <table:table-row table:style-name="ro1">
          <table:table-cell/>
          <table:table-cell table:formula="of:=REPT((ROW()-1);[.$A$1])" office:value-type="string" office:string-value="61616161616161" calcext:value-type="string">
            <text:p>61616161616161</text:p>
          </table:table-cell>
        </table:table-row>
        <table:table-row table:style-name="ro1">
          <table:table-cell/>
          <table:table-cell table:formula="of:=REPT((ROW()-1);[.$A$1])" office:value-type="string" office:string-value="62626262626262" calcext:value-type="string">
            <text:p>62626262626262</text:p>
          </table:table-cell>
        </table:table-row>
        <table:table-row table:style-name="ro1">
          <table:table-cell/>
          <table:table-cell table:formula="of:=REPT((ROW()-1);[.$A$1])" office:value-type="string" office:string-value="63636363636363" calcext:value-type="string">
            <text:p>63636363636363</text:p>
          </table:table-cell>
        </table:table-row>
        <table:table-row table:style-name="ro1">
          <table:table-cell/>
          <table:table-cell table:formula="of:=REPT((ROW()-1);[.$A$1])" office:value-type="string" office:string-value="64646464646464" calcext:value-type="string">
            <text:p>64646464646464</text:p>
          </table:table-cell>
        </table:table-row>
        <table:table-row table:style-name="ro1">
          <table:table-cell/>
          <table:table-cell table:formula="of:=REPT((ROW()-1);[.$A$1])" office:value-type="string" office:string-value="65656565656565" calcext:value-type="string">
            <text:p>65656565656565</text:p>
          </table:table-cell>
        </table:table-row>
        <table:table-row table:style-name="ro1">
          <table:table-cell/>
          <table:table-cell table:formula="of:=REPT((ROW()-1);[.$A$1])" office:value-type="string" office:string-value="66666666666666" calcext:value-type="string">
            <text:p>66666666666666</text:p>
          </table:table-cell>
        </table:table-row>
        <table:table-row table:style-name="ro1">
          <table:table-cell/>
          <table:table-cell table:formula="of:=REPT((ROW()-1);[.$A$1])" office:value-type="string" office:string-value="67676767676767" calcext:value-type="string">
            <text:p>67676767676767</text:p>
          </table:table-cell>
        </table:table-row>
        <table:table-row table:style-name="ro1">
          <table:table-cell/>
          <table:table-cell table:formula="of:=REPT((ROW()-1);[.$A$1])" office:value-type="string" office:string-value="68686868686868" calcext:value-type="string">
            <text:p>68686868686868</text:p>
          </table:table-cell>
        </table:table-row>
        <table:table-row table:style-name="ro1">
          <table:table-cell/>
          <table:table-cell table:formula="of:=REPT((ROW()-1);[.$A$1])" office:value-type="string" office:string-value="69696969696969" calcext:value-type="string">
            <text:p>69696969696969</text:p>
          </table:table-cell>
        </table:table-row>
        <table:table-row table:style-name="ro1">
          <table:table-cell/>
          <table:table-cell table:formula="of:=REPT((ROW()-1);[.$A$1])" office:value-type="string" office:string-value="70707070707070" calcext:value-type="string">
            <text:p>70707070707070</text:p>
          </table:table-cell>
        </table:table-row>
        <table:table-row table:style-name="ro1">
          <table:table-cell/>
          <table:table-cell table:formula="of:=REPT((ROW()-1);[.$A$1])" office:value-type="string" office:string-value="71717171717171" calcext:value-type="string">
            <text:p>71717171717171</text:p>
          </table:table-cell>
        </table:table-row>
        <table:table-row table:style-name="ro1">
          <table:table-cell/>
          <table:table-cell table:formula="of:=REPT((ROW()-1);[.$A$1])" office:value-type="string" office:string-value="72727272727272" calcext:value-type="string">
            <text:p>72727272727272</text:p>
          </table:table-cell>
        </table:table-row>
        <table:table-row table:style-name="ro1">
          <table:table-cell/>
          <table:table-cell table:formula="of:=REPT((ROW()-1);[.$A$1])" office:value-type="string" office:string-value="73737373737373" calcext:value-type="string">
            <text:p>73737373737373</text:p>
          </table:table-cell>
        </table:table-row>
        <table:table-row table:style-name="ro1">
          <table:table-cell/>
          <table:table-cell table:formula="of:=REPT((ROW()-1);[.$A$1])" office:value-type="string" office:string-value="74747474747474" calcext:value-type="string">
            <text:p>74747474747474</text:p>
          </table:table-cell>
        </table:table-row>
        <table:table-row table:style-name="ro1">
          <table:table-cell/>
          <table:table-cell table:formula="of:=REPT((ROW()-1);[.$A$1])" office:value-type="string" office:string-value="75757575757575" calcext:value-type="string">
            <text:p>75757575757575</text:p>
          </table:table-cell>
        </table:table-row>
        <table:table-row table:style-name="ro1">
          <table:table-cell/>
          <table:table-cell table:formula="of:=REPT((ROW()-1);[.$A$1])" office:value-type="string" office:string-value="76767676767676" calcext:value-type="string">
            <text:p>76767676767676</text:p>
          </table:table-cell>
        </table:table-row>
        <table:table-row table:style-name="ro1">
          <table:table-cell/>
          <table:table-cell table:formula="of:=REPT((ROW()-1);[.$A$1])" office:value-type="string" office:string-value="77777777777777" calcext:value-type="string">
            <text:p>77777777777777</text:p>
          </table:table-cell>
        </table:table-row>
        <table:table-row table:style-name="ro1">
          <table:table-cell/>
          <table:table-cell table:formula="of:=REPT((ROW()-1);[.$A$1])" office:value-type="string" office:string-value="78787878787878" calcext:value-type="string">
            <text:p>78787878787878</text:p>
          </table:table-cell>
        </table:table-row>
        <table:table-row table:style-name="ro1">
          <table:table-cell/>
          <table:table-cell table:formula="of:=REPT((ROW()-1);[.$A$1])" office:value-type="string" office:string-value="79797979797979" calcext:value-type="string">
            <text:p>79797979797979</text:p>
          </table:table-cell>
        </table:table-row>
        <table:table-row table:style-name="ro1">
          <table:table-cell/>
          <table:table-cell table:formula="of:=REPT((ROW()-1);[.$A$1])" office:value-type="string" office:string-value="80808080808080" calcext:value-type="string">
            <text:p>80808080808080</text:p>
          </table:table-cell>
        </table:table-row>
        <table:table-row table:style-name="ro1">
          <table:table-cell/>
          <table:table-cell table:formula="of:=REPT((ROW()-1);[.$A$1])" office:value-type="string" office:string-value="81818181818181" calcext:value-type="string">
            <text:p>81818181818181</text:p>
          </table:table-cell>
        </table:table-row>
        <table:table-row table:style-name="ro1">
          <table:table-cell/>
          <table:table-cell table:formula="of:=REPT((ROW()-1);[.$A$1])" office:value-type="string" office:string-value="82828282828282" calcext:value-type="string">
            <text:p>82828282828282</text:p>
          </table:table-cell>
        </table:table-row>
        <table:table-row table:style-name="ro1">
          <table:table-cell/>
          <table:table-cell table:formula="of:=REPT((ROW()-1);[.$A$1])" office:value-type="string" office:string-value="83838383838383" calcext:value-type="string">
            <text:p>83838383838383</text:p>
          </table:table-cell>
        </table:table-row>
        <table:table-row table:style-name="ro1">
          <table:table-cell/>
          <table:table-cell table:formula="of:=REPT((ROW()-1);[.$A$1])" office:value-type="string" office:string-value="84848484848484" calcext:value-type="string">
            <text:p>84848484848484</text:p>
          </table:table-cell>
        </table:table-row>
        <table:table-row table:style-name="ro1">
          <table:table-cell/>
          <table:table-cell table:formula="of:=REPT((ROW()-1);[.$A$1])" office:value-type="string" office:string-value="85858585858585" calcext:value-type="string">
            <text:p>85858585858585</text:p>
          </table:table-cell>
        </table:table-row>
        <table:table-row table:style-name="ro1">
          <table:table-cell/>
          <table:table-cell table:formula="of:=REPT((ROW()-1);[.$A$1])" office:value-type="string" office:string-value="86868686868686" calcext:value-type="string">
            <text:p>86868686868686</text:p>
          </table:table-cell>
        </table:table-row>
        <table:table-row table:style-name="ro1">
          <table:table-cell/>
          <table:table-cell table:formula="of:=REPT((ROW()-1);[.$A$1])" office:value-type="string" office:string-value="87878787878787" calcext:value-type="string">
            <text:p>87878787878787</text:p>
          </table:table-cell>
        </table:table-row>
        <table:table-row table:style-name="ro1">
          <table:table-cell/>
          <table:table-cell table:formula="of:=REPT((ROW()-1);[.$A$1])" office:value-type="string" office:string-value="88888888888888" calcext:value-type="string">
            <text:p>88888888888888</text:p>
          </table:table-cell>
        </table:table-row>
        <table:table-row table:style-name="ro1">
          <table:table-cell/>
          <table:table-cell table:formula="of:=REPT((ROW()-1);[.$A$1])" office:value-type="string" office:string-value="89898989898989" calcext:value-type="string">
            <text:p>89898989898989</text:p>
          </table:table-cell>
        </table:table-row>
        <table:table-row table:style-name="ro1">
          <table:table-cell/>
          <table:table-cell table:formula="of:=REPT((ROW()-1);[.$A$1])" office:value-type="string" office:string-value="90909090909090" calcext:value-type="string">
            <text:p>90909090909090</text:p>
          </table:table-cell>
        </table:table-row>
        <table:table-row table:style-name="ro1">
          <table:table-cell/>
          <table:table-cell table:formula="of:=REPT((ROW()-1);[.$A$1])" office:value-type="string" office:string-value="91919191919191" calcext:value-type="string">
            <text:p>91919191919191</text:p>
          </table:table-cell>
        </table:table-row>
        <table:table-row table:style-name="ro1">
          <table:table-cell/>
          <table:table-cell table:formula="of:=REPT((ROW()-1);[.$A$1])" office:value-type="string" office:string-value="92929292929292" calcext:value-type="string">
            <text:p>92929292929292</text:p>
          </table:table-cell>
        </table:table-row>
        <table:table-row table:style-name="ro1">
          <table:table-cell/>
          <table:table-cell table:formula="of:=REPT((ROW()-1);[.$A$1])" office:value-type="string" office:string-value="93939393939393" calcext:value-type="string">
            <text:p>93939393939393</text:p>
          </table:table-cell>
        </table:table-row>
        <table:table-row table:style-name="ro1">
          <table:table-cell/>
          <table:table-cell table:formula="of:=REPT((ROW()-1);[.$A$1])" office:value-type="string" office:string-value="94949494949494" calcext:value-type="string">
            <text:p>94949494949494</text:p>
          </table:table-cell>
        </table:table-row>
        <table:table-row table:style-name="ro1">
          <table:table-cell/>
          <table:table-cell table:formula="of:=REPT((ROW()-1);[.$A$1])" office:value-type="string" office:string-value="95959595959595" calcext:value-type="string">
            <text:p>95959595959595</text:p>
          </table:table-cell>
        </table:table-row>
        <table:table-row table:style-name="ro1">
          <table:table-cell/>
          <table:table-cell table:formula="of:=REPT((ROW()-1);[.$A$1])" office:value-type="string" office:string-value="96969696969696" calcext:value-type="string">
            <text:p>96969696969696</text:p>
          </table:table-cell>
        </table:table-row>
        <table:table-row table:style-name="ro1">
          <table:table-cell/>
          <table:table-cell table:formula="of:=REPT((ROW()-1);[.$A$1])" office:value-type="string" office:string-value="97979797979797" calcext:value-type="string">
            <text:p>97979797979797</text:p>
          </table:table-cell>
        </table:table-row>
        <table:table-row table:style-name="ro1">
          <table:table-cell/>
          <table:table-cell table:formula="of:=REPT((ROW()-1);[.$A$1])" office:value-type="string" office:string-value="98989898989898" calcext:value-type="string">
            <text:p>98989898989898</text:p>
          </table:table-cell>
        </table:table-row>
        <table:table-row table:style-name="ro1">
          <table:table-cell/>
          <table:table-cell table:formula="of:=REPT((ROW()-1);[.$A$1])" office:value-type="string" office:string-value="99999999999999" calcext:value-type="string">
            <text:p>99999999999999</text:p>
          </table:table-cell>
        </table:table-row>
      </table:table>
      <table:table table:name="1b" table:style-name="ta1">
        <table:table-column table:style-name="co1" table:number-columns-repeated="3" table:default-cell-style-name="Default"/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номер строки</text:p>
          </table:table-cell>
          <table:table-cell office:value-type="string" calcext:value-type="string">
            <text:p>если остаток от деления номера строки минус один на переменную будет равен нулю,</text:p>
          </table:table-cell>
        </table:table-row>
        <table:table-row table:style-name="ro1">
          <table:table-cell/>
          <table:table-cell table:formula="of:=IF(MOD((ROW()-1);[.$A$1])=0;[.$A$1];MOD((ROW()-1);[.$A$1]))" office:value-type="float" office:value="1" calcext:value-type="float">
            <text:p>1</text:p>
          </table:table-cell>
          <table:table-cell office:value-type="string" calcext:value-type="string">
            <text:p>то вернуть значение переменной</text:p>
          </table:table-cell>
        </table:table-row>
        <table:table-row table:style-name="ro1">
          <table:table-cell/>
          <table:table-cell table:formula="of:=IF(MOD((ROW()-1);[.$A$1])=0;[.$A$1];MOD((ROW()-1);[.$A$1]))" office:value-type="float" office:value="2" calcext:value-type="float">
            <text:p>2</text:p>
          </table:table-cell>
          <table:table-cell office:value-type="string" calcext:value-type="string">
            <text:p>иначе</text:p>
          </table:table-cell>
        </table:table-row>
        <table:table-row table:style-name="ro1">
          <table:table-cell/>
          <table:table-cell table:formula="of:=IF(MOD((ROW()-1);[.$A$1])=0;[.$A$1];MOD((ROW()-1);[.$A$1]))" office:value-type="float" office:value="3" calcext:value-type="float">
            <text:p>3</text:p>
          </table:table-cell>
          <table:table-cell office:value-type="string" calcext:value-type="string">
            <text:p>вернуть остаток от деления номера строки минус один на переменную </text:p>
          </table:table-cell>
        </table:table-row>
        <table:table-row table:style-name="ro1">
          <table:table-cell/>
          <table:table-cell table:formula="of:=IF(MOD((ROW()-1);[.$A$1])=0;[.$A$1];MOD((ROW()-1);[.$A$1]))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IF(MOD((ROW()-1);[.$A$1])=0;[.$A$1];MOD((ROW()-1);[.$A$1]))" office:value-type="float" office:value="3" calcext:value-type="float">
            <text:p>3</text:p>
          </table:table-cell>
          <table:table-cell/>
        </table:table-row>
      </table:table>
      <table:table table:name="1c" table:style-name="ta1">
        <table:shapes>
          <draw:frame draw:z-index="0" draw:style-name="gr1" draw:text-style-name="P1" svg:width="1446.29pt" svg:height="319.41pt" svg:x="213.53pt" svg:y="129.17pt">
            <draw:object draw:notify-on-update-of-ranges="1c.B1:1c.B1000 1c.C1:1c.C10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" calcext:value-type="float">
            <text:p>0.01</text:p>
          </table:table-cell>
          <table:table-cell table:formula="of:=[.$A$1]*COS(2*PI()*[.$A$2]*[.B1]+[.$A$3])" office:value-type="float" office:value="-3.31740372045672" calcext:value-type="float">
            <text:p>-3.317403720456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2" calcext:value-type="float">
            <text:p>0.02</text:p>
          </table:table-cell>
          <table:table-cell table:formula="of:=[.$A$1]*COS(2*PI()*[.$A$2]*[.B2]+[.$A$3])" office:value-type="float" office:value="-5.13035305758964" calcext:value-type="float">
            <text:p>-5.130353057589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.03</text:p>
          </table:table-cell>
          <table:table-cell table:formula="of:=[.$A$1]*COS(2*PI()*[.$A$2]*[.B3]+[.$A$3])" office:value-type="float" office:value="-5.96676074996101" calcext:value-type="float">
            <text:p>-5.96676074996101</text:p>
          </table:table-cell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table:formula="of:=[.$A$1]*COS(2*PI()*[.$A$2]*[.B4]+[.$A$3])" office:value-type="float" office:value="-5.66742002672467" calcext:value-type="float">
            <text:p>-5.66742002672467</text:p>
          </table:table-cell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table:formula="of:=[.$A$1]*COS(2*PI()*[.$A$2]*[.B5]+[.$A$3])" office:value-type="float" office:value="-4.28930916577534" calcext:value-type="float">
            <text:p>-4.28930916577534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formula="of:=[.$A$1]*COS(2*PI()*[.$A$2]*[.B6]+[.$A$3])" office:value-type="float" office:value="-2.0947459124433" calcext:value-type="float">
            <text:p>-2.0947459124433</text:p>
          </table:table-cell>
        </table:table-row>
        <table:table-row table:style-name="ro1">
          <table:table-cell/>
          <table:table-cell office:value-type="float" office:value="0.07" calcext:value-type="float">
            <text:p>0.07</text:p>
          </table:table-cell>
          <table:table-cell table:formula="of:=[.$A$1]*COS(2*PI()*[.$A$2]*[.B7]+[.$A$3])" office:value-type="float" office:value="0.498543626532726" calcext:value-type="float">
            <text:p>0.498543626532726</text:p>
          </table:table-cell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 table:formula="of:=[.$A$1]*COS(2*PI()*[.$A$2]*[.B8]+[.$A$3])" office:value-type="float" office:value="2.99693743268594" calcext:value-type="float">
            <text:p>2.99693743268594</text:p>
          </table:table-cell>
        </table:table-row>
        <table:table-row table:style-name="ro1">
          <table:table-cell/>
          <table:table-cell office:value-type="float" office:value="0.09" calcext:value-type="float">
            <text:p>0.09</text:p>
          </table:table-cell>
          <table:table-cell table:formula="of:=[.$A$1]*COS(2*PI()*[.$A$2]*[.B9]+[.$A$3])" office:value-type="float" office:value="4.92487650075188" calcext:value-type="float">
            <text:p>4.92487650075188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formula="of:=[.$A$1]*COS(2*PI()*[.$A$2]*[.B10]+[.$A$3])" office:value-type="float" office:value="5.91538554318304" calcext:value-type="float">
            <text:p>5.91538554318304</text:p>
          </table:table-cell>
        </table:table-row>
        <table:table-row table:style-name="ro1">
          <table:table-cell/>
          <table:table-cell office:value-type="float" office:value="0.11" calcext:value-type="float">
            <text:p>0.11</text:p>
          </table:table-cell>
          <table:table-cell table:formula="of:=[.$A$1]*COS(2*PI()*[.$A$2]*[.B11]+[.$A$3])" office:value-type="float" office:value="5.77992522972494" calcext:value-type="float">
            <text:p>5.77992522972494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formula="of:=[.$A$1]*COS(2*PI()*[.$A$2]*[.B12]+[.$A$3])" office:value-type="float" office:value="4.54427987498896" calcext:value-type="float">
            <text:p>4.54427987498896</text:p>
          </table:table-cell>
        </table:table-row>
        <table:table-row table:style-name="ro1">
          <table:table-cell/>
          <table:table-cell office:value-type="float" office:value="0.13" calcext:value-type="float">
            <text:p>0.13</text:p>
          </table:table-cell>
          <table:table-cell table:formula="of:=[.$A$1]*COS(2*PI()*[.$A$2]*[.B13]+[.$A$3])" office:value-type="float" office:value="2.44364950000888" calcext:value-type="float">
            <text:p>2.44364950000888</text:p>
          </table:table-cell>
        </table:table-row>
        <table:table-row table:style-name="ro1">
          <table:table-cell/>
          <table:table-cell office:value-type="float" office:value="0.14" calcext:value-type="float">
            <text:p>0.14</text:p>
          </table:table-cell>
          <table:table-cell table:formula="of:=[.$A$1]*COS(2*PI()*[.$A$2]*[.B14]+[.$A$3])" office:value-type="float" office:value="-0.122119526282764" calcext:value-type="float">
            <text:p>-0.122119526282764</text:p>
          </table:table-cell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table:formula="of:=[.$A$1]*COS(2*PI()*[.$A$2]*[.B15]+[.$A$3])" office:value-type="float" office:value="-2.66464360203883" calcext:value-type="float">
            <text:p>-2.66464360203883</text:p>
          </table:table-cell>
        </table:table-row>
        <table:table-row table:style-name="ro1">
          <table:table-cell/>
          <table:table-cell office:value-type="float" office:value="0.16" calcext:value-type="float">
            <text:p>0.16</text:p>
          </table:table-cell>
          <table:table-cell table:formula="of:=[.$A$1]*COS(2*PI()*[.$A$2]*[.B16]+[.$A$3])" office:value-type="float" office:value="-4.69996370632771" calcext:value-type="float">
            <text:p>-4.69996370632771</text:p>
          </table:table-cell>
        </table:table-row>
        <table:table-row table:style-name="ro1">
          <table:table-cell/>
          <table:table-cell office:value-type="float" office:value="0.17" calcext:value-type="float">
            <text:p>0.17</text:p>
          </table:table-cell>
          <table:table-cell table:formula="of:=[.$A$1]*COS(2*PI()*[.$A$2]*[.B17]+[.$A$3])" office:value-type="float" office:value="-5.84066501214871" calcext:value-type="float">
            <text:p>-5.84066501214871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table:formula="of:=[.$A$1]*COS(2*PI()*[.$A$2]*[.B18]+[.$A$3])" office:value-type="float" office:value="-5.86961970844014" calcext:value-type="float">
            <text:p>-5.86961970844014</text:p>
          </table:table-cell>
        </table:table-row>
        <table:table-row table:style-name="ro1">
          <table:table-cell/>
          <table:table-cell office:value-type="float" office:value="0.19" calcext:value-type="float">
            <text:p>0.19</text:p>
          </table:table-cell>
          <table:table-cell table:formula="of:=[.$A$1]*COS(2*PI()*[.$A$2]*[.B19]+[.$A$3])" office:value-type="float" office:value="-4.78131638761999" calcext:value-type="float">
            <text:p>-4.78131638761999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formula="of:=[.$A$1]*COS(2*PI()*[.$A$2]*[.B20]+[.$A$3])" office:value-type="float" office:value="-2.7829091193952" calcext:value-type="float">
            <text:p>-2.7829091193952</text:p>
          </table:table-cell>
        </table:table-row>
        <table:table-row table:style-name="ro1">
          <table:table-cell/>
          <table:table-cell office:value-type="float" office:value="0.21" calcext:value-type="float">
            <text:p>0.21</text:p>
          </table:table-cell>
          <table:table-cell table:formula="of:=[.$A$1]*COS(2*PI()*[.$A$2]*[.B21]+[.$A$3])" office:value-type="float" office:value="-0.254786523946331" calcext:value-type="float">
            <text:p>-0.254786523946331</text:p>
          </table:table-cell>
        </table:table-row>
        <table:table-row table:style-name="ro1">
          <table:table-cell/>
          <table:table-cell office:value-type="float" office:value="0.22" calcext:value-type="float">
            <text:p>0.22</text:p>
          </table:table-cell>
          <table:table-cell table:formula="of:=[.$A$1]*COS(2*PI()*[.$A$2]*[.B22]+[.$A$3])" office:value-type="float" office:value="2.32183364045435" calcext:value-type="float">
            <text:p>2.32183364045435</text:p>
          </table:table-cell>
        </table:table-row>
        <table:table-row table:style-name="ro1">
          <table:table-cell/>
          <table:table-cell office:value-type="float" office:value="0.23" calcext:value-type="float">
            <text:p>0.23</text:p>
          </table:table-cell>
          <table:table-cell table:formula="of:=[.$A$1]*COS(2*PI()*[.$A$2]*[.B23]+[.$A$3])" office:value-type="float" office:value="4.45650230236383" calcext:value-type="float">
            <text:p>4.45650230236383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table:formula="of:=[.$A$1]*COS(2*PI()*[.$A$2]*[.B24]+[.$A$3])" office:value-type="float" office:value="5.74289404465745" calcext:value-type="float">
            <text:p>5.74289404465745</text:p>
          </table:table-cell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table:formula="of:=[.$A$1]*COS(2*PI()*[.$A$2]*[.B25]+[.$A$3])" office:value-type="float" office:value="5.93614947974029" calcext:value-type="float">
            <text:p>5.93614947974029</text:p>
          </table:table-cell>
        </table:table-row>
        <table:table-row table:style-name="ro1">
          <table:table-cell/>
          <table:table-cell office:value-type="float" office:value="0.26" calcext:value-type="float">
            <text:p>0.26</text:p>
          </table:table-cell>
          <table:table-cell table:formula="of:=[.$A$1]*COS(2*PI()*[.$A$2]*[.B26]+[.$A$3])" office:value-type="float" office:value="4.99948322884475" calcext:value-type="float">
            <text:p>4.99948322884475</text:p>
          </table:table-cell>
        </table:table-row>
        <table:table-row table:style-name="ro1">
          <table:table-cell/>
          <table:table-cell office:value-type="float" office:value="0.27" calcext:value-type="float">
            <text:p>0.27</text:p>
          </table:table-cell>
          <table:table-cell table:formula="of:=[.$A$1]*COS(2*PI()*[.$A$2]*[.B27]+[.$A$3])" office:value-type="float" office:value="3.11118586787749" calcext:value-type="float">
            <text:p>3.11118586787749</text:p>
          </table:table-cell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table:formula="of:=[.$A$1]*COS(2*PI()*[.$A$2]*[.B28]+[.$A$3])" office:value-type="float" office:value="0.630687048166301" calcext:value-type="float">
            <text:p>0.630687048166301</text:p>
          </table:table-cell>
        </table:table-row>
        <table:table-row table:style-name="ro1">
          <table:table-cell/>
          <table:table-cell office:value-type="float" office:value="0.29" calcext:value-type="float">
            <text:p>0.29</text:p>
          </table:table-cell>
          <table:table-cell table:formula="of:=[.$A$1]*COS(2*PI()*[.$A$2]*[.B29]+[.$A$3])" office:value-type="float" office:value="-1.96986046223586" calcext:value-type="float">
            <text:p>-1.96986046223586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table:formula="of:=[.$A$1]*COS(2*PI()*[.$A$2]*[.B30]+[.$A$3])" office:value-type="float" office:value="-4.19545311979478" calcext:value-type="float">
            <text:p>-4.19545311979478</text:p>
          </table:table-cell>
        </table:table-row>
        <table:table-row table:style-name="ro1">
          <table:table-cell/>
          <table:table-cell office:value-type="float" office:value="0.31" calcext:value-type="float">
            <text:p>0.31</text:p>
          </table:table-cell>
          <table:table-cell table:formula="of:=[.$A$1]*COS(2*PI()*[.$A$2]*[.B31]+[.$A$3])" office:value-type="float" office:value="-5.62245849805066" calcext:value-type="float">
            <text:p>-5.62245849805066</text:p>
          </table:table-cell>
        </table:table-row>
        <table:table-row table:style-name="ro1">
          <table:table-cell/>
          <table:table-cell office:value-type="float" office:value="0.32" calcext:value-type="float">
            <text:p>0.32</text:p>
          </table:table-cell>
          <table:table-cell table:formula="of:=[.$A$1]*COS(2*PI()*[.$A$2]*[.B32]+[.$A$3])" office:value-type="float" office:value="-5.97925198101264" calcext:value-type="float">
            <text:p>-5.97925198101264</text:p>
          </table:table-cell>
        </table:table-row>
        <table:table-row table:style-name="ro1">
          <table:table-cell/>
          <table:table-cell office:value-type="float" office:value="0.33" calcext:value-type="float">
            <text:p>0.33</text:p>
          </table:table-cell>
          <table:table-cell table:formula="of:=[.$A$1]*COS(2*PI()*[.$A$2]*[.B33]+[.$A$3])" office:value-type="float" office:value="-5.19791939381189" calcext:value-type="float">
            <text:p>-5.19791939381189</text:p>
          </table:table-cell>
        </table:table-row>
        <table:table-row table:style-name="ro1">
          <table:table-cell/>
          <table:table-cell office:value-type="float" office:value="0.34" calcext:value-type="float">
            <text:p>0.34</text:p>
          </table:table-cell>
          <table:table-cell table:formula="of:=[.$A$1]*COS(2*PI()*[.$A$2]*[.B34]+[.$A$3])" office:value-type="float" office:value="-3.4271841871049" calcext:value-type="float">
            <text:p>-3.4271841871049</text:p>
          </table:table-cell>
        </table:table-row>
        <table:table-row table:style-name="ro1">
          <table:table-cell/>
          <table:table-cell office:value-type="float" office:value="0.35" calcext:value-type="float">
            <text:p>0.35</text:p>
          </table:table-cell>
          <table:table-cell table:formula="of:=[.$A$1]*COS(2*PI()*[.$A$2]*[.B35]+[.$A$3])" office:value-type="float" office:value="-1.00409853874066" calcext:value-type="float">
            <text:p>-1.00409853874066</text:p>
          </table:table-cell>
        </table:table-row>
        <table:table-row table:style-name="ro1">
          <table:table-cell/>
          <table:table-cell office:value-type="float" office:value="0.36" calcext:value-type="float">
            <text:p>0.36</text:p>
          </table:table-cell>
          <table:table-cell table:formula="of:=[.$A$1]*COS(2*PI()*[.$A$2]*[.B36]+[.$A$3])" office:value-type="float" office:value="1.61011314471658" calcext:value-type="float">
            <text:p>1.61011314471658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table:formula="of:=[.$A$1]*COS(2*PI()*[.$A$2]*[.B37]+[.$A$3])" office:value-type="float" office:value="3.91784640048208" calcext:value-type="float">
            <text:p>3.91784640048208</text:p>
          </table:table-cell>
        </table:table-row>
        <table:table-row table:style-name="ro1">
          <table:table-cell/>
          <table:table-cell office:value-type="float" office:value="0.38" calcext:value-type="float">
            <text:p>0.38</text:p>
          </table:table-cell>
          <table:table-cell table:formula="of:=[.$A$1]*COS(2*PI()*[.$A$2]*[.B38]+[.$A$3])" office:value-type="float" office:value="5.47983367640902" calcext:value-type="float">
            <text:p>5.47983367640902</text:p>
          </table:table-cell>
        </table:table-row>
        <table:table-row table:style-name="ro1">
          <table:table-cell/>
          <table:table-cell office:value-type="float" office:value="0.39" calcext:value-type="float">
            <text:p>0.39</text:p>
          </table:table-cell>
          <table:table-cell table:formula="of:=[.$A$1]*COS(2*PI()*[.$A$2]*[.B39]+[.$A$3])" office:value-type="float" office:value="5.99875710637633" calcext:value-type="float">
            <text:p>5.99875710637633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table:formula="of:=[.$A$1]*COS(2*PI()*[.$A$2]*[.B40]+[.$A$3])" office:value-type="float" office:value="5.37584174563515" calcext:value-type="float">
            <text:p>5.37584174563515</text:p>
          </table:table-cell>
        </table:table-row>
        <table:table-row table:style-name="ro1">
          <table:table-cell/>
          <table:table-cell office:value-type="float" office:value="0.41" calcext:value-type="float">
            <text:p>0.41</text:p>
          </table:table-cell>
          <table:table-cell table:formula="of:=[.$A$1]*COS(2*PI()*[.$A$2]*[.B41]+[.$A$3])" office:value-type="float" office:value="3.72965697607733" calcext:value-type="float">
            <text:p>3.72965697607733</text:p>
          </table:table-cell>
        </table:table-row>
        <table:table-row table:style-name="ro1">
          <table:table-cell/>
          <table:table-cell office:value-type="float" office:value="0.42" calcext:value-type="float">
            <text:p>0.42</text:p>
          </table:table-cell>
          <table:table-cell table:formula="of:=[.$A$1]*COS(2*PI()*[.$A$2]*[.B42]+[.$A$3])" office:value-type="float" office:value="1.37354731111162" calcext:value-type="float">
            <text:p>1.37354731111162</text:p>
          </table:table-cell>
        </table:table-row>
        <table:table-row table:style-name="ro1">
          <table:table-cell/>
          <table:table-cell office:value-type="float" office:value="0.43" calcext:value-type="float">
            <text:p>0.43</text:p>
          </table:table-cell>
          <table:table-cell table:formula="of:=[.$A$1]*COS(2*PI()*[.$A$2]*[.B43]+[.$A$3])" office:value-type="float" office:value="-1.24401144620583" calcext:value-type="float">
            <text:p>-1.24401144620583</text:p>
          </table:table-cell>
        </table:table-row>
        <table:table-row table:style-name="ro1">
          <table:table-cell/>
          <table:table-cell office:value-type="float" office:value="0.44" calcext:value-type="float">
            <text:p>0.44</text:p>
          </table:table-cell>
          <table:table-cell table:formula="of:=[.$A$1]*COS(2*PI()*[.$A$2]*[.B44]+[.$A$3])" office:value-type="float" office:value="-3.62477773132045" calcext:value-type="float">
            <text:p>-3.62477773132045</text:p>
          </table:table-cell>
        </table:table-row>
        <table:table-row table:style-name="ro1">
          <table:table-cell/>
          <table:table-cell office:value-type="float" office:value="0.45" calcext:value-type="float">
            <text:p>0.45</text:p>
          </table:table-cell>
          <table:table-cell table:formula="of:=[.$A$1]*COS(2*PI()*[.$A$2]*[.B45]+[.$A$3])" office:value-type="float" office:value="-5.31558245474446" calcext:value-type="float">
            <text:p>-5.31558245474446</text:p>
          </table:table-cell>
        </table:table-row>
        <table:table-row table:style-name="ro1">
          <table:table-cell/>
          <table:table-cell office:value-type="float" office:value="0.46" calcext:value-type="float">
            <text:p>0.46</text:p>
          </table:table-cell>
          <table:table-cell table:formula="of:=[.$A$1]*COS(2*PI()*[.$A$2]*[.B46]+[.$A$3])" office:value-type="float" office:value="-5.99458787801258" calcext:value-type="float">
            <text:p>-5.99458787801258</text:p>
          </table:table-cell>
        </table:table-row>
        <table:table-row table:style-name="ro1">
          <table:table-cell/>
          <table:table-cell office:value-type="float" office:value="0.47" calcext:value-type="float">
            <text:p>0.47</text:p>
          </table:table-cell>
          <table:table-cell table:formula="of:=[.$A$1]*COS(2*PI()*[.$A$2]*[.B47]+[.$A$3])" office:value-type="float" office:value="-5.53254810607685" calcext:value-type="float">
            <text:p>-5.53254810607685</text:p>
          </table:table-cell>
        </table:table-row>
        <table:table-row table:style-name="ro1">
          <table:table-cell/>
          <table:table-cell office:value-type="float" office:value="0.48" calcext:value-type="float">
            <text:p>0.48</text:p>
          </table:table-cell>
          <table:table-cell table:formula="of:=[.$A$1]*COS(2*PI()*[.$A$2]*[.B48]+[.$A$3])" office:value-type="float" office:value="-4.01741051288338" calcext:value-type="float">
            <text:p>-4.01741051288338</text:p>
          </table:table-cell>
        </table:table-row>
        <table:table-row table:style-name="ro1">
          <table:table-cell/>
          <table:table-cell office:value-type="float" office:value="0.49" calcext:value-type="float">
            <text:p>0.49</text:p>
          </table:table-cell>
          <table:table-cell table:formula="of:=[.$A$1]*COS(2*PI()*[.$A$2]*[.B49]+[.$A$3])" office:value-type="float" office:value="-1.73757531975968" calcext:value-type="float">
            <text:p>-1.73757531975968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formula="of:=[.$A$1]*COS(2*PI()*[.$A$2]*[.B50]+[.$A$3])" office:value-type="float" office:value="0.873000202851676" calcext:value-type="float">
            <text:p>0.873000202851676</text:p>
          </table:table-cell>
        </table:table-row>
        <table:table-row table:style-name="ro1">
          <table:table-cell/>
          <table:table-cell office:value-type="float" office:value="0.51" calcext:value-type="float">
            <text:p>0.51</text:p>
          </table:table-cell>
          <table:table-cell table:formula="of:=[.$A$1]*COS(2*PI()*[.$A$2]*[.B51]+[.$A$3])" office:value-type="float" office:value="3.31740372045672" calcext:value-type="float">
            <text:p>3.31740372045672</text:p>
          </table:table-cell>
        </table:table-row>
        <table:table-row table:style-name="ro1">
          <table:table-cell/>
          <table:table-cell office:value-type="float" office:value="0.52" calcext:value-type="float">
            <text:p>0.52</text:p>
          </table:table-cell>
          <table:table-cell table:formula="of:=[.$A$1]*COS(2*PI()*[.$A$2]*[.B52]+[.$A$3])" office:value-type="float" office:value="5.13035305758964" calcext:value-type="float">
            <text:p>5.13035305758964</text:p>
          </table:table-cell>
        </table:table-row>
        <table:table-row table:style-name="ro1">
          <table:table-cell/>
          <table:table-cell office:value-type="float" office:value="0.53" calcext:value-type="float">
            <text:p>0.53</text:p>
          </table:table-cell>
          <table:table-cell table:formula="of:=[.$A$1]*COS(2*PI()*[.$A$2]*[.B53]+[.$A$3])" office:value-type="float" office:value="5.96676074996101" calcext:value-type="float">
            <text:p>5.96676074996101</text:p>
          </table:table-cell>
        </table:table-row>
        <table:table-row table:style-name="ro1">
          <table:table-cell/>
          <table:table-cell office:value-type="float" office:value="0.54" calcext:value-type="float">
            <text:p>0.54</text:p>
          </table:table-cell>
          <table:table-cell table:formula="of:=[.$A$1]*COS(2*PI()*[.$A$2]*[.B54]+[.$A$3])" office:value-type="float" office:value="5.66742002672467" calcext:value-type="float">
            <text:p>5.66742002672467</text:p>
          </table:table-cell>
        </table:table-row>
        <table:table-row table:style-name="ro1">
          <table:table-cell/>
          <table:table-cell office:value-type="float" office:value="0.55" calcext:value-type="float">
            <text:p>0.55</text:p>
          </table:table-cell>
          <table:table-cell table:formula="of:=[.$A$1]*COS(2*PI()*[.$A$2]*[.B55]+[.$A$3])" office:value-type="float" office:value="4.28930916577534" calcext:value-type="float">
            <text:p>4.28930916577534</text:p>
          </table:table-cell>
        </table:table-row>
        <table:table-row table:style-name="ro1">
          <table:table-cell/>
          <table:table-cell office:value-type="float" office:value="0.56" calcext:value-type="float">
            <text:p>0.56</text:p>
          </table:table-cell>
          <table:table-cell table:formula="of:=[.$A$1]*COS(2*PI()*[.$A$2]*[.B56]+[.$A$3])" office:value-type="float" office:value="2.09474591244328" calcext:value-type="float">
            <text:p>2.09474591244328</text:p>
          </table:table-cell>
        </table:table-row>
        <table:table-row table:style-name="ro1">
          <table:table-cell/>
          <table:table-cell office:value-type="float" office:value="0.57" calcext:value-type="float">
            <text:p>0.57</text:p>
          </table:table-cell>
          <table:table-cell table:formula="of:=[.$A$1]*COS(2*PI()*[.$A$2]*[.B57]+[.$A$3])" office:value-type="float" office:value="-0.498543626532742" calcext:value-type="float">
            <text:p>-0.498543626532742</text:p>
          </table:table-cell>
        </table:table-row>
        <table:table-row table:style-name="ro1">
          <table:table-cell/>
          <table:table-cell office:value-type="float" office:value="0.58" calcext:value-type="float">
            <text:p>0.58</text:p>
          </table:table-cell>
          <table:table-cell table:formula="of:=[.$A$1]*COS(2*PI()*[.$A$2]*[.B58]+[.$A$3])" office:value-type="float" office:value="-2.99693743268593" calcext:value-type="float">
            <text:p>-2.99693743268593</text:p>
          </table:table-cell>
        </table:table-row>
        <table:table-row table:style-name="ro1">
          <table:table-cell/>
          <table:table-cell office:value-type="float" office:value="0.59" calcext:value-type="float">
            <text:p>0.59</text:p>
          </table:table-cell>
          <table:table-cell table:formula="of:=[.$A$1]*COS(2*PI()*[.$A$2]*[.B59]+[.$A$3])" office:value-type="float" office:value="-4.92487650075188" calcext:value-type="float">
            <text:p>-4.92487650075188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table:formula="of:=[.$A$1]*COS(2*PI()*[.$A$2]*[.B60]+[.$A$3])" office:value-type="float" office:value="-5.91538554318304" calcext:value-type="float">
            <text:p>-5.91538554318304</text:p>
          </table:table-cell>
        </table:table-row>
        <table:table-row table:style-name="ro1">
          <table:table-cell/>
          <table:table-cell office:value-type="float" office:value="0.61" calcext:value-type="float">
            <text:p>0.61</text:p>
          </table:table-cell>
          <table:table-cell table:formula="of:=[.$A$1]*COS(2*PI()*[.$A$2]*[.B61]+[.$A$3])" office:value-type="float" office:value="-5.77992522972494" calcext:value-type="float">
            <text:p>-5.77992522972494</text:p>
          </table:table-cell>
        </table:table-row>
        <table:table-row table:style-name="ro1">
          <table:table-cell/>
          <table:table-cell office:value-type="float" office:value="0.62" calcext:value-type="float">
            <text:p>0.62</text:p>
          </table:table-cell>
          <table:table-cell table:formula="of:=[.$A$1]*COS(2*PI()*[.$A$2]*[.B62]+[.$A$3])" office:value-type="float" office:value="-4.54427987498898" calcext:value-type="float">
            <text:p>-4.54427987498898</text:p>
          </table:table-cell>
        </table:table-row>
        <table:table-row table:style-name="ro1">
          <table:table-cell/>
          <table:table-cell office:value-type="float" office:value="0.63" calcext:value-type="float">
            <text:p>0.63</text:p>
          </table:table-cell>
          <table:table-cell table:formula="of:=[.$A$1]*COS(2*PI()*[.$A$2]*[.B63]+[.$A$3])" office:value-type="float" office:value="-2.44364950000887" calcext:value-type="float">
            <text:p>-2.44364950000887</text:p>
          </table:table-cell>
        </table:table-row>
        <table:table-row table:style-name="ro1">
          <table:table-cell/>
          <table:table-cell office:value-type="float" office:value="0.64" calcext:value-type="float">
            <text:p>0.64</text:p>
          </table:table-cell>
          <table:table-cell table:formula="of:=[.$A$1]*COS(2*PI()*[.$A$2]*[.B64]+[.$A$3])" office:value-type="float" office:value="0.122119526282738" calcext:value-type="float">
            <text:p>0.122119526282738</text:p>
          </table:table-cell>
        </table:table-row>
        <table:table-row table:style-name="ro1">
          <table:table-cell/>
          <table:table-cell office:value-type="float" office:value="0.65" calcext:value-type="float">
            <text:p>0.65</text:p>
          </table:table-cell>
          <table:table-cell table:formula="of:=[.$A$1]*COS(2*PI()*[.$A$2]*[.B65]+[.$A$3])" office:value-type="float" office:value="2.66464360203886" calcext:value-type="float">
            <text:p>2.66464360203886</text:p>
          </table:table-cell>
        </table:table-row>
        <table:table-row table:style-name="ro1">
          <table:table-cell/>
          <table:table-cell office:value-type="float" office:value="0.66" calcext:value-type="float">
            <text:p>0.66</text:p>
          </table:table-cell>
          <table:table-cell table:formula="of:=[.$A$1]*COS(2*PI()*[.$A$2]*[.B66]+[.$A$3])" office:value-type="float" office:value="4.6999637063277" calcext:value-type="float">
            <text:p>4.6999637063277</text:p>
          </table:table-cell>
        </table:table-row>
        <table:table-row table:style-name="ro1">
          <table:table-cell/>
          <table:table-cell office:value-type="float" office:value="0.67" calcext:value-type="float">
            <text:p>0.67</text:p>
          </table:table-cell>
          <table:table-cell table:formula="of:=[.$A$1]*COS(2*PI()*[.$A$2]*[.B67]+[.$A$3])" office:value-type="float" office:value="5.84066501214871" calcext:value-type="float">
            <text:p>5.84066501214871</text:p>
          </table:table-cell>
        </table:table-row>
        <table:table-row table:style-name="ro1">
          <table:table-cell/>
          <table:table-cell office:value-type="float" office:value="0.68" calcext:value-type="float">
            <text:p>0.68</text:p>
          </table:table-cell>
          <table:table-cell table:formula="of:=[.$A$1]*COS(2*PI()*[.$A$2]*[.B68]+[.$A$3])" office:value-type="float" office:value="5.86961970844014" calcext:value-type="float">
            <text:p>5.86961970844014</text:p>
          </table:table-cell>
        </table:table-row>
        <table:table-row table:style-name="ro1">
          <table:table-cell/>
          <table:table-cell office:value-type="float" office:value="0.69" calcext:value-type="float">
            <text:p>0.69</text:p>
          </table:table-cell>
          <table:table-cell table:formula="of:=[.$A$1]*COS(2*PI()*[.$A$2]*[.B69]+[.$A$3])" office:value-type="float" office:value="4.78131638761998" calcext:value-type="float">
            <text:p>4.78131638761998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table:formula="of:=[.$A$1]*COS(2*PI()*[.$A$2]*[.B70]+[.$A$3])" office:value-type="float" office:value="2.78290911939518" calcext:value-type="float">
            <text:p>2.78290911939518</text:p>
          </table:table-cell>
        </table:table-row>
        <table:table-row table:style-name="ro1">
          <table:table-cell/>
          <table:table-cell office:value-type="float" office:value="0.71" calcext:value-type="float">
            <text:p>0.71</text:p>
          </table:table-cell>
          <table:table-cell table:formula="of:=[.$A$1]*COS(2*PI()*[.$A$2]*[.B71]+[.$A$3])" office:value-type="float" office:value="0.254786523946358" calcext:value-type="float">
            <text:p>0.254786523946358</text:p>
          </table:table-cell>
        </table:table-row>
        <table:table-row table:style-name="ro1">
          <table:table-cell/>
          <table:table-cell office:value-type="float" office:value="0.72" calcext:value-type="float">
            <text:p>0.72</text:p>
          </table:table-cell>
          <table:table-cell table:formula="of:=[.$A$1]*COS(2*PI()*[.$A$2]*[.B72]+[.$A$3])" office:value-type="float" office:value="-2.32183364045433" calcext:value-type="float">
            <text:p>-2.32183364045433</text:p>
          </table:table-cell>
        </table:table-row>
        <table:table-row table:style-name="ro1">
          <table:table-cell/>
          <table:table-cell office:value-type="float" office:value="0.73" calcext:value-type="float">
            <text:p>0.73</text:p>
          </table:table-cell>
          <table:table-cell table:formula="of:=[.$A$1]*COS(2*PI()*[.$A$2]*[.B73]+[.$A$3])" office:value-type="float" office:value="-4.45650230236383" calcext:value-type="float">
            <text:p>-4.45650230236383</text:p>
          </table:table-cell>
        </table:table-row>
        <table:table-row table:style-name="ro1">
          <table:table-cell/>
          <table:table-cell office:value-type="float" office:value="0.74" calcext:value-type="float">
            <text:p>0.74</text:p>
          </table:table-cell>
          <table:table-cell table:formula="of:=[.$A$1]*COS(2*PI()*[.$A$2]*[.B74]+[.$A$3])" office:value-type="float" office:value="-5.74289404465746" calcext:value-type="float">
            <text:p>-5.74289404465746</text:p>
          </table:table-cell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 table:formula="of:=[.$A$1]*COS(2*PI()*[.$A$2]*[.B75]+[.$A$3])" office:value-type="float" office:value="-5.93614947974029" calcext:value-type="float">
            <text:p>-5.93614947974029</text:p>
          </table:table-cell>
        </table:table-row>
        <table:table-row table:style-name="ro1">
          <table:table-cell/>
          <table:table-cell office:value-type="float" office:value="0.76" calcext:value-type="float">
            <text:p>0.76</text:p>
          </table:table-cell>
          <table:table-cell table:formula="of:=[.$A$1]*COS(2*PI()*[.$A$2]*[.B76]+[.$A$3])" office:value-type="float" office:value="-4.99948322884474" calcext:value-type="float">
            <text:p>-4.99948322884474</text:p>
          </table:table-cell>
        </table:table-row>
        <table:table-row table:style-name="ro1">
          <table:table-cell/>
          <table:table-cell office:value-type="float" office:value="0.77" calcext:value-type="float">
            <text:p>0.77</text:p>
          </table:table-cell>
          <table:table-cell table:formula="of:=[.$A$1]*COS(2*PI()*[.$A$2]*[.B77]+[.$A$3])" office:value-type="float" office:value="-3.11118586787748" calcext:value-type="float">
            <text:p>-3.11118586787748</text:p>
          </table:table-cell>
        </table:table-row>
        <table:table-row table:style-name="ro1">
          <table:table-cell/>
          <table:table-cell office:value-type="float" office:value="0.78" calcext:value-type="float">
            <text:p>0.78</text:p>
          </table:table-cell>
          <table:table-cell table:formula="of:=[.$A$1]*COS(2*PI()*[.$A$2]*[.B78]+[.$A$3])" office:value-type="float" office:value="-0.630687048166327" calcext:value-type="float">
            <text:p>-0.630687048166327</text:p>
          </table:table-cell>
        </table:table-row>
        <table:table-row table:style-name="ro1">
          <table:table-cell/>
          <table:table-cell office:value-type="float" office:value="0.79" calcext:value-type="float">
            <text:p>0.79</text:p>
          </table:table-cell>
          <table:table-cell table:formula="of:=[.$A$1]*COS(2*PI()*[.$A$2]*[.B79]+[.$A$3])" office:value-type="float" office:value="1.96986046223585" calcext:value-type="float">
            <text:p>1.96986046223585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table:formula="of:=[.$A$1]*COS(2*PI()*[.$A$2]*[.B80]+[.$A$3])" office:value-type="float" office:value="4.19545311979476" calcext:value-type="float">
            <text:p>4.19545311979476</text:p>
          </table:table-cell>
        </table:table-row>
        <table:table-row table:style-name="ro1">
          <table:table-cell/>
          <table:table-cell office:value-type="float" office:value="0.81" calcext:value-type="float">
            <text:p>0.81</text:p>
          </table:table-cell>
          <table:table-cell table:formula="of:=[.$A$1]*COS(2*PI()*[.$A$2]*[.B81]+[.$A$3])" office:value-type="float" office:value="5.62245849805066" calcext:value-type="float">
            <text:p>5.62245849805066</text:p>
          </table:table-cell>
        </table:table-row>
        <table:table-row table:style-name="ro1">
          <table:table-cell/>
          <table:table-cell office:value-type="float" office:value="0.82" calcext:value-type="float">
            <text:p>0.82</text:p>
          </table:table-cell>
          <table:table-cell table:formula="of:=[.$A$1]*COS(2*PI()*[.$A$2]*[.B82]+[.$A$3])" office:value-type="float" office:value="5.97925198101264" calcext:value-type="float">
            <text:p>5.97925198101264</text:p>
          </table:table-cell>
        </table:table-row>
        <table:table-row table:style-name="ro1">
          <table:table-cell/>
          <table:table-cell office:value-type="float" office:value="0.83" calcext:value-type="float">
            <text:p>0.83</text:p>
          </table:table-cell>
          <table:table-cell table:formula="of:=[.$A$1]*COS(2*PI()*[.$A$2]*[.B83]+[.$A$3])" office:value-type="float" office:value="5.19791939381189" calcext:value-type="float">
            <text:p>5.19791939381189</text:p>
          </table:table-cell>
        </table:table-row>
        <table:table-row table:style-name="ro1">
          <table:table-cell/>
          <table:table-cell office:value-type="float" office:value="0.84" calcext:value-type="float">
            <text:p>0.84</text:p>
          </table:table-cell>
          <table:table-cell table:formula="of:=[.$A$1]*COS(2*PI()*[.$A$2]*[.B84]+[.$A$3])" office:value-type="float" office:value="3.42718418710492" calcext:value-type="float">
            <text:p>3.42718418710492</text:p>
          </table:table-cell>
        </table:table-row>
        <table:table-row table:style-name="ro1">
          <table:table-cell/>
          <table:table-cell office:value-type="float" office:value="0.85" calcext:value-type="float">
            <text:p>0.85</text:p>
          </table:table-cell>
          <table:table-cell table:formula="of:=[.$A$1]*COS(2*PI()*[.$A$2]*[.B85]+[.$A$3])" office:value-type="float" office:value="1.00409853874069" calcext:value-type="float">
            <text:p>1.00409853874069</text:p>
          </table:table-cell>
        </table:table-row>
        <table:table-row table:style-name="ro1">
          <table:table-cell/>
          <table:table-cell office:value-type="float" office:value="0.86" calcext:value-type="float">
            <text:p>0.86</text:p>
          </table:table-cell>
          <table:table-cell table:formula="of:=[.$A$1]*COS(2*PI()*[.$A$2]*[.B86]+[.$A$3])" office:value-type="float" office:value="-1.61011314471657" calcext:value-type="float">
            <text:p>-1.61011314471657</text:p>
          </table:table-cell>
        </table:table-row>
        <table:table-row table:style-name="ro1">
          <table:table-cell/>
          <table:table-cell office:value-type="float" office:value="0.87" calcext:value-type="float">
            <text:p>0.87</text:p>
          </table:table-cell>
          <table:table-cell table:formula="of:=[.$A$1]*COS(2*PI()*[.$A$2]*[.B87]+[.$A$3])" office:value-type="float" office:value="-3.91784640048207" calcext:value-type="float">
            <text:p>-3.91784640048207</text:p>
          </table:table-cell>
        </table:table-row>
        <table:table-row table:style-name="ro1">
          <table:table-cell/>
          <table:table-cell office:value-type="float" office:value="0.88" calcext:value-type="float">
            <text:p>0.88</text:p>
          </table:table-cell>
          <table:table-cell table:formula="of:=[.$A$1]*COS(2*PI()*[.$A$2]*[.B88]+[.$A$3])" office:value-type="float" office:value="-5.47983367640902" calcext:value-type="float">
            <text:p>-5.47983367640902</text:p>
          </table:table-cell>
        </table:table-row>
        <table:table-row table:style-name="ro1">
          <table:table-cell/>
          <table:table-cell office:value-type="float" office:value="0.89" calcext:value-type="float">
            <text:p>0.89</text:p>
          </table:table-cell>
          <table:table-cell table:formula="of:=[.$A$1]*COS(2*PI()*[.$A$2]*[.B89]+[.$A$3])" office:value-type="float" office:value="-5.99875710637633" calcext:value-type="float">
            <text:p>-5.99875710637633</text:p>
          </table:table-cell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table:formula="of:=[.$A$1]*COS(2*PI()*[.$A$2]*[.B90]+[.$A$3])" office:value-type="float" office:value="-5.37584174563514" calcext:value-type="float">
            <text:p>-5.37584174563514</text:p>
          </table:table-cell>
        </table:table-row>
        <table:table-row table:style-name="ro1">
          <table:table-cell/>
          <table:table-cell office:value-type="float" office:value="0.91" calcext:value-type="float">
            <text:p>0.91</text:p>
          </table:table-cell>
          <table:table-cell table:formula="of:=[.$A$1]*COS(2*PI()*[.$A$2]*[.B91]+[.$A$3])" office:value-type="float" office:value="-3.72965697607732" calcext:value-type="float">
            <text:p>-3.72965697607732</text:p>
          </table:table-cell>
        </table:table-row>
        <table:table-row table:style-name="ro1">
          <table:table-cell/>
          <table:table-cell office:value-type="float" office:value="0.92" calcext:value-type="float">
            <text:p>0.92</text:p>
          </table:table-cell>
          <table:table-cell table:formula="of:=[.$A$1]*COS(2*PI()*[.$A$2]*[.B92]+[.$A$3])" office:value-type="float" office:value="-1.37354731111163" calcext:value-type="float">
            <text:p>-1.37354731111163</text:p>
          </table:table-cell>
        </table:table-row>
        <table:table-row table:style-name="ro1">
          <table:table-cell/>
          <table:table-cell office:value-type="float" office:value="0.93" calcext:value-type="float">
            <text:p>0.93</text:p>
          </table:table-cell>
          <table:table-cell table:formula="of:=[.$A$1]*COS(2*PI()*[.$A$2]*[.B93]+[.$A$3])" office:value-type="float" office:value="1.24401144620583" calcext:value-type="float">
            <text:p>1.24401144620583</text:p>
          </table:table-cell>
        </table:table-row>
        <table:table-row table:style-name="ro1">
          <table:table-cell/>
          <table:table-cell office:value-type="float" office:value="0.94" calcext:value-type="float">
            <text:p>0.94</text:p>
          </table:table-cell>
          <table:table-cell table:formula="of:=[.$A$1]*COS(2*PI()*[.$A$2]*[.B94]+[.$A$3])" office:value-type="float" office:value="3.62477773132044" calcext:value-type="float">
            <text:p>3.62477773132044</text:p>
          </table:table-cell>
        </table:table-row>
        <table:table-row table:style-name="ro1">
          <table:table-cell/>
          <table:table-cell office:value-type="float" office:value="0.95" calcext:value-type="float">
            <text:p>0.95</text:p>
          </table:table-cell>
          <table:table-cell table:formula="of:=[.$A$1]*COS(2*PI()*[.$A$2]*[.B95]+[.$A$3])" office:value-type="float" office:value="5.31558245474445" calcext:value-type="float">
            <text:p>5.31558245474445</text:p>
          </table:table-cell>
        </table:table-row>
        <table:table-row table:style-name="ro1">
          <table:table-cell/>
          <table:table-cell office:value-type="float" office:value="0.96" calcext:value-type="float">
            <text:p>0.96</text:p>
          </table:table-cell>
          <table:table-cell table:formula="of:=[.$A$1]*COS(2*PI()*[.$A$2]*[.B96]+[.$A$3])" office:value-type="float" office:value="5.99458787801258" calcext:value-type="float">
            <text:p>5.99458787801258</text:p>
          </table:table-cell>
        </table:table-row>
        <table:table-row table:style-name="ro1">
          <table:table-cell/>
          <table:table-cell office:value-type="float" office:value="0.97" calcext:value-type="float">
            <text:p>0.97</text:p>
          </table:table-cell>
          <table:table-cell table:formula="of:=[.$A$1]*COS(2*PI()*[.$A$2]*[.B97]+[.$A$3])" office:value-type="float" office:value="5.53254810607686" calcext:value-type="float">
            <text:p>5.53254810607686</text:p>
          </table:table-cell>
        </table:table-row>
        <table:table-row table:style-name="ro1">
          <table:table-cell/>
          <table:table-cell office:value-type="float" office:value="0.98" calcext:value-type="float">
            <text:p>0.98</text:p>
          </table:table-cell>
          <table:table-cell table:formula="of:=[.$A$1]*COS(2*PI()*[.$A$2]*[.B98]+[.$A$3])" office:value-type="float" office:value="4.01741051288339" calcext:value-type="float">
            <text:p>4.01741051288339</text:p>
          </table:table-cell>
        </table:table-row>
        <table:table-row table:style-name="ro1">
          <table:table-cell/>
          <table:table-cell office:value-type="float" office:value="0.99" calcext:value-type="float">
            <text:p>0.99</text:p>
          </table:table-cell>
          <table:table-cell table:formula="of:=[.$A$1]*COS(2*PI()*[.$A$2]*[.B99]+[.$A$3])" office:value-type="float" office:value="1.73757531975969" calcext:value-type="float">
            <text:p>1.7375753197596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$A$1]*COS(2*PI()*[.$A$2]*[.B100]+[.$A$3])" office:value-type="float" office:value="-0.873000202851671" calcext:value-type="float">
            <text:p>-0.873000202851671</text:p>
          </table:table-cell>
        </table:table-row>
        <table:table-row table:style-name="ro1">
          <table:table-cell/>
          <table:table-cell office:value-type="float" office:value="1.01" calcext:value-type="float">
            <text:p>1.01</text:p>
          </table:table-cell>
          <table:table-cell table:formula="of:=[.$A$1]*COS(2*PI()*[.$A$2]*[.B101]+[.$A$3])" office:value-type="float" office:value="-3.31740372045672" calcext:value-type="float">
            <text:p>-3.31740372045672</text:p>
          </table:table-cell>
        </table:table-row>
        <table:table-row table:style-name="ro1">
          <table:table-cell/>
          <table:table-cell office:value-type="float" office:value="1.02" calcext:value-type="float">
            <text:p>1.02</text:p>
          </table:table-cell>
          <table:table-cell table:formula="of:=[.$A$1]*COS(2*PI()*[.$A$2]*[.B102]+[.$A$3])" office:value-type="float" office:value="-5.13035305758964" calcext:value-type="float">
            <text:p>-5.13035305758964</text:p>
          </table:table-cell>
        </table:table-row>
        <table:table-row table:style-name="ro1">
          <table:table-cell/>
          <table:table-cell office:value-type="float" office:value="1.03" calcext:value-type="float">
            <text:p>1.03</text:p>
          </table:table-cell>
          <table:table-cell table:formula="of:=[.$A$1]*COS(2*PI()*[.$A$2]*[.B103]+[.$A$3])" office:value-type="float" office:value="-5.96676074996101" calcext:value-type="float">
            <text:p>-5.96676074996101</text:p>
          </table:table-cell>
        </table:table-row>
        <table:table-row table:style-name="ro1">
          <table:table-cell/>
          <table:table-cell office:value-type="float" office:value="1.04" calcext:value-type="float">
            <text:p>1.04</text:p>
          </table:table-cell>
          <table:table-cell table:formula="of:=[.$A$1]*COS(2*PI()*[.$A$2]*[.B104]+[.$A$3])" office:value-type="float" office:value="-5.66742002672467" calcext:value-type="float">
            <text:p>-5.66742002672467</text:p>
          </table:table-cell>
        </table:table-row>
        <table:table-row table:style-name="ro1">
          <table:table-cell/>
          <table:table-cell office:value-type="float" office:value="1.05" calcext:value-type="float">
            <text:p>1.05</text:p>
          </table:table-cell>
          <table:table-cell table:formula="of:=[.$A$1]*COS(2*PI()*[.$A$2]*[.B105]+[.$A$3])" office:value-type="float" office:value="-4.28930916577533" calcext:value-type="float">
            <text:p>-4.28930916577533</text:p>
          </table:table-cell>
        </table:table-row>
        <table:table-row table:style-name="ro1">
          <table:table-cell/>
          <table:table-cell office:value-type="float" office:value="1.06" calcext:value-type="float">
            <text:p>1.06</text:p>
          </table:table-cell>
          <table:table-cell table:formula="of:=[.$A$1]*COS(2*PI()*[.$A$2]*[.B106]+[.$A$3])" office:value-type="float" office:value="-2.09474591244331" calcext:value-type="float">
            <text:p>-2.09474591244331</text:p>
          </table:table-cell>
        </table:table-row>
        <table:table-row table:style-name="ro1">
          <table:table-cell/>
          <table:table-cell office:value-type="float" office:value="1.07" calcext:value-type="float">
            <text:p>1.07</text:p>
          </table:table-cell>
          <table:table-cell table:formula="of:=[.$A$1]*COS(2*PI()*[.$A$2]*[.B107]+[.$A$3])" office:value-type="float" office:value="0.498543626532716" calcext:value-type="float">
            <text:p>0.498543626532716</text:p>
          </table:table-cell>
        </table:table-row>
        <table:table-row table:style-name="ro1">
          <table:table-cell/>
          <table:table-cell office:value-type="float" office:value="1.08" calcext:value-type="float">
            <text:p>1.08</text:p>
          </table:table-cell>
          <table:table-cell table:formula="of:=[.$A$1]*COS(2*PI()*[.$A$2]*[.B108]+[.$A$3])" office:value-type="float" office:value="2.99693743268594" calcext:value-type="float">
            <text:p>2.99693743268594</text:p>
          </table:table-cell>
        </table:table-row>
        <table:table-row table:style-name="ro1">
          <table:table-cell/>
          <table:table-cell office:value-type="float" office:value="1.09" calcext:value-type="float">
            <text:p>1.09</text:p>
          </table:table-cell>
          <table:table-cell table:formula="of:=[.$A$1]*COS(2*PI()*[.$A$2]*[.B109]+[.$A$3])" office:value-type="float" office:value="4.92487650075188" calcext:value-type="float">
            <text:p>4.92487650075188</text:p>
          </table:table-cell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table:formula="of:=[.$A$1]*COS(2*PI()*[.$A$2]*[.B110]+[.$A$3])" office:value-type="float" office:value="5.91538554318304" calcext:value-type="float">
            <text:p>5.91538554318304</text:p>
          </table:table-cell>
        </table:table-row>
        <table:table-row table:style-name="ro1">
          <table:table-cell/>
          <table:table-cell office:value-type="float" office:value="1.11" calcext:value-type="float">
            <text:p>1.11</text:p>
          </table:table-cell>
          <table:table-cell table:formula="of:=[.$A$1]*COS(2*PI()*[.$A$2]*[.B111]+[.$A$3])" office:value-type="float" office:value="5.77992522972493" calcext:value-type="float">
            <text:p>5.77992522972493</text:p>
          </table:table-cell>
        </table:table-row>
        <table:table-row table:style-name="ro1">
          <table:table-cell/>
          <table:table-cell office:value-type="float" office:value="1.12" calcext:value-type="float">
            <text:p>1.12</text:p>
          </table:table-cell>
          <table:table-cell table:formula="of:=[.$A$1]*COS(2*PI()*[.$A$2]*[.B112]+[.$A$3])" office:value-type="float" office:value="4.54427987498894" calcext:value-type="float">
            <text:p>4.54427987498894</text:p>
          </table:table-cell>
        </table:table-row>
        <table:table-row table:style-name="ro1">
          <table:table-cell/>
          <table:table-cell office:value-type="float" office:value="1.13" calcext:value-type="float">
            <text:p>1.13</text:p>
          </table:table-cell>
          <table:table-cell table:formula="of:=[.$A$1]*COS(2*PI()*[.$A$2]*[.B113]+[.$A$3])" office:value-type="float" office:value="2.44364950000893" calcext:value-type="float">
            <text:p>2.44364950000893</text:p>
          </table:table-cell>
        </table:table-row>
        <table:table-row table:style-name="ro1">
          <table:table-cell/>
          <table:table-cell office:value-type="float" office:value="1.14" calcext:value-type="float">
            <text:p>1.14</text:p>
          </table:table-cell>
          <table:table-cell table:formula="of:=[.$A$1]*COS(2*PI()*[.$A$2]*[.B114]+[.$A$3])" office:value-type="float" office:value="-0.122119526282796" calcext:value-type="float">
            <text:p>-0.122119526282796</text:p>
          </table:table-cell>
        </table:table-row>
        <table:table-row table:style-name="ro1">
          <table:table-cell/>
          <table:table-cell office:value-type="float" office:value="1.15" calcext:value-type="float">
            <text:p>1.15</text:p>
          </table:table-cell>
          <table:table-cell table:formula="of:=[.$A$1]*COS(2*PI()*[.$A$2]*[.B115]+[.$A$3])" office:value-type="float" office:value="-2.6646436020388" calcext:value-type="float">
            <text:p>-2.6646436020388</text:p>
          </table:table-cell>
        </table:table-row>
        <table:table-row table:style-name="ro1">
          <table:table-cell/>
          <table:table-cell office:value-type="float" office:value="1.16" calcext:value-type="float">
            <text:p>1.16</text:p>
          </table:table-cell>
          <table:table-cell table:formula="of:=[.$A$1]*COS(2*PI()*[.$A$2]*[.B116]+[.$A$3])" office:value-type="float" office:value="-4.69996370632769" calcext:value-type="float">
            <text:p>-4.69996370632769</text:p>
          </table:table-cell>
        </table:table-row>
        <table:table-row table:style-name="ro1">
          <table:table-cell/>
          <table:table-cell office:value-type="float" office:value="1.17" calcext:value-type="float">
            <text:p>1.17</text:p>
          </table:table-cell>
          <table:table-cell table:formula="of:=[.$A$1]*COS(2*PI()*[.$A$2]*[.B117]+[.$A$3])" office:value-type="float" office:value="-5.8406650121487" calcext:value-type="float">
            <text:p>-5.8406650121487</text:p>
          </table:table-cell>
        </table:table-row>
        <table:table-row table:style-name="ro1">
          <table:table-cell/>
          <table:table-cell office:value-type="float" office:value="1.18" calcext:value-type="float">
            <text:p>1.18</text:p>
          </table:table-cell>
          <table:table-cell table:formula="of:=[.$A$1]*COS(2*PI()*[.$A$2]*[.B118]+[.$A$3])" office:value-type="float" office:value="-5.86961970844014" calcext:value-type="float">
            <text:p>-5.86961970844014</text:p>
          </table:table-cell>
        </table:table-row>
        <table:table-row table:style-name="ro1">
          <table:table-cell/>
          <table:table-cell office:value-type="float" office:value="1.19" calcext:value-type="float">
            <text:p>1.19</text:p>
          </table:table-cell>
          <table:table-cell table:formula="of:=[.$A$1]*COS(2*PI()*[.$A$2]*[.B119]+[.$A$3])" office:value-type="float" office:value="-4.78131638761999" calcext:value-type="float">
            <text:p>-4.78131638761999</text:p>
          </table:table-cell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table:formula="of:=[.$A$1]*COS(2*PI()*[.$A$2]*[.B120]+[.$A$3])" office:value-type="float" office:value="-2.7829091193952" calcext:value-type="float">
            <text:p>-2.7829091193952</text:p>
          </table:table-cell>
        </table:table-row>
        <table:table-row table:style-name="ro1">
          <table:table-cell/>
          <table:table-cell office:value-type="float" office:value="1.21" calcext:value-type="float">
            <text:p>1.21</text:p>
          </table:table-cell>
          <table:table-cell table:formula="of:=[.$A$1]*COS(2*PI()*[.$A$2]*[.B121]+[.$A$3])" office:value-type="float" office:value="-0.254786523946342" calcext:value-type="float">
            <text:p>-0.254786523946342</text:p>
          </table:table-cell>
        </table:table-row>
        <table:table-row table:style-name="ro1">
          <table:table-cell/>
          <table:table-cell office:value-type="float" office:value="1.22" calcext:value-type="float">
            <text:p>1.22</text:p>
          </table:table-cell>
          <table:table-cell table:formula="of:=[.$A$1]*COS(2*PI()*[.$A$2]*[.B122]+[.$A$3])" office:value-type="float" office:value="2.32183364045434" calcext:value-type="float">
            <text:p>2.32183364045434</text:p>
          </table:table-cell>
        </table:table-row>
        <table:table-row table:style-name="ro1">
          <table:table-cell/>
          <table:table-cell office:value-type="float" office:value="1.23" calcext:value-type="float">
            <text:p>1.23</text:p>
          </table:table-cell>
          <table:table-cell table:formula="of:=[.$A$1]*COS(2*PI()*[.$A$2]*[.B123]+[.$A$3])" office:value-type="float" office:value="4.45650230236381" calcext:value-type="float">
            <text:p>4.45650230236381</text:p>
          </table:table-cell>
        </table:table-row>
        <table:table-row table:style-name="ro1">
          <table:table-cell/>
          <table:table-cell office:value-type="float" office:value="1.24" calcext:value-type="float">
            <text:p>1.24</text:p>
          </table:table-cell>
          <table:table-cell table:formula="of:=[.$A$1]*COS(2*PI()*[.$A$2]*[.B124]+[.$A$3])" office:value-type="float" office:value="5.74289404465745" calcext:value-type="float">
            <text:p>5.74289404465745</text:p>
          </table:table-cell>
        </table:table-row>
        <table:table-row table:style-name="ro1">
          <table:table-cell/>
          <table:table-cell office:value-type="float" office:value="1.25" calcext:value-type="float">
            <text:p>1.25</text:p>
          </table:table-cell>
          <table:table-cell table:formula="of:=[.$A$1]*COS(2*PI()*[.$A$2]*[.B125]+[.$A$3])" office:value-type="float" office:value="5.93614947974029" calcext:value-type="float">
            <text:p>5.93614947974029</text:p>
          </table:table-cell>
        </table:table-row>
        <table:table-row table:style-name="ro1">
          <table:table-cell/>
          <table:table-cell office:value-type="float" office:value="1.26" calcext:value-type="float">
            <text:p>1.26</text:p>
          </table:table-cell>
          <table:table-cell table:formula="of:=[.$A$1]*COS(2*PI()*[.$A$2]*[.B126]+[.$A$3])" office:value-type="float" office:value="4.99948322884476" calcext:value-type="float">
            <text:p>4.99948322884476</text:p>
          </table:table-cell>
        </table:table-row>
        <table:table-row table:style-name="ro1">
          <table:table-cell/>
          <table:table-cell office:value-type="float" office:value="1.27" calcext:value-type="float">
            <text:p>1.27</text:p>
          </table:table-cell>
          <table:table-cell table:formula="of:=[.$A$1]*COS(2*PI()*[.$A$2]*[.B127]+[.$A$3])" office:value-type="float" office:value="3.1111858678775" calcext:value-type="float">
            <text:p>3.1111858678775</text:p>
          </table:table-cell>
        </table:table-row>
        <table:table-row table:style-name="ro1">
          <table:table-cell/>
          <table:table-cell office:value-type="float" office:value="1.28" calcext:value-type="float">
            <text:p>1.28</text:p>
          </table:table-cell>
          <table:table-cell table:formula="of:=[.$A$1]*COS(2*PI()*[.$A$2]*[.B128]+[.$A$3])" office:value-type="float" office:value="0.630687048166354" calcext:value-type="float">
            <text:p>0.630687048166354</text:p>
          </table:table-cell>
        </table:table-row>
        <table:table-row table:style-name="ro1">
          <table:table-cell/>
          <table:table-cell office:value-type="float" office:value="1.29" calcext:value-type="float">
            <text:p>1.29</text:p>
          </table:table-cell>
          <table:table-cell table:formula="of:=[.$A$1]*COS(2*PI()*[.$A$2]*[.B129]+[.$A$3])" office:value-type="float" office:value="-1.96986046223587" calcext:value-type="float">
            <text:p>-1.96986046223587</text:p>
          </table:table-cell>
        </table:table-row>
        <table:table-row table:style-name="ro1">
          <table:table-cell/>
          <table:table-cell office:value-type="float" office:value="1.3" calcext:value-type="float">
            <text:p>1.3</text:p>
          </table:table-cell>
          <table:table-cell table:formula="of:=[.$A$1]*COS(2*PI()*[.$A$2]*[.B130]+[.$A$3])" office:value-type="float" office:value="-4.1954531197948" calcext:value-type="float">
            <text:p>-4.1954531197948</text:p>
          </table:table-cell>
        </table:table-row>
        <table:table-row table:style-name="ro1">
          <table:table-cell/>
          <table:table-cell office:value-type="float" office:value="1.31" calcext:value-type="float">
            <text:p>1.31</text:p>
          </table:table-cell>
          <table:table-cell table:formula="of:=[.$A$1]*COS(2*PI()*[.$A$2]*[.B131]+[.$A$3])" office:value-type="float" office:value="-5.62245849805067" calcext:value-type="float">
            <text:p>-5.62245849805067</text:p>
          </table:table-cell>
        </table:table-row>
        <table:table-row table:style-name="ro1">
          <table:table-cell/>
          <table:table-cell office:value-type="float" office:value="1.32" calcext:value-type="float">
            <text:p>1.32</text:p>
          </table:table-cell>
          <table:table-cell table:formula="of:=[.$A$1]*COS(2*PI()*[.$A$2]*[.B132]+[.$A$3])" office:value-type="float" office:value="-5.97925198101264" calcext:value-type="float">
            <text:p>-5.97925198101264</text:p>
          </table:table-cell>
        </table:table-row>
        <table:table-row table:style-name="ro1">
          <table:table-cell/>
          <table:table-cell office:value-type="float" office:value="1.33" calcext:value-type="float">
            <text:p>1.33</text:p>
          </table:table-cell>
          <table:table-cell table:formula="of:=[.$A$1]*COS(2*PI()*[.$A$2]*[.B133]+[.$A$3])" office:value-type="float" office:value="-5.19791939381192" calcext:value-type="float">
            <text:p>-5.19791939381192</text:p>
          </table:table-cell>
        </table:table-row>
        <table:table-row table:style-name="ro1">
          <table:table-cell/>
          <table:table-cell office:value-type="float" office:value="1.34" calcext:value-type="float">
            <text:p>1.34</text:p>
          </table:table-cell>
          <table:table-cell table:formula="of:=[.$A$1]*COS(2*PI()*[.$A$2]*[.B134]+[.$A$3])" office:value-type="float" office:value="-3.42718418710491" calcext:value-type="float">
            <text:p>-3.42718418710491</text:p>
          </table:table-cell>
        </table:table-row>
        <table:table-row table:style-name="ro1">
          <table:table-cell/>
          <table:table-cell office:value-type="float" office:value="1.35" calcext:value-type="float">
            <text:p>1.35</text:p>
          </table:table-cell>
          <table:table-cell table:formula="of:=[.$A$1]*COS(2*PI()*[.$A$2]*[.B135]+[.$A$3])" office:value-type="float" office:value="-1.00409853874063" calcext:value-type="float">
            <text:p>-1.00409853874063</text:p>
          </table:table-cell>
        </table:table-row>
        <table:table-row table:style-name="ro1">
          <table:table-cell/>
          <table:table-cell office:value-type="float" office:value="1.36" calcext:value-type="float">
            <text:p>1.36</text:p>
          </table:table-cell>
          <table:table-cell table:formula="of:=[.$A$1]*COS(2*PI()*[.$A$2]*[.B136]+[.$A$3])" office:value-type="float" office:value="1.61011314471659" calcext:value-type="float">
            <text:p>1.61011314471659</text:p>
          </table:table-cell>
        </table:table-row>
        <table:table-row table:style-name="ro1">
          <table:table-cell/>
          <table:table-cell office:value-type="float" office:value="1.37" calcext:value-type="float">
            <text:p>1.37</text:p>
          </table:table-cell>
          <table:table-cell table:formula="of:=[.$A$1]*COS(2*PI()*[.$A$2]*[.B137]+[.$A$3])" office:value-type="float" office:value="3.91784640048205" calcext:value-type="float">
            <text:p>3.91784640048205</text:p>
          </table:table-cell>
        </table:table-row>
        <table:table-row table:style-name="ro1">
          <table:table-cell/>
          <table:table-cell office:value-type="float" office:value="1.38" calcext:value-type="float">
            <text:p>1.38</text:p>
          </table:table-cell>
          <table:table-cell table:formula="of:=[.$A$1]*COS(2*PI()*[.$A$2]*[.B138]+[.$A$3])" office:value-type="float" office:value="5.47983367640899" calcext:value-type="float">
            <text:p>5.47983367640899</text:p>
          </table:table-cell>
        </table:table-row>
        <table:table-row table:style-name="ro1">
          <table:table-cell/>
          <table:table-cell office:value-type="float" office:value="1.39" calcext:value-type="float">
            <text:p>1.39</text:p>
          </table:table-cell>
          <table:table-cell table:formula="of:=[.$A$1]*COS(2*PI()*[.$A$2]*[.B139]+[.$A$3])" office:value-type="float" office:value="5.99875710637633" calcext:value-type="float">
            <text:p>5.99875710637633</text:p>
          </table:table-cell>
        </table:table-row>
        <table:table-row table:style-name="ro1">
          <table:table-cell/>
          <table:table-cell office:value-type="float" office:value="1.4" calcext:value-type="float">
            <text:p>1.4</text:p>
          </table:table-cell>
          <table:table-cell table:formula="of:=[.$A$1]*COS(2*PI()*[.$A$2]*[.B140]+[.$A$3])" office:value-type="float" office:value="5.37584174563517" calcext:value-type="float">
            <text:p>5.37584174563517</text:p>
          </table:table-cell>
        </table:table-row>
        <table:table-row table:style-name="ro1">
          <table:table-cell/>
          <table:table-cell office:value-type="float" office:value="1.41" calcext:value-type="float">
            <text:p>1.41</text:p>
          </table:table-cell>
          <table:table-cell table:formula="of:=[.$A$1]*COS(2*PI()*[.$A$2]*[.B141]+[.$A$3])" office:value-type="float" office:value="3.72965697607734" calcext:value-type="float">
            <text:p>3.72965697607734</text:p>
          </table:table-cell>
        </table:table-row>
        <table:table-row table:style-name="ro1">
          <table:table-cell/>
          <table:table-cell office:value-type="float" office:value="1.42" calcext:value-type="float">
            <text:p>1.42</text:p>
          </table:table-cell>
          <table:table-cell table:formula="of:=[.$A$1]*COS(2*PI()*[.$A$2]*[.B142]+[.$A$3])" office:value-type="float" office:value="1.37354731111165" calcext:value-type="float">
            <text:p>1.37354731111165</text:p>
          </table:table-cell>
        </table:table-row>
        <table:table-row table:style-name="ro1">
          <table:table-cell/>
          <table:table-cell office:value-type="float" office:value="1.43" calcext:value-type="float">
            <text:p>1.43</text:p>
          </table:table-cell>
          <table:table-cell table:formula="of:=[.$A$1]*COS(2*PI()*[.$A$2]*[.B143]+[.$A$3])" office:value-type="float" office:value="-1.24401144620576" calcext:value-type="float">
            <text:p>-1.24401144620576</text:p>
          </table:table-cell>
        </table:table-row>
        <table:table-row table:style-name="ro1">
          <table:table-cell/>
          <table:table-cell office:value-type="float" office:value="1.44" calcext:value-type="float">
            <text:p>1.44</text:p>
          </table:table-cell>
          <table:table-cell table:formula="of:=[.$A$1]*COS(2*PI()*[.$A$2]*[.B144]+[.$A$3])" office:value-type="float" office:value="-3.62477773132042" calcext:value-type="float">
            <text:p>-3.62477773132042</text:p>
          </table:table-cell>
        </table:table-row>
        <table:table-row table:style-name="ro1">
          <table:table-cell/>
          <table:table-cell office:value-type="float" office:value="1.45" calcext:value-type="float">
            <text:p>1.45</text:p>
          </table:table-cell>
          <table:table-cell table:formula="of:=[.$A$1]*COS(2*PI()*[.$A$2]*[.B145]+[.$A$3])" office:value-type="float" office:value="-5.31558245474446" calcext:value-type="float">
            <text:p>-5.31558245474446</text:p>
          </table:table-cell>
        </table:table-row>
        <table:table-row table:style-name="ro1">
          <table:table-cell/>
          <table:table-cell office:value-type="float" office:value="1.46" calcext:value-type="float">
            <text:p>1.46</text:p>
          </table:table-cell>
          <table:table-cell table:formula="of:=[.$A$1]*COS(2*PI()*[.$A$2]*[.B146]+[.$A$3])" office:value-type="float" office:value="-5.99458787801258" calcext:value-type="float">
            <text:p>-5.99458787801258</text:p>
          </table:table-cell>
        </table:table-row>
        <table:table-row table:style-name="ro1">
          <table:table-cell/>
          <table:table-cell office:value-type="float" office:value="1.47" calcext:value-type="float">
            <text:p>1.47</text:p>
          </table:table-cell>
          <table:table-cell table:formula="of:=[.$A$1]*COS(2*PI()*[.$A$2]*[.B147]+[.$A$3])" office:value-type="float" office:value="-5.53254810607687" calcext:value-type="float">
            <text:p>-5.53254810607687</text:p>
          </table:table-cell>
        </table:table-row>
        <table:table-row table:style-name="ro1">
          <table:table-cell/>
          <table:table-cell office:value-type="float" office:value="1.48" calcext:value-type="float">
            <text:p>1.48</text:p>
          </table:table-cell>
          <table:table-cell table:formula="of:=[.$A$1]*COS(2*PI()*[.$A$2]*[.B148]+[.$A$3])" office:value-type="float" office:value="-4.01741051288338" calcext:value-type="float">
            <text:p>-4.01741051288338</text:p>
          </table:table-cell>
        </table:table-row>
        <table:table-row table:style-name="ro1">
          <table:table-cell/>
          <table:table-cell office:value-type="float" office:value="1.49" calcext:value-type="float">
            <text:p>1.49</text:p>
          </table:table-cell>
          <table:table-cell table:formula="of:=[.$A$1]*COS(2*PI()*[.$A$2]*[.B149]+[.$A$3])" office:value-type="float" office:value="-1.73757531975971" calcext:value-type="float">
            <text:p>-1.73757531975971</text:p>
          </table:table-cell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table:formula="of:=[.$A$1]*COS(2*PI()*[.$A$2]*[.B150]+[.$A$3])" office:value-type="float" office:value="0.873000202851687" calcext:value-type="float">
            <text:p>0.873000202851687</text:p>
          </table:table-cell>
        </table:table-row>
        <table:table-row table:style-name="ro1">
          <table:table-cell/>
          <table:table-cell office:value-type="float" office:value="1.51" calcext:value-type="float">
            <text:p>1.51</text:p>
          </table:table-cell>
          <table:table-cell table:formula="of:=[.$A$1]*COS(2*PI()*[.$A$2]*[.B151]+[.$A$3])" office:value-type="float" office:value="3.31740372045669" calcext:value-type="float">
            <text:p>3.31740372045669</text:p>
          </table:table-cell>
        </table:table-row>
        <table:table-row table:style-name="ro1">
          <table:table-cell/>
          <table:table-cell office:value-type="float" office:value="1.52" calcext:value-type="float">
            <text:p>1.52</text:p>
          </table:table-cell>
          <table:table-cell table:formula="of:=[.$A$1]*COS(2*PI()*[.$A$2]*[.B152]+[.$A$3])" office:value-type="float" office:value="5.13035305758965" calcext:value-type="float">
            <text:p>5.13035305758965</text:p>
          </table:table-cell>
        </table:table-row>
        <table:table-row table:style-name="ro1">
          <table:table-cell/>
          <table:table-cell office:value-type="float" office:value="1.53" calcext:value-type="float">
            <text:p>1.53</text:p>
          </table:table-cell>
          <table:table-cell table:formula="of:=[.$A$1]*COS(2*PI()*[.$A$2]*[.B153]+[.$A$3])" office:value-type="float" office:value="5.96676074996101" calcext:value-type="float">
            <text:p>5.96676074996101</text:p>
          </table:table-cell>
        </table:table-row>
        <table:table-row table:style-name="ro1">
          <table:table-cell/>
          <table:table-cell office:value-type="float" office:value="1.54" calcext:value-type="float">
            <text:p>1.54</text:p>
          </table:table-cell>
          <table:table-cell table:formula="of:=[.$A$1]*COS(2*PI()*[.$A$2]*[.B154]+[.$A$3])" office:value-type="float" office:value="5.66742002672466" calcext:value-type="float">
            <text:p>5.66742002672466</text:p>
          </table:table-cell>
        </table:table-row>
        <table:table-row table:style-name="ro1">
          <table:table-cell/>
          <table:table-cell office:value-type="float" office:value="1.55" calcext:value-type="float">
            <text:p>1.55</text:p>
          </table:table-cell>
          <table:table-cell table:formula="of:=[.$A$1]*COS(2*PI()*[.$A$2]*[.B155]+[.$A$3])" office:value-type="float" office:value="4.28930916577535" calcext:value-type="float">
            <text:p>4.28930916577535</text:p>
          </table:table-cell>
        </table:table-row>
        <table:table-row table:style-name="ro1">
          <table:table-cell/>
          <table:table-cell office:value-type="float" office:value="1.56" calcext:value-type="float">
            <text:p>1.56</text:p>
          </table:table-cell>
          <table:table-cell table:formula="of:=[.$A$1]*COS(2*PI()*[.$A$2]*[.B156]+[.$A$3])" office:value-type="float" office:value="2.09474591244333" calcext:value-type="float">
            <text:p>2.09474591244333</text:p>
          </table:table-cell>
        </table:table-row>
        <table:table-row table:style-name="ro1">
          <table:table-cell/>
          <table:table-cell office:value-type="float" office:value="1.57" calcext:value-type="float">
            <text:p>1.57</text:p>
          </table:table-cell>
          <table:table-cell table:formula="of:=[.$A$1]*COS(2*PI()*[.$A$2]*[.B157]+[.$A$3])" office:value-type="float" office:value="-0.498543626532732" calcext:value-type="float">
            <text:p>-0.498543626532732</text:p>
          </table:table-cell>
        </table:table-row>
        <table:table-row table:style-name="ro1">
          <table:table-cell/>
          <table:table-cell office:value-type="float" office:value="1.58" calcext:value-type="float">
            <text:p>1.58</text:p>
          </table:table-cell>
          <table:table-cell table:formula="of:=[.$A$1]*COS(2*PI()*[.$A$2]*[.B158]+[.$A$3])" office:value-type="float" office:value="-2.99693743268592" calcext:value-type="float">
            <text:p>-2.99693743268592</text:p>
          </table:table-cell>
        </table:table-row>
        <table:table-row table:style-name="ro1">
          <table:table-cell/>
          <table:table-cell office:value-type="float" office:value="1.59" calcext:value-type="float">
            <text:p>1.59</text:p>
          </table:table-cell>
          <table:table-cell table:formula="of:=[.$A$1]*COS(2*PI()*[.$A$2]*[.B159]+[.$A$3])" office:value-type="float" office:value="-4.92487650075185" calcext:value-type="float">
            <text:p>-4.92487650075185</text:p>
          </table:table-cell>
        </table:table-row>
        <table:table-row table:style-name="ro1">
          <table:table-cell/>
          <table:table-cell office:value-type="float" office:value="1.6" calcext:value-type="float">
            <text:p>1.6</text:p>
          </table:table-cell>
          <table:table-cell table:formula="of:=[.$A$1]*COS(2*PI()*[.$A$2]*[.B160]+[.$A$3])" office:value-type="float" office:value="-5.91538554318303" calcext:value-type="float">
            <text:p>-5.91538554318303</text:p>
          </table:table-cell>
        </table:table-row>
        <table:table-row table:style-name="ro1">
          <table:table-cell/>
          <table:table-cell office:value-type="float" office:value="1.61" calcext:value-type="float">
            <text:p>1.61</text:p>
          </table:table-cell>
          <table:table-cell table:formula="of:=[.$A$1]*COS(2*PI()*[.$A$2]*[.B161]+[.$A$3])" office:value-type="float" office:value="-5.77992522972495" calcext:value-type="float">
            <text:p>-5.77992522972495</text:p>
          </table:table-cell>
        </table:table-row>
        <table:table-row table:style-name="ro1">
          <table:table-cell/>
          <table:table-cell office:value-type="float" office:value="1.62" calcext:value-type="float">
            <text:p>1.62</text:p>
          </table:table-cell>
          <table:table-cell table:formula="of:=[.$A$1]*COS(2*PI()*[.$A$2]*[.B162]+[.$A$3])" office:value-type="float" office:value="-4.54427987498896" calcext:value-type="float">
            <text:p>-4.54427987498896</text:p>
          </table:table-cell>
        </table:table-row>
        <table:table-row table:style-name="ro1">
          <table:table-cell/>
          <table:table-cell office:value-type="float" office:value="1.63" calcext:value-type="float">
            <text:p>1.63</text:p>
          </table:table-cell>
          <table:table-cell table:formula="of:=[.$A$1]*COS(2*PI()*[.$A$2]*[.B163]+[.$A$3])" office:value-type="float" office:value="-2.44364950000892" calcext:value-type="float">
            <text:p>-2.44364950000892</text:p>
          </table:table-cell>
        </table:table-row>
        <table:table-row table:style-name="ro1">
          <table:table-cell/>
          <table:table-cell office:value-type="float" office:value="1.64" calcext:value-type="float">
            <text:p>1.64</text:p>
          </table:table-cell>
          <table:table-cell table:formula="of:=[.$A$1]*COS(2*PI()*[.$A$2]*[.B164]+[.$A$3])" office:value-type="float" office:value="0.12211952628277" calcext:value-type="float">
            <text:p>0.12211952628277</text:p>
          </table:table-cell>
        </table:table-row>
        <table:table-row table:style-name="ro1">
          <table:table-cell/>
          <table:table-cell office:value-type="float" office:value="1.65" calcext:value-type="float">
            <text:p>1.65</text:p>
          </table:table-cell>
          <table:table-cell table:formula="of:=[.$A$1]*COS(2*PI()*[.$A$2]*[.B165]+[.$A$3])" office:value-type="float" office:value="2.66464360203881" calcext:value-type="float">
            <text:p>2.66464360203881</text:p>
          </table:table-cell>
        </table:table-row>
        <table:table-row table:style-name="ro1">
          <table:table-cell/>
          <table:table-cell office:value-type="float" office:value="1.66" calcext:value-type="float">
            <text:p>1.66</text:p>
          </table:table-cell>
          <table:table-cell table:formula="of:=[.$A$1]*COS(2*PI()*[.$A$2]*[.B166]+[.$A$3])" office:value-type="float" office:value="4.69996370632772" calcext:value-type="float">
            <text:p>4.69996370632772</text:p>
          </table:table-cell>
        </table:table-row>
        <table:table-row table:style-name="ro1">
          <table:table-cell/>
          <table:table-cell office:value-type="float" office:value="1.67" calcext:value-type="float">
            <text:p>1.67</text:p>
          </table:table-cell>
          <table:table-cell table:formula="of:=[.$A$1]*COS(2*PI()*[.$A$2]*[.B167]+[.$A$3])" office:value-type="float" office:value="5.8406650121487" calcext:value-type="float">
            <text:p>5.8406650121487</text:p>
          </table:table-cell>
        </table:table-row>
        <table:table-row table:style-name="ro1">
          <table:table-cell/>
          <table:table-cell office:value-type="float" office:value="1.68" calcext:value-type="float">
            <text:p>1.68</text:p>
          </table:table-cell>
          <table:table-cell table:formula="of:=[.$A$1]*COS(2*PI()*[.$A$2]*[.B168]+[.$A$3])" office:value-type="float" office:value="5.86961970844013" calcext:value-type="float">
            <text:p>5.86961970844013</text:p>
          </table:table-cell>
        </table:table-row>
        <table:table-row table:style-name="ro1">
          <table:table-cell/>
          <table:table-cell office:value-type="float" office:value="1.69" calcext:value-type="float">
            <text:p>1.69</text:p>
          </table:table-cell>
          <table:table-cell table:formula="of:=[.$A$1]*COS(2*PI()*[.$A$2]*[.B169]+[.$A$3])" office:value-type="float" office:value="4.78131638761998" calcext:value-type="float">
            <text:p>4.78131638761998</text:p>
          </table:table-cell>
        </table:table-row>
        <table:table-row table:style-name="ro1">
          <table:table-cell/>
          <table:table-cell office:value-type="float" office:value="1.7" calcext:value-type="float">
            <text:p>1.7</text:p>
          </table:table-cell>
          <table:table-cell table:formula="of:=[.$A$1]*COS(2*PI()*[.$A$2]*[.B170]+[.$A$3])" office:value-type="float" office:value="2.78290911939515" calcext:value-type="float">
            <text:p>2.78290911939515</text:p>
          </table:table-cell>
        </table:table-row>
        <table:table-row table:style-name="ro1">
          <table:table-cell/>
          <table:table-cell office:value-type="float" office:value="1.71" calcext:value-type="float">
            <text:p>1.71</text:p>
          </table:table-cell>
          <table:table-cell table:formula="of:=[.$A$1]*COS(2*PI()*[.$A$2]*[.B171]+[.$A$3])" office:value-type="float" office:value="0.254786523946325" calcext:value-type="float">
            <text:p>0.254786523946325</text:p>
          </table:table-cell>
        </table:table-row>
        <table:table-row table:style-name="ro1">
          <table:table-cell/>
          <table:table-cell office:value-type="float" office:value="1.72" calcext:value-type="float">
            <text:p>1.72</text:p>
          </table:table-cell>
          <table:table-cell table:formula="of:=[.$A$1]*COS(2*PI()*[.$A$2]*[.B172]+[.$A$3])" office:value-type="float" office:value="-2.32183364045432" calcext:value-type="float">
            <text:p>-2.32183364045432</text:p>
          </table:table-cell>
        </table:table-row>
        <table:table-row table:style-name="ro1">
          <table:table-cell/>
          <table:table-cell office:value-type="float" office:value="1.73" calcext:value-type="float">
            <text:p>1.73</text:p>
          </table:table-cell>
          <table:table-cell table:formula="of:=[.$A$1]*COS(2*PI()*[.$A$2]*[.B173]+[.$A$3])" office:value-type="float" office:value="-4.45650230236379" calcext:value-type="float">
            <text:p>-4.45650230236379</text:p>
          </table:table-cell>
        </table:table-row>
        <table:table-row table:style-name="ro1">
          <table:table-cell/>
          <table:table-cell office:value-type="float" office:value="1.74" calcext:value-type="float">
            <text:p>1.74</text:p>
          </table:table-cell>
          <table:table-cell table:formula="of:=[.$A$1]*COS(2*PI()*[.$A$2]*[.B174]+[.$A$3])" office:value-type="float" office:value="-5.74289404465745" calcext:value-type="float">
            <text:p>-5.74289404465745</text:p>
          </table:table-cell>
        </table:table-row>
        <table:table-row table:style-name="ro1">
          <table:table-cell/>
          <table:table-cell office:value-type="float" office:value="1.75" calcext:value-type="float">
            <text:p>1.75</text:p>
          </table:table-cell>
          <table:table-cell table:formula="of:=[.$A$1]*COS(2*PI()*[.$A$2]*[.B175]+[.$A$3])" office:value-type="float" office:value="-5.9361494797403" calcext:value-type="float">
            <text:p>-5.9361494797403</text:p>
          </table:table-cell>
        </table:table-row>
        <table:table-row table:style-name="ro1">
          <table:table-cell/>
          <table:table-cell office:value-type="float" office:value="1.76" calcext:value-type="float">
            <text:p>1.76</text:p>
          </table:table-cell>
          <table:table-cell table:formula="of:=[.$A$1]*COS(2*PI()*[.$A$2]*[.B176]+[.$A$3])" office:value-type="float" office:value="-4.99948322884475" calcext:value-type="float">
            <text:p>-4.99948322884475</text:p>
          </table:table-cell>
        </table:table-row>
        <table:table-row table:style-name="ro1">
          <table:table-cell/>
          <table:table-cell office:value-type="float" office:value="1.77" calcext:value-type="float">
            <text:p>1.77</text:p>
          </table:table-cell>
          <table:table-cell table:formula="of:=[.$A$1]*COS(2*PI()*[.$A$2]*[.B177]+[.$A$3])" office:value-type="float" office:value="-3.11118586787753" calcext:value-type="float">
            <text:p>-3.11118586787753</text:p>
          </table:table-cell>
        </table:table-row>
        <table:table-row table:style-name="ro1">
          <table:table-cell/>
          <table:table-cell office:value-type="float" office:value="1.78" calcext:value-type="float">
            <text:p>1.78</text:p>
          </table:table-cell>
          <table:table-cell table:formula="of:=[.$A$1]*COS(2*PI()*[.$A$2]*[.B178]+[.$A$3])" office:value-type="float" office:value="-0.630687048166295" calcext:value-type="float">
            <text:p>-0.630687048166295</text:p>
          </table:table-cell>
        </table:table-row>
        <table:table-row table:style-name="ro1">
          <table:table-cell/>
          <table:table-cell office:value-type="float" office:value="1.79" calcext:value-type="float">
            <text:p>1.79</text:p>
          </table:table-cell>
          <table:table-cell table:formula="of:=[.$A$1]*COS(2*PI()*[.$A$2]*[.B179]+[.$A$3])" office:value-type="float" office:value="1.96986046223584" calcext:value-type="float">
            <text:p>1.96986046223584</text:p>
          </table:table-cell>
        </table:table-row>
        <table:table-row table:style-name="ro1">
          <table:table-cell/>
          <table:table-cell office:value-type="float" office:value="1.8" calcext:value-type="float">
            <text:p>1.8</text:p>
          </table:table-cell>
          <table:table-cell table:formula="of:=[.$A$1]*COS(2*PI()*[.$A$2]*[.B180]+[.$A$3])" office:value-type="float" office:value="4.19545311979478" calcext:value-type="float">
            <text:p>4.19545311979478</text:p>
          </table:table-cell>
        </table:table-row>
        <table:table-row table:style-name="ro1">
          <table:table-cell/>
          <table:table-cell office:value-type="float" office:value="1.81" calcext:value-type="float">
            <text:p>1.81</text:p>
          </table:table-cell>
          <table:table-cell table:formula="of:=[.$A$1]*COS(2*PI()*[.$A$2]*[.B181]+[.$A$3])" office:value-type="float" office:value="5.62245849805066" calcext:value-type="float">
            <text:p>5.62245849805066</text:p>
          </table:table-cell>
        </table:table-row>
        <table:table-row table:style-name="ro1">
          <table:table-cell/>
          <table:table-cell office:value-type="float" office:value="1.82" calcext:value-type="float">
            <text:p>1.82</text:p>
          </table:table-cell>
          <table:table-cell table:formula="of:=[.$A$1]*COS(2*PI()*[.$A$2]*[.B182]+[.$A$3])" office:value-type="float" office:value="5.97925198101264" calcext:value-type="float">
            <text:p>5.97925198101264</text:p>
          </table:table-cell>
        </table:table-row>
        <table:table-row table:style-name="ro1">
          <table:table-cell/>
          <table:table-cell office:value-type="float" office:value="1.83" calcext:value-type="float">
            <text:p>1.83</text:p>
          </table:table-cell>
          <table:table-cell table:formula="of:=[.$A$1]*COS(2*PI()*[.$A$2]*[.B183]+[.$A$3])" office:value-type="float" office:value="5.19791939381189" calcext:value-type="float">
            <text:p>5.19791939381189</text:p>
          </table:table-cell>
        </table:table-row>
        <table:table-row table:style-name="ro1">
          <table:table-cell/>
          <table:table-cell office:value-type="float" office:value="1.84" calcext:value-type="float">
            <text:p>1.84</text:p>
          </table:table-cell>
          <table:table-cell table:formula="of:=[.$A$1]*COS(2*PI()*[.$A$2]*[.B184]+[.$A$3])" office:value-type="float" office:value="3.42718418710493" calcext:value-type="float">
            <text:p>3.42718418710493</text:p>
          </table:table-cell>
        </table:table-row>
        <table:table-row table:style-name="ro1">
          <table:table-cell/>
          <table:table-cell office:value-type="float" office:value="1.85" calcext:value-type="float">
            <text:p>1.85</text:p>
          </table:table-cell>
          <table:table-cell table:formula="of:=[.$A$1]*COS(2*PI()*[.$A$2]*[.B185]+[.$A$3])" office:value-type="float" office:value="1.00409853874066" calcext:value-type="float">
            <text:p>1.00409853874066</text:p>
          </table:table-cell>
        </table:table-row>
        <table:table-row table:style-name="ro1">
          <table:table-cell/>
          <table:table-cell office:value-type="float" office:value="1.86" calcext:value-type="float">
            <text:p>1.86</text:p>
          </table:table-cell>
          <table:table-cell table:formula="of:=[.$A$1]*COS(2*PI()*[.$A$2]*[.B186]+[.$A$3])" office:value-type="float" office:value="-1.61011314471656" calcext:value-type="float">
            <text:p>-1.61011314471656</text:p>
          </table:table-cell>
        </table:table-row>
        <table:table-row table:style-name="ro1">
          <table:table-cell/>
          <table:table-cell office:value-type="float" office:value="1.87" calcext:value-type="float">
            <text:p>1.87</text:p>
          </table:table-cell>
          <table:table-cell table:formula="of:=[.$A$1]*COS(2*PI()*[.$A$2]*[.B187]+[.$A$3])" office:value-type="float" office:value="-3.9178464004821" calcext:value-type="float">
            <text:p>-3.9178464004821</text:p>
          </table:table-cell>
        </table:table-row>
        <table:table-row table:style-name="ro1">
          <table:table-cell/>
          <table:table-cell office:value-type="float" office:value="1.88" calcext:value-type="float">
            <text:p>1.88</text:p>
          </table:table-cell>
          <table:table-cell table:formula="of:=[.$A$1]*COS(2*PI()*[.$A$2]*[.B188]+[.$A$3])" office:value-type="float" office:value="-5.47983367640901" calcext:value-type="float">
            <text:p>-5.47983367640901</text:p>
          </table:table-cell>
        </table:table-row>
        <table:table-row table:style-name="ro1">
          <table:table-cell/>
          <table:table-cell office:value-type="float" office:value="1.89" calcext:value-type="float">
            <text:p>1.89</text:p>
          </table:table-cell>
          <table:table-cell table:formula="of:=[.$A$1]*COS(2*PI()*[.$A$2]*[.B189]+[.$A$3])" office:value-type="float" office:value="-5.99875710637633" calcext:value-type="float">
            <text:p>-5.99875710637633</text:p>
          </table:table-cell>
        </table:table-row>
        <table:table-row table:style-name="ro1">
          <table:table-cell/>
          <table:table-cell office:value-type="float" office:value="1.9" calcext:value-type="float">
            <text:p>1.9</text:p>
          </table:table-cell>
          <table:table-cell table:formula="of:=[.$A$1]*COS(2*PI()*[.$A$2]*[.B190]+[.$A$3])" office:value-type="float" office:value="-5.37584174563518" calcext:value-type="float">
            <text:p>-5.37584174563518</text:p>
          </table:table-cell>
        </table:table-row>
        <table:table-row table:style-name="ro1">
          <table:table-cell/>
          <table:table-cell office:value-type="float" office:value="1.91" calcext:value-type="float">
            <text:p>1.91</text:p>
          </table:table-cell>
          <table:table-cell table:formula="of:=[.$A$1]*COS(2*PI()*[.$A$2]*[.B191]+[.$A$3])" office:value-type="float" office:value="-3.72965697607729" calcext:value-type="float">
            <text:p>-3.72965697607729</text:p>
          </table:table-cell>
        </table:table-row>
        <table:table-row table:style-name="ro1">
          <table:table-cell/>
          <table:table-cell office:value-type="float" office:value="1.92" calcext:value-type="float">
            <text:p>1.92</text:p>
          </table:table-cell>
          <table:table-cell table:formula="of:=[.$A$1]*COS(2*PI()*[.$A$2]*[.B192]+[.$A$3])" office:value-type="float" office:value="-1.37354731111168" calcext:value-type="float">
            <text:p>-1.37354731111168</text:p>
          </table:table-cell>
        </table:table-row>
        <table:table-row table:style-name="ro1">
          <table:table-cell/>
          <table:table-cell office:value-type="float" office:value="1.93" calcext:value-type="float">
            <text:p>1.93</text:p>
          </table:table-cell>
          <table:table-cell table:formula="of:=[.$A$1]*COS(2*PI()*[.$A$2]*[.B193]+[.$A$3])" office:value-type="float" office:value="1.2440114462059" calcext:value-type="float">
            <text:p>1.2440114462059</text:p>
          </table:table-cell>
        </table:table-row>
        <table:table-row table:style-name="ro1">
          <table:table-cell/>
          <table:table-cell office:value-type="float" office:value="1.94" calcext:value-type="float">
            <text:p>1.94</text:p>
          </table:table-cell>
          <table:table-cell table:formula="of:=[.$A$1]*COS(2*PI()*[.$A$2]*[.B194]+[.$A$3])" office:value-type="float" office:value="3.6247777313204" calcext:value-type="float">
            <text:p>3.6247777313204</text:p>
          </table:table-cell>
        </table:table-row>
        <table:table-row table:style-name="ro1">
          <table:table-cell/>
          <table:table-cell office:value-type="float" office:value="1.95" calcext:value-type="float">
            <text:p>1.95</text:p>
          </table:table-cell>
          <table:table-cell table:formula="of:=[.$A$1]*COS(2*PI()*[.$A$2]*[.B195]+[.$A$3])" office:value-type="float" office:value="5.31558245474445" calcext:value-type="float">
            <text:p>5.31558245474445</text:p>
          </table:table-cell>
        </table:table-row>
        <table:table-row table:style-name="ro1">
          <table:table-cell/>
          <table:table-cell office:value-type="float" office:value="1.96" calcext:value-type="float">
            <text:p>1.96</text:p>
          </table:table-cell>
          <table:table-cell table:formula="of:=[.$A$1]*COS(2*PI()*[.$A$2]*[.B196]+[.$A$3])" office:value-type="float" office:value="5.99458787801258" calcext:value-type="float">
            <text:p>5.99458787801258</text:p>
          </table:table-cell>
        </table:table-row>
        <table:table-row table:style-name="ro1">
          <table:table-cell/>
          <table:table-cell office:value-type="float" office:value="1.97" calcext:value-type="float">
            <text:p>1.97</text:p>
          </table:table-cell>
          <table:table-cell table:formula="of:=[.$A$1]*COS(2*PI()*[.$A$2]*[.B197]+[.$A$3])" office:value-type="float" office:value="5.53254810607685" calcext:value-type="float">
            <text:p>5.53254810607685</text:p>
          </table:table-cell>
        </table:table-row>
        <table:table-row table:style-name="ro1">
          <table:table-cell/>
          <table:table-cell office:value-type="float" office:value="1.98" calcext:value-type="float">
            <text:p>1.98</text:p>
          </table:table-cell>
          <table:table-cell table:formula="of:=[.$A$1]*COS(2*PI()*[.$A$2]*[.B198]+[.$A$3])" office:value-type="float" office:value="4.0174105128834" calcext:value-type="float">
            <text:p>4.0174105128834</text:p>
          </table:table-cell>
        </table:table-row>
        <table:table-row table:style-name="ro1">
          <table:table-cell/>
          <table:table-cell office:value-type="float" office:value="1.99" calcext:value-type="float">
            <text:p>1.99</text:p>
          </table:table-cell>
          <table:table-cell table:formula="of:=[.$A$1]*COS(2*PI()*[.$A$2]*[.B199]+[.$A$3])" office:value-type="float" office:value="1.73757531975966" calcext:value-type="float">
            <text:p>1.7375753197596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$A$1]*COS(2*PI()*[.$A$2]*[.B200]+[.$A$3])" office:value-type="float" office:value="-0.873000202851661" calcext:value-type="float">
            <text:p>-0.873000202851661</text:p>
          </table:table-cell>
        </table:table-row>
        <table:table-row table:style-name="ro1">
          <table:table-cell/>
          <table:table-cell office:value-type="float" office:value="2.01" calcext:value-type="float">
            <text:p>2.01</text:p>
          </table:table-cell>
          <table:table-cell table:formula="of:=[.$A$1]*COS(2*PI()*[.$A$2]*[.B201]+[.$A$3])" office:value-type="float" office:value="-3.31740372045667" calcext:value-type="float">
            <text:p>-3.31740372045667</text:p>
          </table:table-cell>
        </table:table-row>
        <table:table-row table:style-name="ro1">
          <table:table-cell/>
          <table:table-cell office:value-type="float" office:value="2.02" calcext:value-type="float">
            <text:p>2.02</text:p>
          </table:table-cell>
          <table:table-cell table:formula="of:=[.$A$1]*COS(2*PI()*[.$A$2]*[.B202]+[.$A$3])" office:value-type="float" office:value="-5.13035305758964" calcext:value-type="float">
            <text:p>-5.13035305758964</text:p>
          </table:table-cell>
        </table:table-row>
        <table:table-row table:style-name="ro1">
          <table:table-cell/>
          <table:table-cell office:value-type="float" office:value="2.03" calcext:value-type="float">
            <text:p>2.03</text:p>
          </table:table-cell>
          <table:table-cell table:formula="of:=[.$A$1]*COS(2*PI()*[.$A$2]*[.B203]+[.$A$3])" office:value-type="float" office:value="-5.966760749961" calcext:value-type="float">
            <text:p>-5.966760749961</text:p>
          </table:table-cell>
        </table:table-row>
        <table:table-row table:style-name="ro1">
          <table:table-cell/>
          <table:table-cell office:value-type="float" office:value="2.04" calcext:value-type="float">
            <text:p>2.04</text:p>
          </table:table-cell>
          <table:table-cell table:formula="of:=[.$A$1]*COS(2*PI()*[.$A$2]*[.B204]+[.$A$3])" office:value-type="float" office:value="-5.66742002672467" calcext:value-type="float">
            <text:p>-5.66742002672467</text:p>
          </table:table-cell>
        </table:table-row>
        <table:table-row table:style-name="ro1">
          <table:table-cell/>
          <table:table-cell office:value-type="float" office:value="2.05" calcext:value-type="float">
            <text:p>2.05</text:p>
          </table:table-cell>
          <table:table-cell table:formula="of:=[.$A$1]*COS(2*PI()*[.$A$2]*[.B205]+[.$A$3])" office:value-type="float" office:value="-4.28930916577536" calcext:value-type="float">
            <text:p>-4.28930916577536</text:p>
          </table:table-cell>
        </table:table-row>
        <table:table-row table:style-name="ro1">
          <table:table-cell/>
          <table:table-cell office:value-type="float" office:value="2.06" calcext:value-type="float">
            <text:p>2.06</text:p>
          </table:table-cell>
          <table:table-cell table:formula="of:=[.$A$1]*COS(2*PI()*[.$A$2]*[.B206]+[.$A$3])" office:value-type="float" office:value="-2.09474591244328" calcext:value-type="float">
            <text:p>-2.09474591244328</text:p>
          </table:table-cell>
        </table:table-row>
        <table:table-row table:style-name="ro1">
          <table:table-cell/>
          <table:table-cell office:value-type="float" office:value="2.07" calcext:value-type="float">
            <text:p>2.07</text:p>
          </table:table-cell>
          <table:table-cell table:formula="of:=[.$A$1]*COS(2*PI()*[.$A$2]*[.B207]+[.$A$3])" office:value-type="float" office:value="0.49854362653262" calcext:value-type="float">
            <text:p>0.49854362653262</text:p>
          </table:table-cell>
        </table:table-row>
        <table:table-row table:style-name="ro1">
          <table:table-cell/>
          <table:table-cell office:value-type="float" office:value="2.08" calcext:value-type="float">
            <text:p>2.08</text:p>
          </table:table-cell>
          <table:table-cell table:formula="of:=[.$A$1]*COS(2*PI()*[.$A$2]*[.B208]+[.$A$3])" office:value-type="float" office:value="2.99693743268597" calcext:value-type="float">
            <text:p>2.99693743268597</text:p>
          </table:table-cell>
        </table:table-row>
        <table:table-row table:style-name="ro1">
          <table:table-cell/>
          <table:table-cell office:value-type="float" office:value="2.09" calcext:value-type="float">
            <text:p>2.09</text:p>
          </table:table-cell>
          <table:table-cell table:formula="of:=[.$A$1]*COS(2*PI()*[.$A$2]*[.B209]+[.$A$3])" office:value-type="float" office:value="4.92487650075183" calcext:value-type="float">
            <text:p>4.92487650075183</text:p>
          </table:table-cell>
        </table:table-row>
        <table:table-row table:style-name="ro1">
          <table:table-cell/>
          <table:table-cell office:value-type="float" office:value="2.1" calcext:value-type="float">
            <text:p>2.1</text:p>
          </table:table-cell>
          <table:table-cell table:formula="of:=[.$A$1]*COS(2*PI()*[.$A$2]*[.B210]+[.$A$3])" office:value-type="float" office:value="5.91538554318304" calcext:value-type="float">
            <text:p>5.91538554318304</text:p>
          </table:table-cell>
        </table:table-row>
        <table:table-row table:style-name="ro1">
          <table:table-cell/>
          <table:table-cell office:value-type="float" office:value="2.11" calcext:value-type="float">
            <text:p>2.11</text:p>
          </table:table-cell>
          <table:table-cell table:formula="of:=[.$A$1]*COS(2*PI()*[.$A$2]*[.B211]+[.$A$3])" office:value-type="float" office:value="5.77992522972496" calcext:value-type="float">
            <text:p>5.77992522972496</text:p>
          </table:table-cell>
        </table:table-row>
        <table:table-row table:style-name="ro1">
          <table:table-cell/>
          <table:table-cell office:value-type="float" office:value="2.12" calcext:value-type="float">
            <text:p>2.12</text:p>
          </table:table-cell>
          <table:table-cell table:formula="of:=[.$A$1]*COS(2*PI()*[.$A$2]*[.B212]+[.$A$3])" office:value-type="float" office:value="4.54427987498898" calcext:value-type="float">
            <text:p>4.54427987498898</text:p>
          </table:table-cell>
        </table:table-row>
        <table:table-row table:style-name="ro1">
          <table:table-cell/>
          <table:table-cell office:value-type="float" office:value="2.13" calcext:value-type="float">
            <text:p>2.13</text:p>
          </table:table-cell>
          <table:table-cell table:formula="of:=[.$A$1]*COS(2*PI()*[.$A$2]*[.B213]+[.$A$3])" office:value-type="float" office:value="2.44364950000894" calcext:value-type="float">
            <text:p>2.44364950000894</text:p>
          </table:table-cell>
        </table:table-row>
        <table:table-row table:style-name="ro1">
          <table:table-cell/>
          <table:table-cell office:value-type="float" office:value="2.14" calcext:value-type="float">
            <text:p>2.14</text:p>
          </table:table-cell>
          <table:table-cell table:formula="of:=[.$A$1]*COS(2*PI()*[.$A$2]*[.B214]+[.$A$3])" office:value-type="float" office:value="-0.122119526282743" calcext:value-type="float">
            <text:p>-0.122119526282743</text:p>
          </table:table-cell>
        </table:table-row>
        <table:table-row table:style-name="ro1">
          <table:table-cell/>
          <table:table-cell office:value-type="float" office:value="2.15" calcext:value-type="float">
            <text:p>2.15</text:p>
          </table:table-cell>
          <table:table-cell table:formula="of:=[.$A$1]*COS(2*PI()*[.$A$2]*[.B215]+[.$A$3])" office:value-type="float" office:value="-2.66464360203879" calcext:value-type="float">
            <text:p>-2.66464360203879</text:p>
          </table:table-cell>
        </table:table-row>
        <table:table-row table:style-name="ro1">
          <table:table-cell/>
          <table:table-cell office:value-type="float" office:value="2.16" calcext:value-type="float">
            <text:p>2.16</text:p>
          </table:table-cell>
          <table:table-cell table:formula="of:=[.$A$1]*COS(2*PI()*[.$A$2]*[.B216]+[.$A$3])" office:value-type="float" office:value="-4.69996370632771" calcext:value-type="float">
            <text:p>-4.69996370632771</text:p>
          </table:table-cell>
        </table:table-row>
        <table:table-row table:style-name="ro1">
          <table:table-cell/>
          <table:table-cell office:value-type="float" office:value="2.17" calcext:value-type="float">
            <text:p>2.17</text:p>
          </table:table-cell>
          <table:table-cell table:formula="of:=[.$A$1]*COS(2*PI()*[.$A$2]*[.B217]+[.$A$3])" office:value-type="float" office:value="-5.8406650121487" calcext:value-type="float">
            <text:p>-5.8406650121487</text:p>
          </table:table-cell>
        </table:table-row>
        <table:table-row table:style-name="ro1">
          <table:table-cell/>
          <table:table-cell office:value-type="float" office:value="2.18" calcext:value-type="float">
            <text:p>2.18</text:p>
          </table:table-cell>
          <table:table-cell table:formula="of:=[.$A$1]*COS(2*PI()*[.$A$2]*[.B218]+[.$A$3])" office:value-type="float" office:value="-5.86961970844013" calcext:value-type="float">
            <text:p>-5.86961970844013</text:p>
          </table:table-cell>
        </table:table-row>
        <table:table-row table:style-name="ro1">
          <table:table-cell/>
          <table:table-cell office:value-type="float" office:value="2.19" calcext:value-type="float">
            <text:p>2.19</text:p>
          </table:table-cell>
          <table:table-cell table:formula="of:=[.$A$1]*COS(2*PI()*[.$A$2]*[.B219]+[.$A$3])" office:value-type="float" office:value="-4.78131638762" calcext:value-type="float">
            <text:p>-4.78131638762</text:p>
          </table:table-cell>
        </table:table-row>
        <table:table-row table:style-name="ro1">
          <table:table-cell/>
          <table:table-cell office:value-type="float" office:value="2.2" calcext:value-type="float">
            <text:p>2.2</text:p>
          </table:table-cell>
          <table:table-cell table:formula="of:=[.$A$1]*COS(2*PI()*[.$A$2]*[.B220]+[.$A$3])" office:value-type="float" office:value="-2.78290911939518" calcext:value-type="float">
            <text:p>-2.78290911939518</text:p>
          </table:table-cell>
        </table:table-row>
        <table:table-row table:style-name="ro1">
          <table:table-cell/>
          <table:table-cell office:value-type="float" office:value="2.21" calcext:value-type="float">
            <text:p>2.21</text:p>
          </table:table-cell>
          <table:table-cell table:formula="of:=[.$A$1]*COS(2*PI()*[.$A$2]*[.B221]+[.$A$3])" office:value-type="float" office:value="-0.254786523946352" calcext:value-type="float">
            <text:p>-0.254786523946352</text:p>
          </table:table-cell>
        </table:table-row>
        <table:table-row table:style-name="ro1">
          <table:table-cell/>
          <table:table-cell office:value-type="float" office:value="2.22" calcext:value-type="float">
            <text:p>2.22</text:p>
          </table:table-cell>
          <table:table-cell table:formula="of:=[.$A$1]*COS(2*PI()*[.$A$2]*[.B222]+[.$A$3])" office:value-type="float" office:value="2.32183364045437" calcext:value-type="float">
            <text:p>2.32183364045437</text:p>
          </table:table-cell>
        </table:table-row>
        <table:table-row table:style-name="ro1">
          <table:table-cell/>
          <table:table-cell office:value-type="float" office:value="2.23" calcext:value-type="float">
            <text:p>2.23</text:p>
          </table:table-cell>
          <table:table-cell table:formula="of:=[.$A$1]*COS(2*PI()*[.$A$2]*[.B223]+[.$A$3])" office:value-type="float" office:value="4.45650230236383" calcext:value-type="float">
            <text:p>4.45650230236383</text:p>
          </table:table-cell>
        </table:table-row>
        <table:table-row table:style-name="ro1">
          <table:table-cell/>
          <table:table-cell office:value-type="float" office:value="2.24" calcext:value-type="float">
            <text:p>2.24</text:p>
          </table:table-cell>
          <table:table-cell table:formula="of:=[.$A$1]*COS(2*PI()*[.$A$2]*[.B224]+[.$A$3])" office:value-type="float" office:value="5.74289404465747" calcext:value-type="float">
            <text:p>5.74289404465747</text:p>
          </table:table-cell>
        </table:table-row>
        <table:table-row table:style-name="ro1">
          <table:table-cell/>
          <table:table-cell office:value-type="float" office:value="2.25" calcext:value-type="float">
            <text:p>2.25</text:p>
          </table:table-cell>
          <table:table-cell table:formula="of:=[.$A$1]*COS(2*PI()*[.$A$2]*[.B225]+[.$A$3])" office:value-type="float" office:value="5.93614947974029" calcext:value-type="float">
            <text:p>5.93614947974029</text:p>
          </table:table-cell>
        </table:table-row>
        <table:table-row table:style-name="ro1">
          <table:table-cell/>
          <table:table-cell office:value-type="float" office:value="2.26" calcext:value-type="float">
            <text:p>2.26</text:p>
          </table:table-cell>
          <table:table-cell table:formula="of:=[.$A$1]*COS(2*PI()*[.$A$2]*[.B226]+[.$A$3])" office:value-type="float" office:value="4.99948322884481" calcext:value-type="float">
            <text:p>4.99948322884481</text:p>
          </table:table-cell>
        </table:table-row>
        <table:table-row table:style-name="ro1">
          <table:table-cell/>
          <table:table-cell office:value-type="float" office:value="2.27" calcext:value-type="float">
            <text:p>2.27</text:p>
          </table:table-cell>
          <table:table-cell table:formula="of:=[.$A$1]*COS(2*PI()*[.$A$2]*[.B227]+[.$A$3])" office:value-type="float" office:value="3.11118586787748" calcext:value-type="float">
            <text:p>3.11118586787748</text:p>
          </table:table-cell>
        </table:table-row>
        <table:table-row table:style-name="ro1">
          <table:table-cell/>
          <table:table-cell office:value-type="float" office:value="2.28" calcext:value-type="float">
            <text:p>2.28</text:p>
          </table:table-cell>
          <table:table-cell table:formula="of:=[.$A$1]*COS(2*PI()*[.$A$2]*[.B228]+[.$A$3])" office:value-type="float" office:value="0.630687048166237" calcext:value-type="float">
            <text:p>0.630687048166237</text:p>
          </table:table-cell>
        </table:table-row>
        <table:table-row table:style-name="ro1">
          <table:table-cell/>
          <table:table-cell office:value-type="float" office:value="2.29" calcext:value-type="float">
            <text:p>2.29</text:p>
          </table:table-cell>
          <table:table-cell table:formula="of:=[.$A$1]*COS(2*PI()*[.$A$2]*[.B229]+[.$A$3])" office:value-type="float" office:value="-1.96986046223582" calcext:value-type="float">
            <text:p>-1.96986046223582</text:p>
          </table:table-cell>
        </table:table-row>
        <table:table-row table:style-name="ro1">
          <table:table-cell/>
          <table:table-cell office:value-type="float" office:value="2.3" calcext:value-type="float">
            <text:p>2.3</text:p>
          </table:table-cell>
          <table:table-cell table:formula="of:=[.$A$1]*COS(2*PI()*[.$A$2]*[.B230]+[.$A$3])" office:value-type="float" office:value="-4.1954531197947" calcext:value-type="float">
            <text:p>-4.1954531197947</text:p>
          </table:table-cell>
        </table:table-row>
        <table:table-row table:style-name="ro1">
          <table:table-cell/>
          <table:table-cell office:value-type="float" office:value="2.31" calcext:value-type="float">
            <text:p>2.31</text:p>
          </table:table-cell>
          <table:table-cell table:formula="of:=[.$A$1]*COS(2*PI()*[.$A$2]*[.B231]+[.$A$3])" office:value-type="float" office:value="-5.62245849805065" calcext:value-type="float">
            <text:p>-5.62245849805065</text:p>
          </table:table-cell>
        </table:table-row>
        <table:table-row table:style-name="ro1">
          <table:table-cell/>
          <table:table-cell office:value-type="float" office:value="2.32" calcext:value-type="float">
            <text:p>2.32</text:p>
          </table:table-cell>
          <table:table-cell table:formula="of:=[.$A$1]*COS(2*PI()*[.$A$2]*[.B232]+[.$A$3])" office:value-type="float" office:value="-5.97925198101265" calcext:value-type="float">
            <text:p>-5.97925198101265</text:p>
          </table:table-cell>
        </table:table-row>
        <table:table-row table:style-name="ro1">
          <table:table-cell/>
          <table:table-cell office:value-type="float" office:value="2.33" calcext:value-type="float">
            <text:p>2.33</text:p>
          </table:table-cell>
          <table:table-cell table:formula="of:=[.$A$1]*COS(2*PI()*[.$A$2]*[.B233]+[.$A$3])" office:value-type="float" office:value="-5.1979193938119" calcext:value-type="float">
            <text:p>-5.1979193938119</text:p>
          </table:table-cell>
        </table:table-row>
        <table:table-row table:style-name="ro1">
          <table:table-cell/>
          <table:table-cell office:value-type="float" office:value="2.34" calcext:value-type="float">
            <text:p>2.34</text:p>
          </table:table-cell>
          <table:table-cell table:formula="of:=[.$A$1]*COS(2*PI()*[.$A$2]*[.B234]+[.$A$3])" office:value-type="float" office:value="-3.42718418710495" calcext:value-type="float">
            <text:p>-3.42718418710495</text:p>
          </table:table-cell>
        </table:table-row>
        <table:table-row table:style-name="ro1">
          <table:table-cell/>
          <table:table-cell office:value-type="float" office:value="2.35" calcext:value-type="float">
            <text:p>2.35</text:p>
          </table:table-cell>
          <table:table-cell table:formula="of:=[.$A$1]*COS(2*PI()*[.$A$2]*[.B235]+[.$A$3])" office:value-type="float" office:value="-1.00409853874068" calcext:value-type="float">
            <text:p>-1.00409853874068</text:p>
          </table:table-cell>
        </table:table-row>
        <table:table-row table:style-name="ro1">
          <table:table-cell/>
          <table:table-cell office:value-type="float" office:value="2.36" calcext:value-type="float">
            <text:p>2.36</text:p>
          </table:table-cell>
          <table:table-cell table:formula="of:=[.$A$1]*COS(2*PI()*[.$A$2]*[.B236]+[.$A$3])" office:value-type="float" office:value="1.61011314471654" calcext:value-type="float">
            <text:p>1.61011314471654</text:p>
          </table:table-cell>
        </table:table-row>
        <table:table-row table:style-name="ro1">
          <table:table-cell/>
          <table:table-cell office:value-type="float" office:value="2.37" calcext:value-type="float">
            <text:p>2.37</text:p>
          </table:table-cell>
          <table:table-cell table:formula="of:=[.$A$1]*COS(2*PI()*[.$A$2]*[.B237]+[.$A$3])" office:value-type="float" office:value="3.91784640048208" calcext:value-type="float">
            <text:p>3.91784640048208</text:p>
          </table:table-cell>
        </table:table-row>
        <table:table-row table:style-name="ro1">
          <table:table-cell/>
          <table:table-cell office:value-type="float" office:value="2.38" calcext:value-type="float">
            <text:p>2.38</text:p>
          </table:table-cell>
          <table:table-cell table:formula="of:=[.$A$1]*COS(2*PI()*[.$A$2]*[.B238]+[.$A$3])" office:value-type="float" office:value="5.479833676409" calcext:value-type="float">
            <text:p>5.479833676409</text:p>
          </table:table-cell>
        </table:table-row>
        <table:table-row table:style-name="ro1">
          <table:table-cell/>
          <table:table-cell office:value-type="float" office:value="2.39" calcext:value-type="float">
            <text:p>2.39</text:p>
          </table:table-cell>
          <table:table-cell table:formula="of:=[.$A$1]*COS(2*PI()*[.$A$2]*[.B239]+[.$A$3])" office:value-type="float" office:value="5.99875710637633" calcext:value-type="float">
            <text:p>5.99875710637633</text:p>
          </table:table-cell>
        </table:table-row>
        <table:table-row table:style-name="ro1">
          <table:table-cell/>
          <table:table-cell office:value-type="float" office:value="2.4" calcext:value-type="float">
            <text:p>2.4</text:p>
          </table:table-cell>
          <table:table-cell table:formula="of:=[.$A$1]*COS(2*PI()*[.$A$2]*[.B240]+[.$A$3])" office:value-type="float" office:value="5.37584174563515" calcext:value-type="float">
            <text:p>5.37584174563515</text:p>
          </table:table-cell>
        </table:table-row>
        <table:table-row table:style-name="ro1">
          <table:table-cell/>
          <table:table-cell office:value-type="float" office:value="2.41" calcext:value-type="float">
            <text:p>2.41</text:p>
          </table:table-cell>
          <table:table-cell table:formula="of:=[.$A$1]*COS(2*PI()*[.$A$2]*[.B241]+[.$A$3])" office:value-type="float" office:value="3.72965697607731" calcext:value-type="float">
            <text:p>3.72965697607731</text:p>
          </table:table-cell>
        </table:table-row>
        <table:table-row table:style-name="ro1">
          <table:table-cell/>
          <table:table-cell office:value-type="float" office:value="2.42" calcext:value-type="float">
            <text:p>2.42</text:p>
          </table:table-cell>
          <table:table-cell table:formula="of:=[.$A$1]*COS(2*PI()*[.$A$2]*[.B242]+[.$A$3])" office:value-type="float" office:value="1.37354731111162" calcext:value-type="float">
            <text:p>1.37354731111162</text:p>
          </table:table-cell>
        </table:table-row>
        <table:table-row table:style-name="ro1">
          <table:table-cell/>
          <table:table-cell office:value-type="float" office:value="2.43" calcext:value-type="float">
            <text:p>2.43</text:p>
          </table:table-cell>
          <table:table-cell table:formula="of:=[.$A$1]*COS(2*PI()*[.$A$2]*[.B243]+[.$A$3])" office:value-type="float" office:value="-1.24401144620587" calcext:value-type="float">
            <text:p>-1.24401144620587</text:p>
          </table:table-cell>
        </table:table-row>
        <table:table-row table:style-name="ro1">
          <table:table-cell/>
          <table:table-cell office:value-type="float" office:value="2.44" calcext:value-type="float">
            <text:p>2.44</text:p>
          </table:table-cell>
          <table:table-cell table:formula="of:=[.$A$1]*COS(2*PI()*[.$A$2]*[.B244]+[.$A$3])" office:value-type="float" office:value="-3.62477773132045" calcext:value-type="float">
            <text:p>-3.62477773132045</text:p>
          </table:table-cell>
        </table:table-row>
        <table:table-row table:style-name="ro1">
          <table:table-cell/>
          <table:table-cell office:value-type="float" office:value="2.45" calcext:value-type="float">
            <text:p>2.45</text:p>
          </table:table-cell>
          <table:table-cell table:formula="of:=[.$A$1]*COS(2*PI()*[.$A$2]*[.B245]+[.$A$3])" office:value-type="float" office:value="-5.31558245474448" calcext:value-type="float">
            <text:p>-5.31558245474448</text:p>
          </table:table-cell>
        </table:table-row>
        <table:table-row table:style-name="ro1">
          <table:table-cell/>
          <table:table-cell office:value-type="float" office:value="2.46" calcext:value-type="float">
            <text:p>2.46</text:p>
          </table:table-cell>
          <table:table-cell table:formula="of:=[.$A$1]*COS(2*PI()*[.$A$2]*[.B246]+[.$A$3])" office:value-type="float" office:value="-5.99458787801258" calcext:value-type="float">
            <text:p>-5.99458787801258</text:p>
          </table:table-cell>
        </table:table-row>
        <table:table-row table:style-name="ro1">
          <table:table-cell/>
          <table:table-cell office:value-type="float" office:value="2.47" calcext:value-type="float">
            <text:p>2.47</text:p>
          </table:table-cell>
          <table:table-cell table:formula="of:=[.$A$1]*COS(2*PI()*[.$A$2]*[.B247]+[.$A$3])" office:value-type="float" office:value="-5.53254810607683" calcext:value-type="float">
            <text:p>-5.53254810607683</text:p>
          </table:table-cell>
        </table:table-row>
        <table:table-row table:style-name="ro1">
          <table:table-cell/>
          <table:table-cell office:value-type="float" office:value="2.48" calcext:value-type="float">
            <text:p>2.48</text:p>
          </table:table-cell>
          <table:table-cell table:formula="of:=[.$A$1]*COS(2*PI()*[.$A$2]*[.B248]+[.$A$3])" office:value-type="float" office:value="-4.01741051288342" calcext:value-type="float">
            <text:p>-4.01741051288342</text:p>
          </table:table-cell>
        </table:table-row>
        <table:table-row table:style-name="ro1">
          <table:table-cell/>
          <table:table-cell office:value-type="float" office:value="2.49" calcext:value-type="float">
            <text:p>2.49</text:p>
          </table:table-cell>
          <table:table-cell table:formula="of:=[.$A$1]*COS(2*PI()*[.$A$2]*[.B249]+[.$A$3])" office:value-type="float" office:value="-1.73757531975968" calcext:value-type="float">
            <text:p>-1.73757531975968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table:formula="of:=[.$A$1]*COS(2*PI()*[.$A$2]*[.B250]+[.$A$3])" office:value-type="float" office:value="0.873000202851635" calcext:value-type="float">
            <text:p>0.873000202851635</text:p>
          </table:table-cell>
        </table:table-row>
        <table:table-row table:style-name="ro1">
          <table:table-cell/>
          <table:table-cell office:value-type="float" office:value="2.51" calcext:value-type="float">
            <text:p>2.51</text:p>
          </table:table-cell>
          <table:table-cell table:formula="of:=[.$A$1]*COS(2*PI()*[.$A$2]*[.B251]+[.$A$3])" office:value-type="float" office:value="3.31740372045665" calcext:value-type="float">
            <text:p>3.31740372045665</text:p>
          </table:table-cell>
        </table:table-row>
        <table:table-row table:style-name="ro1">
          <table:table-cell/>
          <table:table-cell office:value-type="float" office:value="2.52" calcext:value-type="float">
            <text:p>2.52</text:p>
          </table:table-cell>
          <table:table-cell table:formula="of:=[.$A$1]*COS(2*PI()*[.$A$2]*[.B252]+[.$A$3])" office:value-type="float" office:value="5.13035305758962" calcext:value-type="float">
            <text:p>5.13035305758962</text:p>
          </table:table-cell>
        </table:table-row>
        <table:table-row table:style-name="ro1">
          <table:table-cell/>
          <table:table-cell office:value-type="float" office:value="2.53" calcext:value-type="float">
            <text:p>2.53</text:p>
          </table:table-cell>
          <table:table-cell table:formula="of:=[.$A$1]*COS(2*PI()*[.$A$2]*[.B253]+[.$A$3])" office:value-type="float" office:value="5.96676074996101" calcext:value-type="float">
            <text:p>5.96676074996101</text:p>
          </table:table-cell>
        </table:table-row>
        <table:table-row table:style-name="ro1">
          <table:table-cell/>
          <table:table-cell office:value-type="float" office:value="2.54" calcext:value-type="float">
            <text:p>2.54</text:p>
          </table:table-cell>
          <table:table-cell table:formula="of:=[.$A$1]*COS(2*PI()*[.$A$2]*[.B254]+[.$A$3])" office:value-type="float" office:value="5.66742002672468" calcext:value-type="float">
            <text:p>5.66742002672468</text:p>
          </table:table-cell>
        </table:table-row>
        <table:table-row table:style-name="ro1">
          <table:table-cell/>
          <table:table-cell office:value-type="float" office:value="2.55" calcext:value-type="float">
            <text:p>2.55</text:p>
          </table:table-cell>
          <table:table-cell table:formula="of:=[.$A$1]*COS(2*PI()*[.$A$2]*[.B255]+[.$A$3])" office:value-type="float" office:value="4.28930916577538" calcext:value-type="float">
            <text:p>4.28930916577538</text:p>
          </table:table-cell>
        </table:table-row>
        <table:table-row table:style-name="ro1">
          <table:table-cell/>
          <table:table-cell office:value-type="float" office:value="2.56" calcext:value-type="float">
            <text:p>2.56</text:p>
          </table:table-cell>
          <table:table-cell table:formula="of:=[.$A$1]*COS(2*PI()*[.$A$2]*[.B256]+[.$A$3])" office:value-type="float" office:value="2.0947459124433" calcext:value-type="float">
            <text:p>2.0947459124433</text:p>
          </table:table-cell>
        </table:table-row>
        <table:table-row table:style-name="ro1">
          <table:table-cell/>
          <table:table-cell office:value-type="float" office:value="2.57" calcext:value-type="float">
            <text:p>2.57</text:p>
          </table:table-cell>
          <table:table-cell table:formula="of:=[.$A$1]*COS(2*PI()*[.$A$2]*[.B257]+[.$A$3])" office:value-type="float" office:value="-0.498543626532764" calcext:value-type="float">
            <text:p>-0.498543626532764</text:p>
          </table:table-cell>
        </table:table-row>
        <table:table-row table:style-name="ro1">
          <table:table-cell/>
          <table:table-cell office:value-type="float" office:value="2.58" calcext:value-type="float">
            <text:p>2.58</text:p>
          </table:table-cell>
          <table:table-cell table:formula="of:=[.$A$1]*COS(2*PI()*[.$A$2]*[.B258]+[.$A$3])" office:value-type="float" office:value="-2.99693743268595" calcext:value-type="float">
            <text:p>-2.99693743268595</text:p>
          </table:table-cell>
        </table:table-row>
        <table:table-row table:style-name="ro1">
          <table:table-cell/>
          <table:table-cell office:value-type="float" office:value="2.59" calcext:value-type="float">
            <text:p>2.59</text:p>
          </table:table-cell>
          <table:table-cell table:formula="of:=[.$A$1]*COS(2*PI()*[.$A$2]*[.B259]+[.$A$3])" office:value-type="float" office:value="-4.92487650075186" calcext:value-type="float">
            <text:p>-4.92487650075186</text:p>
          </table:table-cell>
        </table:table-row>
        <table:table-row table:style-name="ro1">
          <table:table-cell/>
          <table:table-cell office:value-type="float" office:value="2.6" calcext:value-type="float">
            <text:p>2.6</text:p>
          </table:table-cell>
          <table:table-cell table:formula="of:=[.$A$1]*COS(2*PI()*[.$A$2]*[.B260]+[.$A$3])" office:value-type="float" office:value="-5.91538554318304" calcext:value-type="float">
            <text:p>-5.91538554318304</text:p>
          </table:table-cell>
        </table:table-row>
        <table:table-row table:style-name="ro1">
          <table:table-cell/>
          <table:table-cell office:value-type="float" office:value="2.61" calcext:value-type="float">
            <text:p>2.61</text:p>
          </table:table-cell>
          <table:table-cell table:formula="of:=[.$A$1]*COS(2*PI()*[.$A$2]*[.B261]+[.$A$3])" office:value-type="float" office:value="-5.77992522972494" calcext:value-type="float">
            <text:p>-5.77992522972494</text:p>
          </table:table-cell>
        </table:table-row>
        <table:table-row table:style-name="ro1">
          <table:table-cell/>
          <table:table-cell office:value-type="float" office:value="2.62" calcext:value-type="float">
            <text:p>2.62</text:p>
          </table:table-cell>
          <table:table-cell table:formula="of:=[.$A$1]*COS(2*PI()*[.$A$2]*[.B262]+[.$A$3])" office:value-type="float" office:value="-4.54427987498894" calcext:value-type="float">
            <text:p>-4.54427987498894</text:p>
          </table:table-cell>
        </table:table-row>
        <table:table-row table:style-name="ro1">
          <table:table-cell/>
          <table:table-cell office:value-type="float" office:value="2.63" calcext:value-type="float">
            <text:p>2.63</text:p>
          </table:table-cell>
          <table:table-cell table:formula="of:=[.$A$1]*COS(2*PI()*[.$A$2]*[.B263]+[.$A$3])" office:value-type="float" office:value="-2.44364950000896" calcext:value-type="float">
            <text:p>-2.44364950000896</text:p>
          </table:table-cell>
        </table:table-row>
        <table:table-row table:style-name="ro1">
          <table:table-cell/>
          <table:table-cell office:value-type="float" office:value="2.64" calcext:value-type="float">
            <text:p>2.64</text:p>
          </table:table-cell>
          <table:table-cell table:formula="of:=[.$A$1]*COS(2*PI()*[.$A$2]*[.B264]+[.$A$3])" office:value-type="float" office:value="0.122119526282802" calcext:value-type="float">
            <text:p>0.122119526282802</text:p>
          </table:table-cell>
        </table:table-row>
        <table:table-row table:style-name="ro1">
          <table:table-cell/>
          <table:table-cell office:value-type="float" office:value="2.65" calcext:value-type="float">
            <text:p>2.65</text:p>
          </table:table-cell>
          <table:table-cell table:formula="of:=[.$A$1]*COS(2*PI()*[.$A$2]*[.B265]+[.$A$3])" office:value-type="float" office:value="2.66464360203876" calcext:value-type="float">
            <text:p>2.66464360203876</text:p>
          </table:table-cell>
        </table:table-row>
        <table:table-row table:style-name="ro1">
          <table:table-cell/>
          <table:table-cell office:value-type="float" office:value="2.66" calcext:value-type="float">
            <text:p>2.66</text:p>
          </table:table-cell>
          <table:table-cell table:formula="of:=[.$A$1]*COS(2*PI()*[.$A$2]*[.B266]+[.$A$3])" office:value-type="float" office:value="4.69996370632769" calcext:value-type="float">
            <text:p>4.69996370632769</text:p>
          </table:table-cell>
        </table:table-row>
        <table:table-row table:style-name="ro1">
          <table:table-cell/>
          <table:table-cell office:value-type="float" office:value="2.67" calcext:value-type="float">
            <text:p>2.67</text:p>
          </table:table-cell>
          <table:table-cell table:formula="of:=[.$A$1]*COS(2*PI()*[.$A$2]*[.B267]+[.$A$3])" office:value-type="float" office:value="5.84066501214869" calcext:value-type="float">
            <text:p>5.84066501214869</text:p>
          </table:table-cell>
        </table:table-row>
        <table:table-row table:style-name="ro1">
          <table:table-cell/>
          <table:table-cell office:value-type="float" office:value="2.68" calcext:value-type="float">
            <text:p>2.68</text:p>
          </table:table-cell>
          <table:table-cell table:formula="of:=[.$A$1]*COS(2*PI()*[.$A$2]*[.B268]+[.$A$3])" office:value-type="float" office:value="5.86961970844014" calcext:value-type="float">
            <text:p>5.86961970844014</text:p>
          </table:table-cell>
        </table:table-row>
        <table:table-row table:style-name="ro1">
          <table:table-cell/>
          <table:table-cell office:value-type="float" office:value="2.69" calcext:value-type="float">
            <text:p>2.69</text:p>
          </table:table-cell>
          <table:table-cell table:formula="of:=[.$A$1]*COS(2*PI()*[.$A$2]*[.B269]+[.$A$3])" office:value-type="float" office:value="4.78131638762002" calcext:value-type="float">
            <text:p>4.78131638762002</text:p>
          </table:table-cell>
        </table:table-row>
        <table:table-row table:style-name="ro1">
          <table:table-cell/>
          <table:table-cell office:value-type="float" office:value="2.7" calcext:value-type="float">
            <text:p>2.7</text:p>
          </table:table-cell>
          <table:table-cell table:formula="of:=[.$A$1]*COS(2*PI()*[.$A$2]*[.B270]+[.$A$3])" office:value-type="float" office:value="2.7829091193952" calcext:value-type="float">
            <text:p>2.7829091193952</text:p>
          </table:table-cell>
        </table:table-row>
        <table:table-row table:style-name="ro1">
          <table:table-cell/>
          <table:table-cell office:value-type="float" office:value="2.71" calcext:value-type="float">
            <text:p>2.71</text:p>
          </table:table-cell>
          <table:table-cell table:formula="of:=[.$A$1]*COS(2*PI()*[.$A$2]*[.B271]+[.$A$3])" office:value-type="float" office:value="0.254786523946378" calcext:value-type="float">
            <text:p>0.254786523946378</text:p>
          </table:table-cell>
        </table:table-row>
        <table:table-row table:style-name="ro1">
          <table:table-cell/>
          <table:table-cell office:value-type="float" office:value="2.72" calcext:value-type="float">
            <text:p>2.72</text:p>
          </table:table-cell>
          <table:table-cell table:formula="of:=[.$A$1]*COS(2*PI()*[.$A$2]*[.B272]+[.$A$3])" office:value-type="float" office:value="-2.32183364045427" calcext:value-type="float">
            <text:p>-2.32183364045427</text:p>
          </table:table-cell>
        </table:table-row>
        <table:table-row table:style-name="ro1">
          <table:table-cell/>
          <table:table-cell office:value-type="float" office:value="2.73" calcext:value-type="float">
            <text:p>2.73</text:p>
          </table:table-cell>
          <table:table-cell table:formula="of:=[.$A$1]*COS(2*PI()*[.$A$2]*[.B273]+[.$A$3])" office:value-type="float" office:value="-4.45650230236382" calcext:value-type="float">
            <text:p>-4.45650230236382</text:p>
          </table:table-cell>
        </table:table-row>
        <table:table-row table:style-name="ro1">
          <table:table-cell/>
          <table:table-cell office:value-type="float" office:value="2.74" calcext:value-type="float">
            <text:p>2.74</text:p>
          </table:table-cell>
          <table:table-cell table:formula="of:=[.$A$1]*COS(2*PI()*[.$A$2]*[.B274]+[.$A$3])" office:value-type="float" office:value="-5.74289404465744" calcext:value-type="float">
            <text:p>-5.74289404465744</text:p>
          </table:table-cell>
        </table:table-row>
        <table:table-row table:style-name="ro1">
          <table:table-cell/>
          <table:table-cell office:value-type="float" office:value="2.75" calcext:value-type="float">
            <text:p>2.75</text:p>
          </table:table-cell>
          <table:table-cell table:formula="of:=[.$A$1]*COS(2*PI()*[.$A$2]*[.B275]+[.$A$3])" office:value-type="float" office:value="-5.93614947974031" calcext:value-type="float">
            <text:p>-5.93614947974031</text:p>
          </table:table-cell>
        </table:table-row>
        <table:table-row table:style-name="ro1">
          <table:table-cell/>
          <table:table-cell office:value-type="float" office:value="2.76" calcext:value-type="float">
            <text:p>2.76</text:p>
          </table:table-cell>
          <table:table-cell table:formula="of:=[.$A$1]*COS(2*PI()*[.$A$2]*[.B276]+[.$A$3])" office:value-type="float" office:value="-4.99948322884483" calcext:value-type="float">
            <text:p>-4.99948322884483</text:p>
          </table:table-cell>
        </table:table-row>
        <table:table-row table:style-name="ro1">
          <table:table-cell/>
          <table:table-cell office:value-type="float" office:value="2.77" calcext:value-type="float">
            <text:p>2.77</text:p>
          </table:table-cell>
          <table:table-cell table:formula="of:=[.$A$1]*COS(2*PI()*[.$A$2]*[.B277]+[.$A$3])" office:value-type="float" office:value="-3.1111858678775" calcext:value-type="float">
            <text:p>-3.1111858678775</text:p>
          </table:table-cell>
        </table:table-row>
        <table:table-row table:style-name="ro1">
          <table:table-cell/>
          <table:table-cell office:value-type="float" office:value="2.78" calcext:value-type="float">
            <text:p>2.78</text:p>
          </table:table-cell>
          <table:table-cell table:formula="of:=[.$A$1]*COS(2*PI()*[.$A$2]*[.B278]+[.$A$3])" office:value-type="float" office:value="-0.630687048166178" calcext:value-type="float">
            <text:p>-0.630687048166178</text:p>
          </table:table-cell>
        </table:table-row>
        <table:table-row table:style-name="ro1">
          <table:table-cell/>
          <table:table-cell office:value-type="float" office:value="2.79" calcext:value-type="float">
            <text:p>2.79</text:p>
          </table:table-cell>
          <table:table-cell table:formula="of:=[.$A$1]*COS(2*PI()*[.$A$2]*[.B279]+[.$A$3])" office:value-type="float" office:value="1.96986046223595" calcext:value-type="float">
            <text:p>1.96986046223595</text:p>
          </table:table-cell>
        </table:table-row>
        <table:table-row table:style-name="ro1">
          <table:table-cell/>
          <table:table-cell office:value-type="float" office:value="2.8" calcext:value-type="float">
            <text:p>2.8</text:p>
          </table:table-cell>
          <table:table-cell table:formula="of:=[.$A$1]*COS(2*PI()*[.$A$2]*[.B280]+[.$A$3])" office:value-type="float" office:value="4.19545311979469" calcext:value-type="float">
            <text:p>4.19545311979469</text:p>
          </table:table-cell>
        </table:table-row>
        <table:table-row table:style-name="ro1">
          <table:table-cell/>
          <table:table-cell office:value-type="float" office:value="2.81" calcext:value-type="float">
            <text:p>2.81</text:p>
          </table:table-cell>
          <table:table-cell table:formula="of:=[.$A$1]*COS(2*PI()*[.$A$2]*[.B281]+[.$A$3])" office:value-type="float" office:value="5.62245849805067" calcext:value-type="float">
            <text:p>5.62245849805067</text:p>
          </table:table-cell>
        </table:table-row>
        <table:table-row table:style-name="ro1">
          <table:table-cell/>
          <table:table-cell office:value-type="float" office:value="2.82" calcext:value-type="float">
            <text:p>2.82</text:p>
          </table:table-cell>
          <table:table-cell table:formula="of:=[.$A$1]*COS(2*PI()*[.$A$2]*[.B282]+[.$A$3])" office:value-type="float" office:value="5.97925198101264" calcext:value-type="float">
            <text:p>5.97925198101264</text:p>
          </table:table-cell>
        </table:table-row>
        <table:table-row table:style-name="ro1">
          <table:table-cell/>
          <table:table-cell office:value-type="float" office:value="2.83" calcext:value-type="float">
            <text:p>2.83</text:p>
          </table:table-cell>
          <table:table-cell table:formula="of:=[.$A$1]*COS(2*PI()*[.$A$2]*[.B283]+[.$A$3])" office:value-type="float" office:value="5.19791939381192" calcext:value-type="float">
            <text:p>5.19791939381192</text:p>
          </table:table-cell>
        </table:table-row>
        <table:table-row table:style-name="ro1">
          <table:table-cell/>
          <table:table-cell office:value-type="float" office:value="2.84" calcext:value-type="float">
            <text:p>2.84</text:p>
          </table:table-cell>
          <table:table-cell table:formula="of:=[.$A$1]*COS(2*PI()*[.$A$2]*[.B284]+[.$A$3])" office:value-type="float" office:value="3.42718418710498" calcext:value-type="float">
            <text:p>3.42718418710498</text:p>
          </table:table-cell>
        </table:table-row>
        <table:table-row table:style-name="ro1">
          <table:table-cell/>
          <table:table-cell office:value-type="float" office:value="2.85" calcext:value-type="float">
            <text:p>2.85</text:p>
          </table:table-cell>
          <table:table-cell table:formula="of:=[.$A$1]*COS(2*PI()*[.$A$2]*[.B285]+[.$A$3])" office:value-type="float" office:value="1.00409853874079" calcext:value-type="float">
            <text:p>1.00409853874079</text:p>
          </table:table-cell>
        </table:table-row>
        <table:table-row table:style-name="ro1">
          <table:table-cell/>
          <table:table-cell office:value-type="float" office:value="2.86" calcext:value-type="float">
            <text:p>2.86</text:p>
          </table:table-cell>
          <table:table-cell table:formula="of:=[.$A$1]*COS(2*PI()*[.$A$2]*[.B286]+[.$A$3])" office:value-type="float" office:value="-1.61011314471643" calcext:value-type="float">
            <text:p>-1.61011314471643</text:p>
          </table:table-cell>
        </table:table-row>
        <table:table-row table:style-name="ro1">
          <table:table-cell/>
          <table:table-cell office:value-type="float" office:value="2.87" calcext:value-type="float">
            <text:p>2.87</text:p>
          </table:table-cell>
          <table:table-cell table:formula="of:=[.$A$1]*COS(2*PI()*[.$A$2]*[.B287]+[.$A$3])" office:value-type="float" office:value="-3.91784640048206" calcext:value-type="float">
            <text:p>-3.91784640048206</text:p>
          </table:table-cell>
        </table:table-row>
        <table:table-row table:style-name="ro1">
          <table:table-cell/>
          <table:table-cell office:value-type="float" office:value="2.88" calcext:value-type="float">
            <text:p>2.88</text:p>
          </table:table-cell>
          <table:table-cell table:formula="of:=[.$A$1]*COS(2*PI()*[.$A$2]*[.B288]+[.$A$3])" office:value-type="float" office:value="-5.47983367640899" calcext:value-type="float">
            <text:p>-5.47983367640899</text:p>
          </table:table-cell>
        </table:table-row>
        <table:table-row table:style-name="ro1">
          <table:table-cell/>
          <table:table-cell office:value-type="float" office:value="2.89" calcext:value-type="float">
            <text:p>2.89</text:p>
          </table:table-cell>
          <table:table-cell table:formula="of:=[.$A$1]*COS(2*PI()*[.$A$2]*[.B289]+[.$A$3])" office:value-type="float" office:value="-5.99875710637632" calcext:value-type="float">
            <text:p>-5.99875710637632</text:p>
          </table:table-cell>
        </table:table-row>
        <table:table-row table:style-name="ro1">
          <table:table-cell/>
          <table:table-cell office:value-type="float" office:value="2.9" calcext:value-type="float">
            <text:p>2.9</text:p>
          </table:table-cell>
          <table:table-cell table:formula="of:=[.$A$1]*COS(2*PI()*[.$A$2]*[.B290]+[.$A$3])" office:value-type="float" office:value="-5.37584174563513" calcext:value-type="float">
            <text:p>-5.37584174563513</text:p>
          </table:table-cell>
        </table:table-row>
        <table:table-row table:style-name="ro1">
          <table:table-cell/>
          <table:table-cell office:value-type="float" office:value="2.91" calcext:value-type="float">
            <text:p>2.91</text:p>
          </table:table-cell>
          <table:table-cell table:formula="of:=[.$A$1]*COS(2*PI()*[.$A$2]*[.B291]+[.$A$3])" office:value-type="float" office:value="-3.72965697607733" calcext:value-type="float">
            <text:p>-3.72965697607733</text:p>
          </table:table-cell>
        </table:table-row>
        <table:table-row table:style-name="ro1">
          <table:table-cell/>
          <table:table-cell office:value-type="float" office:value="2.92" calcext:value-type="float">
            <text:p>2.92</text:p>
          </table:table-cell>
          <table:table-cell table:formula="of:=[.$A$1]*COS(2*PI()*[.$A$2]*[.B292]+[.$A$3])" office:value-type="float" office:value="-1.37354731111165" calcext:value-type="float">
            <text:p>-1.37354731111165</text:p>
          </table:table-cell>
        </table:table-row>
        <table:table-row table:style-name="ro1">
          <table:table-cell/>
          <table:table-cell office:value-type="float" office:value="2.93" calcext:value-type="float">
            <text:p>2.93</text:p>
          </table:table-cell>
          <table:table-cell table:formula="of:=[.$A$1]*COS(2*PI()*[.$A$2]*[.B293]+[.$A$3])" office:value-type="float" office:value="1.24401144620593" calcext:value-type="float">
            <text:p>1.24401144620593</text:p>
          </table:table-cell>
        </table:table-row>
        <table:table-row table:style-name="ro1">
          <table:table-cell/>
          <table:table-cell office:value-type="float" office:value="2.94" calcext:value-type="float">
            <text:p>2.94</text:p>
          </table:table-cell>
          <table:table-cell table:formula="of:=[.$A$1]*COS(2*PI()*[.$A$2]*[.B294]+[.$A$3])" office:value-type="float" office:value="3.62477773132036" calcext:value-type="float">
            <text:p>3.62477773132036</text:p>
          </table:table-cell>
        </table:table-row>
        <table:table-row table:style-name="ro1">
          <table:table-cell/>
          <table:table-cell office:value-type="float" office:value="2.95" calcext:value-type="float">
            <text:p>2.95</text:p>
          </table:table-cell>
          <table:table-cell table:formula="of:=[.$A$1]*COS(2*PI()*[.$A$2]*[.B295]+[.$A$3])" office:value-type="float" office:value="5.31558245474446" calcext:value-type="float">
            <text:p>5.31558245474446</text:p>
          </table:table-cell>
        </table:table-row>
        <table:table-row table:style-name="ro1">
          <table:table-cell/>
          <table:table-cell office:value-type="float" office:value="2.96" calcext:value-type="float">
            <text:p>2.96</text:p>
          </table:table-cell>
          <table:table-cell table:formula="of:=[.$A$1]*COS(2*PI()*[.$A$2]*[.B296]+[.$A$3])" office:value-type="float" office:value="5.99458787801258" calcext:value-type="float">
            <text:p>5.99458787801258</text:p>
          </table:table-cell>
        </table:table-row>
        <table:table-row table:style-name="ro1">
          <table:table-cell/>
          <table:table-cell office:value-type="float" office:value="2.97" calcext:value-type="float">
            <text:p>2.97</text:p>
          </table:table-cell>
          <table:table-cell table:formula="of:=[.$A$1]*COS(2*PI()*[.$A$2]*[.B297]+[.$A$3])" office:value-type="float" office:value="5.53254810607687" calcext:value-type="float">
            <text:p>5.53254810607687</text:p>
          </table:table-cell>
        </table:table-row>
        <table:table-row table:style-name="ro1">
          <table:table-cell/>
          <table:table-cell office:value-type="float" office:value="2.98" calcext:value-type="float">
            <text:p>2.98</text:p>
          </table:table-cell>
          <table:table-cell table:formula="of:=[.$A$1]*COS(2*PI()*[.$A$2]*[.B298]+[.$A$3])" office:value-type="float" office:value="4.01741051288344" calcext:value-type="float">
            <text:p>4.01741051288344</text:p>
          </table:table-cell>
        </table:table-row>
        <table:table-row table:style-name="ro1">
          <table:table-cell/>
          <table:table-cell office:value-type="float" office:value="2.99" calcext:value-type="float">
            <text:p>2.99</text:p>
          </table:table-cell>
          <table:table-cell table:formula="of:=[.$A$1]*COS(2*PI()*[.$A$2]*[.B299]+[.$A$3])" office:value-type="float" office:value="1.73757531975963" calcext:value-type="float">
            <text:p>1.7375753197596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$A$1]*COS(2*PI()*[.$A$2]*[.B300]+[.$A$3])" office:value-type="float" office:value="-0.873000202851693" calcext:value-type="float">
            <text:p>-0.873000202851693</text:p>
          </table:table-cell>
        </table:table-row>
        <table:table-row table:style-name="ro1">
          <table:table-cell/>
          <table:table-cell office:value-type="float" office:value="3.01" calcext:value-type="float">
            <text:p>3.01</text:p>
          </table:table-cell>
          <table:table-cell table:formula="of:=[.$A$1]*COS(2*PI()*[.$A$2]*[.B301]+[.$A$3])" office:value-type="float" office:value="-3.3174037204567" calcext:value-type="float">
            <text:p>-3.3174037204567</text:p>
          </table:table-cell>
        </table:table-row>
        <table:table-row table:style-name="ro1">
          <table:table-cell/>
          <table:table-cell office:value-type="float" office:value="3.02" calcext:value-type="float">
            <text:p>3.02</text:p>
          </table:table-cell>
          <table:table-cell table:formula="of:=[.$A$1]*COS(2*PI()*[.$A$2]*[.B302]+[.$A$3])" office:value-type="float" office:value="-5.13035305758961" calcext:value-type="float">
            <text:p>-5.13035305758961</text:p>
          </table:table-cell>
        </table:table-row>
        <table:table-row table:style-name="ro1">
          <table:table-cell/>
          <table:table-cell office:value-type="float" office:value="3.03" calcext:value-type="float">
            <text:p>3.03</text:p>
          </table:table-cell>
          <table:table-cell table:formula="of:=[.$A$1]*COS(2*PI()*[.$A$2]*[.B303]+[.$A$3])" office:value-type="float" office:value="-5.966760749961" calcext:value-type="float">
            <text:p>-5.966760749961</text:p>
          </table:table-cell>
        </table:table-row>
        <table:table-row table:style-name="ro1">
          <table:table-cell/>
          <table:table-cell office:value-type="float" office:value="3.04" calcext:value-type="float">
            <text:p>3.04</text:p>
          </table:table-cell>
          <table:table-cell table:formula="of:=[.$A$1]*COS(2*PI()*[.$A$2]*[.B304]+[.$A$3])" office:value-type="float" office:value="-5.66742002672466" calcext:value-type="float">
            <text:p>-5.66742002672466</text:p>
          </table:table-cell>
        </table:table-row>
        <table:table-row table:style-name="ro1">
          <table:table-cell/>
          <table:table-cell office:value-type="float" office:value="3.05" calcext:value-type="float">
            <text:p>3.05</text:p>
          </table:table-cell>
          <table:table-cell table:formula="of:=[.$A$1]*COS(2*PI()*[.$A$2]*[.B305]+[.$A$3])" office:value-type="float" office:value="-4.28930916577534" calcext:value-type="float">
            <text:p>-4.28930916577534</text:p>
          </table:table-cell>
        </table:table-row>
        <table:table-row table:style-name="ro1">
          <table:table-cell/>
          <table:table-cell office:value-type="float" office:value="3.06" calcext:value-type="float">
            <text:p>3.06</text:p>
          </table:table-cell>
          <table:table-cell table:formula="of:=[.$A$1]*COS(2*PI()*[.$A$2]*[.B306]+[.$A$3])" office:value-type="float" office:value="-2.09474591244333" calcext:value-type="float">
            <text:p>-2.09474591244333</text:p>
          </table:table-cell>
        </table:table-row>
        <table:table-row table:style-name="ro1">
          <table:table-cell/>
          <table:table-cell office:value-type="float" office:value="3.07" calcext:value-type="float">
            <text:p>3.07</text:p>
          </table:table-cell>
          <table:table-cell table:formula="of:=[.$A$1]*COS(2*PI()*[.$A$2]*[.B307]+[.$A$3])" office:value-type="float" office:value="0.498543626532653" calcext:value-type="float">
            <text:p>0.498543626532653</text:p>
          </table:table-cell>
        </table:table-row>
        <table:table-row table:style-name="ro1">
          <table:table-cell/>
          <table:table-cell office:value-type="float" office:value="3.08" calcext:value-type="float">
            <text:p>3.08</text:p>
          </table:table-cell>
          <table:table-cell table:formula="of:=[.$A$1]*COS(2*PI()*[.$A$2]*[.B308]+[.$A$3])" office:value-type="float" office:value="2.996937432686" calcext:value-type="float">
            <text:p>2.996937432686</text:p>
          </table:table-cell>
        </table:table-row>
        <table:table-row table:style-name="ro1">
          <table:table-cell/>
          <table:table-cell office:value-type="float" office:value="3.09" calcext:value-type="float">
            <text:p>3.09</text:p>
          </table:table-cell>
          <table:table-cell table:formula="of:=[.$A$1]*COS(2*PI()*[.$A$2]*[.B309]+[.$A$3])" office:value-type="float" office:value="4.9248765007518" calcext:value-type="float">
            <text:p>4.9248765007518</text:p>
          </table:table-cell>
        </table:table-row>
        <table:table-row table:style-name="ro1">
          <table:table-cell/>
          <table:table-cell office:value-type="float" office:value="3.1" calcext:value-type="float">
            <text:p>3.1</text:p>
          </table:table-cell>
          <table:table-cell table:formula="of:=[.$A$1]*COS(2*PI()*[.$A$2]*[.B310]+[.$A$3])" office:value-type="float" office:value="5.91538554318303" calcext:value-type="float">
            <text:p>5.91538554318303</text:p>
          </table:table-cell>
        </table:table-row>
        <table:table-row table:style-name="ro1">
          <table:table-cell/>
          <table:table-cell office:value-type="float" office:value="3.11" calcext:value-type="float">
            <text:p>3.11</text:p>
          </table:table-cell>
          <table:table-cell table:formula="of:=[.$A$1]*COS(2*PI()*[.$A$2]*[.B311]+[.$A$3])" office:value-type="float" office:value="5.77992522972495" calcext:value-type="float">
            <text:p>5.77992522972495</text:p>
          </table:table-cell>
        </table:table-row>
        <table:table-row table:style-name="ro1">
          <table:table-cell/>
          <table:table-cell office:value-type="float" office:value="3.12" calcext:value-type="float">
            <text:p>3.12</text:p>
          </table:table-cell>
          <table:table-cell table:formula="of:=[.$A$1]*COS(2*PI()*[.$A$2]*[.B312]+[.$A$3])" office:value-type="float" office:value="4.54427987498901" calcext:value-type="float">
            <text:p>4.54427987498901</text:p>
          </table:table-cell>
        </table:table-row>
        <table:table-row table:style-name="ro1">
          <table:table-cell/>
          <table:table-cell office:value-type="float" office:value="3.13" calcext:value-type="float">
            <text:p>3.13</text:p>
          </table:table-cell>
          <table:table-cell table:formula="of:=[.$A$1]*COS(2*PI()*[.$A$2]*[.B313]+[.$A$3])" office:value-type="float" office:value="2.44364950000899" calcext:value-type="float">
            <text:p>2.44364950000899</text:p>
          </table:table-cell>
        </table:table-row>
        <table:table-row table:style-name="ro1">
          <table:table-cell/>
          <table:table-cell office:value-type="float" office:value="3.14" calcext:value-type="float">
            <text:p>3.14</text:p>
          </table:table-cell>
          <table:table-cell table:formula="of:=[.$A$1]*COS(2*PI()*[.$A$2]*[.B314]+[.$A$3])" office:value-type="float" office:value="-0.122119526282776" calcext:value-type="float">
            <text:p>-0.122119526282776</text:p>
          </table:table-cell>
        </table:table-row>
        <table:table-row table:style-name="ro1">
          <table:table-cell/>
          <table:table-cell office:value-type="float" office:value="3.15" calcext:value-type="float">
            <text:p>3.15</text:p>
          </table:table-cell>
          <table:table-cell table:formula="of:=[.$A$1]*COS(2*PI()*[.$A$2]*[.B315]+[.$A$3])" office:value-type="float" office:value="-2.66464360203882" calcext:value-type="float">
            <text:p>-2.66464360203882</text:p>
          </table:table-cell>
        </table:table-row>
        <table:table-row table:style-name="ro1">
          <table:table-cell/>
          <table:table-cell office:value-type="float" office:value="3.16" calcext:value-type="float">
            <text:p>3.16</text:p>
          </table:table-cell>
          <table:table-cell table:formula="of:=[.$A$1]*COS(2*PI()*[.$A$2]*[.B316]+[.$A$3])" office:value-type="float" office:value="-4.69996370632767" calcext:value-type="float">
            <text:p>-4.69996370632767</text:p>
          </table:table-cell>
        </table:table-row>
        <table:table-row table:style-name="ro1">
          <table:table-cell/>
          <table:table-cell office:value-type="float" office:value="3.17" calcext:value-type="float">
            <text:p>3.17</text:p>
          </table:table-cell>
          <table:table-cell table:formula="of:=[.$A$1]*COS(2*PI()*[.$A$2]*[.B317]+[.$A$3])" office:value-type="float" office:value="-5.84066501214869" calcext:value-type="float">
            <text:p>-5.84066501214869</text:p>
          </table:table-cell>
        </table:table-row>
        <table:table-row table:style-name="ro1">
          <table:table-cell/>
          <table:table-cell office:value-type="float" office:value="3.18" calcext:value-type="float">
            <text:p>3.18</text:p>
          </table:table-cell>
          <table:table-cell table:formula="of:=[.$A$1]*COS(2*PI()*[.$A$2]*[.B318]+[.$A$3])" office:value-type="float" office:value="-5.86961970844013" calcext:value-type="float">
            <text:p>-5.86961970844013</text:p>
          </table:table-cell>
        </table:table-row>
        <table:table-row table:style-name="ro1">
          <table:table-cell/>
          <table:table-cell office:value-type="float" office:value="3.19" calcext:value-type="float">
            <text:p>3.19</text:p>
          </table:table-cell>
          <table:table-cell table:formula="of:=[.$A$1]*COS(2*PI()*[.$A$2]*[.B319]+[.$A$3])" office:value-type="float" office:value="-4.78131638761998" calcext:value-type="float">
            <text:p>-4.78131638761998</text:p>
          </table:table-cell>
        </table:table-row>
        <table:table-row table:style-name="ro1">
          <table:table-cell/>
          <table:table-cell office:value-type="float" office:value="3.2" calcext:value-type="float">
            <text:p>3.2</text:p>
          </table:table-cell>
          <table:table-cell table:formula="of:=[.$A$1]*COS(2*PI()*[.$A$2]*[.B320]+[.$A$3])" office:value-type="float" office:value="-2.78290911939522" calcext:value-type="float">
            <text:p>-2.78290911939522</text:p>
          </table:table-cell>
        </table:table-row>
        <table:table-row table:style-name="ro1">
          <table:table-cell/>
          <table:table-cell office:value-type="float" office:value="3.21" calcext:value-type="float">
            <text:p>3.21</text:p>
          </table:table-cell>
          <table:table-cell table:formula="of:=[.$A$1]*COS(2*PI()*[.$A$2]*[.B321]+[.$A$3])" office:value-type="float" office:value="-0.254786523946405" calcext:value-type="float">
            <text:p>-0.254786523946405</text:p>
          </table:table-cell>
        </table:table-row>
        <table:table-row table:style-name="ro1">
          <table:table-cell/>
          <table:table-cell office:value-type="float" office:value="3.22" calcext:value-type="float">
            <text:p>3.22</text:p>
          </table:table-cell>
          <table:table-cell table:formula="of:=[.$A$1]*COS(2*PI()*[.$A$2]*[.B322]+[.$A$3])" office:value-type="float" office:value="2.3218336404544" calcext:value-type="float">
            <text:p>2.3218336404544</text:p>
          </table:table-cell>
        </table:table-row>
        <table:table-row table:style-name="ro1">
          <table:table-cell/>
          <table:table-cell office:value-type="float" office:value="3.23" calcext:value-type="float">
            <text:p>3.23</text:p>
          </table:table-cell>
          <table:table-cell table:formula="of:=[.$A$1]*COS(2*PI()*[.$A$2]*[.B323]+[.$A$3])" office:value-type="float" office:value="4.45650230236385" calcext:value-type="float">
            <text:p>4.45650230236385</text:p>
          </table:table-cell>
        </table:table-row>
        <table:table-row table:style-name="ro1">
          <table:table-cell/>
          <table:table-cell office:value-type="float" office:value="3.24" calcext:value-type="float">
            <text:p>3.24</text:p>
          </table:table-cell>
          <table:table-cell table:formula="of:=[.$A$1]*COS(2*PI()*[.$A$2]*[.B324]+[.$A$3])" office:value-type="float" office:value="5.74289404465745" calcext:value-type="float">
            <text:p>5.74289404465745</text:p>
          </table:table-cell>
        </table:table-row>
        <table:table-row table:style-name="ro1">
          <table:table-cell/>
          <table:table-cell office:value-type="float" office:value="3.25" calcext:value-type="float">
            <text:p>3.25</text:p>
          </table:table-cell>
          <table:table-cell table:formula="of:=[.$A$1]*COS(2*PI()*[.$A$2]*[.B325]+[.$A$3])" office:value-type="float" office:value="5.9361494797403" calcext:value-type="float">
            <text:p>5.9361494797403</text:p>
          </table:table-cell>
        </table:table-row>
        <table:table-row table:style-name="ro1">
          <table:table-cell/>
          <table:table-cell office:value-type="float" office:value="3.26" calcext:value-type="float">
            <text:p>3.26</text:p>
          </table:table-cell>
          <table:table-cell table:formula="of:=[.$A$1]*COS(2*PI()*[.$A$2]*[.B326]+[.$A$3])" office:value-type="float" office:value="4.99948322884479" calcext:value-type="float">
            <text:p>4.99948322884479</text:p>
          </table:table-cell>
        </table:table-row>
        <table:table-row table:style-name="ro1">
          <table:table-cell/>
          <table:table-cell office:value-type="float" office:value="3.27" calcext:value-type="float">
            <text:p>3.27</text:p>
          </table:table-cell>
          <table:table-cell table:formula="of:=[.$A$1]*COS(2*PI()*[.$A$2]*[.B327]+[.$A$3])" office:value-type="float" office:value="3.11118586787745" calcext:value-type="float">
            <text:p>3.11118586787745</text:p>
          </table:table-cell>
        </table:table-row>
        <table:table-row table:style-name="ro1">
          <table:table-cell/>
          <table:table-cell office:value-type="float" office:value="3.28" calcext:value-type="float">
            <text:p>3.28</text:p>
          </table:table-cell>
          <table:table-cell table:formula="of:=[.$A$1]*COS(2*PI()*[.$A$2]*[.B328]+[.$A$3])" office:value-type="float" office:value="0.630687048166289" calcext:value-type="float">
            <text:p>0.630687048166289</text:p>
          </table:table-cell>
        </table:table-row>
        <table:table-row table:style-name="ro1">
          <table:table-cell/>
          <table:table-cell office:value-type="float" office:value="3.29" calcext:value-type="float">
            <text:p>3.29</text:p>
          </table:table-cell>
          <table:table-cell table:formula="of:=[.$A$1]*COS(2*PI()*[.$A$2]*[.B329]+[.$A$3])" office:value-type="float" office:value="-1.96986046223585" calcext:value-type="float">
            <text:p>-1.96986046223585</text:p>
          </table:table-cell>
        </table:table-row>
        <table:table-row table:style-name="ro1">
          <table:table-cell/>
          <table:table-cell office:value-type="float" office:value="3.3" calcext:value-type="float">
            <text:p>3.3</text:p>
          </table:table-cell>
          <table:table-cell table:formula="of:=[.$A$1]*COS(2*PI()*[.$A$2]*[.B330]+[.$A$3])" office:value-type="float" office:value="-4.19545311979473" calcext:value-type="float">
            <text:p>-4.19545311979473</text:p>
          </table:table-cell>
        </table:table-row>
        <table:table-row table:style-name="ro1">
          <table:table-cell/>
          <table:table-cell office:value-type="float" office:value="3.31" calcext:value-type="float">
            <text:p>3.31</text:p>
          </table:table-cell>
          <table:table-cell table:formula="of:=[.$A$1]*COS(2*PI()*[.$A$2]*[.B331]+[.$A$3])" office:value-type="float" office:value="-5.62245849805063" calcext:value-type="float">
            <text:p>-5.62245849805063</text:p>
          </table:table-cell>
        </table:table-row>
        <table:table-row table:style-name="ro1">
          <table:table-cell/>
          <table:table-cell office:value-type="float" office:value="3.32" calcext:value-type="float">
            <text:p>3.32</text:p>
          </table:table-cell>
          <table:table-cell table:formula="of:=[.$A$1]*COS(2*PI()*[.$A$2]*[.B332]+[.$A$3])" office:value-type="float" office:value="-5.97925198101265" calcext:value-type="float">
            <text:p>-5.97925198101265</text:p>
          </table:table-cell>
        </table:table-row>
        <table:table-row table:style-name="ro1">
          <table:table-cell/>
          <table:table-cell office:value-type="float" office:value="3.33" calcext:value-type="float">
            <text:p>3.33</text:p>
          </table:table-cell>
          <table:table-cell table:formula="of:=[.$A$1]*COS(2*PI()*[.$A$2]*[.B333]+[.$A$3])" office:value-type="float" office:value="-5.19791939381189" calcext:value-type="float">
            <text:p>-5.19791939381189</text:p>
          </table:table-cell>
        </table:table-row>
        <table:table-row table:style-name="ro1">
          <table:table-cell/>
          <table:table-cell office:value-type="float" office:value="3.34" calcext:value-type="float">
            <text:p>3.34</text:p>
          </table:table-cell>
          <table:table-cell table:formula="of:=[.$A$1]*COS(2*PI()*[.$A$2]*[.B334]+[.$A$3])" office:value-type="float" office:value="-3.42718418710493" calcext:value-type="float">
            <text:p>-3.42718418710493</text:p>
          </table:table-cell>
        </table:table-row>
        <table:table-row table:style-name="ro1">
          <table:table-cell/>
          <table:table-cell office:value-type="float" office:value="3.35" calcext:value-type="float">
            <text:p>3.35</text:p>
          </table:table-cell>
          <table:table-cell table:formula="of:=[.$A$1]*COS(2*PI()*[.$A$2]*[.B335]+[.$A$3])" office:value-type="float" office:value="-1.00409853874074" calcext:value-type="float">
            <text:p>-1.00409853874074</text:p>
          </table:table-cell>
        </table:table-row>
        <table:table-row table:style-name="ro1">
          <table:table-cell/>
          <table:table-cell office:value-type="float" office:value="3.36" calcext:value-type="float">
            <text:p>3.36</text:p>
          </table:table-cell>
          <table:table-cell table:formula="of:=[.$A$1]*COS(2*PI()*[.$A$2]*[.B336]+[.$A$3])" office:value-type="float" office:value="1.61011314471649" calcext:value-type="float">
            <text:p>1.61011314471649</text:p>
          </table:table-cell>
        </table:table-row>
        <table:table-row table:style-name="ro1">
          <table:table-cell/>
          <table:table-cell office:value-type="float" office:value="3.37" calcext:value-type="float">
            <text:p>3.37</text:p>
          </table:table-cell>
          <table:table-cell table:formula="of:=[.$A$1]*COS(2*PI()*[.$A$2]*[.B337]+[.$A$3])" office:value-type="float" office:value="3.9178464004821" calcext:value-type="float">
            <text:p>3.9178464004821</text:p>
          </table:table-cell>
        </table:table-row>
        <table:table-row table:style-name="ro1">
          <table:table-cell/>
          <table:table-cell office:value-type="float" office:value="3.38" calcext:value-type="float">
            <text:p>3.38</text:p>
          </table:table-cell>
          <table:table-cell table:formula="of:=[.$A$1]*COS(2*PI()*[.$A$2]*[.B338]+[.$A$3])" office:value-type="float" office:value="5.47983367640901" calcext:value-type="float">
            <text:p>5.47983367640901</text:p>
          </table:table-cell>
        </table:table-row>
        <table:table-row table:style-name="ro1">
          <table:table-cell/>
          <table:table-cell office:value-type="float" office:value="3.39" calcext:value-type="float">
            <text:p>3.39</text:p>
          </table:table-cell>
          <table:table-cell table:formula="of:=[.$A$1]*COS(2*PI()*[.$A$2]*[.B339]+[.$A$3])" office:value-type="float" office:value="5.99875710637633" calcext:value-type="float">
            <text:p>5.99875710637633</text:p>
          </table:table-cell>
        </table:table-row>
        <table:table-row table:style-name="ro1">
          <table:table-cell/>
          <table:table-cell office:value-type="float" office:value="3.4" calcext:value-type="float">
            <text:p>3.4</text:p>
          </table:table-cell>
          <table:table-cell table:formula="of:=[.$A$1]*COS(2*PI()*[.$A$2]*[.B340]+[.$A$3])" office:value-type="float" office:value="5.37584174563518" calcext:value-type="float">
            <text:p>5.37584174563518</text:p>
          </table:table-cell>
        </table:table-row>
        <table:table-row table:style-name="ro1">
          <table:table-cell/>
          <table:table-cell office:value-type="float" office:value="3.41" calcext:value-type="float">
            <text:p>3.41</text:p>
          </table:table-cell>
          <table:table-cell table:formula="of:=[.$A$1]*COS(2*PI()*[.$A$2]*[.B341]+[.$A$3])" office:value-type="float" office:value="3.72965697607728" calcext:value-type="float">
            <text:p>3.72965697607728</text:p>
          </table:table-cell>
        </table:table-row>
        <table:table-row table:style-name="ro1">
          <table:table-cell/>
          <table:table-cell office:value-type="float" office:value="3.42" calcext:value-type="float">
            <text:p>3.42</text:p>
          </table:table-cell>
          <table:table-cell table:formula="of:=[.$A$1]*COS(2*PI()*[.$A$2]*[.B342]+[.$A$3])" office:value-type="float" office:value="1.37354731111159" calcext:value-type="float">
            <text:p>1.37354731111159</text:p>
          </table:table-cell>
        </table:table-row>
        <table:table-row table:style-name="ro1">
          <table:table-cell/>
          <table:table-cell office:value-type="float" office:value="3.43" calcext:value-type="float">
            <text:p>3.43</text:p>
          </table:table-cell>
          <table:table-cell table:formula="of:=[.$A$1]*COS(2*PI()*[.$A$2]*[.B343]+[.$A$3])" office:value-type="float" office:value="-1.24401144620582" calcext:value-type="float">
            <text:p>-1.24401144620582</text:p>
          </table:table-cell>
        </table:table-row>
        <table:table-row table:style-name="ro1">
          <table:table-cell/>
          <table:table-cell office:value-type="float" office:value="3.44" calcext:value-type="float">
            <text:p>3.44</text:p>
          </table:table-cell>
          <table:table-cell table:formula="of:=[.$A$1]*COS(2*PI()*[.$A$2]*[.B344]+[.$A$3])" office:value-type="float" office:value="-3.6247777313204" calcext:value-type="float">
            <text:p>-3.6247777313204</text:p>
          </table:table-cell>
        </table:table-row>
        <table:table-row table:style-name="ro1">
          <table:table-cell/>
          <table:table-cell office:value-type="float" office:value="3.45" calcext:value-type="float">
            <text:p>3.45</text:p>
          </table:table-cell>
          <table:table-cell table:formula="of:=[.$A$1]*COS(2*PI()*[.$A$2]*[.B345]+[.$A$3])" office:value-type="float" office:value="-5.31558245474449" calcext:value-type="float">
            <text:p>-5.31558245474449</text:p>
          </table:table-cell>
        </table:table-row>
        <table:table-row table:style-name="ro1">
          <table:table-cell/>
          <table:table-cell office:value-type="float" office:value="3.46" calcext:value-type="float">
            <text:p>3.46</text:p>
          </table:table-cell>
          <table:table-cell table:formula="of:=[.$A$1]*COS(2*PI()*[.$A$2]*[.B346]+[.$A$3])" office:value-type="float" office:value="-5.99458787801257" calcext:value-type="float">
            <text:p>-5.99458787801257</text:p>
          </table:table-cell>
        </table:table-row>
        <table:table-row table:style-name="ro1">
          <table:table-cell/>
          <table:table-cell office:value-type="float" office:value="3.47" calcext:value-type="float">
            <text:p>3.47</text:p>
          </table:table-cell>
          <table:table-cell table:formula="of:=[.$A$1]*COS(2*PI()*[.$A$2]*[.B347]+[.$A$3])" office:value-type="float" office:value="-5.53254810607685" calcext:value-type="float">
            <text:p>-5.53254810607685</text:p>
          </table:table-cell>
        </table:table-row>
        <table:table-row table:style-name="ro1">
          <table:table-cell/>
          <table:table-cell office:value-type="float" office:value="3.48" calcext:value-type="float">
            <text:p>3.48</text:p>
          </table:table-cell>
          <table:table-cell table:formula="of:=[.$A$1]*COS(2*PI()*[.$A$2]*[.B348]+[.$A$3])" office:value-type="float" office:value="-4.01741051288339" calcext:value-type="float">
            <text:p>-4.01741051288339</text:p>
          </table:table-cell>
        </table:table-row>
        <table:table-row table:style-name="ro1">
          <table:table-cell/>
          <table:table-cell office:value-type="float" office:value="3.49" calcext:value-type="float">
            <text:p>3.49</text:p>
          </table:table-cell>
          <table:table-cell table:formula="of:=[.$A$1]*COS(2*PI()*[.$A$2]*[.B349]+[.$A$3])" office:value-type="float" office:value="-1.73757531975973" calcext:value-type="float">
            <text:p>-1.73757531975973</text:p>
          </table:table-cell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table:formula="of:=[.$A$1]*COS(2*PI()*[.$A$2]*[.B350]+[.$A$3])" office:value-type="float" office:value="0.873000202851582" calcext:value-type="float">
            <text:p>0.873000202851582</text:p>
          </table:table-cell>
        </table:table-row>
        <table:table-row table:style-name="ro1">
          <table:table-cell/>
          <table:table-cell office:value-type="float" office:value="3.51" calcext:value-type="float">
            <text:p>3.51</text:p>
          </table:table-cell>
          <table:table-cell table:formula="of:=[.$A$1]*COS(2*PI()*[.$A$2]*[.B351]+[.$A$3])" office:value-type="float" office:value="3.31740372045661" calcext:value-type="float">
            <text:p>3.31740372045661</text:p>
          </table:table-cell>
        </table:table-row>
        <table:table-row table:style-name="ro1">
          <table:table-cell/>
          <table:table-cell office:value-type="float" office:value="3.52" calcext:value-type="float">
            <text:p>3.52</text:p>
          </table:table-cell>
          <table:table-cell table:formula="of:=[.$A$1]*COS(2*PI()*[.$A$2]*[.B352]+[.$A$3])" office:value-type="float" office:value="5.13035305758964" calcext:value-type="float">
            <text:p>5.13035305758964</text:p>
          </table:table-cell>
        </table:table-row>
        <table:table-row table:style-name="ro1">
          <table:table-cell/>
          <table:table-cell office:value-type="float" office:value="3.53" calcext:value-type="float">
            <text:p>3.53</text:p>
          </table:table-cell>
          <table:table-cell table:formula="of:=[.$A$1]*COS(2*PI()*[.$A$2]*[.B353]+[.$A$3])" office:value-type="float" office:value="5.96676074996101" calcext:value-type="float">
            <text:p>5.96676074996101</text:p>
          </table:table-cell>
        </table:table-row>
        <table:table-row table:style-name="ro1">
          <table:table-cell/>
          <table:table-cell office:value-type="float" office:value="3.54" calcext:value-type="float">
            <text:p>3.54</text:p>
          </table:table-cell>
          <table:table-cell table:formula="of:=[.$A$1]*COS(2*PI()*[.$A$2]*[.B354]+[.$A$3])" office:value-type="float" office:value="5.6674200267247" calcext:value-type="float">
            <text:p>5.6674200267247</text:p>
          </table:table-cell>
        </table:table-row>
        <table:table-row table:style-name="ro1">
          <table:table-cell/>
          <table:table-cell office:value-type="float" office:value="3.55" calcext:value-type="float">
            <text:p>3.55</text:p>
          </table:table-cell>
          <table:table-cell table:formula="of:=[.$A$1]*COS(2*PI()*[.$A$2]*[.B355]+[.$A$3])" office:value-type="float" office:value="4.28930916577542" calcext:value-type="float">
            <text:p>4.28930916577542</text:p>
          </table:table-cell>
        </table:table-row>
        <table:table-row table:style-name="ro1">
          <table:table-cell/>
          <table:table-cell office:value-type="float" office:value="3.56" calcext:value-type="float">
            <text:p>3.56</text:p>
          </table:table-cell>
          <table:table-cell table:formula="of:=[.$A$1]*COS(2*PI()*[.$A$2]*[.B356]+[.$A$3])" office:value-type="float" office:value="2.09474591244327" calcext:value-type="float">
            <text:p>2.09474591244327</text:p>
          </table:table-cell>
        </table:table-row>
        <table:table-row table:style-name="ro1">
          <table:table-cell/>
          <table:table-cell office:value-type="float" office:value="3.57" calcext:value-type="float">
            <text:p>3.57</text:p>
          </table:table-cell>
          <table:table-cell table:formula="of:=[.$A$1]*COS(2*PI()*[.$A$2]*[.B357]+[.$A$3])" office:value-type="float" office:value="-0.498543626532711" calcext:value-type="float">
            <text:p>-0.498543626532711</text:p>
          </table:table-cell>
        </table:table-row>
        <table:table-row table:style-name="ro1">
          <table:table-cell/>
          <table:table-cell office:value-type="float" office:value="3.58" calcext:value-type="float">
            <text:p>3.58</text:p>
          </table:table-cell>
          <table:table-cell table:formula="of:=[.$A$1]*COS(2*PI()*[.$A$2]*[.B358]+[.$A$3])" office:value-type="float" office:value="-2.9969374326859" calcext:value-type="float">
            <text:p>-2.9969374326859</text:p>
          </table:table-cell>
        </table:table-row>
        <table:table-row table:style-name="ro1">
          <table:table-cell/>
          <table:table-cell office:value-type="float" office:value="3.59" calcext:value-type="float">
            <text:p>3.59</text:p>
          </table:table-cell>
          <table:table-cell table:formula="of:=[.$A$1]*COS(2*PI()*[.$A$2]*[.B359]+[.$A$3])" office:value-type="float" office:value="-4.92487650075183" calcext:value-type="float">
            <text:p>-4.92487650075183</text:p>
          </table:table-cell>
        </table:table-row>
        <table:table-row table:style-name="ro1">
          <table:table-cell/>
          <table:table-cell office:value-type="float" office:value="3.6" calcext:value-type="float">
            <text:p>3.6</text:p>
          </table:table-cell>
          <table:table-cell table:formula="of:=[.$A$1]*COS(2*PI()*[.$A$2]*[.B360]+[.$A$3])" office:value-type="float" office:value="-5.91538554318304" calcext:value-type="float">
            <text:p>-5.91538554318304</text:p>
          </table:table-cell>
        </table:table-row>
        <table:table-row table:style-name="ro1">
          <table:table-cell/>
          <table:table-cell office:value-type="float" office:value="3.61" calcext:value-type="float">
            <text:p>3.61</text:p>
          </table:table-cell>
          <table:table-cell table:formula="of:=[.$A$1]*COS(2*PI()*[.$A$2]*[.B361]+[.$A$3])" office:value-type="float" office:value="-5.77992522972493" calcext:value-type="float">
            <text:p>-5.77992522972493</text:p>
          </table:table-cell>
        </table:table-row>
        <table:table-row table:style-name="ro1">
          <table:table-cell/>
          <table:table-cell office:value-type="float" office:value="3.62" calcext:value-type="float">
            <text:p>3.62</text:p>
          </table:table-cell>
          <table:table-cell table:formula="of:=[.$A$1]*COS(2*PI()*[.$A$2]*[.B362]+[.$A$3])" office:value-type="float" office:value="-4.54427987498897" calcext:value-type="float">
            <text:p>-4.54427987498897</text:p>
          </table:table-cell>
        </table:table-row>
        <table:table-row table:style-name="ro1">
          <table:table-cell/>
          <table:table-cell office:value-type="float" office:value="3.63" calcext:value-type="float">
            <text:p>3.63</text:p>
          </table:table-cell>
          <table:table-cell table:formula="of:=[.$A$1]*COS(2*PI()*[.$A$2]*[.B363]+[.$A$3])" office:value-type="float" office:value="-2.44364950000894" calcext:value-type="float">
            <text:p>-2.44364950000894</text:p>
          </table:table-cell>
        </table:table-row>
        <table:table-row table:style-name="ro1">
          <table:table-cell/>
          <table:table-cell office:value-type="float" office:value="3.64" calcext:value-type="float">
            <text:p>3.64</text:p>
          </table:table-cell>
          <table:table-cell table:formula="of:=[.$A$1]*COS(2*PI()*[.$A$2]*[.B364]+[.$A$3])" office:value-type="float" office:value="0.122119526282835" calcext:value-type="float">
            <text:p>0.122119526282835</text:p>
          </table:table-cell>
        </table:table-row>
        <table:table-row table:style-name="ro1">
          <table:table-cell/>
          <table:table-cell office:value-type="float" office:value="3.65" calcext:value-type="float">
            <text:p>3.65</text:p>
          </table:table-cell>
          <table:table-cell table:formula="of:=[.$A$1]*COS(2*PI()*[.$A$2]*[.B365]+[.$A$3])" office:value-type="float" office:value="2.66464360203872" calcext:value-type="float">
            <text:p>2.66464360203872</text:p>
          </table:table-cell>
        </table:table-row>
        <table:table-row table:style-name="ro1">
          <table:table-cell/>
          <table:table-cell office:value-type="float" office:value="3.66" calcext:value-type="float">
            <text:p>3.66</text:p>
          </table:table-cell>
          <table:table-cell table:formula="of:=[.$A$1]*COS(2*PI()*[.$A$2]*[.B366]+[.$A$3])" office:value-type="float" office:value="4.69996370632771" calcext:value-type="float">
            <text:p>4.69996370632771</text:p>
          </table:table-cell>
        </table:table-row>
        <table:table-row table:style-name="ro1">
          <table:table-cell/>
          <table:table-cell office:value-type="float" office:value="3.67" calcext:value-type="float">
            <text:p>3.67</text:p>
          </table:table-cell>
          <table:table-cell table:formula="of:=[.$A$1]*COS(2*PI()*[.$A$2]*[.B367]+[.$A$3])" office:value-type="float" office:value="5.8406650121487" calcext:value-type="float">
            <text:p>5.8406650121487</text:p>
          </table:table-cell>
        </table:table-row>
        <table:table-row table:style-name="ro1">
          <table:table-cell/>
          <table:table-cell office:value-type="float" office:value="3.68" calcext:value-type="float">
            <text:p>3.68</text:p>
          </table:table-cell>
          <table:table-cell table:formula="of:=[.$A$1]*COS(2*PI()*[.$A$2]*[.B368]+[.$A$3])" office:value-type="float" office:value="5.86961970844015" calcext:value-type="float">
            <text:p>5.86961970844015</text:p>
          </table:table-cell>
        </table:table-row>
        <table:table-row table:style-name="ro1">
          <table:table-cell/>
          <table:table-cell office:value-type="float" office:value="3.69" calcext:value-type="float">
            <text:p>3.69</text:p>
          </table:table-cell>
          <table:table-cell table:formula="of:=[.$A$1]*COS(2*PI()*[.$A$2]*[.B369]+[.$A$3])" office:value-type="float" office:value="4.78131638762005" calcext:value-type="float">
            <text:p>4.78131638762005</text:p>
          </table:table-cell>
        </table:table-row>
        <table:table-row table:style-name="ro1">
          <table:table-cell/>
          <table:table-cell office:value-type="float" office:value="3.7" calcext:value-type="float">
            <text:p>3.7</text:p>
          </table:table-cell>
          <table:table-cell table:formula="of:=[.$A$1]*COS(2*PI()*[.$A$2]*[.B370]+[.$A$3])" office:value-type="float" office:value="2.78290911939517" calcext:value-type="float">
            <text:p>2.78290911939517</text:p>
          </table:table-cell>
        </table:table-row>
        <table:table-row table:style-name="ro1">
          <table:table-cell/>
          <table:table-cell office:value-type="float" office:value="3.71" calcext:value-type="float">
            <text:p>3.71</text:p>
          </table:table-cell>
          <table:table-cell table:formula="of:=[.$A$1]*COS(2*PI()*[.$A$2]*[.B371]+[.$A$3])" office:value-type="float" office:value="0.254786523946346" calcext:value-type="float">
            <text:p>0.254786523946346</text:p>
          </table:table-cell>
        </table:table-row>
        <table:table-row table:style-name="ro1">
          <table:table-cell/>
          <table:table-cell office:value-type="float" office:value="3.72" calcext:value-type="float">
            <text:p>3.72</text:p>
          </table:table-cell>
          <table:table-cell table:formula="of:=[.$A$1]*COS(2*PI()*[.$A$2]*[.B372]+[.$A$3])" office:value-type="float" office:value="-2.3218336404543" calcext:value-type="float">
            <text:p>-2.3218336404543</text:p>
          </table:table-cell>
        </table:table-row>
        <table:table-row table:style-name="ro1">
          <table:table-cell/>
          <table:table-cell office:value-type="float" office:value="3.73" calcext:value-type="float">
            <text:p>3.73</text:p>
          </table:table-cell>
          <table:table-cell table:formula="of:=[.$A$1]*COS(2*PI()*[.$A$2]*[.B373]+[.$A$3])" office:value-type="float" office:value="-4.45650230236378" calcext:value-type="float">
            <text:p>-4.45650230236378</text:p>
          </table:table-cell>
        </table:table-row>
        <table:table-row table:style-name="ro1">
          <table:table-cell/>
          <table:table-cell office:value-type="float" office:value="3.74" calcext:value-type="float">
            <text:p>3.74</text:p>
          </table:table-cell>
          <table:table-cell table:formula="of:=[.$A$1]*COS(2*PI()*[.$A$2]*[.B374]+[.$A$3])" office:value-type="float" office:value="-5.74289404465747" calcext:value-type="float">
            <text:p>-5.74289404465747</text:p>
          </table:table-cell>
        </table:table-row>
        <table:table-row table:style-name="ro1">
          <table:table-cell/>
          <table:table-cell office:value-type="float" office:value="3.75" calcext:value-type="float">
            <text:p>3.75</text:p>
          </table:table-cell>
          <table:table-cell table:formula="of:=[.$A$1]*COS(2*PI()*[.$A$2]*[.B375]+[.$A$3])" office:value-type="float" office:value="-5.93614947974029" calcext:value-type="float">
            <text:p>-5.93614947974029</text:p>
          </table:table-cell>
        </table:table-row>
        <table:table-row table:style-name="ro1">
          <table:table-cell/>
          <table:table-cell office:value-type="float" office:value="3.76" calcext:value-type="float">
            <text:p>3.76</text:p>
          </table:table-cell>
          <table:table-cell table:formula="of:=[.$A$1]*COS(2*PI()*[.$A$2]*[.B376]+[.$A$3])" office:value-type="float" office:value="-4.99948322884476" calcext:value-type="float">
            <text:p>-4.99948322884476</text:p>
          </table:table-cell>
        </table:table-row>
        <table:table-row table:style-name="ro1">
          <table:table-cell/>
          <table:table-cell office:value-type="float" office:value="3.77" calcext:value-type="float">
            <text:p>3.77</text:p>
          </table:table-cell>
          <table:table-cell table:formula="of:=[.$A$1]*COS(2*PI()*[.$A$2]*[.B377]+[.$A$3])" office:value-type="float" office:value="-3.11118586787754" calcext:value-type="float">
            <text:p>-3.11118586787754</text:p>
          </table:table-cell>
        </table:table-row>
        <table:table-row table:style-name="ro1">
          <table:table-cell/>
          <table:table-cell office:value-type="float" office:value="3.78" calcext:value-type="float">
            <text:p>3.78</text:p>
          </table:table-cell>
          <table:table-cell table:formula="of:=[.$A$1]*COS(2*PI()*[.$A$2]*[.B378]+[.$A$3])" office:value-type="float" office:value="-0.630687048166231" calcext:value-type="float">
            <text:p>-0.630687048166231</text:p>
          </table:table-cell>
        </table:table-row>
        <table:table-row table:style-name="ro1">
          <table:table-cell/>
          <table:table-cell office:value-type="float" office:value="3.79" calcext:value-type="float">
            <text:p>3.79</text:p>
          </table:table-cell>
          <table:table-cell table:formula="of:=[.$A$1]*COS(2*PI()*[.$A$2]*[.B379]+[.$A$3])" office:value-type="float" office:value="1.9698604622359" calcext:value-type="float">
            <text:p>1.9698604622359</text:p>
          </table:table-cell>
        </table:table-row>
        <table:table-row table:style-name="ro1">
          <table:table-cell/>
          <table:table-cell office:value-type="float" office:value="3.8" calcext:value-type="float">
            <text:p>3.8</text:p>
          </table:table-cell>
          <table:table-cell table:formula="of:=[.$A$1]*COS(2*PI()*[.$A$2]*[.B380]+[.$A$3])" office:value-type="float" office:value="4.19545311979465" calcext:value-type="float">
            <text:p>4.19545311979465</text:p>
          </table:table-cell>
        </table:table-row>
        <table:table-row table:style-name="ro1">
          <table:table-cell/>
          <table:table-cell office:value-type="float" office:value="3.81" calcext:value-type="float">
            <text:p>3.81</text:p>
          </table:table-cell>
          <table:table-cell table:formula="of:=[.$A$1]*COS(2*PI()*[.$A$2]*[.B381]+[.$A$3])" office:value-type="float" office:value="5.62245849805065" calcext:value-type="float">
            <text:p>5.62245849805065</text:p>
          </table:table-cell>
        </table:table-row>
        <table:table-row table:style-name="ro1">
          <table:table-cell/>
          <table:table-cell office:value-type="float" office:value="3.82" calcext:value-type="float">
            <text:p>3.82</text:p>
          </table:table-cell>
          <table:table-cell table:formula="of:=[.$A$1]*COS(2*PI()*[.$A$2]*[.B382]+[.$A$3])" office:value-type="float" office:value="5.97925198101263" calcext:value-type="float">
            <text:p>5.97925198101263</text:p>
          </table:table-cell>
        </table:table-row>
        <table:table-row table:style-name="ro1">
          <table:table-cell/>
          <table:table-cell office:value-type="float" office:value="3.83" calcext:value-type="float">
            <text:p>3.83</text:p>
          </table:table-cell>
          <table:table-cell table:formula="of:=[.$A$1]*COS(2*PI()*[.$A$2]*[.B383]+[.$A$3])" office:value-type="float" office:value="5.19791939381194" calcext:value-type="float">
            <text:p>5.19791939381194</text:p>
          </table:table-cell>
        </table:table-row>
        <table:table-row table:style-name="ro1">
          <table:table-cell/>
          <table:table-cell office:value-type="float" office:value="3.84" calcext:value-type="float">
            <text:p>3.84</text:p>
          </table:table-cell>
          <table:table-cell table:formula="of:=[.$A$1]*COS(2*PI()*[.$A$2]*[.B384]+[.$A$3])" office:value-type="float" office:value="3.42718418710502" calcext:value-type="float">
            <text:p>3.42718418710502</text:p>
          </table:table-cell>
        </table:table-row>
        <table:table-row table:style-name="ro1">
          <table:table-cell/>
          <table:table-cell office:value-type="float" office:value="3.85" calcext:value-type="float">
            <text:p>3.85</text:p>
          </table:table-cell>
          <table:table-cell table:formula="of:=[.$A$1]*COS(2*PI()*[.$A$2]*[.B385]+[.$A$3])" office:value-type="float" office:value="1.00409853874068" calcext:value-type="float">
            <text:p>1.00409853874068</text:p>
          </table:table-cell>
        </table:table-row>
        <table:table-row table:style-name="ro1">
          <table:table-cell/>
          <table:table-cell office:value-type="float" office:value="3.86" calcext:value-type="float">
            <text:p>3.86</text:p>
          </table:table-cell>
          <table:table-cell table:formula="of:=[.$A$1]*COS(2*PI()*[.$A$2]*[.B386]+[.$A$3])" office:value-type="float" office:value="-1.61011314471654" calcext:value-type="float">
            <text:p>-1.61011314471654</text:p>
          </table:table-cell>
        </table:table-row>
        <table:table-row table:style-name="ro1">
          <table:table-cell/>
          <table:table-cell office:value-type="float" office:value="3.87" calcext:value-type="float">
            <text:p>3.87</text:p>
          </table:table-cell>
          <table:table-cell table:formula="of:=[.$A$1]*COS(2*PI()*[.$A$2]*[.B387]+[.$A$3])" office:value-type="float" office:value="-3.91784640048202" calcext:value-type="float">
            <text:p>-3.91784640048202</text:p>
          </table:table-cell>
        </table:table-row>
        <table:table-row table:style-name="ro1">
          <table:table-cell/>
          <table:table-cell office:value-type="float" office:value="3.88" calcext:value-type="float">
            <text:p>3.88</text:p>
          </table:table-cell>
          <table:table-cell table:formula="of:=[.$A$1]*COS(2*PI()*[.$A$2]*[.B388]+[.$A$3])" office:value-type="float" office:value="-5.47983367640897" calcext:value-type="float">
            <text:p>-5.47983367640897</text:p>
          </table:table-cell>
        </table:table-row>
        <table:table-row table:style-name="ro1">
          <table:table-cell/>
          <table:table-cell office:value-type="float" office:value="3.89" calcext:value-type="float">
            <text:p>3.89</text:p>
          </table:table-cell>
          <table:table-cell table:formula="of:=[.$A$1]*COS(2*PI()*[.$A$2]*[.B389]+[.$A$3])" office:value-type="float" office:value="-5.99875710637633" calcext:value-type="float">
            <text:p>-5.99875710637633</text:p>
          </table:table-cell>
        </table:table-row>
        <table:table-row table:style-name="ro1">
          <table:table-cell/>
          <table:table-cell office:value-type="float" office:value="3.9" calcext:value-type="float">
            <text:p>3.9</text:p>
          </table:table-cell>
          <table:table-cell table:formula="of:=[.$A$1]*COS(2*PI()*[.$A$2]*[.B390]+[.$A$3])" office:value-type="float" office:value="-5.37584174563515" calcext:value-type="float">
            <text:p>-5.37584174563515</text:p>
          </table:table-cell>
        </table:table-row>
        <table:table-row table:style-name="ro1">
          <table:table-cell/>
          <table:table-cell office:value-type="float" office:value="3.91" calcext:value-type="float">
            <text:p>3.91</text:p>
          </table:table-cell>
          <table:table-cell table:formula="of:=[.$A$1]*COS(2*PI()*[.$A$2]*[.B391]+[.$A$3])" office:value-type="float" office:value="-3.72965697607737" calcext:value-type="float">
            <text:p>-3.72965697607737</text:p>
          </table:table-cell>
        </table:table-row>
        <table:table-row table:style-name="ro1">
          <table:table-cell/>
          <table:table-cell office:value-type="float" office:value="3.92" calcext:value-type="float">
            <text:p>3.92</text:p>
          </table:table-cell>
          <table:table-cell table:formula="of:=[.$A$1]*COS(2*PI()*[.$A$2]*[.B392]+[.$A$3])" office:value-type="float" office:value="-1.3735473111117" calcext:value-type="float">
            <text:p>-1.3735473111117</text:p>
          </table:table-cell>
        </table:table-row>
        <table:table-row table:style-name="ro1">
          <table:table-cell/>
          <table:table-cell office:value-type="float" office:value="3.93" calcext:value-type="float">
            <text:p>3.93</text:p>
          </table:table-cell>
          <table:table-cell table:formula="of:=[.$A$1]*COS(2*PI()*[.$A$2]*[.B393]+[.$A$3])" office:value-type="float" office:value="1.24401144620588" calcext:value-type="float">
            <text:p>1.24401144620588</text:p>
          </table:table-cell>
        </table:table-row>
        <table:table-row table:style-name="ro1">
          <table:table-cell/>
          <table:table-cell office:value-type="float" office:value="3.94" calcext:value-type="float">
            <text:p>3.94</text:p>
          </table:table-cell>
          <table:table-cell table:formula="of:=[.$A$1]*COS(2*PI()*[.$A$2]*[.B394]+[.$A$3])" office:value-type="float" office:value="3.62477773132045" calcext:value-type="float">
            <text:p>3.62477773132045</text:p>
          </table:table-cell>
        </table:table-row>
        <table:table-row table:style-name="ro1">
          <table:table-cell/>
          <table:table-cell office:value-type="float" office:value="3.95" calcext:value-type="float">
            <text:p>3.95</text:p>
          </table:table-cell>
          <table:table-cell table:formula="of:=[.$A$1]*COS(2*PI()*[.$A$2]*[.B395]+[.$A$3])" office:value-type="float" office:value="5.31558245474444" calcext:value-type="float">
            <text:p>5.31558245474444</text:p>
          </table:table-cell>
        </table:table-row>
        <table:table-row table:style-name="ro1">
          <table:table-cell/>
          <table:table-cell office:value-type="float" office:value="3.96" calcext:value-type="float">
            <text:p>3.96</text:p>
          </table:table-cell>
          <table:table-cell table:formula="of:=[.$A$1]*COS(2*PI()*[.$A$2]*[.B396]+[.$A$3])" office:value-type="float" office:value="5.99458787801258" calcext:value-type="float">
            <text:p>5.99458787801258</text:p>
          </table:table-cell>
        </table:table-row>
        <table:table-row table:style-name="ro1">
          <table:table-cell/>
          <table:table-cell office:value-type="float" office:value="3.97" calcext:value-type="float">
            <text:p>3.97</text:p>
          </table:table-cell>
          <table:table-cell table:formula="of:=[.$A$1]*COS(2*PI()*[.$A$2]*[.B397]+[.$A$3])" office:value-type="float" office:value="5.53254810607689" calcext:value-type="float">
            <text:p>5.53254810607689</text:p>
          </table:table-cell>
        </table:table-row>
        <table:table-row table:style-name="ro1">
          <table:table-cell/>
          <table:table-cell office:value-type="float" office:value="3.98" calcext:value-type="float">
            <text:p>3.98</text:p>
          </table:table-cell>
          <table:table-cell table:formula="of:=[.$A$1]*COS(2*PI()*[.$A$2]*[.B398]+[.$A$3])" office:value-type="float" office:value="4.01741051288335" calcext:value-type="float">
            <text:p>4.01741051288335</text:p>
          </table:table-cell>
        </table:table-row>
        <table:table-row table:style-name="ro1">
          <table:table-cell/>
          <table:table-cell office:value-type="float" office:value="3.99" calcext:value-type="float">
            <text:p>3.99</text:p>
          </table:table-cell>
          <table:table-cell table:formula="of:=[.$A$1]*COS(2*PI()*[.$A$2]*[.B399]+[.$A$3])" office:value-type="float" office:value="1.73757531975968" calcext:value-type="float">
            <text:p>1.7375753197596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$A$1]*COS(2*PI()*[.$A$2]*[.B400]+[.$A$3])" office:value-type="float" office:value="-0.87300020285164" calcext:value-type="float">
            <text:p>-0.87300020285164</text:p>
          </table:table-cell>
        </table:table-row>
        <table:table-row table:style-name="ro1">
          <table:table-cell/>
          <table:table-cell office:value-type="float" office:value="4.01" calcext:value-type="float">
            <text:p>4.01</text:p>
          </table:table-cell>
          <table:table-cell table:formula="of:=[.$A$1]*COS(2*PI()*[.$A$2]*[.B401]+[.$A$3])" office:value-type="float" office:value="-3.31740372045665" calcext:value-type="float">
            <text:p>-3.31740372045665</text:p>
          </table:table-cell>
        </table:table-row>
        <table:table-row table:style-name="ro1">
          <table:table-cell/>
          <table:table-cell office:value-type="float" office:value="4.02" calcext:value-type="float">
            <text:p>4.02</text:p>
          </table:table-cell>
          <table:table-cell table:formula="of:=[.$A$1]*COS(2*PI()*[.$A$2]*[.B402]+[.$A$3])" office:value-type="float" office:value="-5.13035305758958" calcext:value-type="float">
            <text:p>-5.13035305758958</text:p>
          </table:table-cell>
        </table:table-row>
        <table:table-row table:style-name="ro1">
          <table:table-cell/>
          <table:table-cell office:value-type="float" office:value="4.03" calcext:value-type="float">
            <text:p>4.03</text:p>
          </table:table-cell>
          <table:table-cell table:formula="of:=[.$A$1]*COS(2*PI()*[.$A$2]*[.B403]+[.$A$3])" office:value-type="float" office:value="-5.96676074996101" calcext:value-type="float">
            <text:p>-5.96676074996101</text:p>
          </table:table-cell>
        </table:table-row>
        <table:table-row table:style-name="ro1">
          <table:table-cell/>
          <table:table-cell office:value-type="float" office:value="4.04" calcext:value-type="float">
            <text:p>4.04</text:p>
          </table:table-cell>
          <table:table-cell table:formula="of:=[.$A$1]*COS(2*PI()*[.$A$2]*[.B404]+[.$A$3])" office:value-type="float" office:value="-5.66742002672468" calcext:value-type="float">
            <text:p>-5.66742002672468</text:p>
          </table:table-cell>
        </table:table-row>
        <table:table-row table:style-name="ro1">
          <table:table-cell/>
          <table:table-cell office:value-type="float" office:value="4.05" calcext:value-type="float">
            <text:p>4.05</text:p>
          </table:table-cell>
          <table:table-cell table:formula="of:=[.$A$1]*COS(2*PI()*[.$A$2]*[.B405]+[.$A$3])" office:value-type="float" office:value="-4.28930916577538" calcext:value-type="float">
            <text:p>-4.28930916577538</text:p>
          </table:table-cell>
        </table:table-row>
        <table:table-row table:style-name="ro1">
          <table:table-cell/>
          <table:table-cell office:value-type="float" office:value="4.06" calcext:value-type="float">
            <text:p>4.06</text:p>
          </table:table-cell>
          <table:table-cell table:formula="of:=[.$A$1]*COS(2*PI()*[.$A$2]*[.B406]+[.$A$3])" office:value-type="float" office:value="-2.09474591244338" calcext:value-type="float">
            <text:p>-2.09474591244338</text:p>
          </table:table-cell>
        </table:table-row>
        <table:table-row table:style-name="ro1">
          <table:table-cell/>
          <table:table-cell office:value-type="float" office:value="4.07" calcext:value-type="float">
            <text:p>4.07</text:p>
          </table:table-cell>
          <table:table-cell table:formula="of:=[.$A$1]*COS(2*PI()*[.$A$2]*[.B407]+[.$A$3])" office:value-type="float" office:value="0.49854362653277" calcext:value-type="float">
            <text:p>0.49854362653277</text:p>
          </table:table-cell>
        </table:table-row>
        <table:table-row table:style-name="ro1">
          <table:table-cell/>
          <table:table-cell office:value-type="float" office:value="4.08" calcext:value-type="float">
            <text:p>4.08</text:p>
          </table:table-cell>
          <table:table-cell table:formula="of:=[.$A$1]*COS(2*PI()*[.$A$2]*[.B408]+[.$A$3])" office:value-type="float" office:value="2.99693743268595" calcext:value-type="float">
            <text:p>2.99693743268595</text:p>
          </table:table-cell>
        </table:table-row>
        <table:table-row table:style-name="ro1">
          <table:table-cell/>
          <table:table-cell office:value-type="float" office:value="4.09" calcext:value-type="float">
            <text:p>4.09</text:p>
          </table:table-cell>
          <table:table-cell table:formula="of:=[.$A$1]*COS(2*PI()*[.$A$2]*[.B409]+[.$A$3])" office:value-type="float" office:value="4.92487650075187" calcext:value-type="float">
            <text:p>4.92487650075187</text:p>
          </table:table-cell>
        </table:table-row>
        <table:table-row table:style-name="ro1">
          <table:table-cell/>
          <table:table-cell office:value-type="float" office:value="4.1" calcext:value-type="float">
            <text:p>4.1</text:p>
          </table:table-cell>
          <table:table-cell table:formula="of:=[.$A$1]*COS(2*PI()*[.$A$2]*[.B410]+[.$A$3])" office:value-type="float" office:value="5.91538554318302" calcext:value-type="float">
            <text:p>5.91538554318302</text:p>
          </table:table-cell>
        </table:table-row>
        <table:table-row table:style-name="ro1">
          <table:table-cell/>
          <table:table-cell office:value-type="float" office:value="4.11" calcext:value-type="float">
            <text:p>4.11</text:p>
          </table:table-cell>
          <table:table-cell table:formula="of:=[.$A$1]*COS(2*PI()*[.$A$2]*[.B411]+[.$A$3])" office:value-type="float" office:value="5.77992522972492" calcext:value-type="float">
            <text:p>5.77992522972492</text:p>
          </table:table-cell>
        </table:table-row>
        <table:table-row table:style-name="ro1">
          <table:table-cell/>
          <table:table-cell office:value-type="float" office:value="4.12" calcext:value-type="float">
            <text:p>4.12</text:p>
          </table:table-cell>
          <table:table-cell table:formula="of:=[.$A$1]*COS(2*PI()*[.$A$2]*[.B412]+[.$A$3])" office:value-type="float" office:value="4.54427987498893" calcext:value-type="float">
            <text:p>4.54427987498893</text:p>
          </table:table-cell>
        </table:table-row>
        <table:table-row table:style-name="ro1">
          <table:table-cell/>
          <table:table-cell office:value-type="float" office:value="4.13" calcext:value-type="float">
            <text:p>4.13</text:p>
          </table:table-cell>
          <table:table-cell table:formula="of:=[.$A$1]*COS(2*PI()*[.$A$2]*[.B413]+[.$A$3])" office:value-type="float" office:value="2.44364950000888" calcext:value-type="float">
            <text:p>2.44364950000888</text:p>
          </table:table-cell>
        </table:table-row>
        <table:table-row table:style-name="ro1">
          <table:table-cell/>
          <table:table-cell office:value-type="float" office:value="4.14" calcext:value-type="float">
            <text:p>4.14</text:p>
          </table:table-cell>
          <table:table-cell table:formula="of:=[.$A$1]*COS(2*PI()*[.$A$2]*[.B414]+[.$A$3])" office:value-type="float" office:value="-0.122119526282552" calcext:value-type="float">
            <text:p>-0.122119526282552</text:p>
          </table:table-cell>
        </table:table-row>
        <table:table-row table:style-name="ro1">
          <table:table-cell/>
          <table:table-cell office:value-type="float" office:value="4.15" calcext:value-type="float">
            <text:p>4.15</text:p>
          </table:table-cell>
          <table:table-cell table:formula="of:=[.$A$1]*COS(2*PI()*[.$A$2]*[.B415]+[.$A$3])" office:value-type="float" office:value="-2.66464360203892" calcext:value-type="float">
            <text:p>-2.66464360203892</text:p>
          </table:table-cell>
        </table:table-row>
        <table:table-row table:style-name="ro1">
          <table:table-cell/>
          <table:table-cell office:value-type="float" office:value="4.16" calcext:value-type="float">
            <text:p>4.16</text:p>
          </table:table-cell>
          <table:table-cell table:formula="of:=[.$A$1]*COS(2*PI()*[.$A$2]*[.B416]+[.$A$3])" office:value-type="float" office:value="-4.69996370632775" calcext:value-type="float">
            <text:p>-4.69996370632775</text:p>
          </table:table-cell>
        </table:table-row>
        <table:table-row table:style-name="ro1">
          <table:table-cell/>
          <table:table-cell office:value-type="float" office:value="4.17" calcext:value-type="float">
            <text:p>4.17</text:p>
          </table:table-cell>
          <table:table-cell table:formula="of:=[.$A$1]*COS(2*PI()*[.$A$2]*[.B417]+[.$A$3])" office:value-type="float" office:value="-5.84066501214871" calcext:value-type="float">
            <text:p>-5.84066501214871</text:p>
          </table:table-cell>
        </table:table-row>
        <table:table-row table:style-name="ro1">
          <table:table-cell/>
          <table:table-cell office:value-type="float" office:value="4.18" calcext:value-type="float">
            <text:p>4.18</text:p>
          </table:table-cell>
          <table:table-cell table:formula="of:=[.$A$1]*COS(2*PI()*[.$A$2]*[.B418]+[.$A$3])" office:value-type="float" office:value="-5.86961970844017" calcext:value-type="float">
            <text:p>-5.86961970844017</text:p>
          </table:table-cell>
        </table:table-row>
        <table:table-row table:style-name="ro1">
          <table:table-cell/>
          <table:table-cell office:value-type="float" office:value="4.19" calcext:value-type="float">
            <text:p>4.19</text:p>
          </table:table-cell>
          <table:table-cell table:formula="of:=[.$A$1]*COS(2*PI()*[.$A$2]*[.B419]+[.$A$3])" office:value-type="float" office:value="-4.78131638761991" calcext:value-type="float">
            <text:p>-4.78131638761991</text:p>
          </table:table-cell>
        </table:table-row>
        <table:table-row table:style-name="ro1">
          <table:table-cell/>
          <table:table-cell office:value-type="float" office:value="4.2" calcext:value-type="float">
            <text:p>4.2</text:p>
          </table:table-cell>
          <table:table-cell table:formula="of:=[.$A$1]*COS(2*PI()*[.$A$2]*[.B420]+[.$A$3])" office:value-type="float" office:value="-2.78290911939512" calcext:value-type="float">
            <text:p>-2.78290911939512</text:p>
          </table:table-cell>
        </table:table-row>
        <table:table-row table:style-name="ro1">
          <table:table-cell/>
          <table:table-cell office:value-type="float" office:value="4.21" calcext:value-type="float">
            <text:p>4.21</text:p>
          </table:table-cell>
          <table:table-cell table:formula="of:=[.$A$1]*COS(2*PI()*[.$A$2]*[.B421]+[.$A$3])" office:value-type="float" office:value="-0.254786523946458" calcext:value-type="float">
            <text:p>-0.254786523946458</text:p>
          </table:table-cell>
        </table:table-row>
        <table:table-row table:style-name="ro1">
          <table:table-cell/>
          <table:table-cell office:value-type="float" office:value="4.22" calcext:value-type="float">
            <text:p>4.22</text:p>
          </table:table-cell>
          <table:table-cell table:formula="of:=[.$A$1]*COS(2*PI()*[.$A$2]*[.B422]+[.$A$3])" office:value-type="float" office:value="2.3218336404542" calcext:value-type="float">
            <text:p>2.3218336404542</text:p>
          </table:table-cell>
        </table:table-row>
        <table:table-row table:style-name="ro1">
          <table:table-cell/>
          <table:table-cell office:value-type="float" office:value="4.23" calcext:value-type="float">
            <text:p>4.23</text:p>
          </table:table-cell>
          <table:table-cell table:formula="of:=[.$A$1]*COS(2*PI()*[.$A$2]*[.B423]+[.$A$3])" office:value-type="float" office:value="4.45650230236393" calcext:value-type="float">
            <text:p>4.45650230236393</text:p>
          </table:table-cell>
        </table:table-row>
        <table:table-row table:style-name="ro1">
          <table:table-cell/>
          <table:table-cell office:value-type="float" office:value="4.24" calcext:value-type="float">
            <text:p>4.24</text:p>
          </table:table-cell>
          <table:table-cell table:formula="of:=[.$A$1]*COS(2*PI()*[.$A$2]*[.B424]+[.$A$3])" office:value-type="float" office:value="5.74289404465744" calcext:value-type="float">
            <text:p>5.74289404465744</text:p>
          </table:table-cell>
        </table:table-row>
        <table:table-row table:style-name="ro1">
          <table:table-cell/>
          <table:table-cell office:value-type="float" office:value="4.25" calcext:value-type="float">
            <text:p>4.25</text:p>
          </table:table-cell>
          <table:table-cell table:formula="of:=[.$A$1]*COS(2*PI()*[.$A$2]*[.B425]+[.$A$3])" office:value-type="float" office:value="5.93614947974031" calcext:value-type="float">
            <text:p>5.93614947974031</text:p>
          </table:table-cell>
        </table:table-row>
        <table:table-row table:style-name="ro1">
          <table:table-cell/>
          <table:table-cell office:value-type="float" office:value="4.26" calcext:value-type="float">
            <text:p>4.26</text:p>
          </table:table-cell>
          <table:table-cell table:formula="of:=[.$A$1]*COS(2*PI()*[.$A$2]*[.B426]+[.$A$3])" office:value-type="float" office:value="4.99948322884482" calcext:value-type="float">
            <text:p>4.99948322884482</text:p>
          </table:table-cell>
        </table:table-row>
        <table:table-row table:style-name="ro1">
          <table:table-cell/>
          <table:table-cell office:value-type="float" office:value="4.27" calcext:value-type="float">
            <text:p>4.27</text:p>
          </table:table-cell>
          <table:table-cell table:formula="of:=[.$A$1]*COS(2*PI()*[.$A$2]*[.B427]+[.$A$3])" office:value-type="float" office:value="3.11118586787764" calcext:value-type="float">
            <text:p>3.11118586787764</text:p>
          </table:table-cell>
        </table:table-row>
        <table:table-row table:style-name="ro1">
          <table:table-cell/>
          <table:table-cell office:value-type="float" office:value="4.28" calcext:value-type="float">
            <text:p>4.28</text:p>
          </table:table-cell>
          <table:table-cell table:formula="of:=[.$A$1]*COS(2*PI()*[.$A$2]*[.B428]+[.$A$3])" office:value-type="float" office:value="0.630687048166342" calcext:value-type="float">
            <text:p>0.630687048166342</text:p>
          </table:table-cell>
        </table:table-row>
        <table:table-row table:style-name="ro1">
          <table:table-cell/>
          <table:table-cell office:value-type="float" office:value="4.29" calcext:value-type="float">
            <text:p>4.29</text:p>
          </table:table-cell>
          <table:table-cell table:formula="of:=[.$A$1]*COS(2*PI()*[.$A$2]*[.B429]+[.$A$3])" office:value-type="float" office:value="-1.9698604622358" calcext:value-type="float">
            <text:p>-1.9698604622358</text:p>
          </table:table-cell>
        </table:table-row>
        <table:table-row table:style-name="ro1">
          <table:table-cell/>
          <table:table-cell office:value-type="float" office:value="4.3" calcext:value-type="float">
            <text:p>4.3</text:p>
          </table:table-cell>
          <table:table-cell table:formula="of:=[.$A$1]*COS(2*PI()*[.$A$2]*[.B430]+[.$A$3])" office:value-type="float" office:value="-4.19545311979469" calcext:value-type="float">
            <text:p>-4.19545311979469</text:p>
          </table:table-cell>
        </table:table-row>
        <table:table-row table:style-name="ro1">
          <table:table-cell/>
          <table:table-cell office:value-type="float" office:value="4.31" calcext:value-type="float">
            <text:p>4.31</text:p>
          </table:table-cell>
          <table:table-cell table:formula="of:=[.$A$1]*COS(2*PI()*[.$A$2]*[.B431]+[.$A$3])" office:value-type="float" office:value="-5.62245849805061" calcext:value-type="float">
            <text:p>-5.62245849805061</text:p>
          </table:table-cell>
        </table:table-row>
        <table:table-row table:style-name="ro1">
          <table:table-cell/>
          <table:table-cell office:value-type="float" office:value="4.32" calcext:value-type="float">
            <text:p>4.32</text:p>
          </table:table-cell>
          <table:table-cell table:formula="of:=[.$A$1]*COS(2*PI()*[.$A$2]*[.B432]+[.$A$3])" office:value-type="float" office:value="-5.97925198101264" calcext:value-type="float">
            <text:p>-5.97925198101264</text:p>
          </table:table-cell>
        </table:table-row>
        <table:table-row table:style-name="ro1">
          <table:table-cell/>
          <table:table-cell office:value-type="float" office:value="4.33" calcext:value-type="float">
            <text:p>4.33</text:p>
          </table:table-cell>
          <table:table-cell table:formula="of:=[.$A$1]*COS(2*PI()*[.$A$2]*[.B433]+[.$A$3])" office:value-type="float" office:value="-5.19791939381191" calcext:value-type="float">
            <text:p>-5.19791939381191</text:p>
          </table:table-cell>
        </table:table-row>
        <table:table-row table:style-name="ro1">
          <table:table-cell/>
          <table:table-cell office:value-type="float" office:value="4.34" calcext:value-type="float">
            <text:p>4.34</text:p>
          </table:table-cell>
          <table:table-cell table:formula="of:=[.$A$1]*COS(2*PI()*[.$A$2]*[.B434]+[.$A$3])" office:value-type="float" office:value="-3.42718418710497" calcext:value-type="float">
            <text:p>-3.42718418710497</text:p>
          </table:table-cell>
        </table:table-row>
        <table:table-row table:style-name="ro1">
          <table:table-cell/>
          <table:table-cell office:value-type="float" office:value="4.35" calcext:value-type="float">
            <text:p>4.35</text:p>
          </table:table-cell>
          <table:table-cell table:formula="of:=[.$A$1]*COS(2*PI()*[.$A$2]*[.B435]+[.$A$3])" office:value-type="float" office:value="-1.00409853874079" calcext:value-type="float">
            <text:p>-1.00409853874079</text:p>
          </table:table-cell>
        </table:table-row>
        <table:table-row table:style-name="ro1">
          <table:table-cell/>
          <table:table-cell office:value-type="float" office:value="4.36" calcext:value-type="float">
            <text:p>4.36</text:p>
          </table:table-cell>
          <table:table-cell table:formula="of:=[.$A$1]*COS(2*PI()*[.$A$2]*[.B436]+[.$A$3])" office:value-type="float" office:value="1.6101131447166" calcext:value-type="float">
            <text:p>1.6101131447166</text:p>
          </table:table-cell>
        </table:table-row>
        <table:table-row table:style-name="ro1">
          <table:table-cell/>
          <table:table-cell office:value-type="float" office:value="4.37" calcext:value-type="float">
            <text:p>4.37</text:p>
          </table:table-cell>
          <table:table-cell table:formula="of:=[.$A$1]*COS(2*PI()*[.$A$2]*[.B437]+[.$A$3])" office:value-type="float" office:value="3.91784640048206" calcext:value-type="float">
            <text:p>3.91784640048206</text:p>
          </table:table-cell>
        </table:table-row>
        <table:table-row table:style-name="ro1">
          <table:table-cell/>
          <table:table-cell office:value-type="float" office:value="4.38" calcext:value-type="float">
            <text:p>4.38</text:p>
          </table:table-cell>
          <table:table-cell table:formula="of:=[.$A$1]*COS(2*PI()*[.$A$2]*[.B438]+[.$A$3])" office:value-type="float" office:value="5.47983367640899" calcext:value-type="float">
            <text:p>5.47983367640899</text:p>
          </table:table-cell>
        </table:table-row>
        <table:table-row table:style-name="ro1">
          <table:table-cell/>
          <table:table-cell office:value-type="float" office:value="4.39" calcext:value-type="float">
            <text:p>4.39</text:p>
          </table:table-cell>
          <table:table-cell table:formula="of:=[.$A$1]*COS(2*PI()*[.$A$2]*[.B439]+[.$A$3])" office:value-type="float" office:value="5.99875710637633" calcext:value-type="float">
            <text:p>5.99875710637633</text:p>
          </table:table-cell>
        </table:table-row>
        <table:table-row table:style-name="ro1">
          <table:table-cell/>
          <table:table-cell office:value-type="float" office:value="4.4" calcext:value-type="float">
            <text:p>4.4</text:p>
          </table:table-cell>
          <table:table-cell table:formula="of:=[.$A$1]*COS(2*PI()*[.$A$2]*[.B440]+[.$A$3])" office:value-type="float" office:value="5.37584174563513" calcext:value-type="float">
            <text:p>5.37584174563513</text:p>
          </table:table-cell>
        </table:table-row>
        <table:table-row table:style-name="ro1">
          <table:table-cell/>
          <table:table-cell office:value-type="float" office:value="4.41" calcext:value-type="float">
            <text:p>4.41</text:p>
          </table:table-cell>
          <table:table-cell table:formula="of:=[.$A$1]*COS(2*PI()*[.$A$2]*[.B441]+[.$A$3])" office:value-type="float" office:value="3.72965697607733" calcext:value-type="float">
            <text:p>3.72965697607733</text:p>
          </table:table-cell>
        </table:table-row>
        <table:table-row table:style-name="ro1">
          <table:table-cell/>
          <table:table-cell office:value-type="float" office:value="4.42" calcext:value-type="float">
            <text:p>4.42</text:p>
          </table:table-cell>
          <table:table-cell table:formula="of:=[.$A$1]*COS(2*PI()*[.$A$2]*[.B442]+[.$A$3])" office:value-type="float" office:value="1.37354731111164" calcext:value-type="float">
            <text:p>1.37354731111164</text:p>
          </table:table-cell>
        </table:table-row>
        <table:table-row table:style-name="ro1">
          <table:table-cell/>
          <table:table-cell office:value-type="float" office:value="4.43" calcext:value-type="float">
            <text:p>4.43</text:p>
          </table:table-cell>
          <table:table-cell table:formula="of:=[.$A$1]*COS(2*PI()*[.$A$2]*[.B443]+[.$A$3])" office:value-type="float" office:value="-1.24401144620577" calcext:value-type="float">
            <text:p>-1.24401144620577</text:p>
          </table:table-cell>
        </table:table-row>
        <table:table-row table:style-name="ro1">
          <table:table-cell/>
          <table:table-cell office:value-type="float" office:value="4.44" calcext:value-type="float">
            <text:p>4.44</text:p>
          </table:table-cell>
          <table:table-cell table:formula="of:=[.$A$1]*COS(2*PI()*[.$A$2]*[.B444]+[.$A$3])" office:value-type="float" office:value="-3.6247777313205" calcext:value-type="float">
            <text:p>-3.6247777313205</text:p>
          </table:table-cell>
        </table:table-row>
        <table:table-row table:style-name="ro1">
          <table:table-cell/>
          <table:table-cell office:value-type="float" office:value="4.45" calcext:value-type="float">
            <text:p>4.45</text:p>
          </table:table-cell>
          <table:table-cell table:formula="of:=[.$A$1]*COS(2*PI()*[.$A$2]*[.B445]+[.$A$3])" office:value-type="float" office:value="-5.31558245474447" calcext:value-type="float">
            <text:p>-5.31558245474447</text:p>
          </table:table-cell>
        </table:table-row>
        <table:table-row table:style-name="ro1">
          <table:table-cell/>
          <table:table-cell office:value-type="float" office:value="4.46" calcext:value-type="float">
            <text:p>4.46</text:p>
          </table:table-cell>
          <table:table-cell table:formula="of:=[.$A$1]*COS(2*PI()*[.$A$2]*[.B446]+[.$A$3])" office:value-type="float" office:value="-5.99458787801258" calcext:value-type="float">
            <text:p>-5.99458787801258</text:p>
          </table:table-cell>
        </table:table-row>
        <table:table-row table:style-name="ro1">
          <table:table-cell/>
          <table:table-cell office:value-type="float" office:value="4.47" calcext:value-type="float">
            <text:p>4.47</text:p>
          </table:table-cell>
          <table:table-cell table:formula="of:=[.$A$1]*COS(2*PI()*[.$A$2]*[.B447]+[.$A$3])" office:value-type="float" office:value="-5.53254810607687" calcext:value-type="float">
            <text:p>-5.53254810607687</text:p>
          </table:table-cell>
        </table:table-row>
        <table:table-row table:style-name="ro1">
          <table:table-cell/>
          <table:table-cell office:value-type="float" office:value="4.48" calcext:value-type="float">
            <text:p>4.48</text:p>
          </table:table-cell>
          <table:table-cell table:formula="of:=[.$A$1]*COS(2*PI()*[.$A$2]*[.B448]+[.$A$3])" office:value-type="float" office:value="-4.0174105128833" calcext:value-type="float">
            <text:p>-4.0174105128833</text:p>
          </table:table-cell>
        </table:table-row>
        <table:table-row table:style-name="ro1">
          <table:table-cell/>
          <table:table-cell office:value-type="float" office:value="4.49" calcext:value-type="float">
            <text:p>4.49</text:p>
          </table:table-cell>
          <table:table-cell table:formula="of:=[.$A$1]*COS(2*PI()*[.$A$2]*[.B449]+[.$A$3])" office:value-type="float" office:value="-1.73757531975962" calcext:value-type="float">
            <text:p>-1.73757531975962</text:p>
          </table:table-cell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table:formula="of:=[.$A$1]*COS(2*PI()*[.$A$2]*[.B450]+[.$A$3])" office:value-type="float" office:value="0.873000202851699" calcext:value-type="float">
            <text:p>0.873000202851699</text:p>
          </table:table-cell>
        </table:table-row>
        <table:table-row table:style-name="ro1">
          <table:table-cell/>
          <table:table-cell office:value-type="float" office:value="4.51" calcext:value-type="float">
            <text:p>4.51</text:p>
          </table:table-cell>
          <table:table-cell table:formula="of:=[.$A$1]*COS(2*PI()*[.$A$2]*[.B451]+[.$A$3])" office:value-type="float" office:value="3.3174037204567" calcext:value-type="float">
            <text:p>3.3174037204567</text:p>
          </table:table-cell>
        </table:table-row>
        <table:table-row table:style-name="ro1">
          <table:table-cell/>
          <table:table-cell office:value-type="float" office:value="4.52" calcext:value-type="float">
            <text:p>4.52</text:p>
          </table:table-cell>
          <table:table-cell table:formula="of:=[.$A$1]*COS(2*PI()*[.$A$2]*[.B452]+[.$A$3])" office:value-type="float" office:value="5.13035305758952" calcext:value-type="float">
            <text:p>5.13035305758952</text:p>
          </table:table-cell>
        </table:table-row>
        <table:table-row table:style-name="ro1">
          <table:table-cell/>
          <table:table-cell office:value-type="float" office:value="4.53" calcext:value-type="float">
            <text:p>4.53</text:p>
          </table:table-cell>
          <table:table-cell table:formula="of:=[.$A$1]*COS(2*PI()*[.$A$2]*[.B453]+[.$A$3])" office:value-type="float" office:value="5.96676074996102" calcext:value-type="float">
            <text:p>5.96676074996102</text:p>
          </table:table-cell>
        </table:table-row>
        <table:table-row table:style-name="ro1">
          <table:table-cell/>
          <table:table-cell office:value-type="float" office:value="4.54" calcext:value-type="float">
            <text:p>4.54</text:p>
          </table:table-cell>
          <table:table-cell table:formula="of:=[.$A$1]*COS(2*PI()*[.$A$2]*[.B454]+[.$A$3])" office:value-type="float" office:value="5.66742002672466" calcext:value-type="float">
            <text:p>5.66742002672466</text:p>
          </table:table-cell>
        </table:table-row>
        <table:table-row table:style-name="ro1">
          <table:table-cell/>
          <table:table-cell office:value-type="float" office:value="4.55" calcext:value-type="float">
            <text:p>4.55</text:p>
          </table:table-cell>
          <table:table-cell table:formula="of:=[.$A$1]*COS(2*PI()*[.$A$2]*[.B455]+[.$A$3])" office:value-type="float" office:value="4.28930916577546" calcext:value-type="float">
            <text:p>4.28930916577546</text:p>
          </table:table-cell>
        </table:table-row>
        <table:table-row table:style-name="ro1">
          <table:table-cell/>
          <table:table-cell office:value-type="float" office:value="4.56" calcext:value-type="float">
            <text:p>4.56</text:p>
          </table:table-cell>
          <table:table-cell table:formula="of:=[.$A$1]*COS(2*PI()*[.$A$2]*[.B456]+[.$A$3])" office:value-type="float" office:value="2.09474591244316" calcext:value-type="float">
            <text:p>2.09474591244316</text:p>
          </table:table-cell>
        </table:table-row>
        <table:table-row table:style-name="ro1">
          <table:table-cell/>
          <table:table-cell office:value-type="float" office:value="4.57" calcext:value-type="float">
            <text:p>4.57</text:p>
          </table:table-cell>
          <table:table-cell table:formula="of:=[.$A$1]*COS(2*PI()*[.$A$2]*[.B457]+[.$A$3])" office:value-type="float" office:value="-0.498543626532829" calcext:value-type="float">
            <text:p>-0.498543626532829</text:p>
          </table:table-cell>
        </table:table-row>
        <table:table-row table:style-name="ro1">
          <table:table-cell/>
          <table:table-cell office:value-type="float" office:value="4.58" calcext:value-type="float">
            <text:p>4.58</text:p>
          </table:table-cell>
          <table:table-cell table:formula="of:=[.$A$1]*COS(2*PI()*[.$A$2]*[.B458]+[.$A$3])" office:value-type="float" office:value="-2.99693743268586" calcext:value-type="float">
            <text:p>-2.99693743268586</text:p>
          </table:table-cell>
        </table:table-row>
        <table:table-row table:style-name="ro1">
          <table:table-cell/>
          <table:table-cell office:value-type="float" office:value="4.59" calcext:value-type="float">
            <text:p>4.59</text:p>
          </table:table-cell>
          <table:table-cell table:formula="of:=[.$A$1]*COS(2*PI()*[.$A$2]*[.B459]+[.$A$3])" office:value-type="float" office:value="-4.9248765007518" calcext:value-type="float">
            <text:p>-4.9248765007518</text:p>
          </table:table-cell>
        </table:table-row>
        <table:table-row table:style-name="ro1">
          <table:table-cell/>
          <table:table-cell office:value-type="float" office:value="4.6" calcext:value-type="float">
            <text:p>4.6</text:p>
          </table:table-cell>
          <table:table-cell table:formula="of:=[.$A$1]*COS(2*PI()*[.$A$2]*[.B460]+[.$A$3])" office:value-type="float" office:value="-5.91538554318301" calcext:value-type="float">
            <text:p>-5.91538554318301</text:p>
          </table:table-cell>
        </table:table-row>
        <table:table-row table:style-name="ro1">
          <table:table-cell/>
          <table:table-cell office:value-type="float" office:value="4.61" calcext:value-type="float">
            <text:p>4.61</text:p>
          </table:table-cell>
          <table:table-cell table:formula="of:=[.$A$1]*COS(2*PI()*[.$A$2]*[.B461]+[.$A$3])" office:value-type="float" office:value="-5.77992522972495" calcext:value-type="float">
            <text:p>-5.77992522972495</text:p>
          </table:table-cell>
        </table:table-row>
        <table:table-row table:style-name="ro1">
          <table:table-cell/>
          <table:table-cell office:value-type="float" office:value="4.62" calcext:value-type="float">
            <text:p>4.62</text:p>
          </table:table-cell>
          <table:table-cell table:formula="of:=[.$A$1]*COS(2*PI()*[.$A$2]*[.B462]+[.$A$3])" office:value-type="float" office:value="-4.54427987498901" calcext:value-type="float">
            <text:p>-4.54427987498901</text:p>
          </table:table-cell>
        </table:table-row>
        <table:table-row table:style-name="ro1">
          <table:table-cell/>
          <table:table-cell office:value-type="float" office:value="4.63" calcext:value-type="float">
            <text:p>4.63</text:p>
          </table:table-cell>
          <table:table-cell table:formula="of:=[.$A$1]*COS(2*PI()*[.$A$2]*[.B463]+[.$A$3])" office:value-type="float" office:value="-2.44364950000898" calcext:value-type="float">
            <text:p>-2.44364950000898</text:p>
          </table:table-cell>
        </table:table-row>
        <table:table-row table:style-name="ro1">
          <table:table-cell/>
          <table:table-cell office:value-type="float" office:value="4.64" calcext:value-type="float">
            <text:p>4.64</text:p>
          </table:table-cell>
          <table:table-cell table:formula="of:=[.$A$1]*COS(2*PI()*[.$A$2]*[.B464]+[.$A$3])" office:value-type="float" office:value="0.122119526282611" calcext:value-type="float">
            <text:p>0.122119526282611</text:p>
          </table:table-cell>
        </table:table-row>
        <table:table-row table:style-name="ro1">
          <table:table-cell/>
          <table:table-cell office:value-type="float" office:value="4.65" calcext:value-type="float">
            <text:p>4.65</text:p>
          </table:table-cell>
          <table:table-cell table:formula="of:=[.$A$1]*COS(2*PI()*[.$A$2]*[.B465]+[.$A$3])" office:value-type="float" office:value="2.66464360203882" calcext:value-type="float">
            <text:p>2.66464360203882</text:p>
          </table:table-cell>
        </table:table-row>
        <table:table-row table:style-name="ro1">
          <table:table-cell/>
          <table:table-cell office:value-type="float" office:value="4.66" calcext:value-type="float">
            <text:p>4.66</text:p>
          </table:table-cell>
          <table:table-cell table:formula="of:=[.$A$1]*COS(2*PI()*[.$A$2]*[.B466]+[.$A$3])" office:value-type="float" office:value="4.69996370632768" calcext:value-type="float">
            <text:p>4.69996370632768</text:p>
          </table:table-cell>
        </table:table-row>
        <table:table-row table:style-name="ro1">
          <table:table-cell/>
          <table:table-cell office:value-type="float" office:value="4.67" calcext:value-type="float">
            <text:p>4.67</text:p>
          </table:table-cell>
          <table:table-cell table:formula="of:=[.$A$1]*COS(2*PI()*[.$A$2]*[.B467]+[.$A$3])" office:value-type="float" office:value="5.84066501214869" calcext:value-type="float">
            <text:p>5.84066501214869</text:p>
          </table:table-cell>
        </table:table-row>
        <table:table-row table:style-name="ro1">
          <table:table-cell/>
          <table:table-cell office:value-type="float" office:value="4.68" calcext:value-type="float">
            <text:p>4.68</text:p>
          </table:table-cell>
          <table:table-cell table:formula="of:=[.$A$1]*COS(2*PI()*[.$A$2]*[.B468]+[.$A$3])" office:value-type="float" office:value="5.86961970844016" calcext:value-type="float">
            <text:p>5.86961970844016</text:p>
          </table:table-cell>
        </table:table-row>
        <table:table-row table:style-name="ro1">
          <table:table-cell/>
          <table:table-cell office:value-type="float" office:value="4.69" calcext:value-type="float">
            <text:p>4.69</text:p>
          </table:table-cell>
          <table:table-cell table:formula="of:=[.$A$1]*COS(2*PI()*[.$A$2]*[.B469]+[.$A$3])" office:value-type="float" office:value="4.78131638761998" calcext:value-type="float">
            <text:p>4.78131638761998</text:p>
          </table:table-cell>
        </table:table-row>
        <table:table-row table:style-name="ro1">
          <table:table-cell/>
          <table:table-cell office:value-type="float" office:value="4.7" calcext:value-type="float">
            <text:p>4.7</text:p>
          </table:table-cell>
          <table:table-cell table:formula="of:=[.$A$1]*COS(2*PI()*[.$A$2]*[.B470]+[.$A$3])" office:value-type="float" office:value="2.78290911939522" calcext:value-type="float">
            <text:p>2.78290911939522</text:p>
          </table:table-cell>
        </table:table-row>
        <table:table-row table:style-name="ro1">
          <table:table-cell/>
          <table:table-cell office:value-type="float" office:value="4.71" calcext:value-type="float">
            <text:p>4.71</text:p>
          </table:table-cell>
          <table:table-cell table:formula="of:=[.$A$1]*COS(2*PI()*[.$A$2]*[.B471]+[.$A$3])" office:value-type="float" office:value="0.254786523946399" calcext:value-type="float">
            <text:p>0.254786523946399</text:p>
          </table:table-cell>
        </table:table-row>
        <table:table-row table:style-name="ro1">
          <table:table-cell/>
          <table:table-cell office:value-type="float" office:value="4.72" calcext:value-type="float">
            <text:p>4.72</text:p>
          </table:table-cell>
          <table:table-cell table:formula="of:=[.$A$1]*COS(2*PI()*[.$A$2]*[.B472]+[.$A$3])" office:value-type="float" office:value="-2.32183364045425" calcext:value-type="float">
            <text:p>-2.32183364045425</text:p>
          </table:table-cell>
        </table:table-row>
        <table:table-row table:style-name="ro1">
          <table:table-cell/>
          <table:table-cell office:value-type="float" office:value="4.73" calcext:value-type="float">
            <text:p>4.73</text:p>
          </table:table-cell>
          <table:table-cell table:formula="of:=[.$A$1]*COS(2*PI()*[.$A$2]*[.B473]+[.$A$3])" office:value-type="float" office:value="-4.45650230236386" calcext:value-type="float">
            <text:p>-4.45650230236386</text:p>
          </table:table-cell>
        </table:table-row>
        <table:table-row table:style-name="ro1">
          <table:table-cell/>
          <table:table-cell office:value-type="float" office:value="4.74" calcext:value-type="float">
            <text:p>4.74</text:p>
          </table:table-cell>
          <table:table-cell table:formula="of:=[.$A$1]*COS(2*PI()*[.$A$2]*[.B474]+[.$A$3])" office:value-type="float" office:value="-5.74289404465746" calcext:value-type="float">
            <text:p>-5.74289404465746</text:p>
          </table:table-cell>
        </table:table-row>
        <table:table-row table:style-name="ro1">
          <table:table-cell/>
          <table:table-cell office:value-type="float" office:value="4.75" calcext:value-type="float">
            <text:p>4.75</text:p>
          </table:table-cell>
          <table:table-cell table:formula="of:=[.$A$1]*COS(2*PI()*[.$A$2]*[.B475]+[.$A$3])" office:value-type="float" office:value="-5.9361494797403" calcext:value-type="float">
            <text:p>-5.9361494797403</text:p>
          </table:table-cell>
        </table:table-row>
        <table:table-row table:style-name="ro1">
          <table:table-cell/>
          <table:table-cell office:value-type="float" office:value="4.76" calcext:value-type="float">
            <text:p>4.76</text:p>
          </table:table-cell>
          <table:table-cell table:formula="of:=[.$A$1]*COS(2*PI()*[.$A$2]*[.B476]+[.$A$3])" office:value-type="float" office:value="-4.99948322884479" calcext:value-type="float">
            <text:p>-4.99948322884479</text:p>
          </table:table-cell>
        </table:table-row>
        <table:table-row table:style-name="ro1">
          <table:table-cell/>
          <table:table-cell office:value-type="float" office:value="4.77" calcext:value-type="float">
            <text:p>4.77</text:p>
          </table:table-cell>
          <table:table-cell table:formula="of:=[.$A$1]*COS(2*PI()*[.$A$2]*[.B477]+[.$A$3])" office:value-type="float" office:value="-3.11118586787759" calcext:value-type="float">
            <text:p>-3.11118586787759</text:p>
          </table:table-cell>
        </table:table-row>
        <table:table-row table:style-name="ro1">
          <table:table-cell/>
          <table:table-cell office:value-type="float" office:value="4.78" calcext:value-type="float">
            <text:p>4.78</text:p>
          </table:table-cell>
          <table:table-cell table:formula="of:=[.$A$1]*COS(2*PI()*[.$A$2]*[.B478]+[.$A$3])" office:value-type="float" office:value="-0.630687048166284" calcext:value-type="float">
            <text:p>-0.630687048166284</text:p>
          </table:table-cell>
        </table:table-row>
        <table:table-row table:style-name="ro1">
          <table:table-cell/>
          <table:table-cell office:value-type="float" office:value="4.79" calcext:value-type="float">
            <text:p>4.79</text:p>
          </table:table-cell>
          <table:table-cell table:formula="of:=[.$A$1]*COS(2*PI()*[.$A$2]*[.B479]+[.$A$3])" office:value-type="float" office:value="1.96986046223585" calcext:value-type="float">
            <text:p>1.96986046223585</text:p>
          </table:table-cell>
        </table:table-row>
        <table:table-row table:style-name="ro1">
          <table:table-cell/>
          <table:table-cell office:value-type="float" office:value="4.8" calcext:value-type="float">
            <text:p>4.8</text:p>
          </table:table-cell>
          <table:table-cell table:formula="of:=[.$A$1]*COS(2*PI()*[.$A$2]*[.B480]+[.$A$3])" office:value-type="float" office:value="4.19545311979473" calcext:value-type="float">
            <text:p>4.19545311979473</text:p>
          </table:table-cell>
        </table:table-row>
        <table:table-row table:style-name="ro1">
          <table:table-cell/>
          <table:table-cell office:value-type="float" office:value="4.81" calcext:value-type="float">
            <text:p>4.81</text:p>
          </table:table-cell>
          <table:table-cell table:formula="of:=[.$A$1]*COS(2*PI()*[.$A$2]*[.B481]+[.$A$3])" office:value-type="float" office:value="5.62245849805069" calcext:value-type="float">
            <text:p>5.62245849805069</text:p>
          </table:table-cell>
        </table:table-row>
        <table:table-row table:style-name="ro1">
          <table:table-cell/>
          <table:table-cell office:value-type="float" office:value="4.82" calcext:value-type="float">
            <text:p>4.82</text:p>
          </table:table-cell>
          <table:table-cell table:formula="of:=[.$A$1]*COS(2*PI()*[.$A$2]*[.B482]+[.$A$3])" office:value-type="float" office:value="5.97925198101264" calcext:value-type="float">
            <text:p>5.97925198101264</text:p>
          </table:table-cell>
        </table:table-row>
        <table:table-row table:style-name="ro1">
          <table:table-cell/>
          <table:table-cell office:value-type="float" office:value="4.83" calcext:value-type="float">
            <text:p>4.83</text:p>
          </table:table-cell>
          <table:table-cell table:formula="of:=[.$A$1]*COS(2*PI()*[.$A$2]*[.B483]+[.$A$3])" office:value-type="float" office:value="5.19791939381189" calcext:value-type="float">
            <text:p>5.19791939381189</text:p>
          </table:table-cell>
        </table:table-row>
        <table:table-row table:style-name="ro1">
          <table:table-cell/>
          <table:table-cell office:value-type="float" office:value="4.84" calcext:value-type="float">
            <text:p>4.84</text:p>
          </table:table-cell>
          <table:table-cell table:formula="of:=[.$A$1]*COS(2*PI()*[.$A$2]*[.B484]+[.$A$3])" office:value-type="float" office:value="3.42718418710492" calcext:value-type="float">
            <text:p>3.42718418710492</text:p>
          </table:table-cell>
        </table:table-row>
        <table:table-row table:style-name="ro1">
          <table:table-cell/>
          <table:table-cell office:value-type="float" office:value="4.85" calcext:value-type="float">
            <text:p>4.85</text:p>
          </table:table-cell>
          <table:table-cell table:formula="of:=[.$A$1]*COS(2*PI()*[.$A$2]*[.B485]+[.$A$3])" office:value-type="float" office:value="1.00409853874073" calcext:value-type="float">
            <text:p>1.00409853874073</text:p>
          </table:table-cell>
        </table:table-row>
        <table:table-row table:style-name="ro1">
          <table:table-cell/>
          <table:table-cell office:value-type="float" office:value="4.86" calcext:value-type="float">
            <text:p>4.86</text:p>
          </table:table-cell>
          <table:table-cell table:formula="of:=[.$A$1]*COS(2*PI()*[.$A$2]*[.B486]+[.$A$3])" office:value-type="float" office:value="-1.61011314471666" calcext:value-type="float">
            <text:p>-1.61011314471666</text:p>
          </table:table-cell>
        </table:table-row>
        <table:table-row table:style-name="ro1">
          <table:table-cell/>
          <table:table-cell office:value-type="float" office:value="4.87" calcext:value-type="float">
            <text:p>4.87</text:p>
          </table:table-cell>
          <table:table-cell table:formula="of:=[.$A$1]*COS(2*PI()*[.$A$2]*[.B487]+[.$A$3])" office:value-type="float" office:value="-3.9178464004821" calcext:value-type="float">
            <text:p>-3.9178464004821</text:p>
          </table:table-cell>
        </table:table-row>
        <table:table-row table:style-name="ro1">
          <table:table-cell/>
          <table:table-cell office:value-type="float" office:value="4.88" calcext:value-type="float">
            <text:p>4.88</text:p>
          </table:table-cell>
          <table:table-cell table:formula="of:=[.$A$1]*COS(2*PI()*[.$A$2]*[.B488]+[.$A$3])" office:value-type="float" office:value="-5.47983367640902" calcext:value-type="float">
            <text:p>-5.47983367640902</text:p>
          </table:table-cell>
        </table:table-row>
        <table:table-row table:style-name="ro1">
          <table:table-cell/>
          <table:table-cell office:value-type="float" office:value="4.89" calcext:value-type="float">
            <text:p>4.89</text:p>
          </table:table-cell>
          <table:table-cell table:formula="of:=[.$A$1]*COS(2*PI()*[.$A$2]*[.B489]+[.$A$3])" office:value-type="float" office:value="-5.99875710637633" calcext:value-type="float">
            <text:p>-5.99875710637633</text:p>
          </table:table-cell>
        </table:table-row>
        <table:table-row table:style-name="ro1">
          <table:table-cell/>
          <table:table-cell office:value-type="float" office:value="4.9" calcext:value-type="float">
            <text:p>4.9</text:p>
          </table:table-cell>
          <table:table-cell table:formula="of:=[.$A$1]*COS(2*PI()*[.$A$2]*[.B490]+[.$A$3])" office:value-type="float" office:value="-5.3758417456351" calcext:value-type="float">
            <text:p>-5.3758417456351</text:p>
          </table:table-cell>
        </table:table-row>
        <table:table-row table:style-name="ro1">
          <table:table-cell/>
          <table:table-cell office:value-type="float" office:value="4.91" calcext:value-type="float">
            <text:p>4.91</text:p>
          </table:table-cell>
          <table:table-cell table:formula="of:=[.$A$1]*COS(2*PI()*[.$A$2]*[.B491]+[.$A$3])" office:value-type="float" office:value="-3.72965697607728" calcext:value-type="float">
            <text:p>-3.72965697607728</text:p>
          </table:table-cell>
        </table:table-row>
        <table:table-row table:style-name="ro1">
          <table:table-cell/>
          <table:table-cell office:value-type="float" office:value="4.92" calcext:value-type="float">
            <text:p>4.92</text:p>
          </table:table-cell>
          <table:table-cell table:formula="of:=[.$A$1]*COS(2*PI()*[.$A$2]*[.B492]+[.$A$3])" office:value-type="float" office:value="-1.37354731111175" calcext:value-type="float">
            <text:p>-1.37354731111175</text:p>
          </table:table-cell>
        </table:table-row>
        <table:table-row table:style-name="ro1">
          <table:table-cell/>
          <table:table-cell office:value-type="float" office:value="4.93" calcext:value-type="float">
            <text:p>4.93</text:p>
          </table:table-cell>
          <table:table-cell table:formula="of:=[.$A$1]*COS(2*PI()*[.$A$2]*[.B493]+[.$A$3])" office:value-type="float" office:value="1.24401144620566" calcext:value-type="float">
            <text:p>1.24401144620566</text:p>
          </table:table-cell>
        </table:table-row>
        <table:table-row table:style-name="ro1">
          <table:table-cell/>
          <table:table-cell office:value-type="float" office:value="4.94" calcext:value-type="float">
            <text:p>4.94</text:p>
          </table:table-cell>
          <table:table-cell table:formula="of:=[.$A$1]*COS(2*PI()*[.$A$2]*[.B494]+[.$A$3])" office:value-type="float" office:value="3.62477773132055" calcext:value-type="float">
            <text:p>3.62477773132055</text:p>
          </table:table-cell>
        </table:table-row>
        <table:table-row table:style-name="ro1">
          <table:table-cell/>
          <table:table-cell office:value-type="float" office:value="4.95" calcext:value-type="float">
            <text:p>4.95</text:p>
          </table:table-cell>
          <table:table-cell table:formula="of:=[.$A$1]*COS(2*PI()*[.$A$2]*[.B495]+[.$A$3])" office:value-type="float" office:value="5.31558245474442" calcext:value-type="float">
            <text:p>5.31558245474442</text:p>
          </table:table-cell>
        </table:table-row>
        <table:table-row table:style-name="ro1">
          <table:table-cell/>
          <table:table-cell office:value-type="float" office:value="4.96" calcext:value-type="float">
            <text:p>4.96</text:p>
          </table:table-cell>
          <table:table-cell table:formula="of:=[.$A$1]*COS(2*PI()*[.$A$2]*[.B496]+[.$A$3])" office:value-type="float" office:value="5.99458787801257" calcext:value-type="float">
            <text:p>5.99458787801257</text:p>
          </table:table-cell>
        </table:table-row>
        <table:table-row table:style-name="ro1">
          <table:table-cell/>
          <table:table-cell office:value-type="float" office:value="4.97" calcext:value-type="float">
            <text:p>4.97</text:p>
          </table:table-cell>
          <table:table-cell table:formula="of:=[.$A$1]*COS(2*PI()*[.$A$2]*[.B497]+[.$A$3])" office:value-type="float" office:value="5.53254810607691" calcext:value-type="float">
            <text:p>5.53254810607691</text:p>
          </table:table-cell>
        </table:table-row>
        <table:table-row table:style-name="ro1">
          <table:table-cell/>
          <table:table-cell office:value-type="float" office:value="4.98" calcext:value-type="float">
            <text:p>4.98</text:p>
          </table:table-cell>
          <table:table-cell table:formula="of:=[.$A$1]*COS(2*PI()*[.$A$2]*[.B498]+[.$A$3])" office:value-type="float" office:value="4.01741051288339" calcext:value-type="float">
            <text:p>4.01741051288339</text:p>
          </table:table-cell>
        </table:table-row>
        <table:table-row table:style-name="ro1">
          <table:table-cell/>
          <table:table-cell office:value-type="float" office:value="4.99" calcext:value-type="float">
            <text:p>4.99</text:p>
          </table:table-cell>
          <table:table-cell table:formula="of:=[.$A$1]*COS(2*PI()*[.$A$2]*[.B499]+[.$A$3])" office:value-type="float" office:value="1.73757531975973" calcext:value-type="float">
            <text:p>1.7375753197597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$A$1]*COS(2*PI()*[.$A$2]*[.B500]+[.$A$3])" office:value-type="float" office:value="-0.873000202851588" calcext:value-type="float">
            <text:p>-0.873000202851588</text:p>
          </table:table-cell>
        </table:table-row>
        <table:table-row table:style-name="ro1">
          <table:table-cell/>
          <table:table-cell office:value-type="float" office:value="5.01" calcext:value-type="float">
            <text:p>5.01</text:p>
          </table:table-cell>
          <table:table-cell table:formula="of:=[.$A$1]*COS(2*PI()*[.$A$2]*[.B501]+[.$A$3])" office:value-type="float" office:value="-3.31740372045661" calcext:value-type="float">
            <text:p>-3.31740372045661</text:p>
          </table:table-cell>
        </table:table-row>
        <table:table-row table:style-name="ro1">
          <table:table-cell/>
          <table:table-cell office:value-type="float" office:value="5.02" calcext:value-type="float">
            <text:p>5.02</text:p>
          </table:table-cell>
          <table:table-cell table:formula="of:=[.$A$1]*COS(2*PI()*[.$A$2]*[.B502]+[.$A$3])" office:value-type="float" office:value="-5.13035305758955" calcext:value-type="float">
            <text:p>-5.13035305758955</text:p>
          </table:table-cell>
        </table:table-row>
        <table:table-row table:style-name="ro1">
          <table:table-cell/>
          <table:table-cell office:value-type="float" office:value="5.03" calcext:value-type="float">
            <text:p>5.03</text:p>
          </table:table-cell>
          <table:table-cell table:formula="of:=[.$A$1]*COS(2*PI()*[.$A$2]*[.B503]+[.$A$3])" office:value-type="float" office:value="-5.96676074996101" calcext:value-type="float">
            <text:p>-5.96676074996101</text:p>
          </table:table-cell>
        </table:table-row>
        <table:table-row table:style-name="ro1">
          <table:table-cell/>
          <table:table-cell office:value-type="float" office:value="5.04" calcext:value-type="float">
            <text:p>5.04</text:p>
          </table:table-cell>
          <table:table-cell table:formula="of:=[.$A$1]*COS(2*PI()*[.$A$2]*[.B504]+[.$A$3])" office:value-type="float" office:value="-5.6674200267247" calcext:value-type="float">
            <text:p>-5.6674200267247</text:p>
          </table:table-cell>
        </table:table-row>
        <table:table-row table:style-name="ro1">
          <table:table-cell/>
          <table:table-cell office:value-type="float" office:value="5.05" calcext:value-type="float">
            <text:p>5.05</text:p>
          </table:table-cell>
          <table:table-cell table:formula="of:=[.$A$1]*COS(2*PI()*[.$A$2]*[.B505]+[.$A$3])" office:value-type="float" office:value="-4.28930916577542" calcext:value-type="float">
            <text:p>-4.28930916577542</text:p>
          </table:table-cell>
        </table:table-row>
        <table:table-row table:style-name="ro1">
          <table:table-cell/>
          <table:table-cell office:value-type="float" office:value="5.06" calcext:value-type="float">
            <text:p>5.06</text:p>
          </table:table-cell>
          <table:table-cell table:formula="of:=[.$A$1]*COS(2*PI()*[.$A$2]*[.B506]+[.$A$3])" office:value-type="float" office:value="-2.09474591244343" calcext:value-type="float">
            <text:p>-2.09474591244343</text:p>
          </table:table-cell>
        </table:table-row>
        <table:table-row table:style-name="ro1">
          <table:table-cell/>
          <table:table-cell office:value-type="float" office:value="5.07" calcext:value-type="float">
            <text:p>5.07</text:p>
          </table:table-cell>
          <table:table-cell table:formula="of:=[.$A$1]*COS(2*PI()*[.$A$2]*[.B507]+[.$A$3])" office:value-type="float" office:value="0.498543626532717" calcext:value-type="float">
            <text:p>0.498543626532717</text:p>
          </table:table-cell>
        </table:table-row>
        <table:table-row table:style-name="ro1">
          <table:table-cell/>
          <table:table-cell office:value-type="float" office:value="5.08" calcext:value-type="float">
            <text:p>5.08</text:p>
          </table:table-cell>
          <table:table-cell table:formula="of:=[.$A$1]*COS(2*PI()*[.$A$2]*[.B508]+[.$A$3])" office:value-type="float" office:value="2.99693743268591" calcext:value-type="float">
            <text:p>2.99693743268591</text:p>
          </table:table-cell>
        </table:table-row>
        <table:table-row table:style-name="ro1">
          <table:table-cell/>
          <table:table-cell office:value-type="float" office:value="5.09" calcext:value-type="float">
            <text:p>5.09</text:p>
          </table:table-cell>
          <table:table-cell table:formula="of:=[.$A$1]*COS(2*PI()*[.$A$2]*[.B509]+[.$A$3])" office:value-type="float" office:value="4.92487650075184" calcext:value-type="float">
            <text:p>4.92487650075184</text:p>
          </table:table-cell>
        </table:table-row>
        <table:table-row table:style-name="ro1">
          <table:table-cell/>
          <table:table-cell office:value-type="float" office:value="5.1" calcext:value-type="float">
            <text:p>5.1</text:p>
          </table:table-cell>
          <table:table-cell table:formula="of:=[.$A$1]*COS(2*PI()*[.$A$2]*[.B510]+[.$A$3])" office:value-type="float" office:value="5.91538554318302" calcext:value-type="float">
            <text:p>5.91538554318302</text:p>
          </table:table-cell>
        </table:table-row>
        <table:table-row table:style-name="ro1">
          <table:table-cell/>
          <table:table-cell office:value-type="float" office:value="5.11" calcext:value-type="float">
            <text:p>5.11</text:p>
          </table:table-cell>
          <table:table-cell table:formula="of:=[.$A$1]*COS(2*PI()*[.$A$2]*[.B511]+[.$A$3])" office:value-type="float" office:value="5.77992522972493" calcext:value-type="float">
            <text:p>5.77992522972493</text:p>
          </table:table-cell>
        </table:table-row>
        <table:table-row table:style-name="ro1">
          <table:table-cell/>
          <table:table-cell office:value-type="float" office:value="5.12" calcext:value-type="float">
            <text:p>5.12</text:p>
          </table:table-cell>
          <table:table-cell table:formula="of:=[.$A$1]*COS(2*PI()*[.$A$2]*[.B512]+[.$A$3])" office:value-type="float" office:value="4.54427987498897" calcext:value-type="float">
            <text:p>4.54427987498897</text:p>
          </table:table-cell>
        </table:table-row>
        <table:table-row table:style-name="ro1">
          <table:table-cell/>
          <table:table-cell office:value-type="float" office:value="5.13" calcext:value-type="float">
            <text:p>5.13</text:p>
          </table:table-cell>
          <table:table-cell table:formula="of:=[.$A$1]*COS(2*PI()*[.$A$2]*[.B513]+[.$A$3])" office:value-type="float" office:value="2.44364950000893" calcext:value-type="float">
            <text:p>2.44364950000893</text:p>
          </table:table-cell>
        </table:table-row>
        <table:table-row table:style-name="ro1">
          <table:table-cell/>
          <table:table-cell office:value-type="float" office:value="5.14" calcext:value-type="float">
            <text:p>5.14</text:p>
          </table:table-cell>
          <table:table-cell table:formula="of:=[.$A$1]*COS(2*PI()*[.$A$2]*[.B514]+[.$A$3])" office:value-type="float" office:value="-0.12211952628267" calcext:value-type="float">
            <text:p>-0.12211952628267</text:p>
          </table:table-cell>
        </table:table-row>
        <table:table-row table:style-name="ro1">
          <table:table-cell/>
          <table:table-cell office:value-type="float" office:value="5.15" calcext:value-type="float">
            <text:p>5.15</text:p>
          </table:table-cell>
          <table:table-cell table:formula="of:=[.$A$1]*COS(2*PI()*[.$A$2]*[.B515]+[.$A$3])" office:value-type="float" office:value="-2.66464360203887" calcext:value-type="float">
            <text:p>-2.66464360203887</text:p>
          </table:table-cell>
        </table:table-row>
        <table:table-row table:style-name="ro1">
          <table:table-cell/>
          <table:table-cell office:value-type="float" office:value="5.16" calcext:value-type="float">
            <text:p>5.16</text:p>
          </table:table-cell>
          <table:table-cell table:formula="of:=[.$A$1]*COS(2*PI()*[.$A$2]*[.B516]+[.$A$3])" office:value-type="float" office:value="-4.69996370632772" calcext:value-type="float">
            <text:p>-4.69996370632772</text:p>
          </table:table-cell>
        </table:table-row>
        <table:table-row table:style-name="ro1">
          <table:table-cell/>
          <table:table-cell office:value-type="float" office:value="5.17" calcext:value-type="float">
            <text:p>5.17</text:p>
          </table:table-cell>
          <table:table-cell table:formula="of:=[.$A$1]*COS(2*PI()*[.$A$2]*[.B517]+[.$A$3])" office:value-type="float" office:value="-5.8406650121487" calcext:value-type="float">
            <text:p>-5.8406650121487</text:p>
          </table:table-cell>
        </table:table-row>
        <table:table-row table:style-name="ro1">
          <table:table-cell/>
          <table:table-cell office:value-type="float" office:value="5.18" calcext:value-type="float">
            <text:p>5.18</text:p>
          </table:table-cell>
          <table:table-cell table:formula="of:=[.$A$1]*COS(2*PI()*[.$A$2]*[.B518]+[.$A$3])" office:value-type="float" office:value="-5.86961970844015" calcext:value-type="float">
            <text:p>-5.86961970844015</text:p>
          </table:table-cell>
        </table:table-row>
        <table:table-row table:style-name="ro1">
          <table:table-cell/>
          <table:table-cell office:value-type="float" office:value="5.19" calcext:value-type="float">
            <text:p>5.19</text:p>
          </table:table-cell>
          <table:table-cell table:formula="of:=[.$A$1]*COS(2*PI()*[.$A$2]*[.B519]+[.$A$3])" office:value-type="float" office:value="-4.78131638761994" calcext:value-type="float">
            <text:p>-4.78131638761994</text:p>
          </table:table-cell>
        </table:table-row>
        <table:table-row table:style-name="ro1">
          <table:table-cell/>
          <table:table-cell office:value-type="float" office:value="5.2" calcext:value-type="float">
            <text:p>5.2</text:p>
          </table:table-cell>
          <table:table-cell table:formula="of:=[.$A$1]*COS(2*PI()*[.$A$2]*[.B520]+[.$A$3])" office:value-type="float" office:value="-2.78290911939517" calcext:value-type="float">
            <text:p>-2.78290911939517</text:p>
          </table:table-cell>
        </table:table-row>
        <table:table-row table:style-name="ro1">
          <table:table-cell/>
          <table:table-cell office:value-type="float" office:value="5.21" calcext:value-type="float">
            <text:p>5.21</text:p>
          </table:table-cell>
          <table:table-cell table:formula="of:=[.$A$1]*COS(2*PI()*[.$A$2]*[.B521]+[.$A$3])" office:value-type="float" office:value="-0.25478652394634" calcext:value-type="float">
            <text:p>-0.25478652394634</text:p>
          </table:table-cell>
        </table:table-row>
        <table:table-row table:style-name="ro1">
          <table:table-cell/>
          <table:table-cell office:value-type="float" office:value="5.22" calcext:value-type="float">
            <text:p>5.22</text:p>
          </table:table-cell>
          <table:table-cell table:formula="of:=[.$A$1]*COS(2*PI()*[.$A$2]*[.B522]+[.$A$3])" office:value-type="float" office:value="2.3218336404543" calcext:value-type="float">
            <text:p>2.3218336404543</text:p>
          </table:table-cell>
        </table:table-row>
        <table:table-row table:style-name="ro1">
          <table:table-cell/>
          <table:table-cell office:value-type="float" office:value="5.23" calcext:value-type="float">
            <text:p>5.23</text:p>
          </table:table-cell>
          <table:table-cell table:formula="of:=[.$A$1]*COS(2*PI()*[.$A$2]*[.B523]+[.$A$3])" office:value-type="float" office:value="4.4565023023639" calcext:value-type="float">
            <text:p>4.4565023023639</text:p>
          </table:table-cell>
        </table:table-row>
        <table:table-row table:style-name="ro1">
          <table:table-cell/>
          <table:table-cell office:value-type="float" office:value="5.24" calcext:value-type="float">
            <text:p>5.24</text:p>
          </table:table-cell>
          <table:table-cell table:formula="of:=[.$A$1]*COS(2*PI()*[.$A$2]*[.B524]+[.$A$3])" office:value-type="float" office:value="5.74289404465747" calcext:value-type="float">
            <text:p>5.74289404465747</text:p>
          </table:table-cell>
        </table:table-row>
        <table:table-row table:style-name="ro1">
          <table:table-cell/>
          <table:table-cell office:value-type="float" office:value="5.25" calcext:value-type="float">
            <text:p>5.25</text:p>
          </table:table-cell>
          <table:table-cell table:formula="of:=[.$A$1]*COS(2*PI()*[.$A$2]*[.B525]+[.$A$3])" office:value-type="float" office:value="5.93614947974029" calcext:value-type="float">
            <text:p>5.93614947974029</text:p>
          </table:table-cell>
        </table:table-row>
        <table:table-row table:style-name="ro1">
          <table:table-cell/>
          <table:table-cell office:value-type="float" office:value="5.26" calcext:value-type="float">
            <text:p>5.26</text:p>
          </table:table-cell>
          <table:table-cell table:formula="of:=[.$A$1]*COS(2*PI()*[.$A$2]*[.B526]+[.$A$3])" office:value-type="float" office:value="4.99948322884485" calcext:value-type="float">
            <text:p>4.99948322884485</text:p>
          </table:table-cell>
        </table:table-row>
        <table:table-row table:style-name="ro1">
          <table:table-cell/>
          <table:table-cell office:value-type="float" office:value="5.27" calcext:value-type="float">
            <text:p>5.27</text:p>
          </table:table-cell>
          <table:table-cell table:formula="of:=[.$A$1]*COS(2*PI()*[.$A$2]*[.B527]+[.$A$3])" office:value-type="float" office:value="3.11118586787768" calcext:value-type="float">
            <text:p>3.11118586787768</text:p>
          </table:table-cell>
        </table:table-row>
        <table:table-row table:style-name="ro1">
          <table:table-cell/>
          <table:table-cell office:value-type="float" office:value="5.28" calcext:value-type="float">
            <text:p>5.28</text:p>
          </table:table-cell>
          <table:table-cell table:formula="of:=[.$A$1]*COS(2*PI()*[.$A$2]*[.B528]+[.$A$3])" office:value-type="float" office:value="0.630687048166225" calcext:value-type="float">
            <text:p>0.630687048166225</text:p>
          </table:table-cell>
        </table:table-row>
        <table:table-row table:style-name="ro1">
          <table:table-cell/>
          <table:table-cell office:value-type="float" office:value="5.29" calcext:value-type="float">
            <text:p>5.29</text:p>
          </table:table-cell>
          <table:table-cell table:formula="of:=[.$A$1]*COS(2*PI()*[.$A$2]*[.B529]+[.$A$3])" office:value-type="float" office:value="-1.96986046223575" calcext:value-type="float">
            <text:p>-1.96986046223575</text:p>
          </table:table-cell>
        </table:table-row>
        <table:table-row table:style-name="ro1">
          <table:table-cell/>
          <table:table-cell office:value-type="float" office:value="5.3" calcext:value-type="float">
            <text:p>5.3</text:p>
          </table:table-cell>
          <table:table-cell table:formula="of:=[.$A$1]*COS(2*PI()*[.$A$2]*[.B530]+[.$A$3])" office:value-type="float" office:value="-4.19545311979465" calcext:value-type="float">
            <text:p>-4.19545311979465</text:p>
          </table:table-cell>
        </table:table-row>
        <table:table-row table:style-name="ro1">
          <table:table-cell/>
          <table:table-cell office:value-type="float" office:value="5.31" calcext:value-type="float">
            <text:p>5.31</text:p>
          </table:table-cell>
          <table:table-cell table:formula="of:=[.$A$1]*COS(2*PI()*[.$A$2]*[.B531]+[.$A$3])" office:value-type="float" office:value="-5.62245849805059" calcext:value-type="float">
            <text:p>-5.62245849805059</text:p>
          </table:table-cell>
        </table:table-row>
        <table:table-row table:style-name="ro1">
          <table:table-cell/>
          <table:table-cell office:value-type="float" office:value="5.32" calcext:value-type="float">
            <text:p>5.32</text:p>
          </table:table-cell>
          <table:table-cell table:formula="of:=[.$A$1]*COS(2*PI()*[.$A$2]*[.B532]+[.$A$3])" office:value-type="float" office:value="-5.97925198101265" calcext:value-type="float">
            <text:p>-5.97925198101265</text:p>
          </table:table-cell>
        </table:table-row>
        <table:table-row table:style-name="ro1">
          <table:table-cell/>
          <table:table-cell office:value-type="float" office:value="5.33" calcext:value-type="float">
            <text:p>5.33</text:p>
          </table:table-cell>
          <table:table-cell table:formula="of:=[.$A$1]*COS(2*PI()*[.$A$2]*[.B533]+[.$A$3])" office:value-type="float" office:value="-5.19791939381194" calcext:value-type="float">
            <text:p>-5.19791939381194</text:p>
          </table:table-cell>
        </table:table-row>
        <table:table-row table:style-name="ro1">
          <table:table-cell/>
          <table:table-cell office:value-type="float" office:value="5.34" calcext:value-type="float">
            <text:p>5.34</text:p>
          </table:table-cell>
          <table:table-cell table:formula="of:=[.$A$1]*COS(2*PI()*[.$A$2]*[.B534]+[.$A$3])" office:value-type="float" office:value="-3.42718418710501" calcext:value-type="float">
            <text:p>-3.42718418710501</text:p>
          </table:table-cell>
        </table:table-row>
        <table:table-row table:style-name="ro1">
          <table:table-cell/>
          <table:table-cell office:value-type="float" office:value="5.35" calcext:value-type="float">
            <text:p>5.35</text:p>
          </table:table-cell>
          <table:table-cell table:formula="of:=[.$A$1]*COS(2*PI()*[.$A$2]*[.B535]+[.$A$3])" office:value-type="float" office:value="-1.00409853874084" calcext:value-type="float">
            <text:p>-1.00409853874084</text:p>
          </table:table-cell>
        </table:table-row>
        <table:table-row table:style-name="ro1">
          <table:table-cell/>
          <table:table-cell office:value-type="float" office:value="5.36" calcext:value-type="float">
            <text:p>5.36</text:p>
          </table:table-cell>
          <table:table-cell table:formula="of:=[.$A$1]*COS(2*PI()*[.$A$2]*[.B536]+[.$A$3])" office:value-type="float" office:value="1.61011314471655" calcext:value-type="float">
            <text:p>1.61011314471655</text:p>
          </table:table-cell>
        </table:table-row>
        <table:table-row table:style-name="ro1">
          <table:table-cell/>
          <table:table-cell office:value-type="float" office:value="5.37" calcext:value-type="float">
            <text:p>5.37</text:p>
          </table:table-cell>
          <table:table-cell table:formula="of:=[.$A$1]*COS(2*PI()*[.$A$2]*[.B537]+[.$A$3])" office:value-type="float" office:value="3.91784640048202" calcext:value-type="float">
            <text:p>3.91784640048202</text:p>
          </table:table-cell>
        </table:table-row>
        <table:table-row table:style-name="ro1">
          <table:table-cell/>
          <table:table-cell office:value-type="float" office:value="5.38" calcext:value-type="float">
            <text:p>5.38</text:p>
          </table:table-cell>
          <table:table-cell table:formula="of:=[.$A$1]*COS(2*PI()*[.$A$2]*[.B538]+[.$A$3])" office:value-type="float" office:value="5.47983367640897" calcext:value-type="float">
            <text:p>5.47983367640897</text:p>
          </table:table-cell>
        </table:table-row>
        <table:table-row table:style-name="ro1">
          <table:table-cell/>
          <table:table-cell office:value-type="float" office:value="5.39" calcext:value-type="float">
            <text:p>5.39</text:p>
          </table:table-cell>
          <table:table-cell table:formula="of:=[.$A$1]*COS(2*PI()*[.$A$2]*[.B539]+[.$A$3])" office:value-type="float" office:value="5.99875710637633" calcext:value-type="float">
            <text:p>5.99875710637633</text:p>
          </table:table-cell>
        </table:table-row>
        <table:table-row table:style-name="ro1">
          <table:table-cell/>
          <table:table-cell office:value-type="float" office:value="5.4" calcext:value-type="float">
            <text:p>5.4</text:p>
          </table:table-cell>
          <table:table-cell table:formula="of:=[.$A$1]*COS(2*PI()*[.$A$2]*[.B540]+[.$A$3])" office:value-type="float" office:value="5.37584174563515" calcext:value-type="float">
            <text:p>5.37584174563515</text:p>
          </table:table-cell>
        </table:table-row>
        <table:table-row table:style-name="ro1">
          <table:table-cell/>
          <table:table-cell office:value-type="float" office:value="5.41" calcext:value-type="float">
            <text:p>5.41</text:p>
          </table:table-cell>
          <table:table-cell table:formula="of:=[.$A$1]*COS(2*PI()*[.$A$2]*[.B541]+[.$A$3])" office:value-type="float" office:value="3.72965697607737" calcext:value-type="float">
            <text:p>3.72965697607737</text:p>
          </table:table-cell>
        </table:table-row>
        <table:table-row table:style-name="ro1">
          <table:table-cell/>
          <table:table-cell office:value-type="float" office:value="5.42" calcext:value-type="float">
            <text:p>5.42</text:p>
          </table:table-cell>
          <table:table-cell table:formula="of:=[.$A$1]*COS(2*PI()*[.$A$2]*[.B542]+[.$A$3])" office:value-type="float" office:value="1.3735473111117" calcext:value-type="float">
            <text:p>1.3735473111117</text:p>
          </table:table-cell>
        </table:table-row>
        <table:table-row table:style-name="ro1">
          <table:table-cell/>
          <table:table-cell office:value-type="float" office:value="5.43" calcext:value-type="float">
            <text:p>5.43</text:p>
          </table:table-cell>
          <table:table-cell table:formula="of:=[.$A$1]*COS(2*PI()*[.$A$2]*[.B543]+[.$A$3])" office:value-type="float" office:value="-1.24401144620572" calcext:value-type="float">
            <text:p>-1.24401144620572</text:p>
          </table:table-cell>
        </table:table-row>
        <table:table-row table:style-name="ro1">
          <table:table-cell/>
          <table:table-cell office:value-type="float" office:value="5.44" calcext:value-type="float">
            <text:p>5.44</text:p>
          </table:table-cell>
          <table:table-cell table:formula="of:=[.$A$1]*COS(2*PI()*[.$A$2]*[.B544]+[.$A$3])" office:value-type="float" office:value="-3.62477773132046" calcext:value-type="float">
            <text:p>-3.62477773132046</text:p>
          </table:table-cell>
        </table:table-row>
        <table:table-row table:style-name="ro1">
          <table:table-cell/>
          <table:table-cell office:value-type="float" office:value="5.45" calcext:value-type="float">
            <text:p>5.45</text:p>
          </table:table-cell>
          <table:table-cell table:formula="of:=[.$A$1]*COS(2*PI()*[.$A$2]*[.B545]+[.$A$3])" office:value-type="float" office:value="-5.31558245474444" calcext:value-type="float">
            <text:p>-5.31558245474444</text:p>
          </table:table-cell>
        </table:table-row>
        <table:table-row table:style-name="ro1">
          <table:table-cell/>
          <table:table-cell office:value-type="float" office:value="5.46" calcext:value-type="float">
            <text:p>5.46</text:p>
          </table:table-cell>
          <table:table-cell table:formula="of:=[.$A$1]*COS(2*PI()*[.$A$2]*[.B546]+[.$A$3])" office:value-type="float" office:value="-5.99458787801258" calcext:value-type="float">
            <text:p>-5.99458787801258</text:p>
          </table:table-cell>
        </table:table-row>
        <table:table-row table:style-name="ro1">
          <table:table-cell/>
          <table:table-cell office:value-type="float" office:value="5.47" calcext:value-type="float">
            <text:p>5.47</text:p>
          </table:table-cell>
          <table:table-cell table:formula="of:=[.$A$1]*COS(2*PI()*[.$A$2]*[.B547]+[.$A$3])" office:value-type="float" office:value="-5.53254810607689" calcext:value-type="float">
            <text:p>-5.53254810607689</text:p>
          </table:table-cell>
        </table:table-row>
        <table:table-row table:style-name="ro1">
          <table:table-cell/>
          <table:table-cell office:value-type="float" office:value="5.48" calcext:value-type="float">
            <text:p>5.48</text:p>
          </table:table-cell>
          <table:table-cell table:formula="of:=[.$A$1]*COS(2*PI()*[.$A$2]*[.B548]+[.$A$3])" office:value-type="float" office:value="-4.01741051288334" calcext:value-type="float">
            <text:p>-4.01741051288334</text:p>
          </table:table-cell>
        </table:table-row>
        <table:table-row table:style-name="ro1">
          <table:table-cell/>
          <table:table-cell office:value-type="float" office:value="5.49" calcext:value-type="float">
            <text:p>5.49</text:p>
          </table:table-cell>
          <table:table-cell table:formula="of:=[.$A$1]*COS(2*PI()*[.$A$2]*[.B549]+[.$A$3])" office:value-type="float" office:value="-1.73757531975967" calcext:value-type="float">
            <text:p>-1.73757531975967</text:p>
          </table:table-cell>
        </table:table-row>
        <table:table-row table:style-name="ro1">
          <table:table-cell/>
          <table:table-cell office:value-type="float" office:value="5.5" calcext:value-type="float">
            <text:p>5.5</text:p>
          </table:table-cell>
          <table:table-cell table:formula="of:=[.$A$1]*COS(2*PI()*[.$A$2]*[.B550]+[.$A$3])" office:value-type="float" office:value="0.873000202851646" calcext:value-type="float">
            <text:p>0.873000202851646</text:p>
          </table:table-cell>
        </table:table-row>
        <table:table-row table:style-name="ro1">
          <table:table-cell/>
          <table:table-cell office:value-type="float" office:value="5.51" calcext:value-type="float">
            <text:p>5.51</text:p>
          </table:table-cell>
          <table:table-cell table:formula="of:=[.$A$1]*COS(2*PI()*[.$A$2]*[.B551]+[.$A$3])" office:value-type="float" office:value="3.31740372045666" calcext:value-type="float">
            <text:p>3.31740372045666</text:p>
          </table:table-cell>
        </table:table-row>
        <table:table-row table:style-name="ro1">
          <table:table-cell/>
          <table:table-cell office:value-type="float" office:value="5.52" calcext:value-type="float">
            <text:p>5.52</text:p>
          </table:table-cell>
          <table:table-cell table:formula="of:=[.$A$1]*COS(2*PI()*[.$A$2]*[.B552]+[.$A$3])" office:value-type="float" office:value="5.13035305758958" calcext:value-type="float">
            <text:p>5.13035305758958</text:p>
          </table:table-cell>
        </table:table-row>
        <table:table-row table:style-name="ro1">
          <table:table-cell/>
          <table:table-cell office:value-type="float" office:value="5.53" calcext:value-type="float">
            <text:p>5.53</text:p>
          </table:table-cell>
          <table:table-cell table:formula="of:=[.$A$1]*COS(2*PI()*[.$A$2]*[.B553]+[.$A$3])" office:value-type="float" office:value="5.96676074996101" calcext:value-type="float">
            <text:p>5.96676074996101</text:p>
          </table:table-cell>
        </table:table-row>
        <table:table-row table:style-name="ro1">
          <table:table-cell/>
          <table:table-cell office:value-type="float" office:value="5.54" calcext:value-type="float">
            <text:p>5.54</text:p>
          </table:table-cell>
          <table:table-cell table:formula="of:=[.$A$1]*COS(2*PI()*[.$A$2]*[.B554]+[.$A$3])" office:value-type="float" office:value="5.66742002672468" calcext:value-type="float">
            <text:p>5.66742002672468</text:p>
          </table:table-cell>
        </table:table-row>
        <table:table-row table:style-name="ro1">
          <table:table-cell/>
          <table:table-cell office:value-type="float" office:value="5.55" calcext:value-type="float">
            <text:p>5.55</text:p>
          </table:table-cell>
          <table:table-cell table:formula="of:=[.$A$1]*COS(2*PI()*[.$A$2]*[.B555]+[.$A$3])" office:value-type="float" office:value="4.28930916577538" calcext:value-type="float">
            <text:p>4.28930916577538</text:p>
          </table:table-cell>
        </table:table-row>
        <table:table-row table:style-name="ro1">
          <table:table-cell/>
          <table:table-cell office:value-type="float" office:value="5.56" calcext:value-type="float">
            <text:p>5.56</text:p>
          </table:table-cell>
          <table:table-cell table:formula="of:=[.$A$1]*COS(2*PI()*[.$A$2]*[.B556]+[.$A$3])" office:value-type="float" office:value="2.09474591244321" calcext:value-type="float">
            <text:p>2.09474591244321</text:p>
          </table:table-cell>
        </table:table-row>
        <table:table-row table:style-name="ro1">
          <table:table-cell/>
          <table:table-cell office:value-type="float" office:value="5.57" calcext:value-type="float">
            <text:p>5.57</text:p>
          </table:table-cell>
          <table:table-cell table:formula="of:=[.$A$1]*COS(2*PI()*[.$A$2]*[.B557]+[.$A$3])" office:value-type="float" office:value="-0.498543626532776" calcext:value-type="float">
            <text:p>-0.498543626532776</text:p>
          </table:table-cell>
        </table:table-row>
        <table:table-row table:style-name="ro1">
          <table:table-cell/>
          <table:table-cell office:value-type="float" office:value="5.58" calcext:value-type="float">
            <text:p>5.58</text:p>
          </table:table-cell>
          <table:table-cell table:formula="of:=[.$A$1]*COS(2*PI()*[.$A$2]*[.B558]+[.$A$3])" office:value-type="float" office:value="-2.99693743268596" calcext:value-type="float">
            <text:p>-2.99693743268596</text:p>
          </table:table-cell>
        </table:table-row>
        <table:table-row table:style-name="ro1">
          <table:table-cell/>
          <table:table-cell office:value-type="float" office:value="5.59" calcext:value-type="float">
            <text:p>5.59</text:p>
          </table:table-cell>
          <table:table-cell table:formula="of:=[.$A$1]*COS(2*PI()*[.$A$2]*[.B559]+[.$A$3])" office:value-type="float" office:value="-4.92487650075187" calcext:value-type="float">
            <text:p>-4.92487650075187</text:p>
          </table:table-cell>
        </table:table-row>
        <table:table-row table:style-name="ro1">
          <table:table-cell/>
          <table:table-cell office:value-type="float" office:value="5.6" calcext:value-type="float">
            <text:p>5.6</text:p>
          </table:table-cell>
          <table:table-cell table:formula="of:=[.$A$1]*COS(2*PI()*[.$A$2]*[.B560]+[.$A$3])" office:value-type="float" office:value="-5.915385543183" calcext:value-type="float">
            <text:p>-5.915385543183</text:p>
          </table:table-cell>
        </table:table-row>
        <table:table-row table:style-name="ro1">
          <table:table-cell/>
          <table:table-cell office:value-type="float" office:value="5.61" calcext:value-type="float">
            <text:p>5.61</text:p>
          </table:table-cell>
          <table:table-cell table:formula="of:=[.$A$1]*COS(2*PI()*[.$A$2]*[.B561]+[.$A$3])" office:value-type="float" office:value="-5.77992522972492" calcext:value-type="float">
            <text:p>-5.77992522972492</text:p>
          </table:table-cell>
        </table:table-row>
        <table:table-row table:style-name="ro1">
          <table:table-cell/>
          <table:table-cell office:value-type="float" office:value="5.62" calcext:value-type="float">
            <text:p>5.62</text:p>
          </table:table-cell>
          <table:table-cell table:formula="of:=[.$A$1]*COS(2*PI()*[.$A$2]*[.B562]+[.$A$3])" office:value-type="float" office:value="-4.54427987498893" calcext:value-type="float">
            <text:p>-4.54427987498893</text:p>
          </table:table-cell>
        </table:table-row>
        <table:table-row table:style-name="ro1">
          <table:table-cell/>
          <table:table-cell office:value-type="float" office:value="5.63" calcext:value-type="float">
            <text:p>5.63</text:p>
          </table:table-cell>
          <table:table-cell table:formula="of:=[.$A$1]*COS(2*PI()*[.$A$2]*[.B563]+[.$A$3])" office:value-type="float" office:value="-2.44364950000903" calcext:value-type="float">
            <text:p>-2.44364950000903</text:p>
          </table:table-cell>
        </table:table-row>
        <table:table-row table:style-name="ro1">
          <table:table-cell/>
          <table:table-cell office:value-type="float" office:value="5.64" calcext:value-type="float">
            <text:p>5.64</text:p>
          </table:table-cell>
          <table:table-cell table:formula="of:=[.$A$1]*COS(2*PI()*[.$A$2]*[.B564]+[.$A$3])" office:value-type="float" office:value="0.122119526282729" calcext:value-type="float">
            <text:p>0.122119526282729</text:p>
          </table:table-cell>
        </table:table-row>
        <table:table-row table:style-name="ro1">
          <table:table-cell/>
          <table:table-cell office:value-type="float" office:value="5.65" calcext:value-type="float">
            <text:p>5.65</text:p>
          </table:table-cell>
          <table:table-cell table:formula="of:=[.$A$1]*COS(2*PI()*[.$A$2]*[.B565]+[.$A$3])" office:value-type="float" office:value="2.66464360203908" calcext:value-type="float">
            <text:p>2.66464360203908</text:p>
          </table:table-cell>
        </table:table-row>
        <table:table-row table:style-name="ro1">
          <table:table-cell/>
          <table:table-cell office:value-type="float" office:value="5.66" calcext:value-type="float">
            <text:p>5.66</text:p>
          </table:table-cell>
          <table:table-cell table:formula="of:=[.$A$1]*COS(2*PI()*[.$A$2]*[.B566]+[.$A$3])" office:value-type="float" office:value="4.69996370632765" calcext:value-type="float">
            <text:p>4.69996370632765</text:p>
          </table:table-cell>
        </table:table-row>
        <table:table-row table:style-name="ro1">
          <table:table-cell/>
          <table:table-cell office:value-type="float" office:value="5.67" calcext:value-type="float">
            <text:p>5.67</text:p>
          </table:table-cell>
          <table:table-cell table:formula="of:=[.$A$1]*COS(2*PI()*[.$A$2]*[.B567]+[.$A$3])" office:value-type="float" office:value="5.84066501214868" calcext:value-type="float">
            <text:p>5.84066501214868</text:p>
          </table:table-cell>
        </table:table-row>
        <table:table-row table:style-name="ro1">
          <table:table-cell/>
          <table:table-cell office:value-type="float" office:value="5.68" calcext:value-type="float">
            <text:p>5.68</text:p>
          </table:table-cell>
          <table:table-cell table:formula="of:=[.$A$1]*COS(2*PI()*[.$A$2]*[.B568]+[.$A$3])" office:value-type="float" office:value="5.86961970844017" calcext:value-type="float">
            <text:p>5.86961970844017</text:p>
          </table:table-cell>
        </table:table-row>
        <table:table-row table:style-name="ro1">
          <table:table-cell/>
          <table:table-cell office:value-type="float" office:value="5.69" calcext:value-type="float">
            <text:p>5.69</text:p>
          </table:table-cell>
          <table:table-cell table:formula="of:=[.$A$1]*COS(2*PI()*[.$A$2]*[.B569]+[.$A$3])" office:value-type="float" office:value="4.78131638761991" calcext:value-type="float">
            <text:p>4.78131638761991</text:p>
          </table:table-cell>
        </table:table-row>
        <table:table-row table:style-name="ro1">
          <table:table-cell/>
          <table:table-cell office:value-type="float" office:value="5.7" calcext:value-type="float">
            <text:p>5.7</text:p>
          </table:table-cell>
          <table:table-cell table:formula="of:=[.$A$1]*COS(2*PI()*[.$A$2]*[.B570]+[.$A$3])" office:value-type="float" office:value="2.78290911939542" calcext:value-type="float">
            <text:p>2.78290911939542</text:p>
          </table:table-cell>
        </table:table-row>
        <table:table-row table:style-name="ro1">
          <table:table-cell/>
          <table:table-cell office:value-type="float" office:value="5.71" calcext:value-type="float">
            <text:p>5.71</text:p>
          </table:table-cell>
          <table:table-cell table:formula="of:=[.$A$1]*COS(2*PI()*[.$A$2]*[.B571]+[.$A$3])" office:value-type="float" office:value="0.254786523946281" calcext:value-type="float">
            <text:p>0.254786523946281</text:p>
          </table:table-cell>
        </table:table-row>
        <table:table-row table:style-name="ro1">
          <table:table-cell/>
          <table:table-cell office:value-type="float" office:value="5.72" calcext:value-type="float">
            <text:p>5.72</text:p>
          </table:table-cell>
          <table:table-cell table:formula="of:=[.$A$1]*COS(2*PI()*[.$A$2]*[.B572]+[.$A$3])" office:value-type="float" office:value="-2.32183364045404" calcext:value-type="float">
            <text:p>-2.32183364045404</text:p>
          </table:table-cell>
        </table:table-row>
        <table:table-row table:style-name="ro1">
          <table:table-cell/>
          <table:table-cell office:value-type="float" office:value="5.73" calcext:value-type="float">
            <text:p>5.73</text:p>
          </table:table-cell>
          <table:table-cell table:formula="of:=[.$A$1]*COS(2*PI()*[.$A$2]*[.B573]+[.$A$3])" office:value-type="float" office:value="-4.45650230236382" calcext:value-type="float">
            <text:p>-4.45650230236382</text:p>
          </table:table-cell>
        </table:table-row>
        <table:table-row table:style-name="ro1">
          <table:table-cell/>
          <table:table-cell office:value-type="float" office:value="5.74" calcext:value-type="float">
            <text:p>5.74</text:p>
          </table:table-cell>
          <table:table-cell table:formula="of:=[.$A$1]*COS(2*PI()*[.$A$2]*[.B574]+[.$A$3])" office:value-type="float" office:value="-5.74289404465744" calcext:value-type="float">
            <text:p>-5.74289404465744</text:p>
          </table:table-cell>
        </table:table-row>
        <table:table-row table:style-name="ro1">
          <table:table-cell/>
          <table:table-cell office:value-type="float" office:value="5.75" calcext:value-type="float">
            <text:p>5.75</text:p>
          </table:table-cell>
          <table:table-cell table:formula="of:=[.$A$1]*COS(2*PI()*[.$A$2]*[.B575]+[.$A$3])" office:value-type="float" office:value="-5.9361494797403" calcext:value-type="float">
            <text:p>-5.9361494797403</text:p>
          </table:table-cell>
        </table:table-row>
        <table:table-row table:style-name="ro1">
          <table:table-cell/>
          <table:table-cell office:value-type="float" office:value="5.76" calcext:value-type="float">
            <text:p>5.76</text:p>
          </table:table-cell>
          <table:table-cell table:formula="of:=[.$A$1]*COS(2*PI()*[.$A$2]*[.B576]+[.$A$3])" office:value-type="float" office:value="-4.99948322884482" calcext:value-type="float">
            <text:p>-4.99948322884482</text:p>
          </table:table-cell>
        </table:table-row>
        <table:table-row table:style-name="ro1">
          <table:table-cell/>
          <table:table-cell office:value-type="float" office:value="5.77" calcext:value-type="float">
            <text:p>5.77</text:p>
          </table:table-cell>
          <table:table-cell table:formula="of:=[.$A$1]*COS(2*PI()*[.$A$2]*[.B577]+[.$A$3])" office:value-type="float" office:value="-3.11118586787763" calcext:value-type="float">
            <text:p>-3.11118586787763</text:p>
          </table:table-cell>
        </table:table-row>
        <table:table-row table:style-name="ro1">
          <table:table-cell/>
          <table:table-cell office:value-type="float" office:value="5.78" calcext:value-type="float">
            <text:p>5.78</text:p>
          </table:table-cell>
          <table:table-cell table:formula="of:=[.$A$1]*COS(2*PI()*[.$A$2]*[.B578]+[.$A$3])" office:value-type="float" office:value="-0.630687048166167" calcext:value-type="float">
            <text:p>-0.630687048166167</text:p>
          </table:table-cell>
        </table:table-row>
        <table:table-row table:style-name="ro1">
          <table:table-cell/>
          <table:table-cell office:value-type="float" office:value="5.79" calcext:value-type="float">
            <text:p>5.79</text:p>
          </table:table-cell>
          <table:table-cell table:formula="of:=[.$A$1]*COS(2*PI()*[.$A$2]*[.B579]+[.$A$3])" office:value-type="float" office:value="1.96986046223564" calcext:value-type="float">
            <text:p>1.96986046223564</text:p>
          </table:table-cell>
        </table:table-row>
        <table:table-row table:style-name="ro1">
          <table:table-cell/>
          <table:table-cell office:value-type="float" office:value="5.8" calcext:value-type="float">
            <text:p>5.8</text:p>
          </table:table-cell>
          <table:table-cell table:formula="of:=[.$A$1]*COS(2*PI()*[.$A$2]*[.B580]+[.$A$3])" office:value-type="float" office:value="4.19545311979481" calcext:value-type="float">
            <text:p>4.19545311979481</text:p>
          </table:table-cell>
        </table:table-row>
        <table:table-row table:style-name="ro1">
          <table:table-cell/>
          <table:table-cell office:value-type="float" office:value="5.81" calcext:value-type="float">
            <text:p>5.81</text:p>
          </table:table-cell>
          <table:table-cell table:formula="of:=[.$A$1]*COS(2*PI()*[.$A$2]*[.B581]+[.$A$3])" office:value-type="float" office:value="5.62245849805067" calcext:value-type="float">
            <text:p>5.62245849805067</text:p>
          </table:table-cell>
        </table:table-row>
        <table:table-row table:style-name="ro1">
          <table:table-cell/>
          <table:table-cell office:value-type="float" office:value="5.82" calcext:value-type="float">
            <text:p>5.82</text:p>
          </table:table-cell>
          <table:table-cell table:formula="of:=[.$A$1]*COS(2*PI()*[.$A$2]*[.B582]+[.$A$3])" office:value-type="float" office:value="5.97925198101264" calcext:value-type="float">
            <text:p>5.97925198101264</text:p>
          </table:table-cell>
        </table:table-row>
        <table:table-row table:style-name="ro1">
          <table:table-cell/>
          <table:table-cell office:value-type="float" office:value="5.83" calcext:value-type="float">
            <text:p>5.83</text:p>
          </table:table-cell>
          <table:table-cell table:formula="of:=[.$A$1]*COS(2*PI()*[.$A$2]*[.B583]+[.$A$3])" office:value-type="float" office:value="5.19791939381191" calcext:value-type="float">
            <text:p>5.19791939381191</text:p>
          </table:table-cell>
        </table:table-row>
        <table:table-row table:style-name="ro1">
          <table:table-cell/>
          <table:table-cell office:value-type="float" office:value="5.84" calcext:value-type="float">
            <text:p>5.84</text:p>
          </table:table-cell>
          <table:table-cell table:formula="of:=[.$A$1]*COS(2*PI()*[.$A$2]*[.B584]+[.$A$3])" office:value-type="float" office:value="3.42718418710497" calcext:value-type="float">
            <text:p>3.42718418710497</text:p>
          </table:table-cell>
        </table:table-row>
        <table:table-row table:style-name="ro1">
          <table:table-cell/>
          <table:table-cell office:value-type="float" office:value="5.85" calcext:value-type="float">
            <text:p>5.85</text:p>
          </table:table-cell>
          <table:table-cell table:formula="of:=[.$A$1]*COS(2*PI()*[.$A$2]*[.B585]+[.$A$3])" office:value-type="float" office:value="1.00409853874078" calcext:value-type="float">
            <text:p>1.00409853874078</text:p>
          </table:table-cell>
        </table:table-row>
        <table:table-row table:style-name="ro1">
          <table:table-cell/>
          <table:table-cell office:value-type="float" office:value="5.86" calcext:value-type="float">
            <text:p>5.86</text:p>
          </table:table-cell>
          <table:table-cell table:formula="of:=[.$A$1]*COS(2*PI()*[.$A$2]*[.B586]+[.$A$3])" office:value-type="float" office:value="-1.61011314471677" calcext:value-type="float">
            <text:p>-1.61011314471677</text:p>
          </table:table-cell>
        </table:table-row>
        <table:table-row table:style-name="ro1">
          <table:table-cell/>
          <table:table-cell office:value-type="float" office:value="5.87" calcext:value-type="float">
            <text:p>5.87</text:p>
          </table:table-cell>
          <table:table-cell table:formula="of:=[.$A$1]*COS(2*PI()*[.$A$2]*[.B587]+[.$A$3])" office:value-type="float" office:value="-3.91784640048194" calcext:value-type="float">
            <text:p>-3.91784640048194</text:p>
          </table:table-cell>
        </table:table-row>
        <table:table-row table:style-name="ro1">
          <table:table-cell/>
          <table:table-cell office:value-type="float" office:value="5.88" calcext:value-type="float">
            <text:p>5.88</text:p>
          </table:table-cell>
          <table:table-cell table:formula="of:=[.$A$1]*COS(2*PI()*[.$A$2]*[.B588]+[.$A$3])" office:value-type="float" office:value="-5.47983367640893" calcext:value-type="float">
            <text:p>-5.47983367640893</text:p>
          </table:table-cell>
        </table:table-row>
        <table:table-row table:style-name="ro1">
          <table:table-cell/>
          <table:table-cell office:value-type="float" office:value="5.89" calcext:value-type="float">
            <text:p>5.89</text:p>
          </table:table-cell>
          <table:table-cell table:formula="of:=[.$A$1]*COS(2*PI()*[.$A$2]*[.B589]+[.$A$3])" office:value-type="float" office:value="-5.99875710637633" calcext:value-type="float">
            <text:p>-5.99875710637633</text:p>
          </table:table-cell>
        </table:table-row>
        <table:table-row table:style-name="ro1">
          <table:table-cell/>
          <table:table-cell office:value-type="float" office:value="5.9" calcext:value-type="float">
            <text:p>5.9</text:p>
          </table:table-cell>
          <table:table-cell table:formula="of:=[.$A$1]*COS(2*PI()*[.$A$2]*[.B590]+[.$A$3])" office:value-type="float" office:value="-5.37584174563512" calcext:value-type="float">
            <text:p>-5.37584174563512</text:p>
          </table:table-cell>
        </table:table-row>
        <table:table-row table:style-name="ro1">
          <table:table-cell/>
          <table:table-cell office:value-type="float" office:value="5.91" calcext:value-type="float">
            <text:p>5.91</text:p>
          </table:table-cell>
          <table:table-cell table:formula="of:=[.$A$1]*COS(2*PI()*[.$A$2]*[.B591]+[.$A$3])" office:value-type="float" office:value="-3.72965697607732" calcext:value-type="float">
            <text:p>-3.72965697607732</text:p>
          </table:table-cell>
        </table:table-row>
        <table:table-row table:style-name="ro1">
          <table:table-cell/>
          <table:table-cell office:value-type="float" office:value="5.92" calcext:value-type="float">
            <text:p>5.92</text:p>
          </table:table-cell>
          <table:table-cell table:formula="of:=[.$A$1]*COS(2*PI()*[.$A$2]*[.B592]+[.$A$3])" office:value-type="float" office:value="-1.37354731111164" calcext:value-type="float">
            <text:p>-1.37354731111164</text:p>
          </table:table-cell>
        </table:table-row>
        <table:table-row table:style-name="ro1">
          <table:table-cell/>
          <table:table-cell office:value-type="float" office:value="5.93" calcext:value-type="float">
            <text:p>5.93</text:p>
          </table:table-cell>
          <table:table-cell table:formula="of:=[.$A$1]*COS(2*PI()*[.$A$2]*[.B593]+[.$A$3])" office:value-type="float" office:value="1.24401144620578" calcext:value-type="float">
            <text:p>1.24401144620578</text:p>
          </table:table-cell>
        </table:table-row>
        <table:table-row table:style-name="ro1">
          <table:table-cell/>
          <table:table-cell office:value-type="float" office:value="5.94" calcext:value-type="float">
            <text:p>5.94</text:p>
          </table:table-cell>
          <table:table-cell table:formula="of:=[.$A$1]*COS(2*PI()*[.$A$2]*[.B594]+[.$A$3])" office:value-type="float" office:value="3.62477773132037" calcext:value-type="float">
            <text:p>3.62477773132037</text:p>
          </table:table-cell>
        </table:table-row>
        <table:table-row table:style-name="ro1">
          <table:table-cell/>
          <table:table-cell office:value-type="float" office:value="5.95" calcext:value-type="float">
            <text:p>5.95</text:p>
          </table:table-cell>
          <table:table-cell table:formula="of:=[.$A$1]*COS(2*PI()*[.$A$2]*[.B595]+[.$A$3])" office:value-type="float" office:value="5.31558245474439" calcext:value-type="float">
            <text:p>5.31558245474439</text:p>
          </table:table-cell>
        </table:table-row>
        <table:table-row table:style-name="ro1">
          <table:table-cell/>
          <table:table-cell office:value-type="float" office:value="5.96" calcext:value-type="float">
            <text:p>5.96</text:p>
          </table:table-cell>
          <table:table-cell table:formula="of:=[.$A$1]*COS(2*PI()*[.$A$2]*[.B596]+[.$A$3])" office:value-type="float" office:value="5.99458787801257" calcext:value-type="float">
            <text:p>5.99458787801257</text:p>
          </table:table-cell>
        </table:table-row>
        <table:table-row table:style-name="ro1">
          <table:table-cell/>
          <table:table-cell office:value-type="float" office:value="5.97" calcext:value-type="float">
            <text:p>5.97</text:p>
          </table:table-cell>
          <table:table-cell table:formula="of:=[.$A$1]*COS(2*PI()*[.$A$2]*[.B597]+[.$A$3])" office:value-type="float" office:value="5.53254810607693" calcext:value-type="float">
            <text:p>5.53254810607693</text:p>
          </table:table-cell>
        </table:table-row>
        <table:table-row table:style-name="ro1">
          <table:table-cell/>
          <table:table-cell office:value-type="float" office:value="5.98" calcext:value-type="float">
            <text:p>5.98</text:p>
          </table:table-cell>
          <table:table-cell table:formula="of:=[.$A$1]*COS(2*PI()*[.$A$2]*[.B598]+[.$A$3])" office:value-type="float" office:value="4.0174105128833" calcext:value-type="float">
            <text:p>4.0174105128833</text:p>
          </table:table-cell>
        </table:table-row>
        <table:table-row table:style-name="ro1">
          <table:table-cell/>
          <table:table-cell office:value-type="float" office:value="5.99" calcext:value-type="float">
            <text:p>5.99</text:p>
          </table:table-cell>
          <table:table-cell table:formula="of:=[.$A$1]*COS(2*PI()*[.$A$2]*[.B599]+[.$A$3])" office:value-type="float" office:value="1.73757531975961" calcext:value-type="float">
            <text:p>1.7375753197596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$A$1]*COS(2*PI()*[.$A$2]*[.B600]+[.$A$3])" office:value-type="float" office:value="-0.873000202851704" calcext:value-type="float">
            <text:p>-0.873000202851704</text:p>
          </table:table-cell>
        </table:table-row>
        <table:table-row table:style-name="ro1">
          <table:table-cell/>
          <table:table-cell office:value-type="float" office:value="6.01" calcext:value-type="float">
            <text:p>6.01</text:p>
          </table:table-cell>
          <table:table-cell table:formula="of:=[.$A$1]*COS(2*PI()*[.$A$2]*[.B601]+[.$A$3])" office:value-type="float" office:value="-3.31740372045671" calcext:value-type="float">
            <text:p>-3.31740372045671</text:p>
          </table:table-cell>
        </table:table-row>
        <table:table-row table:style-name="ro1">
          <table:table-cell/>
          <table:table-cell office:value-type="float" office:value="6.02" calcext:value-type="float">
            <text:p>6.02</text:p>
          </table:table-cell>
          <table:table-cell table:formula="of:=[.$A$1]*COS(2*PI()*[.$A$2]*[.B602]+[.$A$3])" office:value-type="float" office:value="-5.13035305758961" calcext:value-type="float">
            <text:p>-5.13035305758961</text:p>
          </table:table-cell>
        </table:table-row>
        <table:table-row table:style-name="ro1">
          <table:table-cell/>
          <table:table-cell office:value-type="float" office:value="6.03" calcext:value-type="float">
            <text:p>6.03</text:p>
          </table:table-cell>
          <table:table-cell table:formula="of:=[.$A$1]*COS(2*PI()*[.$A$2]*[.B603]+[.$A$3])" office:value-type="float" office:value="-5.966760749961" calcext:value-type="float">
            <text:p>-5.966760749961</text:p>
          </table:table-cell>
        </table:table-row>
        <table:table-row table:style-name="ro1">
          <table:table-cell/>
          <table:table-cell office:value-type="float" office:value="6.04" calcext:value-type="float">
            <text:p>6.04</text:p>
          </table:table-cell>
          <table:table-cell table:formula="of:=[.$A$1]*COS(2*PI()*[.$A$2]*[.B604]+[.$A$3])" office:value-type="float" office:value="-5.66742002672471" calcext:value-type="float">
            <text:p>-5.66742002672471</text:p>
          </table:table-cell>
        </table:table-row>
        <table:table-row table:style-name="ro1">
          <table:table-cell/>
          <table:table-cell office:value-type="float" office:value="6.05" calcext:value-type="float">
            <text:p>6.05</text:p>
          </table:table-cell>
          <table:table-cell table:formula="of:=[.$A$1]*COS(2*PI()*[.$A$2]*[.B605]+[.$A$3])" office:value-type="float" office:value="-4.28930916577545" calcext:value-type="float">
            <text:p>-4.28930916577545</text:p>
          </table:table-cell>
        </table:table-row>
        <table:table-row table:style-name="ro1">
          <table:table-cell/>
          <table:table-cell office:value-type="float" office:value="6.06" calcext:value-type="float">
            <text:p>6.06</text:p>
          </table:table-cell>
          <table:table-cell table:formula="of:=[.$A$1]*COS(2*PI()*[.$A$2]*[.B606]+[.$A$3])" office:value-type="float" office:value="-2.09474591244348" calcext:value-type="float">
            <text:p>-2.09474591244348</text:p>
          </table:table-cell>
        </table:table-row>
        <table:table-row table:style-name="ro1">
          <table:table-cell/>
          <table:table-cell office:value-type="float" office:value="6.07" calcext:value-type="float">
            <text:p>6.07</text:p>
          </table:table-cell>
          <table:table-cell table:formula="of:=[.$A$1]*COS(2*PI()*[.$A$2]*[.B607]+[.$A$3])" office:value-type="float" office:value="0.498543626532834" calcext:value-type="float">
            <text:p>0.498543626532834</text:p>
          </table:table-cell>
        </table:table-row>
        <table:table-row table:style-name="ro1">
          <table:table-cell/>
          <table:table-cell office:value-type="float" office:value="6.08" calcext:value-type="float">
            <text:p>6.08</text:p>
          </table:table-cell>
          <table:table-cell table:formula="of:=[.$A$1]*COS(2*PI()*[.$A$2]*[.B608]+[.$A$3])" office:value-type="float" office:value="2.99693743268601" calcext:value-type="float">
            <text:p>2.99693743268601</text:p>
          </table:table-cell>
        </table:table-row>
        <table:table-row table:style-name="ro1">
          <table:table-cell/>
          <table:table-cell office:value-type="float" office:value="6.09" calcext:value-type="float">
            <text:p>6.09</text:p>
          </table:table-cell>
          <table:table-cell table:formula="of:=[.$A$1]*COS(2*PI()*[.$A$2]*[.B609]+[.$A$3])" office:value-type="float" office:value="4.9248765007519" calcext:value-type="float">
            <text:p>4.9248765007519</text:p>
          </table:table-cell>
        </table:table-row>
        <table:table-row table:style-name="ro1">
          <table:table-cell/>
          <table:table-cell office:value-type="float" office:value="6.1" calcext:value-type="float">
            <text:p>6.1</text:p>
          </table:table-cell>
          <table:table-cell table:formula="of:=[.$A$1]*COS(2*PI()*[.$A$2]*[.B610]+[.$A$3])" office:value-type="float" office:value="5.91538554318304" calcext:value-type="float">
            <text:p>5.91538554318304</text:p>
          </table:table-cell>
        </table:table-row>
        <table:table-row table:style-name="ro1">
          <table:table-cell/>
          <table:table-cell office:value-type="float" office:value="6.11" calcext:value-type="float">
            <text:p>6.11</text:p>
          </table:table-cell>
          <table:table-cell table:formula="of:=[.$A$1]*COS(2*PI()*[.$A$2]*[.B611]+[.$A$3])" office:value-type="float" office:value="5.77992522972495" calcext:value-type="float">
            <text:p>5.77992522972495</text:p>
          </table:table-cell>
        </table:table-row>
        <table:table-row table:style-name="ro1">
          <table:table-cell/>
          <table:table-cell office:value-type="float" office:value="6.12" calcext:value-type="float">
            <text:p>6.12</text:p>
          </table:table-cell>
          <table:table-cell table:formula="of:=[.$A$1]*COS(2*PI()*[.$A$2]*[.B612]+[.$A$3])" office:value-type="float" office:value="4.544279874989" calcext:value-type="float">
            <text:p>4.544279874989</text:p>
          </table:table-cell>
        </table:table-row>
        <table:table-row table:style-name="ro1">
          <table:table-cell/>
          <table:table-cell office:value-type="float" office:value="6.13" calcext:value-type="float">
            <text:p>6.13</text:p>
          </table:table-cell>
          <table:table-cell table:formula="of:=[.$A$1]*COS(2*PI()*[.$A$2]*[.B613]+[.$A$3])" office:value-type="float" office:value="2.44364950000898" calcext:value-type="float">
            <text:p>2.44364950000898</text:p>
          </table:table-cell>
        </table:table-row>
        <table:table-row table:style-name="ro1">
          <table:table-cell/>
          <table:table-cell office:value-type="float" office:value="6.14" calcext:value-type="float">
            <text:p>6.14</text:p>
          </table:table-cell>
          <table:table-cell table:formula="of:=[.$A$1]*COS(2*PI()*[.$A$2]*[.B614]+[.$A$3])" office:value-type="float" office:value="-0.122119526282617" calcext:value-type="float">
            <text:p>-0.122119526282617</text:p>
          </table:table-cell>
        </table:table-row>
        <table:table-row table:style-name="ro1">
          <table:table-cell/>
          <table:table-cell office:value-type="float" office:value="6.15" calcext:value-type="float">
            <text:p>6.15</text:p>
          </table:table-cell>
          <table:table-cell table:formula="of:=[.$A$1]*COS(2*PI()*[.$A$2]*[.B615]+[.$A$3])" office:value-type="float" office:value="-2.66464360203898" calcext:value-type="float">
            <text:p>-2.66464360203898</text:p>
          </table:table-cell>
        </table:table-row>
        <table:table-row table:style-name="ro1">
          <table:table-cell/>
          <table:table-cell office:value-type="float" office:value="6.16" calcext:value-type="float">
            <text:p>6.16</text:p>
          </table:table-cell>
          <table:table-cell table:formula="of:=[.$A$1]*COS(2*PI()*[.$A$2]*[.B616]+[.$A$3])" office:value-type="float" office:value="-4.69996370632779" calcext:value-type="float">
            <text:p>-4.69996370632779</text:p>
          </table:table-cell>
        </table:table-row>
        <table:table-row table:style-name="ro1">
          <table:table-cell/>
          <table:table-cell office:value-type="float" office:value="6.17" calcext:value-type="float">
            <text:p>6.17</text:p>
          </table:table-cell>
          <table:table-cell table:formula="of:=[.$A$1]*COS(2*PI()*[.$A$2]*[.B617]+[.$A$3])" office:value-type="float" office:value="-5.84066501214873" calcext:value-type="float">
            <text:p>-5.84066501214873</text:p>
          </table:table-cell>
        </table:table-row>
        <table:table-row table:style-name="ro1">
          <table:table-cell/>
          <table:table-cell office:value-type="float" office:value="6.18" calcext:value-type="float">
            <text:p>6.18</text:p>
          </table:table-cell>
          <table:table-cell table:formula="of:=[.$A$1]*COS(2*PI()*[.$A$2]*[.B618]+[.$A$3])" office:value-type="float" office:value="-5.8696197084402" calcext:value-type="float">
            <text:p>-5.8696197084402</text:p>
          </table:table-cell>
        </table:table-row>
        <table:table-row table:style-name="ro1">
          <table:table-cell/>
          <table:table-cell office:value-type="float" office:value="6.19" calcext:value-type="float">
            <text:p>6.19</text:p>
          </table:table-cell>
          <table:table-cell table:formula="of:=[.$A$1]*COS(2*PI()*[.$A$2]*[.B619]+[.$A$3])" office:value-type="float" office:value="-4.78131638761997" calcext:value-type="float">
            <text:p>-4.78131638761997</text:p>
          </table:table-cell>
        </table:table-row>
        <table:table-row table:style-name="ro1">
          <table:table-cell/>
          <table:table-cell office:value-type="float" office:value="6.2" calcext:value-type="float">
            <text:p>6.2</text:p>
          </table:table-cell>
          <table:table-cell table:formula="of:=[.$A$1]*COS(2*PI()*[.$A$2]*[.B620]+[.$A$3])" office:value-type="float" office:value="-2.78290911939521" calcext:value-type="float">
            <text:p>-2.78290911939521</text:p>
          </table:table-cell>
        </table:table-row>
        <table:table-row table:style-name="ro1">
          <table:table-cell/>
          <table:table-cell office:value-type="float" office:value="6.21" calcext:value-type="float">
            <text:p>6.21</text:p>
          </table:table-cell>
          <table:table-cell table:formula="of:=[.$A$1]*COS(2*PI()*[.$A$2]*[.B621]+[.$A$3])" office:value-type="float" office:value="-0.254786523946393" calcext:value-type="float">
            <text:p>-0.254786523946393</text:p>
          </table:table-cell>
        </table:table-row>
        <table:table-row table:style-name="ro1">
          <table:table-cell/>
          <table:table-cell office:value-type="float" office:value="6.22" calcext:value-type="float">
            <text:p>6.22</text:p>
          </table:table-cell>
          <table:table-cell table:formula="of:=[.$A$1]*COS(2*PI()*[.$A$2]*[.B622]+[.$A$3])" office:value-type="float" office:value="2.32183364045426" calcext:value-type="float">
            <text:p>2.32183364045426</text:p>
          </table:table-cell>
        </table:table-row>
        <table:table-row table:style-name="ro1">
          <table:table-cell/>
          <table:table-cell office:value-type="float" office:value="6.23" calcext:value-type="float">
            <text:p>6.23</text:p>
          </table:table-cell>
          <table:table-cell table:formula="of:=[.$A$1]*COS(2*PI()*[.$A$2]*[.B623]+[.$A$3])" office:value-type="float" office:value="4.45650230236398" calcext:value-type="float">
            <text:p>4.45650230236398</text:p>
          </table:table-cell>
        </table:table-row>
        <table:table-row table:style-name="ro1">
          <table:table-cell/>
          <table:table-cell office:value-type="float" office:value="6.24" calcext:value-type="float">
            <text:p>6.24</text:p>
          </table:table-cell>
          <table:table-cell table:formula="of:=[.$A$1]*COS(2*PI()*[.$A$2]*[.B624]+[.$A$3])" office:value-type="float" office:value="5.74289404465741" calcext:value-type="float">
            <text:p>5.74289404465741</text:p>
          </table:table-cell>
        </table:table-row>
        <table:table-row table:style-name="ro1">
          <table:table-cell/>
          <table:table-cell office:value-type="float" office:value="6.25" calcext:value-type="float">
            <text:p>6.25</text:p>
          </table:table-cell>
          <table:table-cell table:formula="of:=[.$A$1]*COS(2*PI()*[.$A$2]*[.B625]+[.$A$3])" office:value-type="float" office:value="5.93614947974032" calcext:value-type="float">
            <text:p>5.93614947974032</text:p>
          </table:table-cell>
        </table:table-row>
        <table:table-row table:style-name="ro1">
          <table:table-cell/>
          <table:table-cell office:value-type="float" office:value="6.26" calcext:value-type="float">
            <text:p>6.26</text:p>
          </table:table-cell>
          <table:table-cell table:formula="of:=[.$A$1]*COS(2*PI()*[.$A$2]*[.B626]+[.$A$3])" office:value-type="float" office:value="4.99948322884488" calcext:value-type="float">
            <text:p>4.99948322884488</text:p>
          </table:table-cell>
        </table:table-row>
        <table:table-row table:style-name="ro1">
          <table:table-cell/>
          <table:table-cell office:value-type="float" office:value="6.27" calcext:value-type="float">
            <text:p>6.27</text:p>
          </table:table-cell>
          <table:table-cell table:formula="of:=[.$A$1]*COS(2*PI()*[.$A$2]*[.B627]+[.$A$3])" office:value-type="float" office:value="3.11118586787773" calcext:value-type="float">
            <text:p>3.11118586787773</text:p>
          </table:table-cell>
        </table:table-row>
        <table:table-row table:style-name="ro1">
          <table:table-cell/>
          <table:table-cell office:value-type="float" office:value="6.28" calcext:value-type="float">
            <text:p>6.28</text:p>
          </table:table-cell>
          <table:table-cell table:formula="of:=[.$A$1]*COS(2*PI()*[.$A$2]*[.B628]+[.$A$3])" office:value-type="float" office:value="0.630687048166278" calcext:value-type="float">
            <text:p>0.630687048166278</text:p>
          </table:table-cell>
        </table:table-row>
        <table:table-row table:style-name="ro1">
          <table:table-cell/>
          <table:table-cell office:value-type="float" office:value="6.29" calcext:value-type="float">
            <text:p>6.29</text:p>
          </table:table-cell>
          <table:table-cell table:formula="of:=[.$A$1]*COS(2*PI()*[.$A$2]*[.B629]+[.$A$3])" office:value-type="float" office:value="-1.96986046223586" calcext:value-type="float">
            <text:p>-1.96986046223586</text:p>
          </table:table-cell>
        </table:table-row>
        <table:table-row table:style-name="ro1">
          <table:table-cell/>
          <table:table-cell office:value-type="float" office:value="6.3" calcext:value-type="float">
            <text:p>6.3</text:p>
          </table:table-cell>
          <table:table-cell table:formula="of:=[.$A$1]*COS(2*PI()*[.$A$2]*[.B630]+[.$A$3])" office:value-type="float" office:value="-4.19545311979474" calcext:value-type="float">
            <text:p>-4.19545311979474</text:p>
          </table:table-cell>
        </table:table-row>
        <table:table-row table:style-name="ro1">
          <table:table-cell/>
          <table:table-cell office:value-type="float" office:value="6.31" calcext:value-type="float">
            <text:p>6.31</text:p>
          </table:table-cell>
          <table:table-cell table:formula="of:=[.$A$1]*COS(2*PI()*[.$A$2]*[.B631]+[.$A$3])" office:value-type="float" office:value="-5.62245849805063" calcext:value-type="float">
            <text:p>-5.62245849805063</text:p>
          </table:table-cell>
        </table:table-row>
        <table:table-row table:style-name="ro1">
          <table:table-cell/>
          <table:table-cell office:value-type="float" office:value="6.32" calcext:value-type="float">
            <text:p>6.32</text:p>
          </table:table-cell>
          <table:table-cell table:formula="of:=[.$A$1]*COS(2*PI()*[.$A$2]*[.B632]+[.$A$3])" office:value-type="float" office:value="-5.97925198101265" calcext:value-type="float">
            <text:p>-5.97925198101265</text:p>
          </table:table-cell>
        </table:table-row>
        <table:table-row table:style-name="ro1">
          <table:table-cell/>
          <table:table-cell office:value-type="float" office:value="6.33" calcext:value-type="float">
            <text:p>6.33</text:p>
          </table:table-cell>
          <table:table-cell table:formula="of:=[.$A$1]*COS(2*PI()*[.$A$2]*[.B633]+[.$A$3])" office:value-type="float" office:value="-5.19791939381197" calcext:value-type="float">
            <text:p>-5.19791939381197</text:p>
          </table:table-cell>
        </table:table-row>
        <table:table-row table:style-name="ro1">
          <table:table-cell/>
          <table:table-cell office:value-type="float" office:value="6.34" calcext:value-type="float">
            <text:p>6.34</text:p>
          </table:table-cell>
          <table:table-cell table:formula="of:=[.$A$1]*COS(2*PI()*[.$A$2]*[.B634]+[.$A$3])" office:value-type="float" office:value="-3.42718418710506" calcext:value-type="float">
            <text:p>-3.42718418710506</text:p>
          </table:table-cell>
        </table:table-row>
        <table:table-row table:style-name="ro1">
          <table:table-cell/>
          <table:table-cell office:value-type="float" office:value="6.35" calcext:value-type="float">
            <text:p>6.35</text:p>
          </table:table-cell>
          <table:table-cell table:formula="of:=[.$A$1]*COS(2*PI()*[.$A$2]*[.B635]+[.$A$3])" office:value-type="float" office:value="-1.00409853874089" calcext:value-type="float">
            <text:p>-1.00409853874089</text:p>
          </table:table-cell>
        </table:table-row>
        <table:table-row table:style-name="ro1">
          <table:table-cell/>
          <table:table-cell office:value-type="float" office:value="6.36" calcext:value-type="float">
            <text:p>6.36</text:p>
          </table:table-cell>
          <table:table-cell table:formula="of:=[.$A$1]*COS(2*PI()*[.$A$2]*[.B636]+[.$A$3])" office:value-type="float" office:value="1.61011314471666" calcext:value-type="float">
            <text:p>1.61011314471666</text:p>
          </table:table-cell>
        </table:table-row>
        <table:table-row table:style-name="ro1">
          <table:table-cell/>
          <table:table-cell office:value-type="float" office:value="6.37" calcext:value-type="float">
            <text:p>6.37</text:p>
          </table:table-cell>
          <table:table-cell table:formula="of:=[.$A$1]*COS(2*PI()*[.$A$2]*[.B637]+[.$A$3])" office:value-type="float" office:value="3.91784640048211" calcext:value-type="float">
            <text:p>3.91784640048211</text:p>
          </table:table-cell>
        </table:table-row>
        <table:table-row table:style-name="ro1">
          <table:table-cell/>
          <table:table-cell office:value-type="float" office:value="6.38" calcext:value-type="float">
            <text:p>6.38</text:p>
          </table:table-cell>
          <table:table-cell table:formula="of:=[.$A$1]*COS(2*PI()*[.$A$2]*[.B638]+[.$A$3])" office:value-type="float" office:value="5.47983367640902" calcext:value-type="float">
            <text:p>5.47983367640902</text:p>
          </table:table-cell>
        </table:table-row>
        <table:table-row table:style-name="ro1">
          <table:table-cell/>
          <table:table-cell office:value-type="float" office:value="6.39" calcext:value-type="float">
            <text:p>6.39</text:p>
          </table:table-cell>
          <table:table-cell table:formula="of:=[.$A$1]*COS(2*PI()*[.$A$2]*[.B639]+[.$A$3])" office:value-type="float" office:value="5.99875710637633" calcext:value-type="float">
            <text:p>5.99875710637633</text:p>
          </table:table-cell>
        </table:table-row>
        <table:table-row table:style-name="ro1">
          <table:table-cell/>
          <table:table-cell office:value-type="float" office:value="6.4" calcext:value-type="float">
            <text:p>6.4</text:p>
          </table:table-cell>
          <table:table-cell table:formula="of:=[.$A$1]*COS(2*PI()*[.$A$2]*[.B640]+[.$A$3])" office:value-type="float" office:value="5.37584174563517" calcext:value-type="float">
            <text:p>5.37584174563517</text:p>
          </table:table-cell>
        </table:table-row>
        <table:table-row table:style-name="ro1">
          <table:table-cell/>
          <table:table-cell office:value-type="float" office:value="6.41" calcext:value-type="float">
            <text:p>6.41</text:p>
          </table:table-cell>
          <table:table-cell table:formula="of:=[.$A$1]*COS(2*PI()*[.$A$2]*[.B641]+[.$A$3])" office:value-type="float" office:value="3.72965697607741" calcext:value-type="float">
            <text:p>3.72965697607741</text:p>
          </table:table-cell>
        </table:table-row>
        <table:table-row table:style-name="ro1">
          <table:table-cell/>
          <table:table-cell office:value-type="float" office:value="6.42" calcext:value-type="float">
            <text:p>6.42</text:p>
          </table:table-cell>
          <table:table-cell table:formula="of:=[.$A$1]*COS(2*PI()*[.$A$2]*[.B642]+[.$A$3])" office:value-type="float" office:value="1.37354731111175" calcext:value-type="float">
            <text:p>1.37354731111175</text:p>
          </table:table-cell>
        </table:table-row>
        <table:table-row table:style-name="ro1">
          <table:table-cell/>
          <table:table-cell office:value-type="float" office:value="6.43" calcext:value-type="float">
            <text:p>6.43</text:p>
          </table:table-cell>
          <table:table-cell table:formula="of:=[.$A$1]*COS(2*PI()*[.$A$2]*[.B643]+[.$A$3])" office:value-type="float" office:value="-1.24401144620567" calcext:value-type="float">
            <text:p>-1.24401144620567</text:p>
          </table:table-cell>
        </table:table-row>
        <table:table-row table:style-name="ro1">
          <table:table-cell/>
          <table:table-cell office:value-type="float" office:value="6.44" calcext:value-type="float">
            <text:p>6.44</text:p>
          </table:table-cell>
          <table:table-cell table:formula="of:=[.$A$1]*COS(2*PI()*[.$A$2]*[.B644]+[.$A$3])" office:value-type="float" office:value="-3.62477773132055" calcext:value-type="float">
            <text:p>-3.62477773132055</text:p>
          </table:table-cell>
        </table:table-row>
        <table:table-row table:style-name="ro1">
          <table:table-cell/>
          <table:table-cell office:value-type="float" office:value="6.45" calcext:value-type="float">
            <text:p>6.45</text:p>
          </table:table-cell>
          <table:table-cell table:formula="of:=[.$A$1]*COS(2*PI()*[.$A$2]*[.B645]+[.$A$3])" office:value-type="float" office:value="-5.3155824547445" calcext:value-type="float">
            <text:p>-5.3155824547445</text:p>
          </table:table-cell>
        </table:table-row>
        <table:table-row table:style-name="ro1">
          <table:table-cell/>
          <table:table-cell office:value-type="float" office:value="6.46" calcext:value-type="float">
            <text:p>6.46</text:p>
          </table:table-cell>
          <table:table-cell table:formula="of:=[.$A$1]*COS(2*PI()*[.$A$2]*[.B646]+[.$A$3])" office:value-type="float" office:value="-5.99458787801258" calcext:value-type="float">
            <text:p>-5.99458787801258</text:p>
          </table:table-cell>
        </table:table-row>
        <table:table-row table:style-name="ro1">
          <table:table-cell/>
          <table:table-cell office:value-type="float" office:value="6.47" calcext:value-type="float">
            <text:p>6.47</text:p>
          </table:table-cell>
          <table:table-cell table:formula="of:=[.$A$1]*COS(2*PI()*[.$A$2]*[.B647]+[.$A$3])" office:value-type="float" office:value="-5.53254810607684" calcext:value-type="float">
            <text:p>-5.53254810607684</text:p>
          </table:table-cell>
        </table:table-row>
        <table:table-row table:style-name="ro1">
          <table:table-cell/>
          <table:table-cell office:value-type="float" office:value="6.48" calcext:value-type="float">
            <text:p>6.48</text:p>
          </table:table-cell>
          <table:table-cell table:formula="of:=[.$A$1]*COS(2*PI()*[.$A$2]*[.B648]+[.$A$3])" office:value-type="float" office:value="-4.01741051288338" calcext:value-type="float">
            <text:p>-4.01741051288338</text:p>
          </table:table-cell>
        </table:table-row>
        <table:table-row table:style-name="ro1">
          <table:table-cell/>
          <table:table-cell office:value-type="float" office:value="6.49" calcext:value-type="float">
            <text:p>6.49</text:p>
          </table:table-cell>
          <table:table-cell table:formula="of:=[.$A$1]*COS(2*PI()*[.$A$2]*[.B649]+[.$A$3])" office:value-type="float" office:value="-1.73757531975972" calcext:value-type="float">
            <text:p>-1.73757531975972</text:p>
          </table:table-cell>
        </table:table-row>
        <table:table-row table:style-name="ro1">
          <table:table-cell/>
          <table:table-cell office:value-type="float" office:value="6.5" calcext:value-type="float">
            <text:p>6.5</text:p>
          </table:table-cell>
          <table:table-cell table:formula="of:=[.$A$1]*COS(2*PI()*[.$A$2]*[.B650]+[.$A$3])" office:value-type="float" office:value="0.873000202851594" calcext:value-type="float">
            <text:p>0.873000202851594</text:p>
          </table:table-cell>
        </table:table-row>
        <table:table-row table:style-name="ro1">
          <table:table-cell/>
          <table:table-cell office:value-type="float" office:value="6.51" calcext:value-type="float">
            <text:p>6.51</text:p>
          </table:table-cell>
          <table:table-cell table:formula="of:=[.$A$1]*COS(2*PI()*[.$A$2]*[.B651]+[.$A$3])" office:value-type="float" office:value="3.31740372045662" calcext:value-type="float">
            <text:p>3.31740372045662</text:p>
          </table:table-cell>
        </table:table-row>
        <table:table-row table:style-name="ro1">
          <table:table-cell/>
          <table:table-cell office:value-type="float" office:value="6.52" calcext:value-type="float">
            <text:p>6.52</text:p>
          </table:table-cell>
          <table:table-cell table:formula="of:=[.$A$1]*COS(2*PI()*[.$A$2]*[.B652]+[.$A$3])" office:value-type="float" office:value="5.13035305758956" calcext:value-type="float">
            <text:p>5.13035305758956</text:p>
          </table:table-cell>
        </table:table-row>
        <table:table-row table:style-name="ro1">
          <table:table-cell/>
          <table:table-cell office:value-type="float" office:value="6.53" calcext:value-type="float">
            <text:p>6.53</text:p>
          </table:table-cell>
          <table:table-cell table:formula="of:=[.$A$1]*COS(2*PI()*[.$A$2]*[.B653]+[.$A$3])" office:value-type="float" office:value="5.96676074996103" calcext:value-type="float">
            <text:p>5.96676074996103</text:p>
          </table:table-cell>
        </table:table-row>
        <table:table-row table:style-name="ro1">
          <table:table-cell/>
          <table:table-cell office:value-type="float" office:value="6.54" calcext:value-type="float">
            <text:p>6.54</text:p>
          </table:table-cell>
          <table:table-cell table:formula="of:=[.$A$1]*COS(2*PI()*[.$A$2]*[.B654]+[.$A$3])" office:value-type="float" office:value="5.66742002672464" calcext:value-type="float">
            <text:p>5.66742002672464</text:p>
          </table:table-cell>
        </table:table-row>
        <table:table-row table:style-name="ro1">
          <table:table-cell/>
          <table:table-cell office:value-type="float" office:value="6.55" calcext:value-type="float">
            <text:p>6.55</text:p>
          </table:table-cell>
          <table:table-cell table:formula="of:=[.$A$1]*COS(2*PI()*[.$A$2]*[.B655]+[.$A$3])" office:value-type="float" office:value="4.28930916577553" calcext:value-type="float">
            <text:p>4.28930916577553</text:p>
          </table:table-cell>
        </table:table-row>
        <table:table-row table:style-name="ro1">
          <table:table-cell/>
          <table:table-cell office:value-type="float" office:value="6.56" calcext:value-type="float">
            <text:p>6.56</text:p>
          </table:table-cell>
          <table:table-cell table:formula="of:=[.$A$1]*COS(2*PI()*[.$A$2]*[.B656]+[.$A$3])" office:value-type="float" office:value="2.09474591244326" calcext:value-type="float">
            <text:p>2.09474591244326</text:p>
          </table:table-cell>
        </table:table-row>
        <table:table-row table:style-name="ro1">
          <table:table-cell/>
          <table:table-cell office:value-type="float" office:value="6.57" calcext:value-type="float">
            <text:p>6.57</text:p>
          </table:table-cell>
          <table:table-cell table:formula="of:=[.$A$1]*COS(2*PI()*[.$A$2]*[.B657]+[.$A$3])" office:value-type="float" office:value="-0.498543626532723" calcext:value-type="float">
            <text:p>-0.498543626532723</text:p>
          </table:table-cell>
        </table:table-row>
        <table:table-row table:style-name="ro1">
          <table:table-cell/>
          <table:table-cell office:value-type="float" office:value="6.58" calcext:value-type="float">
            <text:p>6.58</text:p>
          </table:table-cell>
          <table:table-cell table:formula="of:=[.$A$1]*COS(2*PI()*[.$A$2]*[.B658]+[.$A$3])" office:value-type="float" office:value="-2.99693743268591" calcext:value-type="float">
            <text:p>-2.99693743268591</text:p>
          </table:table-cell>
        </table:table-row>
        <table:table-row table:style-name="ro1">
          <table:table-cell/>
          <table:table-cell office:value-type="float" office:value="6.59" calcext:value-type="float">
            <text:p>6.59</text:p>
          </table:table-cell>
          <table:table-cell table:formula="of:=[.$A$1]*COS(2*PI()*[.$A$2]*[.B659]+[.$A$3])" office:value-type="float" office:value="-4.92487650075184" calcext:value-type="float">
            <text:p>-4.92487650075184</text:p>
          </table:table-cell>
        </table:table-row>
        <table:table-row table:style-name="ro1">
          <table:table-cell/>
          <table:table-cell office:value-type="float" office:value="6.6" calcext:value-type="float">
            <text:p>6.6</text:p>
          </table:table-cell>
          <table:table-cell table:formula="of:=[.$A$1]*COS(2*PI()*[.$A$2]*[.B660]+[.$A$3])" office:value-type="float" office:value="-5.91538554318302" calcext:value-type="float">
            <text:p>-5.91538554318302</text:p>
          </table:table-cell>
        </table:table-row>
        <table:table-row table:style-name="ro1">
          <table:table-cell/>
          <table:table-cell office:value-type="float" office:value="6.61" calcext:value-type="float">
            <text:p>6.61</text:p>
          </table:table-cell>
          <table:table-cell table:formula="of:=[.$A$1]*COS(2*PI()*[.$A$2]*[.B661]+[.$A$3])" office:value-type="float" office:value="-5.77992522972498" calcext:value-type="float">
            <text:p>-5.77992522972498</text:p>
          </table:table-cell>
        </table:table-row>
        <table:table-row table:style-name="ro1">
          <table:table-cell/>
          <table:table-cell office:value-type="float" office:value="6.62" calcext:value-type="float">
            <text:p>6.62</text:p>
          </table:table-cell>
          <table:table-cell table:formula="of:=[.$A$1]*COS(2*PI()*[.$A$2]*[.B662]+[.$A$3])" office:value-type="float" office:value="-4.54427987498908" calcext:value-type="float">
            <text:p>-4.54427987498908</text:p>
          </table:table-cell>
        </table:table-row>
        <table:table-row table:style-name="ro1">
          <table:table-cell/>
          <table:table-cell office:value-type="float" office:value="6.63" calcext:value-type="float">
            <text:p>6.63</text:p>
          </table:table-cell>
          <table:table-cell table:formula="of:=[.$A$1]*COS(2*PI()*[.$A$2]*[.B663]+[.$A$3])" office:value-type="float" office:value="-2.44364950000908" calcext:value-type="float">
            <text:p>-2.44364950000908</text:p>
          </table:table-cell>
        </table:table-row>
        <table:table-row table:style-name="ro1">
          <table:table-cell/>
          <table:table-cell office:value-type="float" office:value="6.64" calcext:value-type="float">
            <text:p>6.64</text:p>
          </table:table-cell>
          <table:table-cell table:formula="of:=[.$A$1]*COS(2*PI()*[.$A$2]*[.B664]+[.$A$3])" office:value-type="float" office:value="0.122119526282505" calcext:value-type="float">
            <text:p>0.122119526282505</text:p>
          </table:table-cell>
        </table:table-row>
        <table:table-row table:style-name="ro1">
          <table:table-cell/>
          <table:table-cell office:value-type="float" office:value="6.65" calcext:value-type="float">
            <text:p>6.65</text:p>
          </table:table-cell>
          <table:table-cell table:formula="of:=[.$A$1]*COS(2*PI()*[.$A$2]*[.B665]+[.$A$3])" office:value-type="float" office:value="2.66464360203888" calcext:value-type="float">
            <text:p>2.66464360203888</text:p>
          </table:table-cell>
        </table:table-row>
        <table:table-row table:style-name="ro1">
          <table:table-cell/>
          <table:table-cell office:value-type="float" office:value="6.66" calcext:value-type="float">
            <text:p>6.66</text:p>
          </table:table-cell>
          <table:table-cell table:formula="of:=[.$A$1]*COS(2*PI()*[.$A$2]*[.B666]+[.$A$3])" office:value-type="float" office:value="4.69996370632772" calcext:value-type="float">
            <text:p>4.69996370632772</text:p>
          </table:table-cell>
        </table:table-row>
        <table:table-row table:style-name="ro1">
          <table:table-cell/>
          <table:table-cell office:value-type="float" office:value="6.67" calcext:value-type="float">
            <text:p>6.67</text:p>
          </table:table-cell>
          <table:table-cell table:formula="of:=[.$A$1]*COS(2*PI()*[.$A$2]*[.B667]+[.$A$3])" office:value-type="float" office:value="5.8406650121487" calcext:value-type="float">
            <text:p>5.8406650121487</text:p>
          </table:table-cell>
        </table:table-row>
        <table:table-row table:style-name="ro1">
          <table:table-cell/>
          <table:table-cell office:value-type="float" office:value="6.68" calcext:value-type="float">
            <text:p>6.68</text:p>
          </table:table-cell>
          <table:table-cell table:formula="of:=[.$A$1]*COS(2*PI()*[.$A$2]*[.B668]+[.$A$3])" office:value-type="float" office:value="5.86961970844015" calcext:value-type="float">
            <text:p>5.86961970844015</text:p>
          </table:table-cell>
        </table:table-row>
        <table:table-row table:style-name="ro1">
          <table:table-cell/>
          <table:table-cell office:value-type="float" office:value="6.69" calcext:value-type="float">
            <text:p>6.69</text:p>
          </table:table-cell>
          <table:table-cell table:formula="of:=[.$A$1]*COS(2*PI()*[.$A$2]*[.B669]+[.$A$3])" office:value-type="float" office:value="4.78131638762004" calcext:value-type="float">
            <text:p>4.78131638762004</text:p>
          </table:table-cell>
        </table:table-row>
        <table:table-row table:style-name="ro1">
          <table:table-cell/>
          <table:table-cell office:value-type="float" office:value="6.7" calcext:value-type="float">
            <text:p>6.7</text:p>
          </table:table-cell>
          <table:table-cell table:formula="of:=[.$A$1]*COS(2*PI()*[.$A$2]*[.B670]+[.$A$3])" office:value-type="float" office:value="2.78290911939531" calcext:value-type="float">
            <text:p>2.78290911939531</text:p>
          </table:table-cell>
        </table:table-row>
        <table:table-row table:style-name="ro1">
          <table:table-cell/>
          <table:table-cell office:value-type="float" office:value="6.71" calcext:value-type="float">
            <text:p>6.71</text:p>
          </table:table-cell>
          <table:table-cell table:formula="of:=[.$A$1]*COS(2*PI()*[.$A$2]*[.B671]+[.$A$3])" office:value-type="float" office:value="0.254786523946505" calcext:value-type="float">
            <text:p>0.254786523946505</text:p>
          </table:table-cell>
        </table:table-row>
        <table:table-row table:style-name="ro1">
          <table:table-cell/>
          <table:table-cell office:value-type="float" office:value="6.72" calcext:value-type="float">
            <text:p>6.72</text:p>
          </table:table-cell>
          <table:table-cell table:formula="of:=[.$A$1]*COS(2*PI()*[.$A$2]*[.B672]+[.$A$3])" office:value-type="float" office:value="-2.32183364045415" calcext:value-type="float">
            <text:p>-2.32183364045415</text:p>
          </table:table-cell>
        </table:table-row>
        <table:table-row table:style-name="ro1">
          <table:table-cell/>
          <table:table-cell office:value-type="float" office:value="6.73" calcext:value-type="float">
            <text:p>6.73</text:p>
          </table:table-cell>
          <table:table-cell table:formula="of:=[.$A$1]*COS(2*PI()*[.$A$2]*[.B673]+[.$A$3])" office:value-type="float" office:value="-4.4565023023639" calcext:value-type="float">
            <text:p>-4.4565023023639</text:p>
          </table:table-cell>
        </table:table-row>
        <table:table-row table:style-name="ro1">
          <table:table-cell/>
          <table:table-cell office:value-type="float" office:value="6.74" calcext:value-type="float">
            <text:p>6.74</text:p>
          </table:table-cell>
          <table:table-cell table:formula="of:=[.$A$1]*COS(2*PI()*[.$A$2]*[.B674]+[.$A$3])" office:value-type="float" office:value="-5.74289404465748" calcext:value-type="float">
            <text:p>-5.74289404465748</text:p>
          </table:table-cell>
        </table:table-row>
        <table:table-row table:style-name="ro1">
          <table:table-cell/>
          <table:table-cell office:value-type="float" office:value="6.75" calcext:value-type="float">
            <text:p>6.75</text:p>
          </table:table-cell>
          <table:table-cell table:formula="of:=[.$A$1]*COS(2*PI()*[.$A$2]*[.B675]+[.$A$3])" office:value-type="float" office:value="-5.93614947974029" calcext:value-type="float">
            <text:p>-5.93614947974029</text:p>
          </table:table-cell>
        </table:table-row>
        <table:table-row table:style-name="ro1">
          <table:table-cell/>
          <table:table-cell office:value-type="float" office:value="6.76" calcext:value-type="float">
            <text:p>6.76</text:p>
          </table:table-cell>
          <table:table-cell table:formula="of:=[.$A$1]*COS(2*PI()*[.$A$2]*[.B676]+[.$A$3])" office:value-type="float" office:value="-4.99948322884475" calcext:value-type="float">
            <text:p>-4.99948322884475</text:p>
          </table:table-cell>
        </table:table-row>
        <table:table-row table:style-name="ro1">
          <table:table-cell/>
          <table:table-cell office:value-type="float" office:value="6.77" calcext:value-type="float">
            <text:p>6.77</text:p>
          </table:table-cell>
          <table:table-cell table:formula="of:=[.$A$1]*COS(2*PI()*[.$A$2]*[.B677]+[.$A$3])" office:value-type="float" office:value="-3.11118586787753" calcext:value-type="float">
            <text:p>-3.11118586787753</text:p>
          </table:table-cell>
        </table:table-row>
        <table:table-row table:style-name="ro1">
          <table:table-cell/>
          <table:table-cell office:value-type="float" office:value="6.78" calcext:value-type="float">
            <text:p>6.78</text:p>
          </table:table-cell>
          <table:table-cell table:formula="of:=[.$A$1]*COS(2*PI()*[.$A$2]*[.B678]+[.$A$3])" office:value-type="float" office:value="-0.630687048166389" calcext:value-type="float">
            <text:p>-0.630687048166389</text:p>
          </table:table-cell>
        </table:table-row>
        <table:table-row table:style-name="ro1">
          <table:table-cell/>
          <table:table-cell office:value-type="float" office:value="6.79" calcext:value-type="float">
            <text:p>6.79</text:p>
          </table:table-cell>
          <table:table-cell table:formula="of:=[.$A$1]*COS(2*PI()*[.$A$2]*[.B679]+[.$A$3])" office:value-type="float" office:value="1.96986046223575" calcext:value-type="float">
            <text:p>1.96986046223575</text:p>
          </table:table-cell>
        </table:table-row>
        <table:table-row table:style-name="ro1">
          <table:table-cell/>
          <table:table-cell office:value-type="float" office:value="6.8" calcext:value-type="float">
            <text:p>6.8</text:p>
          </table:table-cell>
          <table:table-cell table:formula="of:=[.$A$1]*COS(2*PI()*[.$A$2]*[.B680]+[.$A$3])" office:value-type="float" office:value="4.19545311979466" calcext:value-type="float">
            <text:p>4.19545311979466</text:p>
          </table:table-cell>
        </table:table-row>
        <table:table-row table:style-name="ro1">
          <table:table-cell/>
          <table:table-cell office:value-type="float" office:value="6.81" calcext:value-type="float">
            <text:p>6.81</text:p>
          </table:table-cell>
          <table:table-cell table:formula="of:=[.$A$1]*COS(2*PI()*[.$A$2]*[.B681]+[.$A$3])" office:value-type="float" office:value="5.62245849805071" calcext:value-type="float">
            <text:p>5.62245849805071</text:p>
          </table:table-cell>
        </table:table-row>
        <table:table-row table:style-name="ro1">
          <table:table-cell/>
          <table:table-cell office:value-type="float" office:value="6.82" calcext:value-type="float">
            <text:p>6.82</text:p>
          </table:table-cell>
          <table:table-cell table:formula="of:=[.$A$1]*COS(2*PI()*[.$A$2]*[.B682]+[.$A$3])" office:value-type="float" office:value="5.97925198101263" calcext:value-type="float">
            <text:p>5.97925198101263</text:p>
          </table:table-cell>
        </table:table-row>
        <table:table-row table:style-name="ro1">
          <table:table-cell/>
          <table:table-cell office:value-type="float" office:value="6.83" calcext:value-type="float">
            <text:p>6.83</text:p>
          </table:table-cell>
          <table:table-cell table:formula="of:=[.$A$1]*COS(2*PI()*[.$A$2]*[.B683]+[.$A$3])" office:value-type="float" office:value="5.19791939381185" calcext:value-type="float">
            <text:p>5.19791939381185</text:p>
          </table:table-cell>
        </table:table-row>
        <table:table-row table:style-name="ro1">
          <table:table-cell/>
          <table:table-cell office:value-type="float" office:value="6.84" calcext:value-type="float">
            <text:p>6.84</text:p>
          </table:table-cell>
          <table:table-cell table:formula="of:=[.$A$1]*COS(2*PI()*[.$A$2]*[.B684]+[.$A$3])" office:value-type="float" office:value="3.42718418710487" calcext:value-type="float">
            <text:p>3.42718418710487</text:p>
          </table:table-cell>
        </table:table-row>
        <table:table-row table:style-name="ro1">
          <table:table-cell/>
          <table:table-cell office:value-type="float" office:value="6.85" calcext:value-type="float">
            <text:p>6.85</text:p>
          </table:table-cell>
          <table:table-cell table:formula="of:=[.$A$1]*COS(2*PI()*[.$A$2]*[.B685]+[.$A$3])" office:value-type="float" office:value="1.00409853874067" calcext:value-type="float">
            <text:p>1.00409853874067</text:p>
          </table:table-cell>
        </table:table-row>
        <table:table-row table:style-name="ro1">
          <table:table-cell/>
          <table:table-cell office:value-type="float" office:value="6.86" calcext:value-type="float">
            <text:p>6.86</text:p>
          </table:table-cell>
          <table:table-cell table:formula="of:=[.$A$1]*COS(2*PI()*[.$A$2]*[.B686]+[.$A$3])" office:value-type="float" office:value="-1.61011314471656" calcext:value-type="float">
            <text:p>-1.61011314471656</text:p>
          </table:table-cell>
        </table:table-row>
        <table:table-row table:style-name="ro1">
          <table:table-cell/>
          <table:table-cell office:value-type="float" office:value="6.87" calcext:value-type="float">
            <text:p>6.87</text:p>
          </table:table-cell>
          <table:table-cell table:formula="of:=[.$A$1]*COS(2*PI()*[.$A$2]*[.B687]+[.$A$3])" office:value-type="float" office:value="-3.91784640048202" calcext:value-type="float">
            <text:p>-3.91784640048202</text:p>
          </table:table-cell>
        </table:table-row>
        <table:table-row table:style-name="ro1">
          <table:table-cell/>
          <table:table-cell office:value-type="float" office:value="6.88" calcext:value-type="float">
            <text:p>6.88</text:p>
          </table:table-cell>
          <table:table-cell table:formula="of:=[.$A$1]*COS(2*PI()*[.$A$2]*[.B688]+[.$A$3])" office:value-type="float" office:value="-5.47983367640897" calcext:value-type="float">
            <text:p>-5.47983367640897</text:p>
          </table:table-cell>
        </table:table-row>
        <table:table-row table:style-name="ro1">
          <table:table-cell/>
          <table:table-cell office:value-type="float" office:value="6.89" calcext:value-type="float">
            <text:p>6.89</text:p>
          </table:table-cell>
          <table:table-cell table:formula="of:=[.$A$1]*COS(2*PI()*[.$A$2]*[.B689]+[.$A$3])" office:value-type="float" office:value="-5.99875710637633" calcext:value-type="float">
            <text:p>-5.99875710637633</text:p>
          </table:table-cell>
        </table:table-row>
        <table:table-row table:style-name="ro1">
          <table:table-cell/>
          <table:table-cell office:value-type="float" office:value="6.9" calcext:value-type="float">
            <text:p>6.9</text:p>
          </table:table-cell>
          <table:table-cell table:formula="of:=[.$A$1]*COS(2*PI()*[.$A$2]*[.B690]+[.$A$3])" office:value-type="float" office:value="-5.37584174563507" calcext:value-type="float">
            <text:p>-5.37584174563507</text:p>
          </table:table-cell>
        </table:table-row>
        <table:table-row table:style-name="ro1">
          <table:table-cell/>
          <table:table-cell office:value-type="float" office:value="6.91" calcext:value-type="float">
            <text:p>6.91</text:p>
          </table:table-cell>
          <table:table-cell table:formula="of:=[.$A$1]*COS(2*PI()*[.$A$2]*[.B691]+[.$A$3])" office:value-type="float" office:value="-3.72965697607723" calcext:value-type="float">
            <text:p>-3.72965697607723</text:p>
          </table:table-cell>
        </table:table-row>
        <table:table-row table:style-name="ro1">
          <table:table-cell/>
          <table:table-cell office:value-type="float" office:value="6.92" calcext:value-type="float">
            <text:p>6.92</text:p>
          </table:table-cell>
          <table:table-cell table:formula="of:=[.$A$1]*COS(2*PI()*[.$A$2]*[.B692]+[.$A$3])" office:value-type="float" office:value="-1.37354731111186" calcext:value-type="float">
            <text:p>-1.37354731111186</text:p>
          </table:table-cell>
        </table:table-row>
        <table:table-row table:style-name="ro1">
          <table:table-cell/>
          <table:table-cell office:value-type="float" office:value="6.93" calcext:value-type="float">
            <text:p>6.93</text:p>
          </table:table-cell>
          <table:table-cell table:formula="of:=[.$A$1]*COS(2*PI()*[.$A$2]*[.B693]+[.$A$3])" office:value-type="float" office:value="1.24401144620556" calcext:value-type="float">
            <text:p>1.24401144620556</text:p>
          </table:table-cell>
        </table:table-row>
        <table:table-row table:style-name="ro1">
          <table:table-cell/>
          <table:table-cell office:value-type="float" office:value="6.94" calcext:value-type="float">
            <text:p>6.94</text:p>
          </table:table-cell>
          <table:table-cell table:formula="of:=[.$A$1]*COS(2*PI()*[.$A$2]*[.B694]+[.$A$3])" office:value-type="float" office:value="3.62477773132046" calcext:value-type="float">
            <text:p>3.62477773132046</text:p>
          </table:table-cell>
        </table:table-row>
        <table:table-row table:style-name="ro1">
          <table:table-cell/>
          <table:table-cell office:value-type="float" office:value="6.95" calcext:value-type="float">
            <text:p>6.95</text:p>
          </table:table-cell>
          <table:table-cell table:formula="of:=[.$A$1]*COS(2*PI()*[.$A$2]*[.B695]+[.$A$3])" office:value-type="float" office:value="5.31558245474445" calcext:value-type="float">
            <text:p>5.31558245474445</text:p>
          </table:table-cell>
        </table:table-row>
        <table:table-row table:style-name="ro1">
          <table:table-cell/>
          <table:table-cell office:value-type="float" office:value="6.96" calcext:value-type="float">
            <text:p>6.96</text:p>
          </table:table-cell>
          <table:table-cell table:formula="of:=[.$A$1]*COS(2*PI()*[.$A$2]*[.B696]+[.$A$3])" office:value-type="float" office:value="5.99458787801258" calcext:value-type="float">
            <text:p>5.99458787801258</text:p>
          </table:table-cell>
        </table:table-row>
        <table:table-row table:style-name="ro1">
          <table:table-cell/>
          <table:table-cell office:value-type="float" office:value="6.97" calcext:value-type="float">
            <text:p>6.97</text:p>
          </table:table-cell>
          <table:table-cell table:formula="of:=[.$A$1]*COS(2*PI()*[.$A$2]*[.B697]+[.$A$3])" office:value-type="float" office:value="5.53254810607688" calcext:value-type="float">
            <text:p>5.53254810607688</text:p>
          </table:table-cell>
        </table:table-row>
        <table:table-row table:style-name="ro1">
          <table:table-cell/>
          <table:table-cell office:value-type="float" office:value="6.98" calcext:value-type="float">
            <text:p>6.98</text:p>
          </table:table-cell>
          <table:table-cell table:formula="of:=[.$A$1]*COS(2*PI()*[.$A$2]*[.B698]+[.$A$3])" office:value-type="float" office:value="4.01741051288347" calcext:value-type="float">
            <text:p>4.01741051288347</text:p>
          </table:table-cell>
        </table:table-row>
        <table:table-row table:style-name="ro1">
          <table:table-cell/>
          <table:table-cell office:value-type="float" office:value="6.99" calcext:value-type="float">
            <text:p>6.99</text:p>
          </table:table-cell>
          <table:table-cell table:formula="of:=[.$A$1]*COS(2*PI()*[.$A$2]*[.B699]+[.$A$3])" office:value-type="float" office:value="1.73757531975983" calcext:value-type="float">
            <text:p>1.7375753197598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$A$1]*COS(2*PI()*[.$A$2]*[.B700]+[.$A$3])" office:value-type="float" office:value="-0.873000202851483" calcext:value-type="float">
            <text:p>-0.873000202851483</text:p>
          </table:table-cell>
        </table:table-row>
        <table:table-row table:style-name="ro1">
          <table:table-cell/>
          <table:table-cell office:value-type="float" office:value="7.01" calcext:value-type="float">
            <text:p>7.01</text:p>
          </table:table-cell>
          <table:table-cell table:formula="of:=[.$A$1]*COS(2*PI()*[.$A$2]*[.B701]+[.$A$3])" office:value-type="float" office:value="-3.31740372045652" calcext:value-type="float">
            <text:p>-3.31740372045652</text:p>
          </table:table-cell>
        </table:table-row>
        <table:table-row table:style-name="ro1">
          <table:table-cell/>
          <table:table-cell office:value-type="float" office:value="7.02" calcext:value-type="float">
            <text:p>7.02</text:p>
          </table:table-cell>
          <table:table-cell table:formula="of:=[.$A$1]*COS(2*PI()*[.$A$2]*[.B702]+[.$A$3])" office:value-type="float" office:value="-5.1303530575895" calcext:value-type="float">
            <text:p>-5.1303530575895</text:p>
          </table:table-cell>
        </table:table-row>
        <table:table-row table:style-name="ro1">
          <table:table-cell/>
          <table:table-cell office:value-type="float" office:value="7.03" calcext:value-type="float">
            <text:p>7.03</text:p>
          </table:table-cell>
          <table:table-cell table:formula="of:=[.$A$1]*COS(2*PI()*[.$A$2]*[.B703]+[.$A$3])" office:value-type="float" office:value="-5.96676074996101" calcext:value-type="float">
            <text:p>-5.96676074996101</text:p>
          </table:table-cell>
        </table:table-row>
        <table:table-row table:style-name="ro1">
          <table:table-cell/>
          <table:table-cell office:value-type="float" office:value="7.04" calcext:value-type="float">
            <text:p>7.04</text:p>
          </table:table-cell>
          <table:table-cell table:formula="of:=[.$A$1]*COS(2*PI()*[.$A$2]*[.B704]+[.$A$3])" office:value-type="float" office:value="-5.66742002672468" calcext:value-type="float">
            <text:p>-5.66742002672468</text:p>
          </table:table-cell>
        </table:table-row>
        <table:table-row table:style-name="ro1">
          <table:table-cell/>
          <table:table-cell office:value-type="float" office:value="7.05" calcext:value-type="float">
            <text:p>7.05</text:p>
          </table:table-cell>
          <table:table-cell table:formula="of:=[.$A$1]*COS(2*PI()*[.$A$2]*[.B705]+[.$A$3])" office:value-type="float" office:value="-4.28930916577537" calcext:value-type="float">
            <text:p>-4.28930916577537</text:p>
          </table:table-cell>
        </table:table-row>
        <table:table-row table:style-name="ro1">
          <table:table-cell/>
          <table:table-cell office:value-type="float" office:value="7.06" calcext:value-type="float">
            <text:p>7.06</text:p>
          </table:table-cell>
          <table:table-cell table:formula="of:=[.$A$1]*COS(2*PI()*[.$A$2]*[.B706]+[.$A$3])" office:value-type="float" office:value="-2.09474591244337" calcext:value-type="float">
            <text:p>-2.09474591244337</text:p>
          </table:table-cell>
        </table:table-row>
        <table:table-row table:style-name="ro1">
          <table:table-cell/>
          <table:table-cell office:value-type="float" office:value="7.07" calcext:value-type="float">
            <text:p>7.07</text:p>
          </table:table-cell>
          <table:table-cell table:formula="of:=[.$A$1]*COS(2*PI()*[.$A$2]*[.B707]+[.$A$3])" office:value-type="float" office:value="0.498543626532612" calcext:value-type="float">
            <text:p>0.498543626532612</text:p>
          </table:table-cell>
        </table:table-row>
        <table:table-row table:style-name="ro1">
          <table:table-cell/>
          <table:table-cell office:value-type="float" office:value="7.08" calcext:value-type="float">
            <text:p>7.08</text:p>
          </table:table-cell>
          <table:table-cell table:formula="of:=[.$A$1]*COS(2*PI()*[.$A$2]*[.B708]+[.$A$3])" office:value-type="float" office:value="2.99693743268582" calcext:value-type="float">
            <text:p>2.99693743268582</text:p>
          </table:table-cell>
        </table:table-row>
        <table:table-row table:style-name="ro1">
          <table:table-cell/>
          <table:table-cell office:value-type="float" office:value="7.09" calcext:value-type="float">
            <text:p>7.09</text:p>
          </table:table-cell>
          <table:table-cell table:formula="of:=[.$A$1]*COS(2*PI()*[.$A$2]*[.B709]+[.$A$3])" office:value-type="float" office:value="4.92487650075178" calcext:value-type="float">
            <text:p>4.92487650075178</text:p>
          </table:table-cell>
        </table:table-row>
        <table:table-row table:style-name="ro1">
          <table:table-cell/>
          <table:table-cell office:value-type="float" office:value="7.1" calcext:value-type="float">
            <text:p>7.1</text:p>
          </table:table-cell>
          <table:table-cell table:formula="of:=[.$A$1]*COS(2*PI()*[.$A$2]*[.B710]+[.$A$3])" office:value-type="float" office:value="5.915385543183" calcext:value-type="float">
            <text:p>5.915385543183</text:p>
          </table:table-cell>
        </table:table-row>
        <table:table-row table:style-name="ro1">
          <table:table-cell/>
          <table:table-cell office:value-type="float" office:value="7.11" calcext:value-type="float">
            <text:p>7.11</text:p>
          </table:table-cell>
          <table:table-cell table:formula="of:=[.$A$1]*COS(2*PI()*[.$A$2]*[.B711]+[.$A$3])" office:value-type="float" office:value="5.77992522972492" calcext:value-type="float">
            <text:p>5.77992522972492</text:p>
          </table:table-cell>
        </table:table-row>
        <table:table-row table:style-name="ro1">
          <table:table-cell/>
          <table:table-cell office:value-type="float" office:value="7.12" calcext:value-type="float">
            <text:p>7.12</text:p>
          </table:table-cell>
          <table:table-cell table:formula="of:=[.$A$1]*COS(2*PI()*[.$A$2]*[.B712]+[.$A$3])" office:value-type="float" office:value="4.54427987498893" calcext:value-type="float">
            <text:p>4.54427987498893</text:p>
          </table:table-cell>
        </table:table-row>
        <table:table-row table:style-name="ro1">
          <table:table-cell/>
          <table:table-cell office:value-type="float" office:value="7.13" calcext:value-type="float">
            <text:p>7.13</text:p>
          </table:table-cell>
          <table:table-cell table:formula="of:=[.$A$1]*COS(2*PI()*[.$A$2]*[.B713]+[.$A$3])" office:value-type="float" office:value="2.44364950000887" calcext:value-type="float">
            <text:p>2.44364950000887</text:p>
          </table:table-cell>
        </table:table-row>
        <table:table-row table:style-name="ro1">
          <table:table-cell/>
          <table:table-cell office:value-type="float" office:value="7.14" calcext:value-type="float">
            <text:p>7.14</text:p>
          </table:table-cell>
          <table:table-cell table:formula="of:=[.$A$1]*COS(2*PI()*[.$A$2]*[.B714]+[.$A$3])" office:value-type="float" office:value="-0.122119526282735" calcext:value-type="float">
            <text:p>-0.122119526282735</text:p>
          </table:table-cell>
        </table:table-row>
        <table:table-row table:style-name="ro1">
          <table:table-cell/>
          <table:table-cell office:value-type="float" office:value="7.15" calcext:value-type="float">
            <text:p>7.15</text:p>
          </table:table-cell>
          <table:table-cell table:formula="of:=[.$A$1]*COS(2*PI()*[.$A$2]*[.B715]+[.$A$3])" office:value-type="float" office:value="-2.66464360203878" calcext:value-type="float">
            <text:p>-2.66464360203878</text:p>
          </table:table-cell>
        </table:table-row>
        <table:table-row table:style-name="ro1">
          <table:table-cell/>
          <table:table-cell office:value-type="float" office:value="7.16" calcext:value-type="float">
            <text:p>7.16</text:p>
          </table:table-cell>
          <table:table-cell table:formula="of:=[.$A$1]*COS(2*PI()*[.$A$2]*[.B716]+[.$A$3])" office:value-type="float" office:value="-4.69996370632765" calcext:value-type="float">
            <text:p>-4.69996370632765</text:p>
          </table:table-cell>
        </table:table-row>
        <table:table-row table:style-name="ro1">
          <table:table-cell/>
          <table:table-cell office:value-type="float" office:value="7.17" calcext:value-type="float">
            <text:p>7.17</text:p>
          </table:table-cell>
          <table:table-cell table:formula="of:=[.$A$1]*COS(2*PI()*[.$A$2]*[.B717]+[.$A$3])" office:value-type="float" office:value="-5.84066501214868" calcext:value-type="float">
            <text:p>-5.84066501214868</text:p>
          </table:table-cell>
        </table:table-row>
        <table:table-row table:style-name="ro1">
          <table:table-cell/>
          <table:table-cell office:value-type="float" office:value="7.18" calcext:value-type="float">
            <text:p>7.18</text:p>
          </table:table-cell>
          <table:table-cell table:formula="of:=[.$A$1]*COS(2*PI()*[.$A$2]*[.B718]+[.$A$3])" office:value-type="float" office:value="-5.86961970844017" calcext:value-type="float">
            <text:p>-5.86961970844017</text:p>
          </table:table-cell>
        </table:table-row>
        <table:table-row table:style-name="ro1">
          <table:table-cell/>
          <table:table-cell office:value-type="float" office:value="7.19" calcext:value-type="float">
            <text:p>7.19</text:p>
          </table:table-cell>
          <table:table-cell table:formula="of:=[.$A$1]*COS(2*PI()*[.$A$2]*[.B719]+[.$A$3])" office:value-type="float" office:value="-4.7813163876199" calcext:value-type="float">
            <text:p>-4.7813163876199</text:p>
          </table:table-cell>
        </table:table-row>
        <table:table-row table:style-name="ro1">
          <table:table-cell/>
          <table:table-cell office:value-type="float" office:value="7.2" calcext:value-type="float">
            <text:p>7.2</text:p>
          </table:table-cell>
          <table:table-cell table:formula="of:=[.$A$1]*COS(2*PI()*[.$A$2]*[.B720]+[.$A$3])" office:value-type="float" office:value="-2.78290911939511" calcext:value-type="float">
            <text:p>-2.78290911939511</text:p>
          </table:table-cell>
        </table:table-row>
        <table:table-row table:style-name="ro1">
          <table:table-cell/>
          <table:table-cell office:value-type="float" office:value="7.21" calcext:value-type="float">
            <text:p>7.21</text:p>
          </table:table-cell>
          <table:table-cell table:formula="of:=[.$A$1]*COS(2*PI()*[.$A$2]*[.B721]+[.$A$3])" office:value-type="float" office:value="-0.254786523946276" calcext:value-type="float">
            <text:p>-0.254786523946276</text:p>
          </table:table-cell>
        </table:table-row>
        <table:table-row table:style-name="ro1">
          <table:table-cell/>
          <table:table-cell office:value-type="float" office:value="7.22" calcext:value-type="float">
            <text:p>7.22</text:p>
          </table:table-cell>
          <table:table-cell table:formula="of:=[.$A$1]*COS(2*PI()*[.$A$2]*[.B722]+[.$A$3])" office:value-type="float" office:value="2.32183364045436" calcext:value-type="float">
            <text:p>2.32183364045436</text:p>
          </table:table-cell>
        </table:table-row>
        <table:table-row table:style-name="ro1">
          <table:table-cell/>
          <table:table-cell office:value-type="float" office:value="7.23" calcext:value-type="float">
            <text:p>7.23</text:p>
          </table:table-cell>
          <table:table-cell table:formula="of:=[.$A$1]*COS(2*PI()*[.$A$2]*[.B723]+[.$A$3])" office:value-type="float" office:value="4.45650230236383" calcext:value-type="float">
            <text:p>4.45650230236383</text:p>
          </table:table-cell>
        </table:table-row>
        <table:table-row table:style-name="ro1">
          <table:table-cell/>
          <table:table-cell office:value-type="float" office:value="7.24" calcext:value-type="float">
            <text:p>7.24</text:p>
          </table:table-cell>
          <table:table-cell table:formula="of:=[.$A$1]*COS(2*PI()*[.$A$2]*[.B724]+[.$A$3])" office:value-type="float" office:value="5.74289404465744" calcext:value-type="float">
            <text:p>5.74289404465744</text:p>
          </table:table-cell>
        </table:table-row>
        <table:table-row table:style-name="ro1">
          <table:table-cell/>
          <table:table-cell office:value-type="float" office:value="7.25" calcext:value-type="float">
            <text:p>7.25</text:p>
          </table:table-cell>
          <table:table-cell table:formula="of:=[.$A$1]*COS(2*PI()*[.$A$2]*[.B725]+[.$A$3])" office:value-type="float" office:value="5.9361494797403" calcext:value-type="float">
            <text:p>5.9361494797403</text:p>
          </table:table-cell>
        </table:table-row>
        <table:table-row table:style-name="ro1">
          <table:table-cell/>
          <table:table-cell office:value-type="float" office:value="7.26" calcext:value-type="float">
            <text:p>7.26</text:p>
          </table:table-cell>
          <table:table-cell table:formula="of:=[.$A$1]*COS(2*PI()*[.$A$2]*[.B726]+[.$A$3])" office:value-type="float" office:value="4.99948322884482" calcext:value-type="float">
            <text:p>4.99948322884482</text:p>
          </table:table-cell>
        </table:table-row>
        <table:table-row table:style-name="ro1">
          <table:table-cell/>
          <table:table-cell office:value-type="float" office:value="7.27" calcext:value-type="float">
            <text:p>7.27</text:p>
          </table:table-cell>
          <table:table-cell table:formula="of:=[.$A$1]*COS(2*PI()*[.$A$2]*[.B727]+[.$A$3])" office:value-type="float" office:value="3.11118586787763" calcext:value-type="float">
            <text:p>3.11118586787763</text:p>
          </table:table-cell>
        </table:table-row>
        <table:table-row table:style-name="ro1">
          <table:table-cell/>
          <table:table-cell office:value-type="float" office:value="7.28" calcext:value-type="float">
            <text:p>7.28</text:p>
          </table:table-cell>
          <table:table-cell table:formula="of:=[.$A$1]*COS(2*PI()*[.$A$2]*[.B728]+[.$A$3])" office:value-type="float" office:value="0.630687048166161" calcext:value-type="float">
            <text:p>0.630687048166161</text:p>
          </table:table-cell>
        </table:table-row>
        <table:table-row table:style-name="ro1">
          <table:table-cell/>
          <table:table-cell office:value-type="float" office:value="7.29" calcext:value-type="float">
            <text:p>7.29</text:p>
          </table:table-cell>
          <table:table-cell table:formula="of:=[.$A$1]*COS(2*PI()*[.$A$2]*[.B729]+[.$A$3])" office:value-type="float" office:value="-1.96986046223565" calcext:value-type="float">
            <text:p>-1.96986046223565</text:p>
          </table:table-cell>
        </table:table-row>
        <table:table-row table:style-name="ro1">
          <table:table-cell/>
          <table:table-cell office:value-type="float" office:value="7.3" calcext:value-type="float">
            <text:p>7.3</text:p>
          </table:table-cell>
          <table:table-cell table:formula="of:=[.$A$1]*COS(2*PI()*[.$A$2]*[.B730]+[.$A$3])" office:value-type="float" office:value="-4.19545311979458" calcext:value-type="float">
            <text:p>-4.19545311979458</text:p>
          </table:table-cell>
        </table:table-row>
        <table:table-row table:style-name="ro1">
          <table:table-cell/>
          <table:table-cell office:value-type="float" office:value="7.31" calcext:value-type="float">
            <text:p>7.31</text:p>
          </table:table-cell>
          <table:table-cell table:formula="of:=[.$A$1]*COS(2*PI()*[.$A$2]*[.B731]+[.$A$3])" office:value-type="float" office:value="-5.62245849805056" calcext:value-type="float">
            <text:p>-5.62245849805056</text:p>
          </table:table-cell>
        </table:table-row>
        <table:table-row table:style-name="ro1">
          <table:table-cell/>
          <table:table-cell office:value-type="float" office:value="7.32" calcext:value-type="float">
            <text:p>7.32</text:p>
          </table:table-cell>
          <table:table-cell table:formula="of:=[.$A$1]*COS(2*PI()*[.$A$2]*[.B732]+[.$A$3])" office:value-type="float" office:value="-5.97925198101264" calcext:value-type="float">
            <text:p>-5.97925198101264</text:p>
          </table:table-cell>
        </table:table-row>
        <table:table-row table:style-name="ro1">
          <table:table-cell/>
          <table:table-cell office:value-type="float" office:value="7.33" calcext:value-type="float">
            <text:p>7.33</text:p>
          </table:table-cell>
          <table:table-cell table:formula="of:=[.$A$1]*COS(2*PI()*[.$A$2]*[.B733]+[.$A$3])" office:value-type="float" office:value="-5.19791939381191" calcext:value-type="float">
            <text:p>-5.19791939381191</text:p>
          </table:table-cell>
        </table:table-row>
        <table:table-row table:style-name="ro1">
          <table:table-cell/>
          <table:table-cell office:value-type="float" office:value="7.34" calcext:value-type="float">
            <text:p>7.34</text:p>
          </table:table-cell>
          <table:table-cell table:formula="of:=[.$A$1]*COS(2*PI()*[.$A$2]*[.B734]+[.$A$3])" office:value-type="float" office:value="-3.42718418710496" calcext:value-type="float">
            <text:p>-3.42718418710496</text:p>
          </table:table-cell>
        </table:table-row>
        <table:table-row table:style-name="ro1">
          <table:table-cell/>
          <table:table-cell office:value-type="float" office:value="7.35" calcext:value-type="float">
            <text:p>7.35</text:p>
          </table:table-cell>
          <table:table-cell table:formula="of:=[.$A$1]*COS(2*PI()*[.$A$2]*[.B735]+[.$A$3])" office:value-type="float" office:value="-1.00409853874078" calcext:value-type="float">
            <text:p>-1.00409853874078</text:p>
          </table:table-cell>
        </table:table-row>
        <table:table-row table:style-name="ro1">
          <table:table-cell/>
          <table:table-cell office:value-type="float" office:value="7.36" calcext:value-type="float">
            <text:p>7.36</text:p>
          </table:table-cell>
          <table:table-cell table:formula="of:=[.$A$1]*COS(2*PI()*[.$A$2]*[.B736]+[.$A$3])" office:value-type="float" office:value="1.61011314471645" calcext:value-type="float">
            <text:p>1.61011314471645</text:p>
          </table:table-cell>
        </table:table-row>
        <table:table-row table:style-name="ro1">
          <table:table-cell/>
          <table:table-cell office:value-type="float" office:value="7.37" calcext:value-type="float">
            <text:p>7.37</text:p>
          </table:table-cell>
          <table:table-cell table:formula="of:=[.$A$1]*COS(2*PI()*[.$A$2]*[.B737]+[.$A$3])" office:value-type="float" office:value="3.91784640048194" calcext:value-type="float">
            <text:p>3.91784640048194</text:p>
          </table:table-cell>
        </table:table-row>
        <table:table-row table:style-name="ro1">
          <table:table-cell/>
          <table:table-cell office:value-type="float" office:value="7.38" calcext:value-type="float">
            <text:p>7.38</text:p>
          </table:table-cell>
          <table:table-cell table:formula="of:=[.$A$1]*COS(2*PI()*[.$A$2]*[.B738]+[.$A$3])" office:value-type="float" office:value="5.47983367640893" calcext:value-type="float">
            <text:p>5.47983367640893</text:p>
          </table:table-cell>
        </table:table-row>
        <table:table-row table:style-name="ro1">
          <table:table-cell/>
          <table:table-cell office:value-type="float" office:value="7.39" calcext:value-type="float">
            <text:p>7.39</text:p>
          </table:table-cell>
          <table:table-cell table:formula="of:=[.$A$1]*COS(2*PI()*[.$A$2]*[.B739]+[.$A$3])" office:value-type="float" office:value="5.99875710637633" calcext:value-type="float">
            <text:p>5.99875710637633</text:p>
          </table:table-cell>
        </table:table-row>
        <table:table-row table:style-name="ro1">
          <table:table-cell/>
          <table:table-cell office:value-type="float" office:value="7.4" calcext:value-type="float">
            <text:p>7.4</text:p>
          </table:table-cell>
          <table:table-cell table:formula="of:=[.$A$1]*COS(2*PI()*[.$A$2]*[.B740]+[.$A$3])" office:value-type="float" office:value="5.37584174563512" calcext:value-type="float">
            <text:p>5.37584174563512</text:p>
          </table:table-cell>
        </table:table-row>
        <table:table-row table:style-name="ro1">
          <table:table-cell/>
          <table:table-cell office:value-type="float" office:value="7.41" calcext:value-type="float">
            <text:p>7.41</text:p>
          </table:table-cell>
          <table:table-cell table:formula="of:=[.$A$1]*COS(2*PI()*[.$A$2]*[.B741]+[.$A$3])" office:value-type="float" office:value="3.72965697607732" calcext:value-type="float">
            <text:p>3.72965697607732</text:p>
          </table:table-cell>
        </table:table-row>
        <table:table-row table:style-name="ro1">
          <table:table-cell/>
          <table:table-cell office:value-type="float" office:value="7.42" calcext:value-type="float">
            <text:p>7.42</text:p>
          </table:table-cell>
          <table:table-cell table:formula="of:=[.$A$1]*COS(2*PI()*[.$A$2]*[.B742]+[.$A$3])" office:value-type="float" office:value="1.37354731111163" calcext:value-type="float">
            <text:p>1.37354731111163</text:p>
          </table:table-cell>
        </table:table-row>
        <table:table-row table:style-name="ro1">
          <table:table-cell/>
          <table:table-cell office:value-type="float" office:value="7.43" calcext:value-type="float">
            <text:p>7.43</text:p>
          </table:table-cell>
          <table:table-cell table:formula="of:=[.$A$1]*COS(2*PI()*[.$A$2]*[.B743]+[.$A$3])" office:value-type="float" office:value="-1.24401144620578" calcext:value-type="float">
            <text:p>-1.24401144620578</text:p>
          </table:table-cell>
        </table:table-row>
        <table:table-row table:style-name="ro1">
          <table:table-cell/>
          <table:table-cell office:value-type="float" office:value="7.44" calcext:value-type="float">
            <text:p>7.44</text:p>
          </table:table-cell>
          <table:table-cell table:formula="of:=[.$A$1]*COS(2*PI()*[.$A$2]*[.B744]+[.$A$3])" office:value-type="float" office:value="-3.62477773132037" calcext:value-type="float">
            <text:p>-3.62477773132037</text:p>
          </table:table-cell>
        </table:table-row>
        <table:table-row table:style-name="ro1">
          <table:table-cell/>
          <table:table-cell office:value-type="float" office:value="7.45" calcext:value-type="float">
            <text:p>7.45</text:p>
          </table:table-cell>
          <table:table-cell table:formula="of:=[.$A$1]*COS(2*PI()*[.$A$2]*[.B745]+[.$A$3])" office:value-type="float" office:value="-5.31558245474439" calcext:value-type="float">
            <text:p>-5.31558245474439</text:p>
          </table:table-cell>
        </table:table-row>
        <table:table-row table:style-name="ro1">
          <table:table-cell/>
          <table:table-cell office:value-type="float" office:value="7.46" calcext:value-type="float">
            <text:p>7.46</text:p>
          </table:table-cell>
          <table:table-cell table:formula="of:=[.$A$1]*COS(2*PI()*[.$A$2]*[.B746]+[.$A$3])" office:value-type="float" office:value="-5.99458787801257" calcext:value-type="float">
            <text:p>-5.99458787801257</text:p>
          </table:table-cell>
        </table:table-row>
        <table:table-row table:style-name="ro1">
          <table:table-cell/>
          <table:table-cell office:value-type="float" office:value="7.47" calcext:value-type="float">
            <text:p>7.47</text:p>
          </table:table-cell>
          <table:table-cell table:formula="of:=[.$A$1]*COS(2*PI()*[.$A$2]*[.B747]+[.$A$3])" office:value-type="float" office:value="-5.53254810607693" calcext:value-type="float">
            <text:p>-5.53254810607693</text:p>
          </table:table-cell>
        </table:table-row>
        <table:table-row table:style-name="ro1">
          <table:table-cell/>
          <table:table-cell office:value-type="float" office:value="7.48" calcext:value-type="float">
            <text:p>7.48</text:p>
          </table:table-cell>
          <table:table-cell table:formula="of:=[.$A$1]*COS(2*PI()*[.$A$2]*[.B748]+[.$A$3])" office:value-type="float" office:value="-4.0174105128833" calcext:value-type="float">
            <text:p>-4.0174105128833</text:p>
          </table:table-cell>
        </table:table-row>
        <table:table-row table:style-name="ro1">
          <table:table-cell/>
          <table:table-cell office:value-type="float" office:value="7.49" calcext:value-type="float">
            <text:p>7.49</text:p>
          </table:table-cell>
          <table:table-cell table:formula="of:=[.$A$1]*COS(2*PI()*[.$A$2]*[.B749]+[.$A$3])" office:value-type="float" office:value="-1.73757531975961" calcext:value-type="float">
            <text:p>-1.73757531975961</text:p>
          </table:table-cell>
        </table:table-row>
        <table:table-row table:style-name="ro1">
          <table:table-cell/>
          <table:table-cell office:value-type="float" office:value="7.5" calcext:value-type="float">
            <text:p>7.5</text:p>
          </table:table-cell>
          <table:table-cell table:formula="of:=[.$A$1]*COS(2*PI()*[.$A$2]*[.B750]+[.$A$3])" office:value-type="float" office:value="0.87300020285171" calcext:value-type="float">
            <text:p>0.87300020285171</text:p>
          </table:table-cell>
        </table:table-row>
        <table:table-row table:style-name="ro1">
          <table:table-cell/>
          <table:table-cell office:value-type="float" office:value="7.51" calcext:value-type="float">
            <text:p>7.51</text:p>
          </table:table-cell>
          <table:table-cell table:formula="of:=[.$A$1]*COS(2*PI()*[.$A$2]*[.B751]+[.$A$3])" office:value-type="float" office:value="3.31740372045671" calcext:value-type="float">
            <text:p>3.31740372045671</text:p>
          </table:table-cell>
        </table:table-row>
        <table:table-row table:style-name="ro1">
          <table:table-cell/>
          <table:table-cell office:value-type="float" office:value="7.52" calcext:value-type="float">
            <text:p>7.52</text:p>
          </table:table-cell>
          <table:table-cell table:formula="of:=[.$A$1]*COS(2*PI()*[.$A$2]*[.B752]+[.$A$3])" office:value-type="float" office:value="5.13035305758962" calcext:value-type="float">
            <text:p>5.13035305758962</text:p>
          </table:table-cell>
        </table:table-row>
        <table:table-row table:style-name="ro1">
          <table:table-cell/>
          <table:table-cell office:value-type="float" office:value="7.53" calcext:value-type="float">
            <text:p>7.53</text:p>
          </table:table-cell>
          <table:table-cell table:formula="of:=[.$A$1]*COS(2*PI()*[.$A$2]*[.B753]+[.$A$3])" office:value-type="float" office:value="5.966760749961" calcext:value-type="float">
            <text:p>5.966760749961</text:p>
          </table:table-cell>
        </table:table-row>
        <table:table-row table:style-name="ro1">
          <table:table-cell/>
          <table:table-cell office:value-type="float" office:value="7.54" calcext:value-type="float">
            <text:p>7.54</text:p>
          </table:table-cell>
          <table:table-cell table:formula="of:=[.$A$1]*COS(2*PI()*[.$A$2]*[.B754]+[.$A$3])" office:value-type="float" office:value="5.66742002672471" calcext:value-type="float">
            <text:p>5.66742002672471</text:p>
          </table:table-cell>
        </table:table-row>
        <table:table-row table:style-name="ro1">
          <table:table-cell/>
          <table:table-cell office:value-type="float" office:value="7.55" calcext:value-type="float">
            <text:p>7.55</text:p>
          </table:table-cell>
          <table:table-cell table:formula="of:=[.$A$1]*COS(2*PI()*[.$A$2]*[.B755]+[.$A$3])" office:value-type="float" office:value="4.28930916577545" calcext:value-type="float">
            <text:p>4.28930916577545</text:p>
          </table:table-cell>
        </table:table-row>
        <table:table-row table:style-name="ro1">
          <table:table-cell/>
          <table:table-cell office:value-type="float" office:value="7.56" calcext:value-type="float">
            <text:p>7.56</text:p>
          </table:table-cell>
          <table:table-cell table:formula="of:=[.$A$1]*COS(2*PI()*[.$A$2]*[.B756]+[.$A$3])" office:value-type="float" office:value="2.09474591244315" calcext:value-type="float">
            <text:p>2.09474591244315</text:p>
          </table:table-cell>
        </table:table-row>
        <table:table-row table:style-name="ro1">
          <table:table-cell/>
          <table:table-cell office:value-type="float" office:value="7.57" calcext:value-type="float">
            <text:p>7.57</text:p>
          </table:table-cell>
          <table:table-cell table:formula="of:=[.$A$1]*COS(2*PI()*[.$A$2]*[.B757]+[.$A$3])" office:value-type="float" office:value="-0.49854362653284" calcext:value-type="float">
            <text:p>-0.49854362653284</text:p>
          </table:table-cell>
        </table:table-row>
        <table:table-row table:style-name="ro1">
          <table:table-cell/>
          <table:table-cell office:value-type="float" office:value="7.58" calcext:value-type="float">
            <text:p>7.58</text:p>
          </table:table-cell>
          <table:table-cell table:formula="of:=[.$A$1]*COS(2*PI()*[.$A$2]*[.B758]+[.$A$3])" office:value-type="float" office:value="-2.99693743268601" calcext:value-type="float">
            <text:p>-2.99693743268601</text:p>
          </table:table-cell>
        </table:table-row>
        <table:table-row table:style-name="ro1">
          <table:table-cell/>
          <table:table-cell office:value-type="float" office:value="7.59" calcext:value-type="float">
            <text:p>7.59</text:p>
          </table:table-cell>
          <table:table-cell table:formula="of:=[.$A$1]*COS(2*PI()*[.$A$2]*[.B759]+[.$A$3])" office:value-type="float" office:value="-4.92487650075191" calcext:value-type="float">
            <text:p>-4.92487650075191</text:p>
          </table:table-cell>
        </table:table-row>
        <table:table-row table:style-name="ro1">
          <table:table-cell/>
          <table:table-cell office:value-type="float" office:value="7.6" calcext:value-type="float">
            <text:p>7.6</text:p>
          </table:table-cell>
          <table:table-cell table:formula="of:=[.$A$1]*COS(2*PI()*[.$A$2]*[.B760]+[.$A$3])" office:value-type="float" office:value="-5.91538554318298" calcext:value-type="float">
            <text:p>-5.91538554318298</text:p>
          </table:table-cell>
        </table:table-row>
        <table:table-row table:style-name="ro1">
          <table:table-cell/>
          <table:table-cell office:value-type="float" office:value="7.61" calcext:value-type="float">
            <text:p>7.61</text:p>
          </table:table-cell>
          <table:table-cell table:formula="of:=[.$A$1]*COS(2*PI()*[.$A$2]*[.B761]+[.$A$3])" office:value-type="float" office:value="-5.77992522972495" calcext:value-type="float">
            <text:p>-5.77992522972495</text:p>
          </table:table-cell>
        </table:table-row>
        <table:table-row table:style-name="ro1">
          <table:table-cell/>
          <table:table-cell office:value-type="float" office:value="7.62" calcext:value-type="float">
            <text:p>7.62</text:p>
          </table:table-cell>
          <table:table-cell table:formula="of:=[.$A$1]*COS(2*PI()*[.$A$2]*[.B762]+[.$A$3])" office:value-type="float" office:value="-4.544279874989" calcext:value-type="float">
            <text:p>-4.544279874989</text:p>
          </table:table-cell>
        </table:table-row>
        <table:table-row table:style-name="ro1">
          <table:table-cell/>
          <table:table-cell office:value-type="float" office:value="7.63" calcext:value-type="float">
            <text:p>7.63</text:p>
          </table:table-cell>
          <table:table-cell table:formula="of:=[.$A$1]*COS(2*PI()*[.$A$2]*[.B763]+[.$A$3])" office:value-type="float" office:value="-2.44364950000897" calcext:value-type="float">
            <text:p>-2.44364950000897</text:p>
          </table:table-cell>
        </table:table-row>
        <table:table-row table:style-name="ro1">
          <table:table-cell/>
          <table:table-cell office:value-type="float" office:value="7.64" calcext:value-type="float">
            <text:p>7.64</text:p>
          </table:table-cell>
          <table:table-cell table:formula="of:=[.$A$1]*COS(2*PI()*[.$A$2]*[.B764]+[.$A$3])" office:value-type="float" office:value="0.122119526282623" calcext:value-type="float">
            <text:p>0.122119526282623</text:p>
          </table:table-cell>
        </table:table-row>
        <table:table-row table:style-name="ro1">
          <table:table-cell/>
          <table:table-cell office:value-type="float" office:value="7.65" calcext:value-type="float">
            <text:p>7.65</text:p>
          </table:table-cell>
          <table:table-cell table:formula="of:=[.$A$1]*COS(2*PI()*[.$A$2]*[.B765]+[.$A$3])" office:value-type="float" office:value="2.66464360203898" calcext:value-type="float">
            <text:p>2.66464360203898</text:p>
          </table:table-cell>
        </table:table-row>
        <table:table-row table:style-name="ro1">
          <table:table-cell/>
          <table:table-cell office:value-type="float" office:value="7.66" calcext:value-type="float">
            <text:p>7.66</text:p>
          </table:table-cell>
          <table:table-cell table:formula="of:=[.$A$1]*COS(2*PI()*[.$A$2]*[.B766]+[.$A$3])" office:value-type="float" office:value="4.69996370632758" calcext:value-type="float">
            <text:p>4.69996370632758</text:p>
          </table:table-cell>
        </table:table-row>
        <table:table-row table:style-name="ro1">
          <table:table-cell/>
          <table:table-cell office:value-type="float" office:value="7.67" calcext:value-type="float">
            <text:p>7.67</text:p>
          </table:table-cell>
          <table:table-cell table:formula="of:=[.$A$1]*COS(2*PI()*[.$A$2]*[.B767]+[.$A$3])" office:value-type="float" office:value="5.84066501214865" calcext:value-type="float">
            <text:p>5.84066501214865</text:p>
          </table:table-cell>
        </table:table-row>
        <table:table-row table:style-name="ro1">
          <table:table-cell/>
          <table:table-cell office:value-type="float" office:value="7.68" calcext:value-type="float">
            <text:p>7.68</text:p>
          </table:table-cell>
          <table:table-cell table:formula="of:=[.$A$1]*COS(2*PI()*[.$A$2]*[.B768]+[.$A$3])" office:value-type="float" office:value="5.86961970844019" calcext:value-type="float">
            <text:p>5.86961970844019</text:p>
          </table:table-cell>
        </table:table-row>
        <table:table-row table:style-name="ro1">
          <table:table-cell/>
          <table:table-cell office:value-type="float" office:value="7.69" calcext:value-type="float">
            <text:p>7.69</text:p>
          </table:table-cell>
          <table:table-cell table:formula="of:=[.$A$1]*COS(2*PI()*[.$A$2]*[.B769]+[.$A$3])" office:value-type="float" office:value="4.78131638761997" calcext:value-type="float">
            <text:p>4.78131638761997</text:p>
          </table:table-cell>
        </table:table-row>
        <table:table-row table:style-name="ro1">
          <table:table-cell/>
          <table:table-cell office:value-type="float" office:value="7.7" calcext:value-type="float">
            <text:p>7.7</text:p>
          </table:table-cell>
          <table:table-cell table:formula="of:=[.$A$1]*COS(2*PI()*[.$A$2]*[.B770]+[.$A$3])" office:value-type="float" office:value="2.78290911939521" calcext:value-type="float">
            <text:p>2.78290911939521</text:p>
          </table:table-cell>
        </table:table-row>
        <table:table-row table:style-name="ro1">
          <table:table-cell/>
          <table:table-cell office:value-type="float" office:value="7.71" calcext:value-type="float">
            <text:p>7.71</text:p>
          </table:table-cell>
          <table:table-cell table:formula="of:=[.$A$1]*COS(2*PI()*[.$A$2]*[.B771]+[.$A$3])" office:value-type="float" office:value="0.254786523946387" calcext:value-type="float">
            <text:p>0.254786523946387</text:p>
          </table:table-cell>
        </table:table-row>
        <table:table-row table:style-name="ro1">
          <table:table-cell/>
          <table:table-cell office:value-type="float" office:value="7.72" calcext:value-type="float">
            <text:p>7.72</text:p>
          </table:table-cell>
          <table:table-cell table:formula="of:=[.$A$1]*COS(2*PI()*[.$A$2]*[.B772]+[.$A$3])" office:value-type="float" office:value="-2.32183364045426" calcext:value-type="float">
            <text:p>-2.32183364045426</text:p>
          </table:table-cell>
        </table:table-row>
        <table:table-row table:style-name="ro1">
          <table:table-cell/>
          <table:table-cell office:value-type="float" office:value="7.73" calcext:value-type="float">
            <text:p>7.73</text:p>
          </table:table-cell>
          <table:table-cell table:formula="of:=[.$A$1]*COS(2*PI()*[.$A$2]*[.B773]+[.$A$3])" office:value-type="float" office:value="-4.45650230236375" calcext:value-type="float">
            <text:p>-4.45650230236375</text:p>
          </table:table-cell>
        </table:table-row>
        <table:table-row table:style-name="ro1">
          <table:table-cell/>
          <table:table-cell office:value-type="float" office:value="7.74" calcext:value-type="float">
            <text:p>7.74</text:p>
          </table:table-cell>
          <table:table-cell table:formula="of:=[.$A$1]*COS(2*PI()*[.$A$2]*[.B774]+[.$A$3])" office:value-type="float" office:value="-5.74289404465741" calcext:value-type="float">
            <text:p>-5.74289404465741</text:p>
          </table:table-cell>
        </table:table-row>
        <table:table-row table:style-name="ro1">
          <table:table-cell/>
          <table:table-cell office:value-type="float" office:value="7.75" calcext:value-type="float">
            <text:p>7.75</text:p>
          </table:table-cell>
          <table:table-cell table:formula="of:=[.$A$1]*COS(2*PI()*[.$A$2]*[.B775]+[.$A$3])" office:value-type="float" office:value="-5.93614947974032" calcext:value-type="float">
            <text:p>-5.93614947974032</text:p>
          </table:table-cell>
        </table:table-row>
        <table:table-row table:style-name="ro1">
          <table:table-cell/>
          <table:table-cell office:value-type="float" office:value="7.76" calcext:value-type="float">
            <text:p>7.76</text:p>
          </table:table-cell>
          <table:table-cell table:formula="of:=[.$A$1]*COS(2*PI()*[.$A$2]*[.B776]+[.$A$3])" office:value-type="float" office:value="-4.99948322884488" calcext:value-type="float">
            <text:p>-4.99948322884488</text:p>
          </table:table-cell>
        </table:table-row>
        <table:table-row table:style-name="ro1">
          <table:table-cell/>
          <table:table-cell office:value-type="float" office:value="7.77" calcext:value-type="float">
            <text:p>7.77</text:p>
          </table:table-cell>
          <table:table-cell table:formula="of:=[.$A$1]*COS(2*PI()*[.$A$2]*[.B777]+[.$A$3])" office:value-type="float" office:value="-3.11118586787772" calcext:value-type="float">
            <text:p>-3.11118586787772</text:p>
          </table:table-cell>
        </table:table-row>
        <table:table-row table:style-name="ro1">
          <table:table-cell/>
          <table:table-cell office:value-type="float" office:value="7.78" calcext:value-type="float">
            <text:p>7.78</text:p>
          </table:table-cell>
          <table:table-cell table:formula="of:=[.$A$1]*COS(2*PI()*[.$A$2]*[.B778]+[.$A$3])" office:value-type="float" office:value="-0.630687048166272" calcext:value-type="float">
            <text:p>-0.630687048166272</text:p>
          </table:table-cell>
        </table:table-row>
        <table:table-row table:style-name="ro1">
          <table:table-cell/>
          <table:table-cell office:value-type="float" office:value="7.79" calcext:value-type="float">
            <text:p>7.79</text:p>
          </table:table-cell>
          <table:table-cell table:formula="of:=[.$A$1]*COS(2*PI()*[.$A$2]*[.B779]+[.$A$3])" office:value-type="float" office:value="1.96986046223587" calcext:value-type="float">
            <text:p>1.96986046223587</text:p>
          </table:table-cell>
        </table:table-row>
        <table:table-row table:style-name="ro1">
          <table:table-cell/>
          <table:table-cell office:value-type="float" office:value="7.8" calcext:value-type="float">
            <text:p>7.8</text:p>
          </table:table-cell>
          <table:table-cell table:formula="of:=[.$A$1]*COS(2*PI()*[.$A$2]*[.B780]+[.$A$3])" office:value-type="float" office:value="4.19545311979474" calcext:value-type="float">
            <text:p>4.19545311979474</text:p>
          </table:table-cell>
        </table:table-row>
        <table:table-row table:style-name="ro1">
          <table:table-cell/>
          <table:table-cell office:value-type="float" office:value="7.81" calcext:value-type="float">
            <text:p>7.81</text:p>
          </table:table-cell>
          <table:table-cell table:formula="of:=[.$A$1]*COS(2*PI()*[.$A$2]*[.B781]+[.$A$3])" office:value-type="float" office:value="5.62245849805064" calcext:value-type="float">
            <text:p>5.62245849805064</text:p>
          </table:table-cell>
        </table:table-row>
        <table:table-row table:style-name="ro1">
          <table:table-cell/>
          <table:table-cell office:value-type="float" office:value="7.82" calcext:value-type="float">
            <text:p>7.82</text:p>
          </table:table-cell>
          <table:table-cell table:formula="of:=[.$A$1]*COS(2*PI()*[.$A$2]*[.B782]+[.$A$3])" office:value-type="float" office:value="5.97925198101265" calcext:value-type="float">
            <text:p>5.97925198101265</text:p>
          </table:table-cell>
        </table:table-row>
        <table:table-row table:style-name="ro1">
          <table:table-cell/>
          <table:table-cell office:value-type="float" office:value="7.83" calcext:value-type="float">
            <text:p>7.83</text:p>
          </table:table-cell>
          <table:table-cell table:formula="of:=[.$A$1]*COS(2*PI()*[.$A$2]*[.B783]+[.$A$3])" office:value-type="float" office:value="5.19791939381196" calcext:value-type="float">
            <text:p>5.19791939381196</text:p>
          </table:table-cell>
        </table:table-row>
        <table:table-row table:style-name="ro1">
          <table:table-cell/>
          <table:table-cell office:value-type="float" office:value="7.84" calcext:value-type="float">
            <text:p>7.84</text:p>
          </table:table-cell>
          <table:table-cell table:formula="of:=[.$A$1]*COS(2*PI()*[.$A$2]*[.B784]+[.$A$3])" office:value-type="float" office:value="3.42718418710505" calcext:value-type="float">
            <text:p>3.42718418710505</text:p>
          </table:table-cell>
        </table:table-row>
        <table:table-row table:style-name="ro1">
          <table:table-cell/>
          <table:table-cell office:value-type="float" office:value="7.85" calcext:value-type="float">
            <text:p>7.85</text:p>
          </table:table-cell>
          <table:table-cell table:formula="of:=[.$A$1]*COS(2*PI()*[.$A$2]*[.B785]+[.$A$3])" office:value-type="float" office:value="1.00409853874089" calcext:value-type="float">
            <text:p>1.00409853874089</text:p>
          </table:table-cell>
        </table:table-row>
        <table:table-row table:style-name="ro1">
          <table:table-cell/>
          <table:table-cell office:value-type="float" office:value="7.86" calcext:value-type="float">
            <text:p>7.86</text:p>
          </table:table-cell>
          <table:table-cell table:formula="of:=[.$A$1]*COS(2*PI()*[.$A$2]*[.B786]+[.$A$3])" office:value-type="float" office:value="-1.61011314471667" calcext:value-type="float">
            <text:p>-1.61011314471667</text:p>
          </table:table-cell>
        </table:table-row>
        <table:table-row table:style-name="ro1">
          <table:table-cell/>
          <table:table-cell office:value-type="float" office:value="7.87" calcext:value-type="float">
            <text:p>7.87</text:p>
          </table:table-cell>
          <table:table-cell table:formula="of:=[.$A$1]*COS(2*PI()*[.$A$2]*[.B787]+[.$A$3])" office:value-type="float" office:value="-3.91784640048211" calcext:value-type="float">
            <text:p>-3.91784640048211</text:p>
          </table:table-cell>
        </table:table-row>
        <table:table-row table:style-name="ro1">
          <table:table-cell/>
          <table:table-cell office:value-type="float" office:value="7.88" calcext:value-type="float">
            <text:p>7.88</text:p>
          </table:table-cell>
          <table:table-cell table:formula="of:=[.$A$1]*COS(2*PI()*[.$A$2]*[.B788]+[.$A$3])" office:value-type="float" office:value="-5.47983367640902" calcext:value-type="float">
            <text:p>-5.47983367640902</text:p>
          </table:table-cell>
        </table:table-row>
        <table:table-row table:style-name="ro1">
          <table:table-cell/>
          <table:table-cell office:value-type="float" office:value="7.89" calcext:value-type="float">
            <text:p>7.89</text:p>
          </table:table-cell>
          <table:table-cell table:formula="of:=[.$A$1]*COS(2*PI()*[.$A$2]*[.B789]+[.$A$3])" office:value-type="float" office:value="-5.99875710637633" calcext:value-type="float">
            <text:p>-5.99875710637633</text:p>
          </table:table-cell>
        </table:table-row>
        <table:table-row table:style-name="ro1">
          <table:table-cell/>
          <table:table-cell office:value-type="float" office:value="7.9" calcext:value-type="float">
            <text:p>7.9</text:p>
          </table:table-cell>
          <table:table-cell table:formula="of:=[.$A$1]*COS(2*PI()*[.$A$2]*[.B790]+[.$A$3])" office:value-type="float" office:value="-5.37584174563517" calcext:value-type="float">
            <text:p>-5.37584174563517</text:p>
          </table:table-cell>
        </table:table-row>
        <table:table-row table:style-name="ro1">
          <table:table-cell/>
          <table:table-cell office:value-type="float" office:value="7.91" calcext:value-type="float">
            <text:p>7.91</text:p>
          </table:table-cell>
          <table:table-cell table:formula="of:=[.$A$1]*COS(2*PI()*[.$A$2]*[.B791]+[.$A$3])" office:value-type="float" office:value="-3.7296569760774" calcext:value-type="float">
            <text:p>-3.7296569760774</text:p>
          </table:table-cell>
        </table:table-row>
        <table:table-row table:style-name="ro1">
          <table:table-cell/>
          <table:table-cell office:value-type="float" office:value="7.92" calcext:value-type="float">
            <text:p>7.92</text:p>
          </table:table-cell>
          <table:table-cell table:formula="of:=[.$A$1]*COS(2*PI()*[.$A$2]*[.B792]+[.$A$3])" office:value-type="float" office:value="-1.37354731111174" calcext:value-type="float">
            <text:p>-1.37354731111174</text:p>
          </table:table-cell>
        </table:table-row>
        <table:table-row table:style-name="ro1">
          <table:table-cell/>
          <table:table-cell office:value-type="float" office:value="7.93" calcext:value-type="float">
            <text:p>7.93</text:p>
          </table:table-cell>
          <table:table-cell table:formula="of:=[.$A$1]*COS(2*PI()*[.$A$2]*[.B793]+[.$A$3])" office:value-type="float" office:value="1.24401144620567" calcext:value-type="float">
            <text:p>1.24401144620567</text:p>
          </table:table-cell>
        </table:table-row>
        <table:table-row table:style-name="ro1">
          <table:table-cell/>
          <table:table-cell office:value-type="float" office:value="7.94" calcext:value-type="float">
            <text:p>7.94</text:p>
          </table:table-cell>
          <table:table-cell table:formula="of:=[.$A$1]*COS(2*PI()*[.$A$2]*[.B794]+[.$A$3])" office:value-type="float" office:value="3.62477773132055" calcext:value-type="float">
            <text:p>3.62477773132055</text:p>
          </table:table-cell>
        </table:table-row>
        <table:table-row table:style-name="ro1">
          <table:table-cell/>
          <table:table-cell office:value-type="float" office:value="7.95" calcext:value-type="float">
            <text:p>7.95</text:p>
          </table:table-cell>
          <table:table-cell table:formula="of:=[.$A$1]*COS(2*PI()*[.$A$2]*[.B795]+[.$A$3])" office:value-type="float" office:value="5.3155824547445" calcext:value-type="float">
            <text:p>5.3155824547445</text:p>
          </table:table-cell>
        </table:table-row>
        <table:table-row table:style-name="ro1">
          <table:table-cell/>
          <table:table-cell office:value-type="float" office:value="7.96" calcext:value-type="float">
            <text:p>7.96</text:p>
          </table:table-cell>
          <table:table-cell table:formula="of:=[.$A$1]*COS(2*PI()*[.$A$2]*[.B796]+[.$A$3])" office:value-type="float" office:value="5.99458787801258" calcext:value-type="float">
            <text:p>5.99458787801258</text:p>
          </table:table-cell>
        </table:table-row>
        <table:table-row table:style-name="ro1">
          <table:table-cell/>
          <table:table-cell office:value-type="float" office:value="7.97" calcext:value-type="float">
            <text:p>7.97</text:p>
          </table:table-cell>
          <table:table-cell table:formula="of:=[.$A$1]*COS(2*PI()*[.$A$2]*[.B797]+[.$A$3])" office:value-type="float" office:value="5.53254810607697" calcext:value-type="float">
            <text:p>5.53254810607697</text:p>
          </table:table-cell>
        </table:table-row>
        <table:table-row table:style-name="ro1">
          <table:table-cell/>
          <table:table-cell office:value-type="float" office:value="7.98" calcext:value-type="float">
            <text:p>7.98</text:p>
          </table:table-cell>
          <table:table-cell table:formula="of:=[.$A$1]*COS(2*PI()*[.$A$2]*[.B798]+[.$A$3])" office:value-type="float" office:value="4.01741051288338" calcext:value-type="float">
            <text:p>4.01741051288338</text:p>
          </table:table-cell>
        </table:table-row>
        <table:table-row table:style-name="ro1">
          <table:table-cell/>
          <table:table-cell office:value-type="float" office:value="7.99" calcext:value-type="float">
            <text:p>7.99</text:p>
          </table:table-cell>
          <table:table-cell table:formula="of:=[.$A$1]*COS(2*PI()*[.$A$2]*[.B799]+[.$A$3])" office:value-type="float" office:value="1.73757531975972" calcext:value-type="float">
            <text:p>1.7375753197597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$A$1]*COS(2*PI()*[.$A$2]*[.B800]+[.$A$3])" office:value-type="float" office:value="-0.8730002028516" calcext:value-type="float">
            <text:p>-0.8730002028516</text:p>
          </table:table-cell>
        </table:table-row>
        <table:table-row table:style-name="ro1">
          <table:table-cell/>
          <table:table-cell office:value-type="float" office:value="8.01" calcext:value-type="float">
            <text:p>8.01</text:p>
          </table:table-cell>
          <table:table-cell table:formula="of:=[.$A$1]*COS(2*PI()*[.$A$2]*[.B801]+[.$A$3])" office:value-type="float" office:value="-3.31740372045662" calcext:value-type="float">
            <text:p>-3.31740372045662</text:p>
          </table:table-cell>
        </table:table-row>
        <table:table-row table:style-name="ro1">
          <table:table-cell/>
          <table:table-cell office:value-type="float" office:value="8.02" calcext:value-type="float">
            <text:p>8.02</text:p>
          </table:table-cell>
          <table:table-cell table:formula="of:=[.$A$1]*COS(2*PI()*[.$A$2]*[.B802]+[.$A$3])" office:value-type="float" office:value="-5.13035305758956" calcext:value-type="float">
            <text:p>-5.13035305758956</text:p>
          </table:table-cell>
        </table:table-row>
        <table:table-row table:style-name="ro1">
          <table:table-cell/>
          <table:table-cell office:value-type="float" office:value="8.03" calcext:value-type="float">
            <text:p>8.03</text:p>
          </table:table-cell>
          <table:table-cell table:formula="of:=[.$A$1]*COS(2*PI()*[.$A$2]*[.B803]+[.$A$3])" office:value-type="float" office:value="-5.96676074996099" calcext:value-type="float">
            <text:p>-5.96676074996099</text:p>
          </table:table-cell>
        </table:table-row>
        <table:table-row table:style-name="ro1">
          <table:table-cell/>
          <table:table-cell office:value-type="float" office:value="8.04" calcext:value-type="float">
            <text:p>8.04</text:p>
          </table:table-cell>
          <table:table-cell table:formula="of:=[.$A$1]*COS(2*PI()*[.$A$2]*[.B804]+[.$A$3])" office:value-type="float" office:value="-5.66742002672475" calcext:value-type="float">
            <text:p>-5.66742002672475</text:p>
          </table:table-cell>
        </table:table-row>
        <table:table-row table:style-name="ro1">
          <table:table-cell/>
          <table:table-cell office:value-type="float" office:value="8.05" calcext:value-type="float">
            <text:p>8.05</text:p>
          </table:table-cell>
          <table:table-cell table:formula="of:=[.$A$1]*COS(2*PI()*[.$A$2]*[.B805]+[.$A$3])" office:value-type="float" office:value="-4.28930916577529" calcext:value-type="float">
            <text:p>-4.28930916577529</text:p>
          </table:table-cell>
        </table:table-row>
        <table:table-row table:style-name="ro1">
          <table:table-cell/>
          <table:table-cell office:value-type="float" office:value="8.06" calcext:value-type="float">
            <text:p>8.06</text:p>
          </table:table-cell>
          <table:table-cell table:formula="of:=[.$A$1]*COS(2*PI()*[.$A$2]*[.B806]+[.$A$3])" office:value-type="float" office:value="-2.09474591244326" calcext:value-type="float">
            <text:p>-2.09474591244326</text:p>
          </table:table-cell>
        </table:table-row>
        <table:table-row table:style-name="ro1">
          <table:table-cell/>
          <table:table-cell office:value-type="float" office:value="8.07" calcext:value-type="float">
            <text:p>8.07</text:p>
          </table:table-cell>
          <table:table-cell table:formula="of:=[.$A$1]*COS(2*PI()*[.$A$2]*[.B807]+[.$A$3])" office:value-type="float" office:value="0.498543626532729" calcext:value-type="float">
            <text:p>0.498543626532729</text:p>
          </table:table-cell>
        </table:table-row>
        <table:table-row table:style-name="ro1">
          <table:table-cell/>
          <table:table-cell office:value-type="float" office:value="8.08" calcext:value-type="float">
            <text:p>8.08</text:p>
          </table:table-cell>
          <table:table-cell table:formula="of:=[.$A$1]*COS(2*PI()*[.$A$2]*[.B808]+[.$A$3])" office:value-type="float" office:value="2.99693743268592" calcext:value-type="float">
            <text:p>2.99693743268592</text:p>
          </table:table-cell>
        </table:table-row>
        <table:table-row table:style-name="ro1">
          <table:table-cell/>
          <table:table-cell office:value-type="float" office:value="8.09" calcext:value-type="float">
            <text:p>8.09</text:p>
          </table:table-cell>
          <table:table-cell table:formula="of:=[.$A$1]*COS(2*PI()*[.$A$2]*[.B809]+[.$A$3])" office:value-type="float" office:value="4.92487650075184" calcext:value-type="float">
            <text:p>4.92487650075184</text:p>
          </table:table-cell>
        </table:table-row>
        <table:table-row table:style-name="ro1">
          <table:table-cell/>
          <table:table-cell office:value-type="float" office:value="8.1" calcext:value-type="float">
            <text:p>8.1</text:p>
          </table:table-cell>
          <table:table-cell table:formula="of:=[.$A$1]*COS(2*PI()*[.$A$2]*[.B810]+[.$A$3])" office:value-type="float" office:value="5.91538554318302" calcext:value-type="float">
            <text:p>5.91538554318302</text:p>
          </table:table-cell>
        </table:table-row>
        <table:table-row table:style-name="ro1">
          <table:table-cell/>
          <table:table-cell office:value-type="float" office:value="8.11" calcext:value-type="float">
            <text:p>8.11</text:p>
          </table:table-cell>
          <table:table-cell table:formula="of:=[.$A$1]*COS(2*PI()*[.$A$2]*[.B811]+[.$A$3])" office:value-type="float" office:value="5.77992522972497" calcext:value-type="float">
            <text:p>5.77992522972497</text:p>
          </table:table-cell>
        </table:table-row>
        <table:table-row table:style-name="ro1">
          <table:table-cell/>
          <table:table-cell office:value-type="float" office:value="8.12" calcext:value-type="float">
            <text:p>8.12</text:p>
          </table:table-cell>
          <table:table-cell table:formula="of:=[.$A$1]*COS(2*PI()*[.$A$2]*[.B812]+[.$A$3])" office:value-type="float" office:value="4.54427987498907" calcext:value-type="float">
            <text:p>4.54427987498907</text:p>
          </table:table-cell>
        </table:table-row>
        <table:table-row table:style-name="ro1">
          <table:table-cell/>
          <table:table-cell office:value-type="float" office:value="8.13" calcext:value-type="float">
            <text:p>8.13</text:p>
          </table:table-cell>
          <table:table-cell table:formula="of:=[.$A$1]*COS(2*PI()*[.$A$2]*[.B813]+[.$A$3])" office:value-type="float" office:value="2.44364950000876" calcext:value-type="float">
            <text:p>2.44364950000876</text:p>
          </table:table-cell>
        </table:table-row>
        <table:table-row table:style-name="ro1">
          <table:table-cell/>
          <table:table-cell office:value-type="float" office:value="8.14" calcext:value-type="float">
            <text:p>8.14</text:p>
          </table:table-cell>
          <table:table-cell table:formula="of:=[.$A$1]*COS(2*PI()*[.$A$2]*[.B814]+[.$A$3])" office:value-type="float" office:value="-0.122119526282852" calcext:value-type="float">
            <text:p>-0.122119526282852</text:p>
          </table:table-cell>
        </table:table-row>
        <table:table-row table:style-name="ro1">
          <table:table-cell/>
          <table:table-cell office:value-type="float" office:value="8.15" calcext:value-type="float">
            <text:p>8.15</text:p>
          </table:table-cell>
          <table:table-cell table:formula="of:=[.$A$1]*COS(2*PI()*[.$A$2]*[.B815]+[.$A$3])" office:value-type="float" office:value="-2.66464360203888" calcext:value-type="float">
            <text:p>-2.66464360203888</text:p>
          </table:table-cell>
        </table:table-row>
        <table:table-row table:style-name="ro1">
          <table:table-cell/>
          <table:table-cell office:value-type="float" office:value="8.16" calcext:value-type="float">
            <text:p>8.16</text:p>
          </table:table-cell>
          <table:table-cell table:formula="of:=[.$A$1]*COS(2*PI()*[.$A$2]*[.B816]+[.$A$3])" office:value-type="float" office:value="-4.69996370632772" calcext:value-type="float">
            <text:p>-4.69996370632772</text:p>
          </table:table-cell>
        </table:table-row>
        <table:table-row table:style-name="ro1">
          <table:table-cell/>
          <table:table-cell office:value-type="float" office:value="8.17" calcext:value-type="float">
            <text:p>8.17</text:p>
          </table:table-cell>
          <table:table-cell table:formula="of:=[.$A$1]*COS(2*PI()*[.$A$2]*[.B817]+[.$A$3])" office:value-type="float" office:value="-5.8406650121487" calcext:value-type="float">
            <text:p>-5.8406650121487</text:p>
          </table:table-cell>
        </table:table-row>
        <table:table-row table:style-name="ro1">
          <table:table-cell/>
          <table:table-cell office:value-type="float" office:value="8.18" calcext:value-type="float">
            <text:p>8.18</text:p>
          </table:table-cell>
          <table:table-cell table:formula="of:=[.$A$1]*COS(2*PI()*[.$A$2]*[.B818]+[.$A$3])" office:value-type="float" office:value="-5.86961970844015" calcext:value-type="float">
            <text:p>-5.86961970844015</text:p>
          </table:table-cell>
        </table:table-row>
        <table:table-row table:style-name="ro1">
          <table:table-cell/>
          <table:table-cell office:value-type="float" office:value="8.19" calcext:value-type="float">
            <text:p>8.19</text:p>
          </table:table-cell>
          <table:table-cell table:formula="of:=[.$A$1]*COS(2*PI()*[.$A$2]*[.B819]+[.$A$3])" office:value-type="float" office:value="-4.78131638762004" calcext:value-type="float">
            <text:p>-4.78131638762004</text:p>
          </table:table-cell>
        </table:table-row>
        <table:table-row table:style-name="ro1">
          <table:table-cell/>
          <table:table-cell office:value-type="float" office:value="8.2" calcext:value-type="float">
            <text:p>8.2</text:p>
          </table:table-cell>
          <table:table-cell table:formula="of:=[.$A$1]*COS(2*PI()*[.$A$2]*[.B820]+[.$A$3])" office:value-type="float" office:value="-2.78290911939531" calcext:value-type="float">
            <text:p>-2.78290911939531</text:p>
          </table:table-cell>
        </table:table-row>
        <table:table-row table:style-name="ro1">
          <table:table-cell/>
          <table:table-cell office:value-type="float" office:value="8.21" calcext:value-type="float">
            <text:p>8.21</text:p>
          </table:table-cell>
          <table:table-cell table:formula="of:=[.$A$1]*COS(2*PI()*[.$A$2]*[.B821]+[.$A$3])" office:value-type="float" office:value="-0.254786523946158" calcext:value-type="float">
            <text:p>-0.254786523946158</text:p>
          </table:table-cell>
        </table:table-row>
        <table:table-row table:style-name="ro1">
          <table:table-cell/>
          <table:table-cell office:value-type="float" office:value="8.22" calcext:value-type="float">
            <text:p>8.22</text:p>
          </table:table-cell>
          <table:table-cell table:formula="of:=[.$A$1]*COS(2*PI()*[.$A$2]*[.B822]+[.$A$3])" office:value-type="float" office:value="2.32183364045447" calcext:value-type="float">
            <text:p>2.32183364045447</text:p>
          </table:table-cell>
        </table:table-row>
        <table:table-row table:style-name="ro1">
          <table:table-cell/>
          <table:table-cell office:value-type="float" office:value="8.23" calcext:value-type="float">
            <text:p>8.23</text:p>
          </table:table-cell>
          <table:table-cell table:formula="of:=[.$A$1]*COS(2*PI()*[.$A$2]*[.B823]+[.$A$3])" office:value-type="float" office:value="4.45650230236391" calcext:value-type="float">
            <text:p>4.45650230236391</text:p>
          </table:table-cell>
        </table:table-row>
        <table:table-row table:style-name="ro1">
          <table:table-cell/>
          <table:table-cell office:value-type="float" office:value="8.24" calcext:value-type="float">
            <text:p>8.24</text:p>
          </table:table-cell>
          <table:table-cell table:formula="of:=[.$A$1]*COS(2*PI()*[.$A$2]*[.B824]+[.$A$3])" office:value-type="float" office:value="5.74289404465748" calcext:value-type="float">
            <text:p>5.74289404465748</text:p>
          </table:table-cell>
        </table:table-row>
        <table:table-row table:style-name="ro1">
          <table:table-cell/>
          <table:table-cell office:value-type="float" office:value="8.25" calcext:value-type="float">
            <text:p>8.25</text:p>
          </table:table-cell>
          <table:table-cell table:formula="of:=[.$A$1]*COS(2*PI()*[.$A$2]*[.B825]+[.$A$3])" office:value-type="float" office:value="5.93614947974029" calcext:value-type="float">
            <text:p>5.93614947974029</text:p>
          </table:table-cell>
        </table:table-row>
        <table:table-row table:style-name="ro1">
          <table:table-cell/>
          <table:table-cell office:value-type="float" office:value="8.26" calcext:value-type="float">
            <text:p>8.26</text:p>
          </table:table-cell>
          <table:table-cell table:formula="of:=[.$A$1]*COS(2*PI()*[.$A$2]*[.B826]+[.$A$3])" office:value-type="float" office:value="4.99948322884475" calcext:value-type="float">
            <text:p>4.99948322884475</text:p>
          </table:table-cell>
        </table:table-row>
        <table:table-row table:style-name="ro1">
          <table:table-cell/>
          <table:table-cell office:value-type="float" office:value="8.27" calcext:value-type="float">
            <text:p>8.27</text:p>
          </table:table-cell>
          <table:table-cell table:formula="of:=[.$A$1]*COS(2*PI()*[.$A$2]*[.B827]+[.$A$3])" office:value-type="float" office:value="3.11118586787753" calcext:value-type="float">
            <text:p>3.11118586787753</text:p>
          </table:table-cell>
        </table:table-row>
        <table:table-row table:style-name="ro1">
          <table:table-cell/>
          <table:table-cell office:value-type="float" office:value="8.28" calcext:value-type="float">
            <text:p>8.28</text:p>
          </table:table-cell>
          <table:table-cell table:formula="of:=[.$A$1]*COS(2*PI()*[.$A$2]*[.B828]+[.$A$3])" office:value-type="float" office:value="0.630687048166722" calcext:value-type="float">
            <text:p>0.630687048166722</text:p>
          </table:table-cell>
        </table:table-row>
        <table:table-row table:style-name="ro1">
          <table:table-cell/>
          <table:table-cell office:value-type="float" office:value="8.29" calcext:value-type="float">
            <text:p>8.29</text:p>
          </table:table-cell>
          <table:table-cell table:formula="of:=[.$A$1]*COS(2*PI()*[.$A$2]*[.B829]+[.$A$3])" office:value-type="float" office:value="-1.96986046223544" calcext:value-type="float">
            <text:p>-1.96986046223544</text:p>
          </table:table-cell>
        </table:table-row>
        <table:table-row table:style-name="ro1">
          <table:table-cell/>
          <table:table-cell office:value-type="float" office:value="8.3" calcext:value-type="float">
            <text:p>8.3</text:p>
          </table:table-cell>
          <table:table-cell table:formula="of:=[.$A$1]*COS(2*PI()*[.$A$2]*[.B830]+[.$A$3])" office:value-type="float" office:value="-4.1954531197949" calcext:value-type="float">
            <text:p>-4.1954531197949</text:p>
          </table:table-cell>
        </table:table-row>
        <table:table-row table:style-name="ro1">
          <table:table-cell/>
          <table:table-cell office:value-type="float" office:value="8.31" calcext:value-type="float">
            <text:p>8.31</text:p>
          </table:table-cell>
          <table:table-cell table:formula="of:=[.$A$1]*COS(2*PI()*[.$A$2]*[.B831]+[.$A$3])" office:value-type="float" office:value="-5.62245849805072" calcext:value-type="float">
            <text:p>-5.62245849805072</text:p>
          </table:table-cell>
        </table:table-row>
        <table:table-row table:style-name="ro1">
          <table:table-cell/>
          <table:table-cell office:value-type="float" office:value="8.32" calcext:value-type="float">
            <text:p>8.32</text:p>
          </table:table-cell>
          <table:table-cell table:formula="of:=[.$A$1]*COS(2*PI()*[.$A$2]*[.B832]+[.$A$3])" office:value-type="float" office:value="-5.97925198101263" calcext:value-type="float">
            <text:p>-5.97925198101263</text:p>
          </table:table-cell>
        </table:table-row>
        <table:table-row table:style-name="ro1">
          <table:table-cell/>
          <table:table-cell office:value-type="float" office:value="8.33" calcext:value-type="float">
            <text:p>8.33</text:p>
          </table:table-cell>
          <table:table-cell table:formula="of:=[.$A$1]*COS(2*PI()*[.$A$2]*[.B833]+[.$A$3])" office:value-type="float" office:value="-5.19791939381185" calcext:value-type="float">
            <text:p>-5.19791939381185</text:p>
          </table:table-cell>
        </table:table-row>
        <table:table-row table:style-name="ro1">
          <table:table-cell/>
          <table:table-cell office:value-type="float" office:value="8.34" calcext:value-type="float">
            <text:p>8.34</text:p>
          </table:table-cell>
          <table:table-cell table:formula="of:=[.$A$1]*COS(2*PI()*[.$A$2]*[.B834]+[.$A$3])" office:value-type="float" office:value="-3.42718418710486" calcext:value-type="float">
            <text:p>-3.42718418710486</text:p>
          </table:table-cell>
        </table:table-row>
        <table:table-row table:style-name="ro1">
          <table:table-cell/>
          <table:table-cell office:value-type="float" office:value="8.35" calcext:value-type="float">
            <text:p>8.35</text:p>
          </table:table-cell>
          <table:table-cell table:formula="of:=[.$A$1]*COS(2*PI()*[.$A$2]*[.B835]+[.$A$3])" office:value-type="float" office:value="-1.004098538741" calcext:value-type="float">
            <text:p>-1.004098538741</text:p>
          </table:table-cell>
        </table:table-row>
        <table:table-row table:style-name="ro1">
          <table:table-cell/>
          <table:table-cell office:value-type="float" office:value="8.36" calcext:value-type="float">
            <text:p>8.36</text:p>
          </table:table-cell>
          <table:table-cell table:formula="of:=[.$A$1]*COS(2*PI()*[.$A$2]*[.B836]+[.$A$3])" office:value-type="float" office:value="1.61011314471623" calcext:value-type="float">
            <text:p>1.61011314471623</text:p>
          </table:table-cell>
        </table:table-row>
        <table:table-row table:style-name="ro1">
          <table:table-cell/>
          <table:table-cell office:value-type="float" office:value="8.37" calcext:value-type="float">
            <text:p>8.37</text:p>
          </table:table-cell>
          <table:table-cell table:formula="of:=[.$A$1]*COS(2*PI()*[.$A$2]*[.B837]+[.$A$3])" office:value-type="float" office:value="3.91784640048177" calcext:value-type="float">
            <text:p>3.91784640048177</text:p>
          </table:table-cell>
        </table:table-row>
        <table:table-row table:style-name="ro1">
          <table:table-cell/>
          <table:table-cell office:value-type="float" office:value="8.38" calcext:value-type="float">
            <text:p>8.38</text:p>
          </table:table-cell>
          <table:table-cell table:formula="of:=[.$A$1]*COS(2*PI()*[.$A$2]*[.B838]+[.$A$3])" office:value-type="float" office:value="5.47983367640912" calcext:value-type="float">
            <text:p>5.47983367640912</text:p>
          </table:table-cell>
        </table:table-row>
        <table:table-row table:style-name="ro1">
          <table:table-cell/>
          <table:table-cell office:value-type="float" office:value="8.39" calcext:value-type="float">
            <text:p>8.39</text:p>
          </table:table-cell>
          <table:table-cell table:formula="of:=[.$A$1]*COS(2*PI()*[.$A$2]*[.B839]+[.$A$3])" office:value-type="float" office:value="5.99875710637632" calcext:value-type="float">
            <text:p>5.99875710637632</text:p>
          </table:table-cell>
        </table:table-row>
        <table:table-row table:style-name="ro1">
          <table:table-cell/>
          <table:table-cell office:value-type="float" office:value="8.4" calcext:value-type="float">
            <text:p>8.4</text:p>
          </table:table-cell>
          <table:table-cell table:formula="of:=[.$A$1]*COS(2*PI()*[.$A$2]*[.B840]+[.$A$3])" office:value-type="float" office:value="5.37584174563507" calcext:value-type="float">
            <text:p>5.37584174563507</text:p>
          </table:table-cell>
        </table:table-row>
        <table:table-row table:style-name="ro1">
          <table:table-cell/>
          <table:table-cell office:value-type="float" office:value="8.41" calcext:value-type="float">
            <text:p>8.41</text:p>
          </table:table-cell>
          <table:table-cell table:formula="of:=[.$A$1]*COS(2*PI()*[.$A$2]*[.B841]+[.$A$3])" office:value-type="float" office:value="3.72965697607749" calcext:value-type="float">
            <text:p>3.72965697607749</text:p>
          </table:table-cell>
        </table:table-row>
        <table:table-row table:style-name="ro1">
          <table:table-cell/>
          <table:table-cell office:value-type="float" office:value="8.42" calcext:value-type="float">
            <text:p>8.42</text:p>
          </table:table-cell>
          <table:table-cell table:formula="of:=[.$A$1]*COS(2*PI()*[.$A$2]*[.B842]+[.$A$3])" office:value-type="float" office:value="1.37354731111185" calcext:value-type="float">
            <text:p>1.37354731111185</text:p>
          </table:table-cell>
        </table:table-row>
        <table:table-row table:style-name="ro1">
          <table:table-cell/>
          <table:table-cell office:value-type="float" office:value="8.43" calcext:value-type="float">
            <text:p>8.43</text:p>
          </table:table-cell>
          <table:table-cell table:formula="of:=[.$A$1]*COS(2*PI()*[.$A$2]*[.B843]+[.$A$3])" office:value-type="float" office:value="-1.24401144620556" calcext:value-type="float">
            <text:p>-1.24401144620556</text:p>
          </table:table-cell>
        </table:table-row>
        <table:table-row table:style-name="ro1">
          <table:table-cell/>
          <table:table-cell office:value-type="float" office:value="8.44" calcext:value-type="float">
            <text:p>8.44</text:p>
          </table:table-cell>
          <table:table-cell table:formula="of:=[.$A$1]*COS(2*PI()*[.$A$2]*[.B844]+[.$A$3])" office:value-type="float" office:value="-3.62477773132019" calcext:value-type="float">
            <text:p>-3.62477773132019</text:p>
          </table:table-cell>
        </table:table-row>
        <table:table-row table:style-name="ro1">
          <table:table-cell/>
          <table:table-cell office:value-type="float" office:value="8.45" calcext:value-type="float">
            <text:p>8.45</text:p>
          </table:table-cell>
          <table:table-cell table:formula="of:=[.$A$1]*COS(2*PI()*[.$A$2]*[.B845]+[.$A$3])" office:value-type="float" office:value="-5.31558245474429" calcext:value-type="float">
            <text:p>-5.31558245474429</text:p>
          </table:table-cell>
        </table:table-row>
        <table:table-row table:style-name="ro1">
          <table:table-cell/>
          <table:table-cell office:value-type="float" office:value="8.46" calcext:value-type="float">
            <text:p>8.46</text:p>
          </table:table-cell>
          <table:table-cell table:formula="of:=[.$A$1]*COS(2*PI()*[.$A$2]*[.B846]+[.$A$3])" office:value-type="float" office:value="-5.99458787801259" calcext:value-type="float">
            <text:p>-5.99458787801259</text:p>
          </table:table-cell>
        </table:table-row>
        <table:table-row table:style-name="ro1">
          <table:table-cell/>
          <table:table-cell office:value-type="float" office:value="8.47" calcext:value-type="float">
            <text:p>8.47</text:p>
          </table:table-cell>
          <table:table-cell table:formula="of:=[.$A$1]*COS(2*PI()*[.$A$2]*[.B847]+[.$A$3])" office:value-type="float" office:value="-5.53254810607688" calcext:value-type="float">
            <text:p>-5.53254810607688</text:p>
          </table:table-cell>
        </table:table-row>
        <table:table-row table:style-name="ro1">
          <table:table-cell/>
          <table:table-cell office:value-type="float" office:value="8.48" calcext:value-type="float">
            <text:p>8.48</text:p>
          </table:table-cell>
          <table:table-cell table:formula="of:=[.$A$1]*COS(2*PI()*[.$A$2]*[.B848]+[.$A$3])" office:value-type="float" office:value="-4.01741051288346" calcext:value-type="float">
            <text:p>-4.01741051288346</text:p>
          </table:table-cell>
        </table:table-row>
        <table:table-row table:style-name="ro1">
          <table:table-cell/>
          <table:table-cell office:value-type="float" office:value="8.49" calcext:value-type="float">
            <text:p>8.49</text:p>
          </table:table-cell>
          <table:table-cell table:formula="of:=[.$A$1]*COS(2*PI()*[.$A$2]*[.B849]+[.$A$3])" office:value-type="float" office:value="-1.73757531975982" calcext:value-type="float">
            <text:p>-1.73757531975982</text:p>
          </table:table-cell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table:formula="of:=[.$A$1]*COS(2*PI()*[.$A$2]*[.B850]+[.$A$3])" office:value-type="float" office:value="0.873000202851489" calcext:value-type="float">
            <text:p>0.873000202851489</text:p>
          </table:table-cell>
        </table:table-row>
        <table:table-row table:style-name="ro1">
          <table:table-cell/>
          <table:table-cell office:value-type="float" office:value="8.51" calcext:value-type="float">
            <text:p>8.51</text:p>
          </table:table-cell>
          <table:table-cell table:formula="of:=[.$A$1]*COS(2*PI()*[.$A$2]*[.B851]+[.$A$3])" office:value-type="float" office:value="3.31740372045653" calcext:value-type="float">
            <text:p>3.31740372045653</text:p>
          </table:table-cell>
        </table:table-row>
        <table:table-row table:style-name="ro1">
          <table:table-cell/>
          <table:table-cell office:value-type="float" office:value="8.52" calcext:value-type="float">
            <text:p>8.52</text:p>
          </table:table-cell>
          <table:table-cell table:formula="of:=[.$A$1]*COS(2*PI()*[.$A$2]*[.B852]+[.$A$3])" office:value-type="float" office:value="5.1303530575895" calcext:value-type="float">
            <text:p>5.1303530575895</text:p>
          </table:table-cell>
        </table:table-row>
        <table:table-row table:style-name="ro1">
          <table:table-cell/>
          <table:table-cell office:value-type="float" office:value="8.53" calcext:value-type="float">
            <text:p>8.53</text:p>
          </table:table-cell>
          <table:table-cell table:formula="of:=[.$A$1]*COS(2*PI()*[.$A$2]*[.B853]+[.$A$3])" office:value-type="float" office:value="5.96676074996098" calcext:value-type="float">
            <text:p>5.96676074996098</text:p>
          </table:table-cell>
        </table:table-row>
        <table:table-row table:style-name="ro1">
          <table:table-cell/>
          <table:table-cell office:value-type="float" office:value="8.54" calcext:value-type="float">
            <text:p>8.54</text:p>
          </table:table-cell>
          <table:table-cell table:formula="of:=[.$A$1]*COS(2*PI()*[.$A$2]*[.B854]+[.$A$3])" office:value-type="float" office:value="5.66742002672479" calcext:value-type="float">
            <text:p>5.66742002672479</text:p>
          </table:table-cell>
        </table:table-row>
        <table:table-row table:style-name="ro1">
          <table:table-cell/>
          <table:table-cell office:value-type="float" office:value="8.55" calcext:value-type="float">
            <text:p>8.55</text:p>
          </table:table-cell>
          <table:table-cell table:formula="of:=[.$A$1]*COS(2*PI()*[.$A$2]*[.B855]+[.$A$3])" office:value-type="float" office:value="4.28930916577537" calcext:value-type="float">
            <text:p>4.28930916577537</text:p>
          </table:table-cell>
        </table:table-row>
        <table:table-row table:style-name="ro1">
          <table:table-cell/>
          <table:table-cell office:value-type="float" office:value="8.56" calcext:value-type="float">
            <text:p>8.56</text:p>
          </table:table-cell>
          <table:table-cell table:formula="of:=[.$A$1]*COS(2*PI()*[.$A$2]*[.B856]+[.$A$3])" office:value-type="float" office:value="2.09474591244336" calcext:value-type="float">
            <text:p>2.09474591244336</text:p>
          </table:table-cell>
        </table:table-row>
        <table:table-row table:style-name="ro1">
          <table:table-cell/>
          <table:table-cell office:value-type="float" office:value="8.57" calcext:value-type="float">
            <text:p>8.57</text:p>
          </table:table-cell>
          <table:table-cell table:formula="of:=[.$A$1]*COS(2*PI()*[.$A$2]*[.B857]+[.$A$3])" office:value-type="float" office:value="-0.498543626532618" calcext:value-type="float">
            <text:p>-0.498543626532618</text:p>
          </table:table-cell>
        </table:table-row>
        <table:table-row table:style-name="ro1">
          <table:table-cell/>
          <table:table-cell office:value-type="float" office:value="8.58" calcext:value-type="float">
            <text:p>8.58</text:p>
          </table:table-cell>
          <table:table-cell table:formula="of:=[.$A$1]*COS(2*PI()*[.$A$2]*[.B858]+[.$A$3])" office:value-type="float" office:value="-2.99693743268582" calcext:value-type="float">
            <text:p>-2.99693743268582</text:p>
          </table:table-cell>
        </table:table-row>
        <table:table-row table:style-name="ro1">
          <table:table-cell/>
          <table:table-cell office:value-type="float" office:value="8.59" calcext:value-type="float">
            <text:p>8.59</text:p>
          </table:table-cell>
          <table:table-cell table:formula="of:=[.$A$1]*COS(2*PI()*[.$A$2]*[.B859]+[.$A$3])" office:value-type="float" office:value="-4.92487650075178" calcext:value-type="float">
            <text:p>-4.92487650075178</text:p>
          </table:table-cell>
        </table:table-row>
        <table:table-row table:style-name="ro1">
          <table:table-cell/>
          <table:table-cell office:value-type="float" office:value="8.6" calcext:value-type="float">
            <text:p>8.6</text:p>
          </table:table-cell>
          <table:table-cell table:formula="of:=[.$A$1]*COS(2*PI()*[.$A$2]*[.B860]+[.$A$3])" office:value-type="float" office:value="-5.915385543183" calcext:value-type="float">
            <text:p>-5.915385543183</text:p>
          </table:table-cell>
        </table:table-row>
        <table:table-row table:style-name="ro1">
          <table:table-cell/>
          <table:table-cell office:value-type="float" office:value="8.61" calcext:value-type="float">
            <text:p>8.61</text:p>
          </table:table-cell>
          <table:table-cell table:formula="of:=[.$A$1]*COS(2*PI()*[.$A$2]*[.B861]+[.$A$3])" office:value-type="float" office:value="-5.77992522972501" calcext:value-type="float">
            <text:p>-5.77992522972501</text:p>
          </table:table-cell>
        </table:table-row>
        <table:table-row table:style-name="ro1">
          <table:table-cell/>
          <table:table-cell office:value-type="float" office:value="8.62" calcext:value-type="float">
            <text:p>8.62</text:p>
          </table:table-cell>
          <table:table-cell table:formula="of:=[.$A$1]*COS(2*PI()*[.$A$2]*[.B862]+[.$A$3])" office:value-type="float" office:value="-4.54427987498914" calcext:value-type="float">
            <text:p>-4.54427987498914</text:p>
          </table:table-cell>
        </table:table-row>
        <table:table-row table:style-name="ro1">
          <table:table-cell/>
          <table:table-cell office:value-type="float" office:value="8.63" calcext:value-type="float">
            <text:p>8.63</text:p>
          </table:table-cell>
          <table:table-cell table:formula="of:=[.$A$1]*COS(2*PI()*[.$A$2]*[.B863]+[.$A$3])" office:value-type="float" office:value="-2.44364950000887" calcext:value-type="float">
            <text:p>-2.44364950000887</text:p>
          </table:table-cell>
        </table:table-row>
        <table:table-row table:style-name="ro1">
          <table:table-cell/>
          <table:table-cell office:value-type="float" office:value="8.64" calcext:value-type="float">
            <text:p>8.64</text:p>
          </table:table-cell>
          <table:table-cell table:formula="of:=[.$A$1]*COS(2*PI()*[.$A$2]*[.B864]+[.$A$3])" office:value-type="float" office:value="0.122119526282741" calcext:value-type="float">
            <text:p>0.122119526282741</text:p>
          </table:table-cell>
        </table:table-row>
        <table:table-row table:style-name="ro1">
          <table:table-cell/>
          <table:table-cell office:value-type="float" office:value="8.65" calcext:value-type="float">
            <text:p>8.65</text:p>
          </table:table-cell>
          <table:table-cell table:formula="of:=[.$A$1]*COS(2*PI()*[.$A$2]*[.B865]+[.$A$3])" office:value-type="float" office:value="2.66464360203878" calcext:value-type="float">
            <text:p>2.66464360203878</text:p>
          </table:table-cell>
        </table:table-row>
        <table:table-row table:style-name="ro1">
          <table:table-cell/>
          <table:table-cell office:value-type="float" office:value="8.66" calcext:value-type="float">
            <text:p>8.66</text:p>
          </table:table-cell>
          <table:table-cell table:formula="of:=[.$A$1]*COS(2*PI()*[.$A$2]*[.B866]+[.$A$3])" office:value-type="float" office:value="4.69996370632765" calcext:value-type="float">
            <text:p>4.69996370632765</text:p>
          </table:table-cell>
        </table:table-row>
        <table:table-row table:style-name="ro1">
          <table:table-cell/>
          <table:table-cell office:value-type="float" office:value="8.67" calcext:value-type="float">
            <text:p>8.67</text:p>
          </table:table-cell>
          <table:table-cell table:formula="of:=[.$A$1]*COS(2*PI()*[.$A$2]*[.B867]+[.$A$3])" office:value-type="float" office:value="5.84066501214868" calcext:value-type="float">
            <text:p>5.84066501214868</text:p>
          </table:table-cell>
        </table:table-row>
        <table:table-row table:style-name="ro1">
          <table:table-cell/>
          <table:table-cell office:value-type="float" office:value="8.68" calcext:value-type="float">
            <text:p>8.68</text:p>
          </table:table-cell>
          <table:table-cell table:formula="of:=[.$A$1]*COS(2*PI()*[.$A$2]*[.B868]+[.$A$3])" office:value-type="float" office:value="5.86961970844017" calcext:value-type="float">
            <text:p>5.86961970844017</text:p>
          </table:table-cell>
        </table:table-row>
        <table:table-row table:style-name="ro1">
          <table:table-cell/>
          <table:table-cell office:value-type="float" office:value="8.69" calcext:value-type="float">
            <text:p>8.69</text:p>
          </table:table-cell>
          <table:table-cell table:formula="of:=[.$A$1]*COS(2*PI()*[.$A$2]*[.B869]+[.$A$3])" office:value-type="float" office:value="4.7813163876201" calcext:value-type="float">
            <text:p>4.7813163876201</text:p>
          </table:table-cell>
        </table:table-row>
        <table:table-row table:style-name="ro1">
          <table:table-cell/>
          <table:table-cell office:value-type="float" office:value="8.7" calcext:value-type="float">
            <text:p>8.7</text:p>
          </table:table-cell>
          <table:table-cell table:formula="of:=[.$A$1]*COS(2*PI()*[.$A$2]*[.B870]+[.$A$3])" office:value-type="float" office:value="2.7829091193954" calcext:value-type="float">
            <text:p>2.7829091193954</text:p>
          </table:table-cell>
        </table:table-row>
        <table:table-row table:style-name="ro1">
          <table:table-cell/>
          <table:table-cell office:value-type="float" office:value="8.71" calcext:value-type="float">
            <text:p>8.71</text:p>
          </table:table-cell>
          <table:table-cell table:formula="of:=[.$A$1]*COS(2*PI()*[.$A$2]*[.B871]+[.$A$3])" office:value-type="float" office:value="0.25478652394627" calcext:value-type="float">
            <text:p>0.25478652394627</text:p>
          </table:table-cell>
        </table:table-row>
        <table:table-row table:style-name="ro1">
          <table:table-cell/>
          <table:table-cell office:value-type="float" office:value="8.72" calcext:value-type="float">
            <text:p>8.72</text:p>
          </table:table-cell>
          <table:table-cell table:formula="of:=[.$A$1]*COS(2*PI()*[.$A$2]*[.B872]+[.$A$3])" office:value-type="float" office:value="-2.32183364045437" calcext:value-type="float">
            <text:p>-2.32183364045437</text:p>
          </table:table-cell>
        </table:table-row>
        <table:table-row table:style-name="ro1">
          <table:table-cell/>
          <table:table-cell office:value-type="float" office:value="8.73" calcext:value-type="float">
            <text:p>8.73</text:p>
          </table:table-cell>
          <table:table-cell table:formula="of:=[.$A$1]*COS(2*PI()*[.$A$2]*[.B873]+[.$A$3])" office:value-type="float" office:value="-4.45650230236383" calcext:value-type="float">
            <text:p>-4.45650230236383</text:p>
          </table:table-cell>
        </table:table-row>
        <table:table-row table:style-name="ro1">
          <table:table-cell/>
          <table:table-cell office:value-type="float" office:value="8.74" calcext:value-type="float">
            <text:p>8.74</text:p>
          </table:table-cell>
          <table:table-cell table:formula="of:=[.$A$1]*COS(2*PI()*[.$A$2]*[.B874]+[.$A$3])" office:value-type="float" office:value="-5.74289404465744" calcext:value-type="float">
            <text:p>-5.74289404465744</text:p>
          </table:table-cell>
        </table:table-row>
        <table:table-row table:style-name="ro1">
          <table:table-cell/>
          <table:table-cell office:value-type="float" office:value="8.75" calcext:value-type="float">
            <text:p>8.75</text:p>
          </table:table-cell>
          <table:table-cell table:formula="of:=[.$A$1]*COS(2*PI()*[.$A$2]*[.B875]+[.$A$3])" office:value-type="float" office:value="-5.9361494797403" calcext:value-type="float">
            <text:p>-5.9361494797403</text:p>
          </table:table-cell>
        </table:table-row>
        <table:table-row table:style-name="ro1">
          <table:table-cell/>
          <table:table-cell office:value-type="float" office:value="8.76" calcext:value-type="float">
            <text:p>8.76</text:p>
          </table:table-cell>
          <table:table-cell table:formula="of:=[.$A$1]*COS(2*PI()*[.$A$2]*[.B876]+[.$A$3])" office:value-type="float" office:value="-4.99948322884481" calcext:value-type="float">
            <text:p>-4.99948322884481</text:p>
          </table:table-cell>
        </table:table-row>
        <table:table-row table:style-name="ro1">
          <table:table-cell/>
          <table:table-cell office:value-type="float" office:value="8.77" calcext:value-type="float">
            <text:p>8.77</text:p>
          </table:table-cell>
          <table:table-cell table:formula="of:=[.$A$1]*COS(2*PI()*[.$A$2]*[.B877]+[.$A$3])" office:value-type="float" office:value="-3.11118586787762" calcext:value-type="float">
            <text:p>-3.11118586787762</text:p>
          </table:table-cell>
        </table:table-row>
        <table:table-row table:style-name="ro1">
          <table:table-cell/>
          <table:table-cell office:value-type="float" office:value="8.78" calcext:value-type="float">
            <text:p>8.78</text:p>
          </table:table-cell>
          <table:table-cell table:formula="of:=[.$A$1]*COS(2*PI()*[.$A$2]*[.B878]+[.$A$3])" office:value-type="float" office:value="-0.630687048166494" calcext:value-type="float">
            <text:p>-0.630687048166494</text:p>
          </table:table-cell>
        </table:table-row>
        <table:table-row table:style-name="ro1">
          <table:table-cell/>
          <table:table-cell office:value-type="float" office:value="8.79" calcext:value-type="float">
            <text:p>8.79</text:p>
          </table:table-cell>
          <table:table-cell table:formula="of:=[.$A$1]*COS(2*PI()*[.$A$2]*[.B879]+[.$A$3])" office:value-type="float" office:value="1.96986046223565" calcext:value-type="float">
            <text:p>1.96986046223565</text:p>
          </table:table-cell>
        </table:table-row>
        <table:table-row table:style-name="ro1">
          <table:table-cell/>
          <table:table-cell office:value-type="float" office:value="8.8" calcext:value-type="float">
            <text:p>8.8</text:p>
          </table:table-cell>
          <table:table-cell table:formula="of:=[.$A$1]*COS(2*PI()*[.$A$2]*[.B880]+[.$A$3])" office:value-type="float" office:value="4.19545311979482" calcext:value-type="float">
            <text:p>4.19545311979482</text:p>
          </table:table-cell>
        </table:table-row>
        <table:table-row table:style-name="ro1">
          <table:table-cell/>
          <table:table-cell office:value-type="float" office:value="8.81" calcext:value-type="float">
            <text:p>8.81</text:p>
          </table:table-cell>
          <table:table-cell table:formula="of:=[.$A$1]*COS(2*PI()*[.$A$2]*[.B881]+[.$A$3])" office:value-type="float" office:value="5.62245849805068" calcext:value-type="float">
            <text:p>5.62245849805068</text:p>
          </table:table-cell>
        </table:table-row>
        <table:table-row table:style-name="ro1">
          <table:table-cell/>
          <table:table-cell office:value-type="float" office:value="8.82" calcext:value-type="float">
            <text:p>8.82</text:p>
          </table:table-cell>
          <table:table-cell table:formula="of:=[.$A$1]*COS(2*PI()*[.$A$2]*[.B882]+[.$A$3])" office:value-type="float" office:value="5.97925198101264" calcext:value-type="float">
            <text:p>5.97925198101264</text:p>
          </table:table-cell>
        </table:table-row>
        <table:table-row table:style-name="ro1">
          <table:table-cell/>
          <table:table-cell office:value-type="float" office:value="8.83" calcext:value-type="float">
            <text:p>8.83</text:p>
          </table:table-cell>
          <table:table-cell table:formula="of:=[.$A$1]*COS(2*PI()*[.$A$2]*[.B883]+[.$A$3])" office:value-type="float" office:value="5.19791939381191" calcext:value-type="float">
            <text:p>5.19791939381191</text:p>
          </table:table-cell>
        </table:table-row>
        <table:table-row table:style-name="ro1">
          <table:table-cell/>
          <table:table-cell office:value-type="float" office:value="8.84" calcext:value-type="float">
            <text:p>8.84</text:p>
          </table:table-cell>
          <table:table-cell table:formula="of:=[.$A$1]*COS(2*PI()*[.$A$2]*[.B884]+[.$A$3])" office:value-type="float" office:value="3.42718418710496" calcext:value-type="float">
            <text:p>3.42718418710496</text:p>
          </table:table-cell>
        </table:table-row>
        <table:table-row table:style-name="ro1">
          <table:table-cell/>
          <table:table-cell office:value-type="float" office:value="8.85" calcext:value-type="float">
            <text:p>8.85</text:p>
          </table:table-cell>
          <table:table-cell table:formula="of:=[.$A$1]*COS(2*PI()*[.$A$2]*[.B885]+[.$A$3])" office:value-type="float" office:value="1.00409853874077" calcext:value-type="float">
            <text:p>1.00409853874077</text:p>
          </table:table-cell>
        </table:table-row>
        <table:table-row table:style-name="ro1">
          <table:table-cell/>
          <table:table-cell office:value-type="float" office:value="8.86" calcext:value-type="float">
            <text:p>8.86</text:p>
          </table:table-cell>
          <table:table-cell table:formula="of:=[.$A$1]*COS(2*PI()*[.$A$2]*[.B886]+[.$A$3])" office:value-type="float" office:value="-1.61011314471645" calcext:value-type="float">
            <text:p>-1.61011314471645</text:p>
          </table:table-cell>
        </table:table-row>
        <table:table-row table:style-name="ro1">
          <table:table-cell/>
          <table:table-cell office:value-type="float" office:value="8.87" calcext:value-type="float">
            <text:p>8.87</text:p>
          </table:table-cell>
          <table:table-cell table:formula="of:=[.$A$1]*COS(2*PI()*[.$A$2]*[.B887]+[.$A$3])" office:value-type="float" office:value="-3.91784640048194" calcext:value-type="float">
            <text:p>-3.91784640048194</text:p>
          </table:table-cell>
        </table:table-row>
        <table:table-row table:style-name="ro1">
          <table:table-cell/>
          <table:table-cell office:value-type="float" office:value="8.88" calcext:value-type="float">
            <text:p>8.88</text:p>
          </table:table-cell>
          <table:table-cell table:formula="of:=[.$A$1]*COS(2*PI()*[.$A$2]*[.B888]+[.$A$3])" office:value-type="float" office:value="-5.47983367640907" calcext:value-type="float">
            <text:p>-5.47983367640907</text:p>
          </table:table-cell>
        </table:table-row>
        <table:table-row table:style-name="ro1">
          <table:table-cell/>
          <table:table-cell office:value-type="float" office:value="8.89" calcext:value-type="float">
            <text:p>8.89</text:p>
          </table:table-cell>
          <table:table-cell table:formula="of:=[.$A$1]*COS(2*PI()*[.$A$2]*[.B889]+[.$A$3])" office:value-type="float" office:value="-5.99875710637632" calcext:value-type="float">
            <text:p>-5.99875710637632</text:p>
          </table:table-cell>
        </table:table-row>
        <table:table-row table:style-name="ro1">
          <table:table-cell/>
          <table:table-cell office:value-type="float" office:value="8.9" calcext:value-type="float">
            <text:p>8.9</text:p>
          </table:table-cell>
          <table:table-cell table:formula="of:=[.$A$1]*COS(2*PI()*[.$A$2]*[.B890]+[.$A$3])" office:value-type="float" office:value="-5.37584174563512" calcext:value-type="float">
            <text:p>-5.37584174563512</text:p>
          </table:table-cell>
        </table:table-row>
        <table:table-row table:style-name="ro1">
          <table:table-cell/>
          <table:table-cell office:value-type="float" office:value="8.91" calcext:value-type="float">
            <text:p>8.91</text:p>
          </table:table-cell>
          <table:table-cell table:formula="of:=[.$A$1]*COS(2*PI()*[.$A$2]*[.B891]+[.$A$3])" office:value-type="float" office:value="-3.72965697607731" calcext:value-type="float">
            <text:p>-3.72965697607731</text:p>
          </table:table-cell>
        </table:table-row>
        <table:table-row table:style-name="ro1">
          <table:table-cell/>
          <table:table-cell office:value-type="float" office:value="8.92" calcext:value-type="float">
            <text:p>8.92</text:p>
          </table:table-cell>
          <table:table-cell table:formula="of:=[.$A$1]*COS(2*PI()*[.$A$2]*[.B892]+[.$A$3])" office:value-type="float" office:value="-1.37354731111163" calcext:value-type="float">
            <text:p>-1.37354731111163</text:p>
          </table:table-cell>
        </table:table-row>
        <table:table-row table:style-name="ro1">
          <table:table-cell/>
          <table:table-cell office:value-type="float" office:value="8.93" calcext:value-type="float">
            <text:p>8.93</text:p>
          </table:table-cell>
          <table:table-cell table:formula="of:=[.$A$1]*COS(2*PI()*[.$A$2]*[.B893]+[.$A$3])" office:value-type="float" office:value="1.24401144620579" calcext:value-type="float">
            <text:p>1.24401144620579</text:p>
          </table:table-cell>
        </table:table-row>
        <table:table-row table:style-name="ro1">
          <table:table-cell/>
          <table:table-cell office:value-type="float" office:value="8.94" calcext:value-type="float">
            <text:p>8.94</text:p>
          </table:table-cell>
          <table:table-cell table:formula="of:=[.$A$1]*COS(2*PI()*[.$A$2]*[.B894]+[.$A$3])" office:value-type="float" office:value="3.62477773132038" calcext:value-type="float">
            <text:p>3.62477773132038</text:p>
          </table:table-cell>
        </table:table-row>
        <table:table-row table:style-name="ro1">
          <table:table-cell/>
          <table:table-cell office:value-type="float" office:value="8.95" calcext:value-type="float">
            <text:p>8.95</text:p>
          </table:table-cell>
          <table:table-cell table:formula="of:=[.$A$1]*COS(2*PI()*[.$A$2]*[.B895]+[.$A$3])" office:value-type="float" office:value="5.3155824547444" calcext:value-type="float">
            <text:p>5.3155824547444</text:p>
          </table:table-cell>
        </table:table-row>
        <table:table-row table:style-name="ro1">
          <table:table-cell/>
          <table:table-cell office:value-type="float" office:value="8.96" calcext:value-type="float">
            <text:p>8.96</text:p>
          </table:table-cell>
          <table:table-cell table:formula="of:=[.$A$1]*COS(2*PI()*[.$A$2]*[.B896]+[.$A$3])" office:value-type="float" office:value="5.99458787801259" calcext:value-type="float">
            <text:p>5.99458787801259</text:p>
          </table:table-cell>
        </table:table-row>
        <table:table-row table:style-name="ro1">
          <table:table-cell/>
          <table:table-cell office:value-type="float" office:value="8.97" calcext:value-type="float">
            <text:p>8.97</text:p>
          </table:table-cell>
          <table:table-cell table:formula="of:=[.$A$1]*COS(2*PI()*[.$A$2]*[.B897]+[.$A$3])" office:value-type="float" office:value="5.53254810607679" calcext:value-type="float">
            <text:p>5.53254810607679</text:p>
          </table:table-cell>
        </table:table-row>
        <table:table-row table:style-name="ro1">
          <table:table-cell/>
          <table:table-cell office:value-type="float" office:value="8.98" calcext:value-type="float">
            <text:p>8.98</text:p>
          </table:table-cell>
          <table:table-cell table:formula="of:=[.$A$1]*COS(2*PI()*[.$A$2]*[.B898]+[.$A$3])" office:value-type="float" office:value="4.01741051288329" calcext:value-type="float">
            <text:p>4.01741051288329</text:p>
          </table:table-cell>
        </table:table-row>
        <table:table-row table:style-name="ro1">
          <table:table-cell/>
          <table:table-cell office:value-type="float" office:value="8.99" calcext:value-type="float">
            <text:p>8.99</text:p>
          </table:table-cell>
          <table:table-cell table:formula="of:=[.$A$1]*COS(2*PI()*[.$A$2]*[.B899]+[.$A$3])" office:value-type="float" office:value="1.7375753197596" calcext:value-type="float">
            <text:p>1.737575319759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$A$1]*COS(2*PI()*[.$A$2]*[.B900]+[.$A$3])" office:value-type="float" office:value="-0.873000202851716" calcext:value-type="float">
            <text:p>-0.873000202851716</text:p>
          </table:table-cell>
        </table:table-row>
        <table:table-row table:style-name="ro1">
          <table:table-cell/>
          <table:table-cell office:value-type="float" office:value="9.01" calcext:value-type="float">
            <text:p>9.01</text:p>
          </table:table-cell>
          <table:table-cell table:formula="of:=[.$A$1]*COS(2*PI()*[.$A$2]*[.B901]+[.$A$3])" office:value-type="float" office:value="-3.31740372045672" calcext:value-type="float">
            <text:p>-3.31740372045672</text:p>
          </table:table-cell>
        </table:table-row>
        <table:table-row table:style-name="ro1">
          <table:table-cell/>
          <table:table-cell office:value-type="float" office:value="9.02" calcext:value-type="float">
            <text:p>9.02</text:p>
          </table:table-cell>
          <table:table-cell table:formula="of:=[.$A$1]*COS(2*PI()*[.$A$2]*[.B902]+[.$A$3])" office:value-type="float" office:value="-5.13035305758962" calcext:value-type="float">
            <text:p>-5.13035305758962</text:p>
          </table:table-cell>
        </table:table-row>
        <table:table-row table:style-name="ro1">
          <table:table-cell/>
          <table:table-cell office:value-type="float" office:value="9.03" calcext:value-type="float">
            <text:p>9.03</text:p>
          </table:table-cell>
          <table:table-cell table:formula="of:=[.$A$1]*COS(2*PI()*[.$A$2]*[.B903]+[.$A$3])" office:value-type="float" office:value="-5.96676074996097" calcext:value-type="float">
            <text:p>-5.96676074996097</text:p>
          </table:table-cell>
        </table:table-row>
        <table:table-row table:style-name="ro1">
          <table:table-cell/>
          <table:table-cell office:value-type="float" office:value="9.04" calcext:value-type="float">
            <text:p>9.04</text:p>
          </table:table-cell>
          <table:table-cell table:formula="of:=[.$A$1]*COS(2*PI()*[.$A$2]*[.B904]+[.$A$3])" office:value-type="float" office:value="-5.66742002672482" calcext:value-type="float">
            <text:p>-5.66742002672482</text:p>
          </table:table-cell>
        </table:table-row>
        <table:table-row table:style-name="ro1">
          <table:table-cell/>
          <table:table-cell office:value-type="float" office:value="9.05" calcext:value-type="float">
            <text:p>9.05</text:p>
          </table:table-cell>
          <table:table-cell table:formula="of:=[.$A$1]*COS(2*PI()*[.$A$2]*[.B905]+[.$A$3])" office:value-type="float" office:value="-4.28930916577521" calcext:value-type="float">
            <text:p>-4.28930916577521</text:p>
          </table:table-cell>
        </table:table-row>
        <table:table-row table:style-name="ro1">
          <table:table-cell/>
          <table:table-cell office:value-type="float" office:value="9.06" calcext:value-type="float">
            <text:p>9.06</text:p>
          </table:table-cell>
          <table:table-cell table:formula="of:=[.$A$1]*COS(2*PI()*[.$A$2]*[.B906]+[.$A$3])" office:value-type="float" office:value="-2.09474591244315" calcext:value-type="float">
            <text:p>-2.09474591244315</text:p>
          </table:table-cell>
        </table:table-row>
        <table:table-row table:style-name="ro1">
          <table:table-cell/>
          <table:table-cell office:value-type="float" office:value="9.07" calcext:value-type="float">
            <text:p>9.07</text:p>
          </table:table-cell>
          <table:table-cell table:formula="of:=[.$A$1]*COS(2*PI()*[.$A$2]*[.B907]+[.$A$3])" office:value-type="float" office:value="0.498543626532846" calcext:value-type="float">
            <text:p>0.498543626532846</text:p>
          </table:table-cell>
        </table:table-row>
        <table:table-row table:style-name="ro1">
          <table:table-cell/>
          <table:table-cell office:value-type="float" office:value="9.08" calcext:value-type="float">
            <text:p>9.08</text:p>
          </table:table-cell>
          <table:table-cell table:formula="of:=[.$A$1]*COS(2*PI()*[.$A$2]*[.B908]+[.$A$3])" office:value-type="float" office:value="2.99693743268602" calcext:value-type="float">
            <text:p>2.99693743268602</text:p>
          </table:table-cell>
        </table:table-row>
        <table:table-row table:style-name="ro1">
          <table:table-cell/>
          <table:table-cell office:value-type="float" office:value="9.09" calcext:value-type="float">
            <text:p>9.09</text:p>
          </table:table-cell>
          <table:table-cell table:formula="of:=[.$A$1]*COS(2*PI()*[.$A$2]*[.B909]+[.$A$3])" office:value-type="float" office:value="4.92487650075172" calcext:value-type="float">
            <text:p>4.92487650075172</text:p>
          </table:table-cell>
        </table:table-row>
        <table:table-row table:style-name="ro1">
          <table:table-cell/>
          <table:table-cell office:value-type="float" office:value="9.1" calcext:value-type="float">
            <text:p>9.1</text:p>
          </table:table-cell>
          <table:table-cell table:formula="of:=[.$A$1]*COS(2*PI()*[.$A$2]*[.B910]+[.$A$3])" office:value-type="float" office:value="5.91538554318298" calcext:value-type="float">
            <text:p>5.91538554318298</text:p>
          </table:table-cell>
        </table:table-row>
        <table:table-row table:style-name="ro1">
          <table:table-cell/>
          <table:table-cell office:value-type="float" office:value="9.11" calcext:value-type="float">
            <text:p>9.11</text:p>
          </table:table-cell>
          <table:table-cell table:formula="of:=[.$A$1]*COS(2*PI()*[.$A$2]*[.B911]+[.$A$3])" office:value-type="float" office:value="5.77992522972504" calcext:value-type="float">
            <text:p>5.77992522972504</text:p>
          </table:table-cell>
        </table:table-row>
        <table:table-row table:style-name="ro1">
          <table:table-cell/>
          <table:table-cell office:value-type="float" office:value="9.12" calcext:value-type="float">
            <text:p>9.12</text:p>
          </table:table-cell>
          <table:table-cell table:formula="of:=[.$A$1]*COS(2*PI()*[.$A$2]*[.B912]+[.$A$3])" office:value-type="float" office:value="4.54427987498922" calcext:value-type="float">
            <text:p>4.54427987498922</text:p>
          </table:table-cell>
        </table:table-row>
        <table:table-row table:style-name="ro1">
          <table:table-cell/>
          <table:table-cell office:value-type="float" office:value="9.13" calcext:value-type="float">
            <text:p>9.13</text:p>
          </table:table-cell>
          <table:table-cell table:formula="of:=[.$A$1]*COS(2*PI()*[.$A$2]*[.B913]+[.$A$3])" office:value-type="float" office:value="2.44364950000866" calcext:value-type="float">
            <text:p>2.44364950000866</text:p>
          </table:table-cell>
        </table:table-row>
        <table:table-row table:style-name="ro1">
          <table:table-cell/>
          <table:table-cell office:value-type="float" office:value="9.14" calcext:value-type="float">
            <text:p>9.14</text:p>
          </table:table-cell>
          <table:table-cell table:formula="of:=[.$A$1]*COS(2*PI()*[.$A$2]*[.B914]+[.$A$3])" office:value-type="float" office:value="-0.12211952628297" calcext:value-type="float">
            <text:p>-0.12211952628297</text:p>
          </table:table-cell>
        </table:table-row>
        <table:table-row table:style-name="ro1">
          <table:table-cell/>
          <table:table-cell office:value-type="float" office:value="9.15" calcext:value-type="float">
            <text:p>9.15</text:p>
          </table:table-cell>
          <table:table-cell table:formula="of:=[.$A$1]*COS(2*PI()*[.$A$2]*[.B915]+[.$A$3])" office:value-type="float" office:value="-2.66464360203868" calcext:value-type="float">
            <text:p>-2.66464360203868</text:p>
          </table:table-cell>
        </table:table-row>
        <table:table-row table:style-name="ro1">
          <table:table-cell/>
          <table:table-cell office:value-type="float" office:value="9.16" calcext:value-type="float">
            <text:p>9.16</text:p>
          </table:table-cell>
          <table:table-cell table:formula="of:=[.$A$1]*COS(2*PI()*[.$A$2]*[.B916]+[.$A$3])" office:value-type="float" office:value="-4.69996370632758" calcext:value-type="float">
            <text:p>-4.69996370632758</text:p>
          </table:table-cell>
        </table:table-row>
        <table:table-row table:style-name="ro1">
          <table:table-cell/>
          <table:table-cell office:value-type="float" office:value="9.17" calcext:value-type="float">
            <text:p>9.17</text:p>
          </table:table-cell>
          <table:table-cell table:formula="of:=[.$A$1]*COS(2*PI()*[.$A$2]*[.B917]+[.$A$3])" office:value-type="float" office:value="-5.84066501214865" calcext:value-type="float">
            <text:p>-5.84066501214865</text:p>
          </table:table-cell>
        </table:table-row>
        <table:table-row table:style-name="ro1">
          <table:table-cell/>
          <table:table-cell office:value-type="float" office:value="9.18" calcext:value-type="float">
            <text:p>9.18</text:p>
          </table:table-cell>
          <table:table-cell table:formula="of:=[.$A$1]*COS(2*PI()*[.$A$2]*[.B918]+[.$A$3])" office:value-type="float" office:value="-5.86961970844019" calcext:value-type="float">
            <text:p>-5.86961970844019</text:p>
          </table:table-cell>
        </table:table-row>
        <table:table-row table:style-name="ro1">
          <table:table-cell/>
          <table:table-cell office:value-type="float" office:value="9.19" calcext:value-type="float">
            <text:p>9.19</text:p>
          </table:table-cell>
          <table:table-cell table:formula="of:=[.$A$1]*COS(2*PI()*[.$A$2]*[.B919]+[.$A$3])" office:value-type="float" office:value="-4.78131638762017" calcext:value-type="float">
            <text:p>-4.78131638762017</text:p>
          </table:table-cell>
        </table:table-row>
        <table:table-row table:style-name="ro1">
          <table:table-cell/>
          <table:table-cell office:value-type="float" office:value="9.2" calcext:value-type="float">
            <text:p>9.2</text:p>
          </table:table-cell>
          <table:table-cell table:formula="of:=[.$A$1]*COS(2*PI()*[.$A$2]*[.B920]+[.$A$3])" office:value-type="float" office:value="-2.7829091193955" calcext:value-type="float">
            <text:p>-2.7829091193955</text:p>
          </table:table-cell>
        </table:table-row>
        <table:table-row table:style-name="ro1">
          <table:table-cell/>
          <table:table-cell office:value-type="float" office:value="9.21" calcext:value-type="float">
            <text:p>9.21</text:p>
          </table:table-cell>
          <table:table-cell table:formula="of:=[.$A$1]*COS(2*PI()*[.$A$2]*[.B921]+[.$A$3])" office:value-type="float" office:value="-0.25478652394604" calcext:value-type="float">
            <text:p>-0.25478652394604</text:p>
          </table:table-cell>
        </table:table-row>
        <table:table-row table:style-name="ro1">
          <table:table-cell/>
          <table:table-cell office:value-type="float" office:value="9.22" calcext:value-type="float">
            <text:p>9.22</text:p>
          </table:table-cell>
          <table:table-cell table:formula="of:=[.$A$1]*COS(2*PI()*[.$A$2]*[.B922]+[.$A$3])" office:value-type="float" office:value="2.32183364045427" calcext:value-type="float">
            <text:p>2.32183364045427</text:p>
          </table:table-cell>
        </table:table-row>
        <table:table-row table:style-name="ro1">
          <table:table-cell/>
          <table:table-cell office:value-type="float" office:value="9.23" calcext:value-type="float">
            <text:p>9.23</text:p>
          </table:table-cell>
          <table:table-cell table:formula="of:=[.$A$1]*COS(2*PI()*[.$A$2]*[.B923]+[.$A$3])" office:value-type="float" office:value="4.45650230236376" calcext:value-type="float">
            <text:p>4.45650230236376</text:p>
          </table:table-cell>
        </table:table-row>
        <table:table-row table:style-name="ro1">
          <table:table-cell/>
          <table:table-cell office:value-type="float" office:value="9.24" calcext:value-type="float">
            <text:p>9.24</text:p>
          </table:table-cell>
          <table:table-cell table:formula="of:=[.$A$1]*COS(2*PI()*[.$A$2]*[.B924]+[.$A$3])" office:value-type="float" office:value="5.74289404465741" calcext:value-type="float">
            <text:p>5.74289404465741</text:p>
          </table:table-cell>
        </table:table-row>
        <table:table-row table:style-name="ro1">
          <table:table-cell/>
          <table:table-cell office:value-type="float" office:value="9.25" calcext:value-type="float">
            <text:p>9.25</text:p>
          </table:table-cell>
          <table:table-cell table:formula="of:=[.$A$1]*COS(2*PI()*[.$A$2]*[.B925]+[.$A$3])" office:value-type="float" office:value="5.93614947974032" calcext:value-type="float">
            <text:p>5.93614947974032</text:p>
          </table:table-cell>
        </table:table-row>
        <table:table-row table:style-name="ro1">
          <table:table-cell/>
          <table:table-cell office:value-type="float" office:value="9.26" calcext:value-type="float">
            <text:p>9.26</text:p>
          </table:table-cell>
          <table:table-cell table:formula="of:=[.$A$1]*COS(2*PI()*[.$A$2]*[.B926]+[.$A$3])" office:value-type="float" office:value="4.99948322884488" calcext:value-type="float">
            <text:p>4.99948322884488</text:p>
          </table:table-cell>
        </table:table-row>
        <table:table-row table:style-name="ro1">
          <table:table-cell/>
          <table:table-cell office:value-type="float" office:value="9.27" calcext:value-type="float">
            <text:p>9.27</text:p>
          </table:table-cell>
          <table:table-cell table:formula="of:=[.$A$1]*COS(2*PI()*[.$A$2]*[.B927]+[.$A$3])" office:value-type="float" office:value="3.11118586787772" calcext:value-type="float">
            <text:p>3.11118586787772</text:p>
          </table:table-cell>
        </table:table-row>
        <table:table-row table:style-name="ro1">
          <table:table-cell/>
          <table:table-cell office:value-type="float" office:value="9.28" calcext:value-type="float">
            <text:p>9.28</text:p>
          </table:table-cell>
          <table:table-cell table:formula="of:=[.$A$1]*COS(2*PI()*[.$A$2]*[.B928]+[.$A$3])" office:value-type="float" office:value="0.630687048166605" calcext:value-type="float">
            <text:p>0.630687048166605</text:p>
          </table:table-cell>
        </table:table-row>
        <table:table-row table:style-name="ro1">
          <table:table-cell/>
          <table:table-cell office:value-type="float" office:value="9.29" calcext:value-type="float">
            <text:p>9.29</text:p>
          </table:table-cell>
          <table:table-cell table:formula="of:=[.$A$1]*COS(2*PI()*[.$A$2]*[.B929]+[.$A$3])" office:value-type="float" office:value="-1.96986046223555" calcext:value-type="float">
            <text:p>-1.96986046223555</text:p>
          </table:table-cell>
        </table:table-row>
        <table:table-row table:style-name="ro1">
          <table:table-cell/>
          <table:table-cell office:value-type="float" office:value="9.3" calcext:value-type="float">
            <text:p>9.3</text:p>
          </table:table-cell>
          <table:table-cell table:formula="of:=[.$A$1]*COS(2*PI()*[.$A$2]*[.B930]+[.$A$3])" office:value-type="float" office:value="-4.19545311979474" calcext:value-type="float">
            <text:p>-4.19545311979474</text:p>
          </table:table-cell>
        </table:table-row>
        <table:table-row table:style-name="ro1">
          <table:table-cell/>
          <table:table-cell office:value-type="float" office:value="9.31" calcext:value-type="float">
            <text:p>9.31</text:p>
          </table:table-cell>
          <table:table-cell table:formula="of:=[.$A$1]*COS(2*PI()*[.$A$2]*[.B931]+[.$A$3])" office:value-type="float" office:value="-5.62245849805064" calcext:value-type="float">
            <text:p>-5.62245849805064</text:p>
          </table:table-cell>
        </table:table-row>
        <table:table-row table:style-name="ro1">
          <table:table-cell/>
          <table:table-cell office:value-type="float" office:value="9.32" calcext:value-type="float">
            <text:p>9.32</text:p>
          </table:table-cell>
          <table:table-cell table:formula="of:=[.$A$1]*COS(2*PI()*[.$A$2]*[.B932]+[.$A$3])" office:value-type="float" office:value="-5.97925198101265" calcext:value-type="float">
            <text:p>-5.97925198101265</text:p>
          </table:table-cell>
        </table:table-row>
        <table:table-row table:style-name="ro1">
          <table:table-cell/>
          <table:table-cell office:value-type="float" office:value="9.33" calcext:value-type="float">
            <text:p>9.33</text:p>
          </table:table-cell>
          <table:table-cell table:formula="of:=[.$A$1]*COS(2*PI()*[.$A$2]*[.B933]+[.$A$3])" office:value-type="float" office:value="-5.19791939381196" calcext:value-type="float">
            <text:p>-5.19791939381196</text:p>
          </table:table-cell>
        </table:table-row>
        <table:table-row table:style-name="ro1">
          <table:table-cell/>
          <table:table-cell office:value-type="float" office:value="9.34" calcext:value-type="float">
            <text:p>9.34</text:p>
          </table:table-cell>
          <table:table-cell table:formula="of:=[.$A$1]*COS(2*PI()*[.$A$2]*[.B934]+[.$A$3])" office:value-type="float" office:value="-3.42718418710505" calcext:value-type="float">
            <text:p>-3.42718418710505</text:p>
          </table:table-cell>
        </table:table-row>
        <table:table-row table:style-name="ro1">
          <table:table-cell/>
          <table:table-cell office:value-type="float" office:value="9.35" calcext:value-type="float">
            <text:p>9.35</text:p>
          </table:table-cell>
          <table:table-cell table:formula="of:=[.$A$1]*COS(2*PI()*[.$A$2]*[.B935]+[.$A$3])" office:value-type="float" office:value="-1.00409853874088" calcext:value-type="float">
            <text:p>-1.00409853874088</text:p>
          </table:table-cell>
        </table:table-row>
        <table:table-row table:style-name="ro1">
          <table:table-cell/>
          <table:table-cell office:value-type="float" office:value="9.36" calcext:value-type="float">
            <text:p>9.36</text:p>
          </table:table-cell>
          <table:table-cell table:formula="of:=[.$A$1]*COS(2*PI()*[.$A$2]*[.B936]+[.$A$3])" office:value-type="float" office:value="1.61011314471635" calcext:value-type="float">
            <text:p>1.61011314471635</text:p>
          </table:table-cell>
        </table:table-row>
        <table:table-row table:style-name="ro1">
          <table:table-cell/>
          <table:table-cell office:value-type="float" office:value="9.37" calcext:value-type="float">
            <text:p>9.37</text:p>
          </table:table-cell>
          <table:table-cell table:formula="of:=[.$A$1]*COS(2*PI()*[.$A$2]*[.B937]+[.$A$3])" office:value-type="float" office:value="3.91784640048186" calcext:value-type="float">
            <text:p>3.91784640048186</text:p>
          </table:table-cell>
        </table:table-row>
        <table:table-row table:style-name="ro1">
          <table:table-cell/>
          <table:table-cell office:value-type="float" office:value="9.38" calcext:value-type="float">
            <text:p>9.38</text:p>
          </table:table-cell>
          <table:table-cell table:formula="of:=[.$A$1]*COS(2*PI()*[.$A$2]*[.B938]+[.$A$3])" office:value-type="float" office:value="5.47983367640902" calcext:value-type="float">
            <text:p>5.47983367640902</text:p>
          </table:table-cell>
        </table:table-row>
        <table:table-row table:style-name="ro1">
          <table:table-cell/>
          <table:table-cell office:value-type="float" office:value="9.39" calcext:value-type="float">
            <text:p>9.39</text:p>
          </table:table-cell>
          <table:table-cell table:formula="of:=[.$A$1]*COS(2*PI()*[.$A$2]*[.B939]+[.$A$3])" office:value-type="float" office:value="5.99875710637633" calcext:value-type="float">
            <text:p>5.99875710637633</text:p>
          </table:table-cell>
        </table:table-row>
        <table:table-row table:style-name="ro1">
          <table:table-cell/>
          <table:table-cell office:value-type="float" office:value="9.4" calcext:value-type="float">
            <text:p>9.4</text:p>
          </table:table-cell>
          <table:table-cell table:formula="of:=[.$A$1]*COS(2*PI()*[.$A$2]*[.B940]+[.$A$3])" office:value-type="float" office:value="5.37584174563517" calcext:value-type="float">
            <text:p>5.37584174563517</text:p>
          </table:table-cell>
        </table:table-row>
        <table:table-row table:style-name="ro1">
          <table:table-cell/>
          <table:table-cell office:value-type="float" office:value="9.41" calcext:value-type="float">
            <text:p>9.41</text:p>
          </table:table-cell>
          <table:table-cell table:formula="of:=[.$A$1]*COS(2*PI()*[.$A$2]*[.B941]+[.$A$3])" office:value-type="float" office:value="3.7296569760774" calcext:value-type="float">
            <text:p>3.7296569760774</text:p>
          </table:table-cell>
        </table:table-row>
        <table:table-row table:style-name="ro1">
          <table:table-cell/>
          <table:table-cell office:value-type="float" office:value="9.42" calcext:value-type="float">
            <text:p>9.42</text:p>
          </table:table-cell>
          <table:table-cell table:formula="of:=[.$A$1]*COS(2*PI()*[.$A$2]*[.B942]+[.$A$3])" office:value-type="float" office:value="1.37354731111173" calcext:value-type="float">
            <text:p>1.37354731111173</text:p>
          </table:table-cell>
        </table:table-row>
        <table:table-row table:style-name="ro1">
          <table:table-cell/>
          <table:table-cell office:value-type="float" office:value="9.43" calcext:value-type="float">
            <text:p>9.43</text:p>
          </table:table-cell>
          <table:table-cell table:formula="of:=[.$A$1]*COS(2*PI()*[.$A$2]*[.B943]+[.$A$3])" office:value-type="float" office:value="-1.24401144620568" calcext:value-type="float">
            <text:p>-1.24401144620568</text:p>
          </table:table-cell>
        </table:table-row>
        <table:table-row table:style-name="ro1">
          <table:table-cell/>
          <table:table-cell office:value-type="float" office:value="9.44" calcext:value-type="float">
            <text:p>9.44</text:p>
          </table:table-cell>
          <table:table-cell table:formula="of:=[.$A$1]*COS(2*PI()*[.$A$2]*[.B944]+[.$A$3])" office:value-type="float" office:value="-3.62477773132029" calcext:value-type="float">
            <text:p>-3.62477773132029</text:p>
          </table:table-cell>
        </table:table-row>
        <table:table-row table:style-name="ro1">
          <table:table-cell/>
          <table:table-cell office:value-type="float" office:value="9.45" calcext:value-type="float">
            <text:p>9.45</text:p>
          </table:table-cell>
          <table:table-cell table:formula="of:=[.$A$1]*COS(2*PI()*[.$A$2]*[.B945]+[.$A$3])" office:value-type="float" office:value="-5.31558245474434" calcext:value-type="float">
            <text:p>-5.31558245474434</text:p>
          </table:table-cell>
        </table:table-row>
        <table:table-row table:style-name="ro1">
          <table:table-cell/>
          <table:table-cell office:value-type="float" office:value="9.46" calcext:value-type="float">
            <text:p>9.46</text:p>
          </table:table-cell>
          <table:table-cell table:formula="of:=[.$A$1]*COS(2*PI()*[.$A$2]*[.B946]+[.$A$3])" office:value-type="float" office:value="-5.99458787801258" calcext:value-type="float">
            <text:p>-5.99458787801258</text:p>
          </table:table-cell>
        </table:table-row>
        <table:table-row table:style-name="ro1">
          <table:table-cell/>
          <table:table-cell office:value-type="float" office:value="9.47" calcext:value-type="float">
            <text:p>9.47</text:p>
          </table:table-cell>
          <table:table-cell table:formula="of:=[.$A$1]*COS(2*PI()*[.$A$2]*[.B947]+[.$A$3])" office:value-type="float" office:value="-5.53254810607684" calcext:value-type="float">
            <text:p>-5.53254810607684</text:p>
          </table:table-cell>
        </table:table-row>
        <table:table-row table:style-name="ro1">
          <table:table-cell/>
          <table:table-cell office:value-type="float" office:value="9.48" calcext:value-type="float">
            <text:p>9.48</text:p>
          </table:table-cell>
          <table:table-cell table:formula="of:=[.$A$1]*COS(2*PI()*[.$A$2]*[.B948]+[.$A$3])" office:value-type="float" office:value="-4.01741051288338" calcext:value-type="float">
            <text:p>-4.01741051288338</text:p>
          </table:table-cell>
        </table:table-row>
        <table:table-row table:style-name="ro1">
          <table:table-cell/>
          <table:table-cell office:value-type="float" office:value="9.49" calcext:value-type="float">
            <text:p>9.49</text:p>
          </table:table-cell>
          <table:table-cell table:formula="of:=[.$A$1]*COS(2*PI()*[.$A$2]*[.B949]+[.$A$3])" office:value-type="float" office:value="-1.73757531975971" calcext:value-type="float">
            <text:p>-1.73757531975971</text:p>
          </table:table-cell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table:formula="of:=[.$A$1]*COS(2*PI()*[.$A$2]*[.B950]+[.$A$3])" office:value-type="float" office:value="0.873000202851606" calcext:value-type="float">
            <text:p>0.873000202851606</text:p>
          </table:table-cell>
        </table:table-row>
        <table:table-row table:style-name="ro1">
          <table:table-cell/>
          <table:table-cell office:value-type="float" office:value="9.51" calcext:value-type="float">
            <text:p>9.51</text:p>
          </table:table-cell>
          <table:table-cell table:formula="of:=[.$A$1]*COS(2*PI()*[.$A$2]*[.B951]+[.$A$3])" office:value-type="float" office:value="3.31740372045663" calcext:value-type="float">
            <text:p>3.31740372045663</text:p>
          </table:table-cell>
        </table:table-row>
        <table:table-row table:style-name="ro1">
          <table:table-cell/>
          <table:table-cell office:value-type="float" office:value="9.52" calcext:value-type="float">
            <text:p>9.52</text:p>
          </table:table-cell>
          <table:table-cell table:formula="of:=[.$A$1]*COS(2*PI()*[.$A$2]*[.B952]+[.$A$3])" office:value-type="float" office:value="5.13035305758956" calcext:value-type="float">
            <text:p>5.13035305758956</text:p>
          </table:table-cell>
        </table:table-row>
        <table:table-row table:style-name="ro1">
          <table:table-cell/>
          <table:table-cell office:value-type="float" office:value="9.53" calcext:value-type="float">
            <text:p>9.53</text:p>
          </table:table-cell>
          <table:table-cell table:formula="of:=[.$A$1]*COS(2*PI()*[.$A$2]*[.B953]+[.$A$3])" office:value-type="float" office:value="5.96676074996099" calcext:value-type="float">
            <text:p>5.96676074996099</text:p>
          </table:table-cell>
        </table:table-row>
        <table:table-row table:style-name="ro1">
          <table:table-cell/>
          <table:table-cell office:value-type="float" office:value="9.54" calcext:value-type="float">
            <text:p>9.54</text:p>
          </table:table-cell>
          <table:table-cell table:formula="of:=[.$A$1]*COS(2*PI()*[.$A$2]*[.B954]+[.$A$3])" office:value-type="float" office:value="5.66742002672475" calcext:value-type="float">
            <text:p>5.66742002672475</text:p>
          </table:table-cell>
        </table:table-row>
        <table:table-row table:style-name="ro1">
          <table:table-cell/>
          <table:table-cell office:value-type="float" office:value="9.55" calcext:value-type="float">
            <text:p>9.55</text:p>
          </table:table-cell>
          <table:table-cell table:formula="of:=[.$A$1]*COS(2*PI()*[.$A$2]*[.B955]+[.$A$3])" office:value-type="float" office:value="4.28930916577528" calcext:value-type="float">
            <text:p>4.28930916577528</text:p>
          </table:table-cell>
        </table:table-row>
        <table:table-row table:style-name="ro1">
          <table:table-cell/>
          <table:table-cell office:value-type="float" office:value="9.56" calcext:value-type="float">
            <text:p>9.56</text:p>
          </table:table-cell>
          <table:table-cell table:formula="of:=[.$A$1]*COS(2*PI()*[.$A$2]*[.B956]+[.$A$3])" office:value-type="float" office:value="2.09474591244325" calcext:value-type="float">
            <text:p>2.09474591244325</text:p>
          </table:table-cell>
        </table:table-row>
        <table:table-row table:style-name="ro1">
          <table:table-cell/>
          <table:table-cell office:value-type="float" office:value="9.57" calcext:value-type="float">
            <text:p>9.57</text:p>
          </table:table-cell>
          <table:table-cell table:formula="of:=[.$A$1]*COS(2*PI()*[.$A$2]*[.B957]+[.$A$3])" office:value-type="float" office:value="-0.498543626532735" calcext:value-type="float">
            <text:p>-0.498543626532735</text:p>
          </table:table-cell>
        </table:table-row>
        <table:table-row table:style-name="ro1">
          <table:table-cell/>
          <table:table-cell office:value-type="float" office:value="9.58" calcext:value-type="float">
            <text:p>9.58</text:p>
          </table:table-cell>
          <table:table-cell table:formula="of:=[.$A$1]*COS(2*PI()*[.$A$2]*[.B958]+[.$A$3])" office:value-type="float" office:value="-2.99693743268592" calcext:value-type="float">
            <text:p>-2.99693743268592</text:p>
          </table:table-cell>
        </table:table-row>
        <table:table-row table:style-name="ro1">
          <table:table-cell/>
          <table:table-cell office:value-type="float" office:value="9.59" calcext:value-type="float">
            <text:p>9.59</text:p>
          </table:table-cell>
          <table:table-cell table:formula="of:=[.$A$1]*COS(2*PI()*[.$A$2]*[.B959]+[.$A$3])" office:value-type="float" office:value="-4.92487650075185" calcext:value-type="float">
            <text:p>-4.92487650075185</text:p>
          </table:table-cell>
        </table:table-row>
        <table:table-row table:style-name="ro1">
          <table:table-cell/>
          <table:table-cell office:value-type="float" office:value="9.6" calcext:value-type="float">
            <text:p>9.6</text:p>
          </table:table-cell>
          <table:table-cell table:formula="of:=[.$A$1]*COS(2*PI()*[.$A$2]*[.B960]+[.$A$3])" office:value-type="float" office:value="-5.91538554318302" calcext:value-type="float">
            <text:p>-5.91538554318302</text:p>
          </table:table-cell>
        </table:table-row>
        <table:table-row table:style-name="ro1">
          <table:table-cell/>
          <table:table-cell office:value-type="float" office:value="9.61" calcext:value-type="float">
            <text:p>9.61</text:p>
          </table:table-cell>
          <table:table-cell table:formula="of:=[.$A$1]*COS(2*PI()*[.$A$2]*[.B961]+[.$A$3])" office:value-type="float" office:value="-5.77992522972497" calcext:value-type="float">
            <text:p>-5.77992522972497</text:p>
          </table:table-cell>
        </table:table-row>
        <table:table-row table:style-name="ro1">
          <table:table-cell/>
          <table:table-cell office:value-type="float" office:value="9.62" calcext:value-type="float">
            <text:p>9.62</text:p>
          </table:table-cell>
          <table:table-cell table:formula="of:=[.$A$1]*COS(2*PI()*[.$A$2]*[.B962]+[.$A$3])" office:value-type="float" office:value="-4.54427987498907" calcext:value-type="float">
            <text:p>-4.54427987498907</text:p>
          </table:table-cell>
        </table:table-row>
        <table:table-row table:style-name="ro1">
          <table:table-cell/>
          <table:table-cell office:value-type="float" office:value="9.63" calcext:value-type="float">
            <text:p>9.63</text:p>
          </table:table-cell>
          <table:table-cell table:formula="of:=[.$A$1]*COS(2*PI()*[.$A$2]*[.B963]+[.$A$3])" office:value-type="float" office:value="-2.44364950000876" calcext:value-type="float">
            <text:p>-2.44364950000876</text:p>
          </table:table-cell>
        </table:table-row>
        <table:table-row table:style-name="ro1">
          <table:table-cell/>
          <table:table-cell office:value-type="float" office:value="9.64" calcext:value-type="float">
            <text:p>9.64</text:p>
          </table:table-cell>
          <table:table-cell table:formula="of:=[.$A$1]*COS(2*PI()*[.$A$2]*[.B964]+[.$A$3])" office:value-type="float" office:value="0.122119526282858" calcext:value-type="float">
            <text:p>0.122119526282858</text:p>
          </table:table-cell>
        </table:table-row>
        <table:table-row table:style-name="ro1">
          <table:table-cell/>
          <table:table-cell office:value-type="float" office:value="9.65" calcext:value-type="float">
            <text:p>9.65</text:p>
          </table:table-cell>
          <table:table-cell table:formula="of:=[.$A$1]*COS(2*PI()*[.$A$2]*[.B965]+[.$A$3])" office:value-type="float" office:value="2.66464360203889" calcext:value-type="float">
            <text:p>2.66464360203889</text:p>
          </table:table-cell>
        </table:table-row>
        <table:table-row table:style-name="ro1">
          <table:table-cell/>
          <table:table-cell office:value-type="float" office:value="9.66" calcext:value-type="float">
            <text:p>9.66</text:p>
          </table:table-cell>
          <table:table-cell table:formula="of:=[.$A$1]*COS(2*PI()*[.$A$2]*[.B966]+[.$A$3])" office:value-type="float" office:value="4.69996370632773" calcext:value-type="float">
            <text:p>4.69996370632773</text:p>
          </table:table-cell>
        </table:table-row>
        <table:table-row table:style-name="ro1">
          <table:table-cell/>
          <table:table-cell office:value-type="float" office:value="9.67" calcext:value-type="float">
            <text:p>9.67</text:p>
          </table:table-cell>
          <table:table-cell table:formula="of:=[.$A$1]*COS(2*PI()*[.$A$2]*[.B967]+[.$A$3])" office:value-type="float" office:value="5.84066501214871" calcext:value-type="float">
            <text:p>5.84066501214871</text:p>
          </table:table-cell>
        </table:table-row>
        <table:table-row table:style-name="ro1">
          <table:table-cell/>
          <table:table-cell office:value-type="float" office:value="9.68" calcext:value-type="float">
            <text:p>9.68</text:p>
          </table:table-cell>
          <table:table-cell table:formula="of:=[.$A$1]*COS(2*PI()*[.$A$2]*[.B968]+[.$A$3])" office:value-type="float" office:value="5.86961970844015" calcext:value-type="float">
            <text:p>5.86961970844015</text:p>
          </table:table-cell>
        </table:table-row>
        <table:table-row table:style-name="ro1">
          <table:table-cell/>
          <table:table-cell office:value-type="float" office:value="9.69" calcext:value-type="float">
            <text:p>9.69</text:p>
          </table:table-cell>
          <table:table-cell table:formula="of:=[.$A$1]*COS(2*PI()*[.$A$2]*[.B969]+[.$A$3])" office:value-type="float" office:value="4.78131638762003" calcext:value-type="float">
            <text:p>4.78131638762003</text:p>
          </table:table-cell>
        </table:table-row>
        <table:table-row table:style-name="ro1">
          <table:table-cell/>
          <table:table-cell office:value-type="float" office:value="9.7" calcext:value-type="float">
            <text:p>9.7</text:p>
          </table:table-cell>
          <table:table-cell table:formula="of:=[.$A$1]*COS(2*PI()*[.$A$2]*[.B970]+[.$A$3])" office:value-type="float" office:value="2.7829091193953" calcext:value-type="float">
            <text:p>2.7829091193953</text:p>
          </table:table-cell>
        </table:table-row>
        <table:table-row table:style-name="ro1">
          <table:table-cell/>
          <table:table-cell office:value-type="float" office:value="9.71" calcext:value-type="float">
            <text:p>9.71</text:p>
          </table:table-cell>
          <table:table-cell table:formula="of:=[.$A$1]*COS(2*PI()*[.$A$2]*[.B971]+[.$A$3])" office:value-type="float" office:value="0.254786523946152" calcext:value-type="float">
            <text:p>0.254786523946152</text:p>
          </table:table-cell>
        </table:table-row>
        <table:table-row table:style-name="ro1">
          <table:table-cell/>
          <table:table-cell office:value-type="float" office:value="9.72" calcext:value-type="float">
            <text:p>9.72</text:p>
          </table:table-cell>
          <table:table-cell table:formula="of:=[.$A$1]*COS(2*PI()*[.$A$2]*[.B972]+[.$A$3])" office:value-type="float" office:value="-2.32183364045448" calcext:value-type="float">
            <text:p>-2.32183364045448</text:p>
          </table:table-cell>
        </table:table-row>
        <table:table-row table:style-name="ro1">
          <table:table-cell/>
          <table:table-cell office:value-type="float" office:value="9.73" calcext:value-type="float">
            <text:p>9.73</text:p>
          </table:table-cell>
          <table:table-cell table:formula="of:=[.$A$1]*COS(2*PI()*[.$A$2]*[.B973]+[.$A$3])" office:value-type="float" office:value="-4.45650230236391" calcext:value-type="float">
            <text:p>-4.45650230236391</text:p>
          </table:table-cell>
        </table:table-row>
        <table:table-row table:style-name="ro1">
          <table:table-cell/>
          <table:table-cell office:value-type="float" office:value="9.74" calcext:value-type="float">
            <text:p>9.74</text:p>
          </table:table-cell>
          <table:table-cell table:formula="of:=[.$A$1]*COS(2*PI()*[.$A$2]*[.B974]+[.$A$3])" office:value-type="float" office:value="-5.74289404465748" calcext:value-type="float">
            <text:p>-5.74289404465748</text:p>
          </table:table-cell>
        </table:table-row>
        <table:table-row table:style-name="ro1">
          <table:table-cell/>
          <table:table-cell office:value-type="float" office:value="9.75" calcext:value-type="float">
            <text:p>9.75</text:p>
          </table:table-cell>
          <table:table-cell table:formula="of:=[.$A$1]*COS(2*PI()*[.$A$2]*[.B975]+[.$A$3])" office:value-type="float" office:value="-5.93614947974029" calcext:value-type="float">
            <text:p>-5.93614947974029</text:p>
          </table:table-cell>
        </table:table-row>
        <table:table-row table:style-name="ro1">
          <table:table-cell/>
          <table:table-cell office:value-type="float" office:value="9.76" calcext:value-type="float">
            <text:p>9.76</text:p>
          </table:table-cell>
          <table:table-cell table:formula="of:=[.$A$1]*COS(2*PI()*[.$A$2]*[.B976]+[.$A$3])" office:value-type="float" office:value="-4.99948322884475" calcext:value-type="float">
            <text:p>-4.99948322884475</text:p>
          </table:table-cell>
        </table:table-row>
        <table:table-row table:style-name="ro1">
          <table:table-cell/>
          <table:table-cell office:value-type="float" office:value="9.77" calcext:value-type="float">
            <text:p>9.77</text:p>
          </table:table-cell>
          <table:table-cell table:formula="of:=[.$A$1]*COS(2*PI()*[.$A$2]*[.B977]+[.$A$3])" office:value-type="float" office:value="-3.11118586787782" calcext:value-type="float">
            <text:p>-3.11118586787782</text:p>
          </table:table-cell>
        </table:table-row>
        <table:table-row table:style-name="ro1">
          <table:table-cell/>
          <table:table-cell office:value-type="float" office:value="9.78" calcext:value-type="float">
            <text:p>9.78</text:p>
          </table:table-cell>
          <table:table-cell table:formula="of:=[.$A$1]*COS(2*PI()*[.$A$2]*[.B978]+[.$A$3])" office:value-type="float" office:value="-0.630687048166716" calcext:value-type="float">
            <text:p>-0.630687048166716</text:p>
          </table:table-cell>
        </table:table-row>
        <table:table-row table:style-name="ro1">
          <table:table-cell/>
          <table:table-cell office:value-type="float" office:value="9.79" calcext:value-type="float">
            <text:p>9.79</text:p>
          </table:table-cell>
          <table:table-cell table:formula="of:=[.$A$1]*COS(2*PI()*[.$A$2]*[.B979]+[.$A$3])" office:value-type="float" office:value="1.96986046223544" calcext:value-type="float">
            <text:p>1.96986046223544</text:p>
          </table:table-cell>
        </table:table-row>
        <table:table-row table:style-name="ro1">
          <table:table-cell/>
          <table:table-cell office:value-type="float" office:value="9.8" calcext:value-type="float">
            <text:p>9.8</text:p>
          </table:table-cell>
          <table:table-cell table:formula="of:=[.$A$1]*COS(2*PI()*[.$A$2]*[.B980]+[.$A$3])" office:value-type="float" office:value="4.19545311979491" calcext:value-type="float">
            <text:p>4.19545311979491</text:p>
          </table:table-cell>
        </table:table-row>
        <table:table-row table:style-name="ro1">
          <table:table-cell/>
          <table:table-cell office:value-type="float" office:value="9.81" calcext:value-type="float">
            <text:p>9.81</text:p>
          </table:table-cell>
          <table:table-cell table:formula="of:=[.$A$1]*COS(2*PI()*[.$A$2]*[.B981]+[.$A$3])" office:value-type="float" office:value="5.62245849805072" calcext:value-type="float">
            <text:p>5.62245849805072</text:p>
          </table:table-cell>
        </table:table-row>
        <table:table-row table:style-name="ro1">
          <table:table-cell/>
          <table:table-cell office:value-type="float" office:value="9.82" calcext:value-type="float">
            <text:p>9.82</text:p>
          </table:table-cell>
          <table:table-cell table:formula="of:=[.$A$1]*COS(2*PI()*[.$A$2]*[.B982]+[.$A$3])" office:value-type="float" office:value="5.97925198101263" calcext:value-type="float">
            <text:p>5.97925198101263</text:p>
          </table:table-cell>
        </table:table-row>
        <table:table-row table:style-name="ro1">
          <table:table-cell/>
          <table:table-cell office:value-type="float" office:value="9.83" calcext:value-type="float">
            <text:p>9.83</text:p>
          </table:table-cell>
          <table:table-cell table:formula="of:=[.$A$1]*COS(2*PI()*[.$A$2]*[.B983]+[.$A$3])" office:value-type="float" office:value="5.19791939381202" calcext:value-type="float">
            <text:p>5.19791939381202</text:p>
          </table:table-cell>
        </table:table-row>
        <table:table-row table:style-name="ro1">
          <table:table-cell/>
          <table:table-cell office:value-type="float" office:value="9.84" calcext:value-type="float">
            <text:p>9.84</text:p>
          </table:table-cell>
          <table:table-cell table:formula="of:=[.$A$1]*COS(2*PI()*[.$A$2]*[.B984]+[.$A$3])" office:value-type="float" office:value="3.42718418710514" calcext:value-type="float">
            <text:p>3.42718418710514</text:p>
          </table:table-cell>
        </table:table-row>
        <table:table-row table:style-name="ro1">
          <table:table-cell/>
          <table:table-cell office:value-type="float" office:value="9.85" calcext:value-type="float">
            <text:p>9.85</text:p>
          </table:table-cell>
          <table:table-cell table:formula="of:=[.$A$1]*COS(2*PI()*[.$A$2]*[.B985]+[.$A$3])" office:value-type="float" office:value="1.00409853874099" calcext:value-type="float">
            <text:p>1.00409853874099</text:p>
          </table:table-cell>
        </table:table-row>
        <table:table-row table:style-name="ro1">
          <table:table-cell/>
          <table:table-cell office:value-type="float" office:value="9.86" calcext:value-type="float">
            <text:p>9.86</text:p>
          </table:table-cell>
          <table:table-cell table:formula="of:=[.$A$1]*COS(2*PI()*[.$A$2]*[.B986]+[.$A$3])" office:value-type="float" office:value="-1.61011314471624" calcext:value-type="float">
            <text:p>-1.61011314471624</text:p>
          </table:table-cell>
        </table:table-row>
        <table:table-row table:style-name="ro1">
          <table:table-cell/>
          <table:table-cell office:value-type="float" office:value="9.87" calcext:value-type="float">
            <text:p>9.87</text:p>
          </table:table-cell>
          <table:table-cell table:formula="of:=[.$A$1]*COS(2*PI()*[.$A$2]*[.B987]+[.$A$3])" office:value-type="float" office:value="-3.91784640048177" calcext:value-type="float">
            <text:p>-3.91784640048177</text:p>
          </table:table-cell>
        </table:table-row>
        <table:table-row table:style-name="ro1">
          <table:table-cell/>
          <table:table-cell office:value-type="float" office:value="9.88" calcext:value-type="float">
            <text:p>9.88</text:p>
          </table:table-cell>
          <table:table-cell table:formula="of:=[.$A$1]*COS(2*PI()*[.$A$2]*[.B988]+[.$A$3])" office:value-type="float" office:value="-5.47983367640912" calcext:value-type="float">
            <text:p>-5.47983367640912</text:p>
          </table:table-cell>
        </table:table-row>
        <table:table-row table:style-name="ro1">
          <table:table-cell/>
          <table:table-cell office:value-type="float" office:value="9.89" calcext:value-type="float">
            <text:p>9.89</text:p>
          </table:table-cell>
          <table:table-cell table:formula="of:=[.$A$1]*COS(2*PI()*[.$A$2]*[.B989]+[.$A$3])" office:value-type="float" office:value="-5.99875710637632" calcext:value-type="float">
            <text:p>-5.99875710637632</text:p>
          </table:table-cell>
        </table:table-row>
        <table:table-row table:style-name="ro1">
          <table:table-cell/>
          <table:table-cell office:value-type="float" office:value="9.9" calcext:value-type="float">
            <text:p>9.9</text:p>
          </table:table-cell>
          <table:table-cell table:formula="of:=[.$A$1]*COS(2*PI()*[.$A$2]*[.B990]+[.$A$3])" office:value-type="float" office:value="-5.37584174563522" calcext:value-type="float">
            <text:p>-5.37584174563522</text:p>
          </table:table-cell>
        </table:table-row>
        <table:table-row table:style-name="ro1">
          <table:table-cell/>
          <table:table-cell office:value-type="float" office:value="9.91" calcext:value-type="float">
            <text:p>9.91</text:p>
          </table:table-cell>
          <table:table-cell table:formula="of:=[.$A$1]*COS(2*PI()*[.$A$2]*[.B991]+[.$A$3])" office:value-type="float" office:value="-3.72965697607749" calcext:value-type="float">
            <text:p>-3.72965697607749</text:p>
          </table:table-cell>
        </table:table-row>
        <table:table-row table:style-name="ro1">
          <table:table-cell/>
          <table:table-cell office:value-type="float" office:value="9.92" calcext:value-type="float">
            <text:p>9.92</text:p>
          </table:table-cell>
          <table:table-cell table:formula="of:=[.$A$1]*COS(2*PI()*[.$A$2]*[.B992]+[.$A$3])" office:value-type="float" office:value="-1.37354731111184" calcext:value-type="float">
            <text:p>-1.37354731111184</text:p>
          </table:table-cell>
        </table:table-row>
        <table:table-row table:style-name="ro1">
          <table:table-cell/>
          <table:table-cell office:value-type="float" office:value="9.93" calcext:value-type="float">
            <text:p>9.93</text:p>
          </table:table-cell>
          <table:table-cell table:formula="of:=[.$A$1]*COS(2*PI()*[.$A$2]*[.B993]+[.$A$3])" office:value-type="float" office:value="1.24401144620557" calcext:value-type="float">
            <text:p>1.24401144620557</text:p>
          </table:table-cell>
        </table:table-row>
        <table:table-row table:style-name="ro1">
          <table:table-cell/>
          <table:table-cell office:value-type="float" office:value="9.94" calcext:value-type="float">
            <text:p>9.94</text:p>
          </table:table-cell>
          <table:table-cell table:formula="of:=[.$A$1]*COS(2*PI()*[.$A$2]*[.B994]+[.$A$3])" office:value-type="float" office:value="3.6247777313202" calcext:value-type="float">
            <text:p>3.6247777313202</text:p>
          </table:table-cell>
        </table:table-row>
        <table:table-row table:style-name="ro1">
          <table:table-cell/>
          <table:table-cell office:value-type="float" office:value="9.95" calcext:value-type="float">
            <text:p>9.95</text:p>
          </table:table-cell>
          <table:table-cell table:formula="of:=[.$A$1]*COS(2*PI()*[.$A$2]*[.B995]+[.$A$3])" office:value-type="float" office:value="5.31558245474429" calcext:value-type="float">
            <text:p>5.31558245474429</text:p>
          </table:table-cell>
        </table:table-row>
        <table:table-row table:style-name="ro1">
          <table:table-cell/>
          <table:table-cell office:value-type="float" office:value="9.96" calcext:value-type="float">
            <text:p>9.96</text:p>
          </table:table-cell>
          <table:table-cell table:formula="of:=[.$A$1]*COS(2*PI()*[.$A$2]*[.B996]+[.$A$3])" office:value-type="float" office:value="5.99458787801258" calcext:value-type="float">
            <text:p>5.99458787801258</text:p>
          </table:table-cell>
        </table:table-row>
        <table:table-row table:style-name="ro1">
          <table:table-cell/>
          <table:table-cell office:value-type="float" office:value="9.97" calcext:value-type="float">
            <text:p>9.97</text:p>
          </table:table-cell>
          <table:table-cell table:formula="of:=[.$A$1]*COS(2*PI()*[.$A$2]*[.B997]+[.$A$3])" office:value-type="float" office:value="5.53254810607688" calcext:value-type="float">
            <text:p>5.53254810607688</text:p>
          </table:table-cell>
        </table:table-row>
        <table:table-row table:style-name="ro1">
          <table:table-cell/>
          <table:table-cell office:value-type="float" office:value="9.98" calcext:value-type="float">
            <text:p>9.98</text:p>
          </table:table-cell>
          <table:table-cell table:formula="of:=[.$A$1]*COS(2*PI()*[.$A$2]*[.B998]+[.$A$3])" office:value-type="float" office:value="4.01741051288346" calcext:value-type="float">
            <text:p>4.01741051288346</text:p>
          </table:table-cell>
        </table:table-row>
        <table:table-row table:style-name="ro1">
          <table:table-cell/>
          <table:table-cell office:value-type="float" office:value="9.99" calcext:value-type="float">
            <text:p>9.99</text:p>
          </table:table-cell>
          <table:table-cell table:formula="of:=[.$A$1]*COS(2*PI()*[.$A$2]*[.B999]+[.$A$3])" office:value-type="float" office:value="1.73757531975982" calcext:value-type="float">
            <text:p>1.7375753197598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$A$1]*COS(2*PI()*[.$A$2]*[.B1000]+[.$A$3])" office:value-type="float" office:value="-0.873000202851495" calcext:value-type="float">
            <text:p>-0.8730002028514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7">00/00/0000</text:date>, <text:time style:data-style-name="N2" text:time-value="00:55:43.7085178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6T22:55:45.810280061</meta:creation-date>
    <dc:date>2018-12-07T01:18:13.556161154</dc:date>
    <meta:editing-duration>PT24M26S</meta:editing-duration>
    <meta:editing-cycles>3</meta:editing-cycles>
    <meta:generator>LibreOffice/6.0.3.2$Linux_X86_64 LibreOffice_project/00m0$Build-2</meta:generator>
    <meta:document-statistic meta:table-count="3" meta:cell-count="220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1.023cm" svg:height="11.269cm" xlink:href=".." xlink:type="simple" chart:class="chart:scatter" chart:style-name="ch1">
        <chart:title svg:x="23.819cm" svg:y="0.339cm" chart:style-name="ch2">
          <text:p>Acos(2πnx + φ)</text:p>
        </chart:title>
        <chart:legend chart:legend-position="end" svg:x="48.171cm" svg:y="5.374cm" style:legend-expansion="high" chart:style-name="ch3"/>
        <chart:plot-area chart:style-name="ch4" table:cell-range-address="1c.B1:1c.C1000" svg:x="1.979cm" svg:y="1.286cm" svg:width="45.172cm" svg:height="8.829cm">
          <chartooo:coordinate-region svg:x="2.521cm" svg:y="1.446cm" svg:width="44.443cm" svg:height="8.51cm"/>
          <chart:axis chart:dimension="x" chart:name="primary-x" chart:style-name="ch5">
            <chart:title svg:x="23.489cm" svg:y="10.34cm" chart:style-name="ch6">
              <text:p>отрезок [0;10]</text:p>
            </chart:title>
          </chart:axis>
          <chart:axis chart:dimension="y" chart:name="primary-y" chart:style-name="ch5">
            <chart:title svg:x="0.451cm" svg:y="6.869cm" chart:style-name="ch7">
              <text:p>Acos(2πnx + φ)</text:p>
            </chart:title>
            <chart:grid chart:style-name="ch8" chart:class="major"/>
          </chart:axis>
          <chart:series chart:style-name="ch9" chart:values-cell-range-address="1c.C1:1c.C1000" chart:class="chart:scatter">
            <chart:domain table:cell-range-address="1c.B1:1c.B1000"/>
            <chart:data-point chart:repeated="10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1c.B1:1c.B1000</svg:desc>
                </draw:g>
              </table:table-cell>
              <table:table-cell office:value-type="float" office:value="-3.31740372045672">
                <text:p>-3.31740372045672</text:p>
                <draw:g>
                  <svg:desc>1c.C1:1c.C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5.13035305758964">
                <text:p>-5.130353057589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-5.96676074996101">
                <text:p>-5.966760749961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-5.66742002672467">
                <text:p>-5.667420026724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-4.28930916577534">
                <text:p>-4.289309165775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-2.0947459124433">
                <text:p>-2.09474591244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0.498543626532726">
                <text:p>0.4985436265327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2.99693743268594">
                <text:p>2.996937432685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4.92487650075188">
                <text:p>4.924876500751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5.91538554318304">
                <text:p>5.915385543183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5.77992522972494">
                <text:p>5.779925229724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4.54427987498896">
                <text:p>4.544279874988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2.44364950000888">
                <text:p>2.443649500008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-0.122119526282764">
                <text:p>-0.1221195262827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-2.66464360203883">
                <text:p>-2.664643602038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-4.69996370632771">
                <text:p>-4.699963706327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-5.84066501214871">
                <text:p>-5.840665012148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-5.86961970844014">
                <text:p>-5.869619708440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-4.78131638761999">
                <text:p>-4.781316387619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-2.7829091193952">
                <text:p>-2.78290911939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">
                <text:p>0.21</text:p>
              </table:table-cell>
              <table:table-cell office:value-type="float" office:value="-0.254786523946331">
                <text:p>-0.2547865239463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">
                <text:p>0.22</text:p>
              </table:table-cell>
              <table:table-cell office:value-type="float" office:value="2.32183364045435">
                <text:p>2.321833640454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4.45650230236383">
                <text:p>4.456502302363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">
                <text:p>0.24</text:p>
              </table:table-cell>
              <table:table-cell office:value-type="float" office:value="5.74289404465745">
                <text:p>5.742894044657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5.93614947974029">
                <text:p>5.936149479740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  <table:table-cell office:value-type="float" office:value="4.99948322884475">
                <text:p>4.999483228844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">
                <text:p>0.27</text:p>
              </table:table-cell>
              <table:table-cell office:value-type="float" office:value="3.11118586787749">
                <text:p>3.111185867877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">
                <text:p>0.28</text:p>
              </table:table-cell>
              <table:table-cell office:value-type="float" office:value="0.630687048166301">
                <text:p>0.6306870481663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">
                <text:p>0.29</text:p>
              </table:table-cell>
              <table:table-cell office:value-type="float" office:value="-1.96986046223586">
                <text:p>-1.969860462235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-4.19545311979478">
                <text:p>-4.195453119794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">
                <text:p>0.31</text:p>
              </table:table-cell>
              <table:table-cell office:value-type="float" office:value="-5.62245849805066">
                <text:p>-5.622458498050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">
                <text:p>0.32</text:p>
              </table:table-cell>
              <table:table-cell office:value-type="float" office:value="-5.97925198101264">
                <text:p>-5.979251981012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">
                <text:p>0.33</text:p>
              </table:table-cell>
              <table:table-cell office:value-type="float" office:value="-5.19791939381189">
                <text:p>-5.197919393811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">
                <text:p>0.34</text:p>
              </table:table-cell>
              <table:table-cell office:value-type="float" office:value="-3.4271841871049">
                <text:p>-3.42718418710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">
                <text:p>0.35</text:p>
              </table:table-cell>
              <table:table-cell office:value-type="float" office:value="-1.00409853874066">
                <text:p>-1.004098538740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">
                <text:p>0.36</text:p>
              </table:table-cell>
              <table:table-cell office:value-type="float" office:value="1.61011314471658">
                <text:p>1.610113144716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">
                <text:p>0.37</text:p>
              </table:table-cell>
              <table:table-cell office:value-type="float" office:value="3.91784640048208">
                <text:p>3.917846400482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">
                <text:p>0.38</text:p>
              </table:table-cell>
              <table:table-cell office:value-type="float" office:value="5.47983367640902">
                <text:p>5.479833676409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">
                <text:p>0.39</text:p>
              </table:table-cell>
              <table:table-cell office:value-type="float" office:value="5.99875710637633">
                <text:p>5.998757106376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5.37584174563515">
                <text:p>5.375841745635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">
                <text:p>0.41</text:p>
              </table:table-cell>
              <table:table-cell office:value-type="float" office:value="3.72965697607733">
                <text:p>3.729656976077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">
                <text:p>0.42</text:p>
              </table:table-cell>
              <table:table-cell office:value-type="float" office:value="1.37354731111162">
                <text:p>1.373547311111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">
                <text:p>0.43</text:p>
              </table:table-cell>
              <table:table-cell office:value-type="float" office:value="-1.24401144620583">
                <text:p>-1.244011446205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">
                <text:p>0.44</text:p>
              </table:table-cell>
              <table:table-cell office:value-type="float" office:value="-3.62477773132045">
                <text:p>-3.624777731320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">
                <text:p>0.45</text:p>
              </table:table-cell>
              <table:table-cell office:value-type="float" office:value="-5.31558245474446">
                <text:p>-5.315582454744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">
                <text:p>0.46</text:p>
              </table:table-cell>
              <table:table-cell office:value-type="float" office:value="-5.99458787801258">
                <text:p>-5.994587878012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">
                <text:p>0.47</text:p>
              </table:table-cell>
              <table:table-cell office:value-type="float" office:value="-5.53254810607685">
                <text:p>-5.532548106076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">
                <text:p>0.48</text:p>
              </table:table-cell>
              <table:table-cell office:value-type="float" office:value="-4.01741051288338">
                <text:p>-4.017410512883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">
                <text:p>0.49</text:p>
              </table:table-cell>
              <table:table-cell office:value-type="float" office:value="-1.73757531975968">
                <text:p>-1.737575319759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0.873000202851676">
                <text:p>0.8730002028516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">
                <text:p>0.51</text:p>
              </table:table-cell>
              <table:table-cell office:value-type="float" office:value="3.31740372045672">
                <text:p>3.317403720456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5.13035305758964">
                <text:p>5.130353057589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">
                <text:p>0.53</text:p>
              </table:table-cell>
              <table:table-cell office:value-type="float" office:value="5.96676074996101">
                <text:p>5.966760749961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">
                <text:p>0.54</text:p>
              </table:table-cell>
              <table:table-cell office:value-type="float" office:value="5.66742002672467">
                <text:p>5.667420026724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">
                <text:p>0.55</text:p>
              </table:table-cell>
              <table:table-cell office:value-type="float" office:value="4.28930916577534">
                <text:p>4.289309165775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">
                <text:p>0.56</text:p>
              </table:table-cell>
              <table:table-cell office:value-type="float" office:value="2.09474591244328">
                <text:p>2.094745912443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7">
                <text:p>0.57</text:p>
              </table:table-cell>
              <table:table-cell office:value-type="float" office:value="-0.498543626532742">
                <text:p>-0.4985436265327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">
                <text:p>0.58</text:p>
              </table:table-cell>
              <table:table-cell office:value-type="float" office:value="-2.99693743268593">
                <text:p>-2.996937432685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">
                <text:p>0.59</text:p>
              </table:table-cell>
              <table:table-cell office:value-type="float" office:value="-4.92487650075188">
                <text:p>-4.924876500751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">
                <text:p>0.6</text:p>
              </table:table-cell>
              <table:table-cell office:value-type="float" office:value="-5.91538554318304">
                <text:p>-5.915385543183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">
                <text:p>0.61</text:p>
              </table:table-cell>
              <table:table-cell office:value-type="float" office:value="-5.77992522972494">
                <text:p>-5.779925229724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2">
                <text:p>0.62</text:p>
              </table:table-cell>
              <table:table-cell office:value-type="float" office:value="-4.54427987498898">
                <text:p>-4.544279874988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3">
                <text:p>0.63</text:p>
              </table:table-cell>
              <table:table-cell office:value-type="float" office:value="-2.44364950000887">
                <text:p>-2.443649500008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">
                <text:p>0.64</text:p>
              </table:table-cell>
              <table:table-cell office:value-type="float" office:value="0.122119526282738">
                <text:p>0.1221195262827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">
                <text:p>0.65</text:p>
              </table:table-cell>
              <table:table-cell office:value-type="float" office:value="2.66464360203886">
                <text:p>2.664643602038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6">
                <text:p>0.66</text:p>
              </table:table-cell>
              <table:table-cell office:value-type="float" office:value="4.6999637063277">
                <text:p>4.69996370632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">
                <text:p>0.67</text:p>
              </table:table-cell>
              <table:table-cell office:value-type="float" office:value="5.84066501214871">
                <text:p>5.840665012148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8">
                <text:p>0.68</text:p>
              </table:table-cell>
              <table:table-cell office:value-type="float" office:value="5.86961970844014">
                <text:p>5.869619708440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">
                <text:p>0.69</text:p>
              </table:table-cell>
              <table:table-cell office:value-type="float" office:value="4.78131638761998">
                <text:p>4.781316387619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">
                <text:p>0.7</text:p>
              </table:table-cell>
              <table:table-cell office:value-type="float" office:value="2.78290911939518">
                <text:p>2.782909119395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1">
                <text:p>0.71</text:p>
              </table:table-cell>
              <table:table-cell office:value-type="float" office:value="0.254786523946358">
                <text:p>0.2547865239463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2">
                <text:p>0.72</text:p>
              </table:table-cell>
              <table:table-cell office:value-type="float" office:value="-2.32183364045433">
                <text:p>-2.321833640454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3">
                <text:p>0.73</text:p>
              </table:table-cell>
              <table:table-cell office:value-type="float" office:value="-4.45650230236383">
                <text:p>-4.4565023023638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4">
                <text:p>0.74</text:p>
              </table:table-cell>
              <table:table-cell office:value-type="float" office:value="-5.74289404465746">
                <text:p>-5.7428940446574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5">
                <text:p>0.75</text:p>
              </table:table-cell>
              <table:table-cell office:value-type="float" office:value="-5.93614947974029">
                <text:p>-5.936149479740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6">
                <text:p>0.76</text:p>
              </table:table-cell>
              <table:table-cell office:value-type="float" office:value="-4.99948322884474">
                <text:p>-4.999483228844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7">
                <text:p>0.77</text:p>
              </table:table-cell>
              <table:table-cell office:value-type="float" office:value="-3.11118586787748">
                <text:p>-3.111185867877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8">
                <text:p>0.78</text:p>
              </table:table-cell>
              <table:table-cell office:value-type="float" office:value="-0.630687048166327">
                <text:p>-0.6306870481663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9">
                <text:p>0.79</text:p>
              </table:table-cell>
              <table:table-cell office:value-type="float" office:value="1.96986046223585">
                <text:p>1.969860462235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">
                <text:p>0.8</text:p>
              </table:table-cell>
              <table:table-cell office:value-type="float" office:value="4.19545311979476">
                <text:p>4.195453119794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1">
                <text:p>0.81</text:p>
              </table:table-cell>
              <table:table-cell office:value-type="float" office:value="5.62245849805066">
                <text:p>5.622458498050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2">
                <text:p>0.82</text:p>
              </table:table-cell>
              <table:table-cell office:value-type="float" office:value="5.97925198101264">
                <text:p>5.979251981012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3">
                <text:p>0.83</text:p>
              </table:table-cell>
              <table:table-cell office:value-type="float" office:value="5.19791939381189">
                <text:p>5.197919393811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4">
                <text:p>0.84</text:p>
              </table:table-cell>
              <table:table-cell office:value-type="float" office:value="3.42718418710492">
                <text:p>3.427184187104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5">
                <text:p>0.85</text:p>
              </table:table-cell>
              <table:table-cell office:value-type="float" office:value="1.00409853874069">
                <text:p>1.004098538740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6">
                <text:p>0.86</text:p>
              </table:table-cell>
              <table:table-cell office:value-type="float" office:value="-1.61011314471657">
                <text:p>-1.6101131447165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7">
                <text:p>0.87</text:p>
              </table:table-cell>
              <table:table-cell office:value-type="float" office:value="-3.91784640048207">
                <text:p>-3.917846400482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8">
                <text:p>0.88</text:p>
              </table:table-cell>
              <table:table-cell office:value-type="float" office:value="-5.47983367640902">
                <text:p>-5.479833676409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9">
                <text:p>0.89</text:p>
              </table:table-cell>
              <table:table-cell office:value-type="float" office:value="-5.99875710637633">
                <text:p>-5.998757106376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">
                <text:p>0.9</text:p>
              </table:table-cell>
              <table:table-cell office:value-type="float" office:value="-5.37584174563514">
                <text:p>-5.375841745635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1">
                <text:p>0.91</text:p>
              </table:table-cell>
              <table:table-cell office:value-type="float" office:value="-3.72965697607732">
                <text:p>-3.729656976077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2">
                <text:p>0.92</text:p>
              </table:table-cell>
              <table:table-cell office:value-type="float" office:value="-1.37354731111163">
                <text:p>-1.3735473111116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3">
                <text:p>0.93</text:p>
              </table:table-cell>
              <table:table-cell office:value-type="float" office:value="1.24401144620583">
                <text:p>1.2440114462058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4">
                <text:p>0.94</text:p>
              </table:table-cell>
              <table:table-cell office:value-type="float" office:value="3.62477773132044">
                <text:p>3.624777731320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5">
                <text:p>0.95</text:p>
              </table:table-cell>
              <table:table-cell office:value-type="float" office:value="5.31558245474445">
                <text:p>5.315582454744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6">
                <text:p>0.96</text:p>
              </table:table-cell>
              <table:table-cell office:value-type="float" office:value="5.99458787801258">
                <text:p>5.9945878780125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7">
                <text:p>0.97</text:p>
              </table:table-cell>
              <table:table-cell office:value-type="float" office:value="5.53254810607686">
                <text:p>5.532548106076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8">
                <text:p>0.98</text:p>
              </table:table-cell>
              <table:table-cell office:value-type="float" office:value="4.01741051288339">
                <text:p>4.017410512883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">
                <text:p>0.99</text:p>
              </table:table-cell>
              <table:table-cell office:value-type="float" office:value="1.73757531975969">
                <text:p>1.737575319759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-0.873000202851671">
                <text:p>-0.8730002028516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01">
                <text:p>1.01</text:p>
              </table:table-cell>
              <table:table-cell office:value-type="float" office:value="-3.31740372045672">
                <text:p>-3.3174037204567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2">
                <text:p>1.02</text:p>
              </table:table-cell>
              <table:table-cell office:value-type="float" office:value="-5.13035305758964">
                <text:p>-5.130353057589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3">
                <text:p>1.03</text:p>
              </table:table-cell>
              <table:table-cell office:value-type="float" office:value="-5.96676074996101">
                <text:p>-5.966760749961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4">
                <text:p>1.04</text:p>
              </table:table-cell>
              <table:table-cell office:value-type="float" office:value="-5.66742002672467">
                <text:p>-5.667420026724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5">
                <text:p>1.05</text:p>
              </table:table-cell>
              <table:table-cell office:value-type="float" office:value="-4.28930916577533">
                <text:p>-4.289309165775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6">
                <text:p>1.06</text:p>
              </table:table-cell>
              <table:table-cell office:value-type="float" office:value="-2.09474591244331">
                <text:p>-2.094745912443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7">
                <text:p>1.07</text:p>
              </table:table-cell>
              <table:table-cell office:value-type="float" office:value="0.498543626532716">
                <text:p>0.49854362653271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8">
                <text:p>1.08</text:p>
              </table:table-cell>
              <table:table-cell office:value-type="float" office:value="2.99693743268594">
                <text:p>2.9969374326859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9">
                <text:p>1.09</text:p>
              </table:table-cell>
              <table:table-cell office:value-type="float" office:value="4.92487650075188">
                <text:p>4.9248765007518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1">
                <text:p>1.1</text:p>
              </table:table-cell>
              <table:table-cell office:value-type="float" office:value="5.91538554318304">
                <text:p>5.915385543183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1">
                <text:p>1.11</text:p>
              </table:table-cell>
              <table:table-cell office:value-type="float" office:value="5.77992522972493">
                <text:p>5.7799252297249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2">
                <text:p>1.12</text:p>
              </table:table-cell>
              <table:table-cell office:value-type="float" office:value="4.54427987498894">
                <text:p>4.5442798749889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3">
                <text:p>1.13</text:p>
              </table:table-cell>
              <table:table-cell office:value-type="float" office:value="2.44364950000893">
                <text:p>2.4436495000089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4">
                <text:p>1.14</text:p>
              </table:table-cell>
              <table:table-cell office:value-type="float" office:value="-0.122119526282796">
                <text:p>-0.12211952628279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5">
                <text:p>1.15</text:p>
              </table:table-cell>
              <table:table-cell office:value-type="float" office:value="-2.6646436020388">
                <text:p>-2.66464360203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6">
                <text:p>1.16</text:p>
              </table:table-cell>
              <table:table-cell office:value-type="float" office:value="-4.69996370632769">
                <text:p>-4.6999637063276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7">
                <text:p>1.17</text:p>
              </table:table-cell>
              <table:table-cell office:value-type="float" office:value="-5.8406650121487">
                <text:p>-5.840665012148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8">
                <text:p>1.18</text:p>
              </table:table-cell>
              <table:table-cell office:value-type="float" office:value="-5.86961970844014">
                <text:p>-5.8696197084401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9">
                <text:p>1.19</text:p>
              </table:table-cell>
              <table:table-cell office:value-type="float" office:value="-4.78131638761999">
                <text:p>-4.781316387619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2">
                <text:p>1.2</text:p>
              </table:table-cell>
              <table:table-cell office:value-type="float" office:value="-2.7829091193952">
                <text:p>-2.78290911939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1">
                <text:p>1.21</text:p>
              </table:table-cell>
              <table:table-cell office:value-type="float" office:value="-0.254786523946342">
                <text:p>-0.2547865239463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2">
                <text:p>1.22</text:p>
              </table:table-cell>
              <table:table-cell office:value-type="float" office:value="2.32183364045434">
                <text:p>2.3218336404543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3">
                <text:p>1.23</text:p>
              </table:table-cell>
              <table:table-cell office:value-type="float" office:value="4.45650230236381">
                <text:p>4.4565023023638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4">
                <text:p>1.24</text:p>
              </table:table-cell>
              <table:table-cell office:value-type="float" office:value="5.74289404465745">
                <text:p>5.7428940446574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5">
                <text:p>1.25</text:p>
              </table:table-cell>
              <table:table-cell office:value-type="float" office:value="5.93614947974029">
                <text:p>5.9361494797402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6">
                <text:p>1.26</text:p>
              </table:table-cell>
              <table:table-cell office:value-type="float" office:value="4.99948322884476">
                <text:p>4.9994832288447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7">
                <text:p>1.27</text:p>
              </table:table-cell>
              <table:table-cell office:value-type="float" office:value="3.1111858678775">
                <text:p>3.11118586787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8">
                <text:p>1.28</text:p>
              </table:table-cell>
              <table:table-cell office:value-type="float" office:value="0.630687048166354">
                <text:p>0.63068704816635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9">
                <text:p>1.29</text:p>
              </table:table-cell>
              <table:table-cell office:value-type="float" office:value="-1.96986046223587">
                <text:p>-1.9698604622358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3">
                <text:p>1.3</text:p>
              </table:table-cell>
              <table:table-cell office:value-type="float" office:value="-4.1954531197948">
                <text:p>-4.19545311979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1">
                <text:p>1.31</text:p>
              </table:table-cell>
              <table:table-cell office:value-type="float" office:value="-5.62245849805067">
                <text:p>-5.622458498050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2">
                <text:p>1.32</text:p>
              </table:table-cell>
              <table:table-cell office:value-type="float" office:value="-5.97925198101264">
                <text:p>-5.9792519810126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3">
                <text:p>1.33</text:p>
              </table:table-cell>
              <table:table-cell office:value-type="float" office:value="-5.19791939381192">
                <text:p>-5.1979193938119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4">
                <text:p>1.34</text:p>
              </table:table-cell>
              <table:table-cell office:value-type="float" office:value="-3.42718418710491">
                <text:p>-3.4271841871049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5">
                <text:p>1.35</text:p>
              </table:table-cell>
              <table:table-cell office:value-type="float" office:value="-1.00409853874063">
                <text:p>-1.0040985387406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6">
                <text:p>1.36</text:p>
              </table:table-cell>
              <table:table-cell office:value-type="float" office:value="1.61011314471659">
                <text:p>1.6101131447165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7">
                <text:p>1.37</text:p>
              </table:table-cell>
              <table:table-cell office:value-type="float" office:value="3.91784640048205">
                <text:p>3.9178464004820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8">
                <text:p>1.38</text:p>
              </table:table-cell>
              <table:table-cell office:value-type="float" office:value="5.47983367640899">
                <text:p>5.4798336764089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9">
                <text:p>1.39</text:p>
              </table:table-cell>
              <table:table-cell office:value-type="float" office:value="5.99875710637633">
                <text:p>5.998757106376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4">
                <text:p>1.4</text:p>
              </table:table-cell>
              <table:table-cell office:value-type="float" office:value="5.37584174563517">
                <text:p>5.3758417456351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1">
                <text:p>1.41</text:p>
              </table:table-cell>
              <table:table-cell office:value-type="float" office:value="3.72965697607734">
                <text:p>3.7296569760773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2">
                <text:p>1.42</text:p>
              </table:table-cell>
              <table:table-cell office:value-type="float" office:value="1.37354731111165">
                <text:p>1.3735473111116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3">
                <text:p>1.43</text:p>
              </table:table-cell>
              <table:table-cell office:value-type="float" office:value="-1.24401144620576">
                <text:p>-1.244011446205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4">
                <text:p>1.44</text:p>
              </table:table-cell>
              <table:table-cell office:value-type="float" office:value="-3.62477773132042">
                <text:p>-3.6247777313204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5">
                <text:p>1.45</text:p>
              </table:table-cell>
              <table:table-cell office:value-type="float" office:value="-5.31558245474446">
                <text:p>-5.3155824547444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6">
                <text:p>1.46</text:p>
              </table:table-cell>
              <table:table-cell office:value-type="float" office:value="-5.99458787801258">
                <text:p>-5.9945878780125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7">
                <text:p>1.47</text:p>
              </table:table-cell>
              <table:table-cell office:value-type="float" office:value="-5.53254810607687">
                <text:p>-5.5325481060768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8">
                <text:p>1.48</text:p>
              </table:table-cell>
              <table:table-cell office:value-type="float" office:value="-4.01741051288338">
                <text:p>-4.0174105128833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9">
                <text:p>1.49</text:p>
              </table:table-cell>
              <table:table-cell office:value-type="float" office:value="-1.73757531975971">
                <text:p>-1.7375753197597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5">
                <text:p>1.5</text:p>
              </table:table-cell>
              <table:table-cell office:value-type="float" office:value="0.873000202851687">
                <text:p>0.87300020285168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1">
                <text:p>1.51</text:p>
              </table:table-cell>
              <table:table-cell office:value-type="float" office:value="3.31740372045669">
                <text:p>3.3174037204566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2">
                <text:p>1.52</text:p>
              </table:table-cell>
              <table:table-cell office:value-type="float" office:value="5.13035305758965">
                <text:p>5.1303530575896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3">
                <text:p>1.53</text:p>
              </table:table-cell>
              <table:table-cell office:value-type="float" office:value="5.96676074996101">
                <text:p>5.9667607499610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4">
                <text:p>1.54</text:p>
              </table:table-cell>
              <table:table-cell office:value-type="float" office:value="5.66742002672466">
                <text:p>5.6674200267246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5">
                <text:p>1.55</text:p>
              </table:table-cell>
              <table:table-cell office:value-type="float" office:value="4.28930916577535">
                <text:p>4.2893091657753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6">
                <text:p>1.56</text:p>
              </table:table-cell>
              <table:table-cell office:value-type="float" office:value="2.09474591244333">
                <text:p>2.094745912443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7">
                <text:p>1.57</text:p>
              </table:table-cell>
              <table:table-cell office:value-type="float" office:value="-0.498543626532732">
                <text:p>-0.49854362653273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58">
                <text:p>1.58</text:p>
              </table:table-cell>
              <table:table-cell office:value-type="float" office:value="-2.99693743268592">
                <text:p>-2.996937432685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9">
                <text:p>1.59</text:p>
              </table:table-cell>
              <table:table-cell office:value-type="float" office:value="-4.92487650075185">
                <text:p>-4.9248765007518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6">
                <text:p>1.6</text:p>
              </table:table-cell>
              <table:table-cell office:value-type="float" office:value="-5.91538554318303">
                <text:p>-5.9153855431830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1">
                <text:p>1.61</text:p>
              </table:table-cell>
              <table:table-cell office:value-type="float" office:value="-5.77992522972495">
                <text:p>-5.7799252297249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2">
                <text:p>1.62</text:p>
              </table:table-cell>
              <table:table-cell office:value-type="float" office:value="-4.54427987498896">
                <text:p>-4.5442798749889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63">
                <text:p>1.63</text:p>
              </table:table-cell>
              <table:table-cell office:value-type="float" office:value="-2.44364950000892">
                <text:p>-2.4436495000089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64">
                <text:p>1.64</text:p>
              </table:table-cell>
              <table:table-cell office:value-type="float" office:value="0.12211952628277">
                <text:p>0.1221195262827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65">
                <text:p>1.65</text:p>
              </table:table-cell>
              <table:table-cell office:value-type="float" office:value="2.66464360203881">
                <text:p>2.6646436020388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66">
                <text:p>1.66</text:p>
              </table:table-cell>
              <table:table-cell office:value-type="float" office:value="4.69996370632772">
                <text:p>4.6999637063277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67">
                <text:p>1.67</text:p>
              </table:table-cell>
              <table:table-cell office:value-type="float" office:value="5.8406650121487">
                <text:p>5.840665012148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68">
                <text:p>1.68</text:p>
              </table:table-cell>
              <table:table-cell office:value-type="float" office:value="5.86961970844013">
                <text:p>5.8696197084401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69">
                <text:p>1.69</text:p>
              </table:table-cell>
              <table:table-cell office:value-type="float" office:value="4.78131638761998">
                <text:p>4.7813163876199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7">
                <text:p>1.7</text:p>
              </table:table-cell>
              <table:table-cell office:value-type="float" office:value="2.78290911939515">
                <text:p>2.7829091193951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71">
                <text:p>1.71</text:p>
              </table:table-cell>
              <table:table-cell office:value-type="float" office:value="0.254786523946325">
                <text:p>0.2547865239463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72">
                <text:p>1.72</text:p>
              </table:table-cell>
              <table:table-cell office:value-type="float" office:value="-2.32183364045432">
                <text:p>-2.3218336404543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73">
                <text:p>1.73</text:p>
              </table:table-cell>
              <table:table-cell office:value-type="float" office:value="-4.45650230236379">
                <text:p>-4.4565023023637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74">
                <text:p>1.74</text:p>
              </table:table-cell>
              <table:table-cell office:value-type="float" office:value="-5.74289404465745">
                <text:p>-5.7428940446574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75">
                <text:p>1.75</text:p>
              </table:table-cell>
              <table:table-cell office:value-type="float" office:value="-5.9361494797403">
                <text:p>-5.936149479740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76">
                <text:p>1.76</text:p>
              </table:table-cell>
              <table:table-cell office:value-type="float" office:value="-4.99948322884475">
                <text:p>-4.999483228844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77">
                <text:p>1.77</text:p>
              </table:table-cell>
              <table:table-cell office:value-type="float" office:value="-3.11118586787753">
                <text:p>-3.1111858678775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78">
                <text:p>1.78</text:p>
              </table:table-cell>
              <table:table-cell office:value-type="float" office:value="-0.630687048166295">
                <text:p>-0.63068704816629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79">
                <text:p>1.79</text:p>
              </table:table-cell>
              <table:table-cell office:value-type="float" office:value="1.96986046223584">
                <text:p>1.9698604622358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8">
                <text:p>1.8</text:p>
              </table:table-cell>
              <table:table-cell office:value-type="float" office:value="4.19545311979478">
                <text:p>4.1954531197947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81">
                <text:p>1.81</text:p>
              </table:table-cell>
              <table:table-cell office:value-type="float" office:value="5.62245849805066">
                <text:p>5.6224584980506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82">
                <text:p>1.82</text:p>
              </table:table-cell>
              <table:table-cell office:value-type="float" office:value="5.97925198101264">
                <text:p>5.979251981012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83">
                <text:p>1.83</text:p>
              </table:table-cell>
              <table:table-cell office:value-type="float" office:value="5.19791939381189">
                <text:p>5.1979193938118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84">
                <text:p>1.84</text:p>
              </table:table-cell>
              <table:table-cell office:value-type="float" office:value="3.42718418710493">
                <text:p>3.4271841871049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85">
                <text:p>1.85</text:p>
              </table:table-cell>
              <table:table-cell office:value-type="float" office:value="1.00409853874066">
                <text:p>1.0040985387406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86">
                <text:p>1.86</text:p>
              </table:table-cell>
              <table:table-cell office:value-type="float" office:value="-1.61011314471656">
                <text:p>-1.6101131447165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87">
                <text:p>1.87</text:p>
              </table:table-cell>
              <table:table-cell office:value-type="float" office:value="-3.9178464004821">
                <text:p>-3.917846400482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88">
                <text:p>1.88</text:p>
              </table:table-cell>
              <table:table-cell office:value-type="float" office:value="-5.47983367640901">
                <text:p>-5.4798336764090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89">
                <text:p>1.89</text:p>
              </table:table-cell>
              <table:table-cell office:value-type="float" office:value="-5.99875710637633">
                <text:p>-5.9987571063763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9">
                <text:p>1.9</text:p>
              </table:table-cell>
              <table:table-cell office:value-type="float" office:value="-5.37584174563518">
                <text:p>-5.3758417456351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91">
                <text:p>1.91</text:p>
              </table:table-cell>
              <table:table-cell office:value-type="float" office:value="-3.72965697607729">
                <text:p>-3.7296569760772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92">
                <text:p>1.92</text:p>
              </table:table-cell>
              <table:table-cell office:value-type="float" office:value="-1.37354731111168">
                <text:p>-1.3735473111116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93">
                <text:p>1.93</text:p>
              </table:table-cell>
              <table:table-cell office:value-type="float" office:value="1.2440114462059">
                <text:p>1.244011446205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94">
                <text:p>1.94</text:p>
              </table:table-cell>
              <table:table-cell office:value-type="float" office:value="3.6247777313204">
                <text:p>3.624777731320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95">
                <text:p>1.95</text:p>
              </table:table-cell>
              <table:table-cell office:value-type="float" office:value="5.31558245474445">
                <text:p>5.3155824547444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96">
                <text:p>1.96</text:p>
              </table:table-cell>
              <table:table-cell office:value-type="float" office:value="5.99458787801258">
                <text:p>5.9945878780125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97">
                <text:p>1.97</text:p>
              </table:table-cell>
              <table:table-cell office:value-type="float" office:value="5.53254810607685">
                <text:p>5.5325481060768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8">
                <text:p>1.98</text:p>
              </table:table-cell>
              <table:table-cell office:value-type="float" office:value="4.0174105128834">
                <text:p>4.017410512883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99">
                <text:p>1.99</text:p>
              </table:table-cell>
              <table:table-cell office:value-type="float" office:value="1.73757531975966">
                <text:p>1.7375753197596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">
                <text:p>2</text:p>
              </table:table-cell>
              <table:table-cell office:value-type="float" office:value="-0.873000202851661">
                <text:p>-0.87300020285166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01">
                <text:p>2.01</text:p>
              </table:table-cell>
              <table:table-cell office:value-type="float" office:value="-3.31740372045667">
                <text:p>-3.3174037204566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02">
                <text:p>2.02</text:p>
              </table:table-cell>
              <table:table-cell office:value-type="float" office:value="-5.13035305758964">
                <text:p>-5.1303530575896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03">
                <text:p>2.03</text:p>
              </table:table-cell>
              <table:table-cell office:value-type="float" office:value="-5.966760749961">
                <text:p>-5.96676074996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04">
                <text:p>2.04</text:p>
              </table:table-cell>
              <table:table-cell office:value-type="float" office:value="-5.66742002672467">
                <text:p>-5.6674200267246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05">
                <text:p>2.05</text:p>
              </table:table-cell>
              <table:table-cell office:value-type="float" office:value="-4.28930916577536">
                <text:p>-4.2893091657753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06">
                <text:p>2.06</text:p>
              </table:table-cell>
              <table:table-cell office:value-type="float" office:value="-2.09474591244328">
                <text:p>-2.0947459124432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07">
                <text:p>2.07</text:p>
              </table:table-cell>
              <table:table-cell office:value-type="float" office:value="0.49854362653262">
                <text:p>0.4985436265326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08">
                <text:p>2.08</text:p>
              </table:table-cell>
              <table:table-cell office:value-type="float" office:value="2.99693743268597">
                <text:p>2.9969374326859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09">
                <text:p>2.09</text:p>
              </table:table-cell>
              <table:table-cell office:value-type="float" office:value="4.92487650075183">
                <text:p>4.9248765007518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1">
                <text:p>2.1</text:p>
              </table:table-cell>
              <table:table-cell office:value-type="float" office:value="5.91538554318304">
                <text:p>5.9153855431830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11">
                <text:p>2.11</text:p>
              </table:table-cell>
              <table:table-cell office:value-type="float" office:value="5.77992522972496">
                <text:p>5.7799252297249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12">
                <text:p>2.12</text:p>
              </table:table-cell>
              <table:table-cell office:value-type="float" office:value="4.54427987498898">
                <text:p>4.5442798749889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13">
                <text:p>2.13</text:p>
              </table:table-cell>
              <table:table-cell office:value-type="float" office:value="2.44364950000894">
                <text:p>2.4436495000089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14">
                <text:p>2.14</text:p>
              </table:table-cell>
              <table:table-cell office:value-type="float" office:value="-0.122119526282743">
                <text:p>-0.12211952628274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15">
                <text:p>2.15</text:p>
              </table:table-cell>
              <table:table-cell office:value-type="float" office:value="-2.66464360203879">
                <text:p>-2.6646436020387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16">
                <text:p>2.16</text:p>
              </table:table-cell>
              <table:table-cell office:value-type="float" office:value="-4.69996370632771">
                <text:p>-4.6999637063277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17">
                <text:p>2.17</text:p>
              </table:table-cell>
              <table:table-cell office:value-type="float" office:value="-5.8406650121487">
                <text:p>-5.840665012148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18">
                <text:p>2.18</text:p>
              </table:table-cell>
              <table:table-cell office:value-type="float" office:value="-5.86961970844013">
                <text:p>-5.8696197084401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19">
                <text:p>2.19</text:p>
              </table:table-cell>
              <table:table-cell office:value-type="float" office:value="-4.78131638762">
                <text:p>-4.7813163876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2">
                <text:p>2.2</text:p>
              </table:table-cell>
              <table:table-cell office:value-type="float" office:value="-2.78290911939518">
                <text:p>-2.7829091193951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21">
                <text:p>2.21</text:p>
              </table:table-cell>
              <table:table-cell office:value-type="float" office:value="-0.254786523946352">
                <text:p>-0.25478652394635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22">
                <text:p>2.22</text:p>
              </table:table-cell>
              <table:table-cell office:value-type="float" office:value="2.32183364045437">
                <text:p>2.3218336404543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23">
                <text:p>2.23</text:p>
              </table:table-cell>
              <table:table-cell office:value-type="float" office:value="4.45650230236383">
                <text:p>4.4565023023638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24">
                <text:p>2.24</text:p>
              </table:table-cell>
              <table:table-cell office:value-type="float" office:value="5.74289404465747">
                <text:p>5.7428940446574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25">
                <text:p>2.25</text:p>
              </table:table-cell>
              <table:table-cell office:value-type="float" office:value="5.93614947974029">
                <text:p>5.9361494797402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26">
                <text:p>2.26</text:p>
              </table:table-cell>
              <table:table-cell office:value-type="float" office:value="4.99948322884481">
                <text:p>4.9994832288448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27">
                <text:p>2.27</text:p>
              </table:table-cell>
              <table:table-cell office:value-type="float" office:value="3.11118586787748">
                <text:p>3.1111858678774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28">
                <text:p>2.28</text:p>
              </table:table-cell>
              <table:table-cell office:value-type="float" office:value="0.630687048166237">
                <text:p>0.63068704816623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29">
                <text:p>2.29</text:p>
              </table:table-cell>
              <table:table-cell office:value-type="float" office:value="-1.96986046223582">
                <text:p>-1.9698604622358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3">
                <text:p>2.3</text:p>
              </table:table-cell>
              <table:table-cell office:value-type="float" office:value="-4.1954531197947">
                <text:p>-4.195453119794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31">
                <text:p>2.31</text:p>
              </table:table-cell>
              <table:table-cell office:value-type="float" office:value="-5.62245849805065">
                <text:p>-5.6224584980506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32">
                <text:p>2.32</text:p>
              </table:table-cell>
              <table:table-cell office:value-type="float" office:value="-5.97925198101265">
                <text:p>-5.9792519810126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33">
                <text:p>2.33</text:p>
              </table:table-cell>
              <table:table-cell office:value-type="float" office:value="-5.1979193938119">
                <text:p>-5.197919393811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34">
                <text:p>2.34</text:p>
              </table:table-cell>
              <table:table-cell office:value-type="float" office:value="-3.42718418710495">
                <text:p>-3.4271841871049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35">
                <text:p>2.35</text:p>
              </table:table-cell>
              <table:table-cell office:value-type="float" office:value="-1.00409853874068">
                <text:p>-1.0040985387406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36">
                <text:p>2.36</text:p>
              </table:table-cell>
              <table:table-cell office:value-type="float" office:value="1.61011314471654">
                <text:p>1.6101131447165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37">
                <text:p>2.37</text:p>
              </table:table-cell>
              <table:table-cell office:value-type="float" office:value="3.91784640048208">
                <text:p>3.9178464004820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38">
                <text:p>2.38</text:p>
              </table:table-cell>
              <table:table-cell office:value-type="float" office:value="5.479833676409">
                <text:p>5.47983367640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39">
                <text:p>2.39</text:p>
              </table:table-cell>
              <table:table-cell office:value-type="float" office:value="5.99875710637633">
                <text:p>5.9987571063763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4">
                <text:p>2.4</text:p>
              </table:table-cell>
              <table:table-cell office:value-type="float" office:value="5.37584174563515">
                <text:p>5.3758417456351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41">
                <text:p>2.41</text:p>
              </table:table-cell>
              <table:table-cell office:value-type="float" office:value="3.72965697607731">
                <text:p>3.7296569760773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42">
                <text:p>2.42</text:p>
              </table:table-cell>
              <table:table-cell office:value-type="float" office:value="1.37354731111162">
                <text:p>1.3735473111116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43">
                <text:p>2.43</text:p>
              </table:table-cell>
              <table:table-cell office:value-type="float" office:value="-1.24401144620587">
                <text:p>-1.2440114462058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44">
                <text:p>2.44</text:p>
              </table:table-cell>
              <table:table-cell office:value-type="float" office:value="-3.62477773132045">
                <text:p>-3.6247777313204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45">
                <text:p>2.45</text:p>
              </table:table-cell>
              <table:table-cell office:value-type="float" office:value="-5.31558245474448">
                <text:p>-5.3155824547444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46">
                <text:p>2.46</text:p>
              </table:table-cell>
              <table:table-cell office:value-type="float" office:value="-5.99458787801258">
                <text:p>-5.9945878780125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47">
                <text:p>2.47</text:p>
              </table:table-cell>
              <table:table-cell office:value-type="float" office:value="-5.53254810607683">
                <text:p>-5.5325481060768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48">
                <text:p>2.48</text:p>
              </table:table-cell>
              <table:table-cell office:value-type="float" office:value="-4.01741051288342">
                <text:p>-4.0174105128834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49">
                <text:p>2.49</text:p>
              </table:table-cell>
              <table:table-cell office:value-type="float" office:value="-1.73757531975968">
                <text:p>-1.7375753197596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5">
                <text:p>2.5</text:p>
              </table:table-cell>
              <table:table-cell office:value-type="float" office:value="0.873000202851635">
                <text:p>0.87300020285163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51">
                <text:p>2.51</text:p>
              </table:table-cell>
              <table:table-cell office:value-type="float" office:value="3.31740372045665">
                <text:p>3.3174037204566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52">
                <text:p>2.52</text:p>
              </table:table-cell>
              <table:table-cell office:value-type="float" office:value="5.13035305758962">
                <text:p>5.1303530575896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53">
                <text:p>2.53</text:p>
              </table:table-cell>
              <table:table-cell office:value-type="float" office:value="5.96676074996101">
                <text:p>5.9667607499610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54">
                <text:p>2.54</text:p>
              </table:table-cell>
              <table:table-cell office:value-type="float" office:value="5.66742002672468">
                <text:p>5.6674200267246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55">
                <text:p>2.55</text:p>
              </table:table-cell>
              <table:table-cell office:value-type="float" office:value="4.28930916577538">
                <text:p>4.2893091657753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56">
                <text:p>2.56</text:p>
              </table:table-cell>
              <table:table-cell office:value-type="float" office:value="2.0947459124433">
                <text:p>2.094745912443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57">
                <text:p>2.57</text:p>
              </table:table-cell>
              <table:table-cell office:value-type="float" office:value="-0.498543626532764">
                <text:p>-0.49854362653276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58">
                <text:p>2.58</text:p>
              </table:table-cell>
              <table:table-cell office:value-type="float" office:value="-2.99693743268595">
                <text:p>-2.9969374326859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59">
                <text:p>2.59</text:p>
              </table:table-cell>
              <table:table-cell office:value-type="float" office:value="-4.92487650075186">
                <text:p>-4.9248765007518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6">
                <text:p>2.6</text:p>
              </table:table-cell>
              <table:table-cell office:value-type="float" office:value="-5.91538554318304">
                <text:p>-5.9153855431830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61">
                <text:p>2.61</text:p>
              </table:table-cell>
              <table:table-cell office:value-type="float" office:value="-5.77992522972494">
                <text:p>-5.7799252297249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62">
                <text:p>2.62</text:p>
              </table:table-cell>
              <table:table-cell office:value-type="float" office:value="-4.54427987498894">
                <text:p>-4.5442798749889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63">
                <text:p>2.63</text:p>
              </table:table-cell>
              <table:table-cell office:value-type="float" office:value="-2.44364950000896">
                <text:p>-2.4436495000089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64">
                <text:p>2.64</text:p>
              </table:table-cell>
              <table:table-cell office:value-type="float" office:value="0.122119526282802">
                <text:p>0.12211952628280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65">
                <text:p>2.65</text:p>
              </table:table-cell>
              <table:table-cell office:value-type="float" office:value="2.66464360203876">
                <text:p>2.6646436020387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66">
                <text:p>2.66</text:p>
              </table:table-cell>
              <table:table-cell office:value-type="float" office:value="4.69996370632769">
                <text:p>4.6999637063276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67">
                <text:p>2.67</text:p>
              </table:table-cell>
              <table:table-cell office:value-type="float" office:value="5.84066501214869">
                <text:p>5.8406650121486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68">
                <text:p>2.68</text:p>
              </table:table-cell>
              <table:table-cell office:value-type="float" office:value="5.86961970844014">
                <text:p>5.8696197084401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69">
                <text:p>2.69</text:p>
              </table:table-cell>
              <table:table-cell office:value-type="float" office:value="4.78131638762002">
                <text:p>4.7813163876200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7">
                <text:p>2.7</text:p>
              </table:table-cell>
              <table:table-cell office:value-type="float" office:value="2.7829091193952">
                <text:p>2.782909119395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71">
                <text:p>2.71</text:p>
              </table:table-cell>
              <table:table-cell office:value-type="float" office:value="0.254786523946378">
                <text:p>0.25478652394637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72">
                <text:p>2.72</text:p>
              </table:table-cell>
              <table:table-cell office:value-type="float" office:value="-2.32183364045427">
                <text:p>-2.3218336404542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73">
                <text:p>2.73</text:p>
              </table:table-cell>
              <table:table-cell office:value-type="float" office:value="-4.45650230236382">
                <text:p>-4.4565023023638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74">
                <text:p>2.74</text:p>
              </table:table-cell>
              <table:table-cell office:value-type="float" office:value="-5.74289404465744">
                <text:p>-5.7428940446574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75">
                <text:p>2.75</text:p>
              </table:table-cell>
              <table:table-cell office:value-type="float" office:value="-5.93614947974031">
                <text:p>-5.9361494797403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76">
                <text:p>2.76</text:p>
              </table:table-cell>
              <table:table-cell office:value-type="float" office:value="-4.99948322884483">
                <text:p>-4.9994832288448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77">
                <text:p>2.77</text:p>
              </table:table-cell>
              <table:table-cell office:value-type="float" office:value="-3.1111858678775">
                <text:p>-3.111185867877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78">
                <text:p>2.78</text:p>
              </table:table-cell>
              <table:table-cell office:value-type="float" office:value="-0.630687048166178">
                <text:p>-0.63068704816617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79">
                <text:p>2.79</text:p>
              </table:table-cell>
              <table:table-cell office:value-type="float" office:value="1.96986046223595">
                <text:p>1.9698604622359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8">
                <text:p>2.8</text:p>
              </table:table-cell>
              <table:table-cell office:value-type="float" office:value="4.19545311979469">
                <text:p>4.1954531197946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81">
                <text:p>2.81</text:p>
              </table:table-cell>
              <table:table-cell office:value-type="float" office:value="5.62245849805067">
                <text:p>5.6224584980506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82">
                <text:p>2.82</text:p>
              </table:table-cell>
              <table:table-cell office:value-type="float" office:value="5.97925198101264">
                <text:p>5.9792519810126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83">
                <text:p>2.83</text:p>
              </table:table-cell>
              <table:table-cell office:value-type="float" office:value="5.19791939381192">
                <text:p>5.1979193938119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84">
                <text:p>2.84</text:p>
              </table:table-cell>
              <table:table-cell office:value-type="float" office:value="3.42718418710498">
                <text:p>3.4271841871049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85">
                <text:p>2.85</text:p>
              </table:table-cell>
              <table:table-cell office:value-type="float" office:value="1.00409853874079">
                <text:p>1.0040985387407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86">
                <text:p>2.86</text:p>
              </table:table-cell>
              <table:table-cell office:value-type="float" office:value="-1.61011314471643">
                <text:p>-1.6101131447164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87">
                <text:p>2.87</text:p>
              </table:table-cell>
              <table:table-cell office:value-type="float" office:value="-3.91784640048206">
                <text:p>-3.9178464004820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88">
                <text:p>2.88</text:p>
              </table:table-cell>
              <table:table-cell office:value-type="float" office:value="-5.47983367640899">
                <text:p>-5.4798336764089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89">
                <text:p>2.89</text:p>
              </table:table-cell>
              <table:table-cell office:value-type="float" office:value="-5.99875710637632">
                <text:p>-5.9987571063763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9">
                <text:p>2.9</text:p>
              </table:table-cell>
              <table:table-cell office:value-type="float" office:value="-5.37584174563513">
                <text:p>-5.3758417456351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91">
                <text:p>2.91</text:p>
              </table:table-cell>
              <table:table-cell office:value-type="float" office:value="-3.72965697607733">
                <text:p>-3.7296569760773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.92">
                <text:p>2.92</text:p>
              </table:table-cell>
              <table:table-cell office:value-type="float" office:value="-1.37354731111165">
                <text:p>-1.3735473111116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93">
                <text:p>2.93</text:p>
              </table:table-cell>
              <table:table-cell office:value-type="float" office:value="1.24401144620593">
                <text:p>1.2440114462059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94">
                <text:p>2.94</text:p>
              </table:table-cell>
              <table:table-cell office:value-type="float" office:value="3.62477773132036">
                <text:p>3.6247777313203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95">
                <text:p>2.95</text:p>
              </table:table-cell>
              <table:table-cell office:value-type="float" office:value="5.31558245474446">
                <text:p>5.3155824547444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96">
                <text:p>2.96</text:p>
              </table:table-cell>
              <table:table-cell office:value-type="float" office:value="5.99458787801258">
                <text:p>5.9945878780125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97">
                <text:p>2.97</text:p>
              </table:table-cell>
              <table:table-cell office:value-type="float" office:value="5.53254810607687">
                <text:p>5.5325481060768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98">
                <text:p>2.98</text:p>
              </table:table-cell>
              <table:table-cell office:value-type="float" office:value="4.01741051288344">
                <text:p>4.0174105128834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99">
                <text:p>2.99</text:p>
              </table:table-cell>
              <table:table-cell office:value-type="float" office:value="1.73757531975963">
                <text:p>1.7375753197596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">
                <text:p>3</text:p>
              </table:table-cell>
              <table:table-cell office:value-type="float" office:value="-0.873000202851693">
                <text:p>-0.87300020285169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.01">
                <text:p>3.01</text:p>
              </table:table-cell>
              <table:table-cell office:value-type="float" office:value="-3.3174037204567">
                <text:p>-3.317403720456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02">
                <text:p>3.02</text:p>
              </table:table-cell>
              <table:table-cell office:value-type="float" office:value="-5.13035305758961">
                <text:p>-5.1303530575896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03">
                <text:p>3.03</text:p>
              </table:table-cell>
              <table:table-cell office:value-type="float" office:value="-5.966760749961">
                <text:p>-5.96676074996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04">
                <text:p>3.04</text:p>
              </table:table-cell>
              <table:table-cell office:value-type="float" office:value="-5.66742002672466">
                <text:p>-5.6674200267246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05">
                <text:p>3.05</text:p>
              </table:table-cell>
              <table:table-cell office:value-type="float" office:value="-4.28930916577534">
                <text:p>-4.2893091657753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06">
                <text:p>3.06</text:p>
              </table:table-cell>
              <table:table-cell office:value-type="float" office:value="-2.09474591244333">
                <text:p>-2.0947459124433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07">
                <text:p>3.07</text:p>
              </table:table-cell>
              <table:table-cell office:value-type="float" office:value="0.498543626532653">
                <text:p>0.49854362653265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08">
                <text:p>3.08</text:p>
              </table:table-cell>
              <table:table-cell office:value-type="float" office:value="2.996937432686">
                <text:p>2.99693743268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09">
                <text:p>3.09</text:p>
              </table:table-cell>
              <table:table-cell office:value-type="float" office:value="4.9248765007518">
                <text:p>4.924876500751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1">
                <text:p>3.1</text:p>
              </table:table-cell>
              <table:table-cell office:value-type="float" office:value="5.91538554318303">
                <text:p>5.9153855431830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11">
                <text:p>3.11</text:p>
              </table:table-cell>
              <table:table-cell office:value-type="float" office:value="5.77992522972495">
                <text:p>5.7799252297249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12">
                <text:p>3.12</text:p>
              </table:table-cell>
              <table:table-cell office:value-type="float" office:value="4.54427987498901">
                <text:p>4.5442798749890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13">
                <text:p>3.13</text:p>
              </table:table-cell>
              <table:table-cell office:value-type="float" office:value="2.44364950000899">
                <text:p>2.4436495000089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14">
                <text:p>3.14</text:p>
              </table:table-cell>
              <table:table-cell office:value-type="float" office:value="-0.122119526282776">
                <text:p>-0.12211952628277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15">
                <text:p>3.15</text:p>
              </table:table-cell>
              <table:table-cell office:value-type="float" office:value="-2.66464360203882">
                <text:p>-2.6646436020388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16">
                <text:p>3.16</text:p>
              </table:table-cell>
              <table:table-cell office:value-type="float" office:value="-4.69996370632767">
                <text:p>-4.6999637063276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17">
                <text:p>3.17</text:p>
              </table:table-cell>
              <table:table-cell office:value-type="float" office:value="-5.84066501214869">
                <text:p>-5.8406650121486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18">
                <text:p>3.18</text:p>
              </table:table-cell>
              <table:table-cell office:value-type="float" office:value="-5.86961970844013">
                <text:p>-5.8696197084401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19">
                <text:p>3.19</text:p>
              </table:table-cell>
              <table:table-cell office:value-type="float" office:value="-4.78131638761998">
                <text:p>-4.7813163876199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2">
                <text:p>3.2</text:p>
              </table:table-cell>
              <table:table-cell office:value-type="float" office:value="-2.78290911939522">
                <text:p>-2.7829091193952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21">
                <text:p>3.21</text:p>
              </table:table-cell>
              <table:table-cell office:value-type="float" office:value="-0.254786523946405">
                <text:p>-0.25478652394640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22">
                <text:p>3.22</text:p>
              </table:table-cell>
              <table:table-cell office:value-type="float" office:value="2.3218336404544">
                <text:p>2.321833640454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23">
                <text:p>3.23</text:p>
              </table:table-cell>
              <table:table-cell office:value-type="float" office:value="4.45650230236385">
                <text:p>4.4565023023638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24">
                <text:p>3.24</text:p>
              </table:table-cell>
              <table:table-cell office:value-type="float" office:value="5.74289404465745">
                <text:p>5.7428940446574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25">
                <text:p>3.25</text:p>
              </table:table-cell>
              <table:table-cell office:value-type="float" office:value="5.9361494797403">
                <text:p>5.936149479740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.26">
                <text:p>3.26</text:p>
              </table:table-cell>
              <table:table-cell office:value-type="float" office:value="4.99948322884479">
                <text:p>4.9994832288447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.27">
                <text:p>3.27</text:p>
              </table:table-cell>
              <table:table-cell office:value-type="float" office:value="3.11118586787745">
                <text:p>3.1111858678774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.28">
                <text:p>3.28</text:p>
              </table:table-cell>
              <table:table-cell office:value-type="float" office:value="0.630687048166289">
                <text:p>0.63068704816628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.29">
                <text:p>3.29</text:p>
              </table:table-cell>
              <table:table-cell office:value-type="float" office:value="-1.96986046223585">
                <text:p>-1.9698604622358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.3">
                <text:p>3.3</text:p>
              </table:table-cell>
              <table:table-cell office:value-type="float" office:value="-4.19545311979473">
                <text:p>-4.1954531197947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.31">
                <text:p>3.31</text:p>
              </table:table-cell>
              <table:table-cell office:value-type="float" office:value="-5.62245849805063">
                <text:p>-5.6224584980506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32">
                <text:p>3.32</text:p>
              </table:table-cell>
              <table:table-cell office:value-type="float" office:value="-5.97925198101265">
                <text:p>-5.9792519810126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.33">
                <text:p>3.33</text:p>
              </table:table-cell>
              <table:table-cell office:value-type="float" office:value="-5.19791939381189">
                <text:p>-5.1979193938118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34">
                <text:p>3.34</text:p>
              </table:table-cell>
              <table:table-cell office:value-type="float" office:value="-3.42718418710493">
                <text:p>-3.4271841871049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35">
                <text:p>3.35</text:p>
              </table:table-cell>
              <table:table-cell office:value-type="float" office:value="-1.00409853874074">
                <text:p>-1.0040985387407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.36">
                <text:p>3.36</text:p>
              </table:table-cell>
              <table:table-cell office:value-type="float" office:value="1.61011314471649">
                <text:p>1.6101131447164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.37">
                <text:p>3.37</text:p>
              </table:table-cell>
              <table:table-cell office:value-type="float" office:value="3.9178464004821">
                <text:p>3.917846400482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.38">
                <text:p>3.38</text:p>
              </table:table-cell>
              <table:table-cell office:value-type="float" office:value="5.47983367640901">
                <text:p>5.4798336764090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.39">
                <text:p>3.39</text:p>
              </table:table-cell>
              <table:table-cell office:value-type="float" office:value="5.99875710637633">
                <text:p>5.9987571063763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4">
                <text:p>3.4</text:p>
              </table:table-cell>
              <table:table-cell office:value-type="float" office:value="5.37584174563518">
                <text:p>5.3758417456351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41">
                <text:p>3.41</text:p>
              </table:table-cell>
              <table:table-cell office:value-type="float" office:value="3.72965697607728">
                <text:p>3.7296569760772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42">
                <text:p>3.42</text:p>
              </table:table-cell>
              <table:table-cell office:value-type="float" office:value="1.37354731111159">
                <text:p>1.3735473111115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.43">
                <text:p>3.43</text:p>
              </table:table-cell>
              <table:table-cell office:value-type="float" office:value="-1.24401144620582">
                <text:p>-1.2440114462058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44">
                <text:p>3.44</text:p>
              </table:table-cell>
              <table:table-cell office:value-type="float" office:value="-3.6247777313204">
                <text:p>-3.624777731320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45">
                <text:p>3.45</text:p>
              </table:table-cell>
              <table:table-cell office:value-type="float" office:value="-5.31558245474449">
                <text:p>-5.3155824547444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.46">
                <text:p>3.46</text:p>
              </table:table-cell>
              <table:table-cell office:value-type="float" office:value="-5.99458787801257">
                <text:p>-5.9945878780125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47">
                <text:p>3.47</text:p>
              </table:table-cell>
              <table:table-cell office:value-type="float" office:value="-5.53254810607685">
                <text:p>-5.5325481060768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.48">
                <text:p>3.48</text:p>
              </table:table-cell>
              <table:table-cell office:value-type="float" office:value="-4.01741051288339">
                <text:p>-4.0174105128833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49">
                <text:p>3.49</text:p>
              </table:table-cell>
              <table:table-cell office:value-type="float" office:value="-1.73757531975973">
                <text:p>-1.7375753197597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5">
                <text:p>3.5</text:p>
              </table:table-cell>
              <table:table-cell office:value-type="float" office:value="0.873000202851582">
                <text:p>0.87300020285158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51">
                <text:p>3.51</text:p>
              </table:table-cell>
              <table:table-cell office:value-type="float" office:value="3.31740372045661">
                <text:p>3.3174037204566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52">
                <text:p>3.52</text:p>
              </table:table-cell>
              <table:table-cell office:value-type="float" office:value="5.13035305758964">
                <text:p>5.1303530575896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.53">
                <text:p>3.53</text:p>
              </table:table-cell>
              <table:table-cell office:value-type="float" office:value="5.96676074996101">
                <text:p>5.9667607499610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.54">
                <text:p>3.54</text:p>
              </table:table-cell>
              <table:table-cell office:value-type="float" office:value="5.6674200267247">
                <text:p>5.667420026724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.55">
                <text:p>3.55</text:p>
              </table:table-cell>
              <table:table-cell office:value-type="float" office:value="4.28930916577542">
                <text:p>4.2893091657754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56">
                <text:p>3.56</text:p>
              </table:table-cell>
              <table:table-cell office:value-type="float" office:value="2.09474591244327">
                <text:p>2.0947459124432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.57">
                <text:p>3.57</text:p>
              </table:table-cell>
              <table:table-cell office:value-type="float" office:value="-0.498543626532711">
                <text:p>-0.49854362653271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58">
                <text:p>3.58</text:p>
              </table:table-cell>
              <table:table-cell office:value-type="float" office:value="-2.9969374326859">
                <text:p>-2.996937432685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59">
                <text:p>3.59</text:p>
              </table:table-cell>
              <table:table-cell office:value-type="float" office:value="-4.92487650075183">
                <text:p>-4.9248765007518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6">
                <text:p>3.6</text:p>
              </table:table-cell>
              <table:table-cell office:value-type="float" office:value="-5.91538554318304">
                <text:p>-5.9153855431830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.61">
                <text:p>3.61</text:p>
              </table:table-cell>
              <table:table-cell office:value-type="float" office:value="-5.77992522972493">
                <text:p>-5.7799252297249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62">
                <text:p>3.62</text:p>
              </table:table-cell>
              <table:table-cell office:value-type="float" office:value="-4.54427987498897">
                <text:p>-4.5442798749889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.63">
                <text:p>3.63</text:p>
              </table:table-cell>
              <table:table-cell office:value-type="float" office:value="-2.44364950000894">
                <text:p>-2.4436495000089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.64">
                <text:p>3.64</text:p>
              </table:table-cell>
              <table:table-cell office:value-type="float" office:value="0.122119526282835">
                <text:p>0.12211952628283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65">
                <text:p>3.65</text:p>
              </table:table-cell>
              <table:table-cell office:value-type="float" office:value="2.66464360203872">
                <text:p>2.6646436020387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.66">
                <text:p>3.66</text:p>
              </table:table-cell>
              <table:table-cell office:value-type="float" office:value="4.69996370632771">
                <text:p>4.6999637063277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.67">
                <text:p>3.67</text:p>
              </table:table-cell>
              <table:table-cell office:value-type="float" office:value="5.8406650121487">
                <text:p>5.840665012148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.68">
                <text:p>3.68</text:p>
              </table:table-cell>
              <table:table-cell office:value-type="float" office:value="5.86961970844015">
                <text:p>5.8696197084401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.69">
                <text:p>3.69</text:p>
              </table:table-cell>
              <table:table-cell office:value-type="float" office:value="4.78131638762005">
                <text:p>4.7813163876200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7">
                <text:p>3.7</text:p>
              </table:table-cell>
              <table:table-cell office:value-type="float" office:value="2.78290911939517">
                <text:p>2.7829091193951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.71">
                <text:p>3.71</text:p>
              </table:table-cell>
              <table:table-cell office:value-type="float" office:value="0.254786523946346">
                <text:p>0.25478652394634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.72">
                <text:p>3.72</text:p>
              </table:table-cell>
              <table:table-cell office:value-type="float" office:value="-2.3218336404543">
                <text:p>-2.321833640454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.73">
                <text:p>3.73</text:p>
              </table:table-cell>
              <table:table-cell office:value-type="float" office:value="-4.45650230236378">
                <text:p>-4.4565023023637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.74">
                <text:p>3.74</text:p>
              </table:table-cell>
              <table:table-cell office:value-type="float" office:value="-5.74289404465747">
                <text:p>-5.7428940446574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75">
                <text:p>3.75</text:p>
              </table:table-cell>
              <table:table-cell office:value-type="float" office:value="-5.93614947974029">
                <text:p>-5.9361494797402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.76">
                <text:p>3.76</text:p>
              </table:table-cell>
              <table:table-cell office:value-type="float" office:value="-4.99948322884476">
                <text:p>-4.9994832288447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.77">
                <text:p>3.77</text:p>
              </table:table-cell>
              <table:table-cell office:value-type="float" office:value="-3.11118586787754">
                <text:p>-3.1111858678775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78">
                <text:p>3.78</text:p>
              </table:table-cell>
              <table:table-cell office:value-type="float" office:value="-0.630687048166231">
                <text:p>-0.63068704816623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.79">
                <text:p>3.79</text:p>
              </table:table-cell>
              <table:table-cell office:value-type="float" office:value="1.9698604622359">
                <text:p>1.969860462235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.8">
                <text:p>3.8</text:p>
              </table:table-cell>
              <table:table-cell office:value-type="float" office:value="4.19545311979465">
                <text:p>4.1954531197946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.81">
                <text:p>3.81</text:p>
              </table:table-cell>
              <table:table-cell office:value-type="float" office:value="5.62245849805065">
                <text:p>5.6224584980506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.82">
                <text:p>3.82</text:p>
              </table:table-cell>
              <table:table-cell office:value-type="float" office:value="5.97925198101263">
                <text:p>5.9792519810126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.83">
                <text:p>3.83</text:p>
              </table:table-cell>
              <table:table-cell office:value-type="float" office:value="5.19791939381194">
                <text:p>5.1979193938119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.84">
                <text:p>3.84</text:p>
              </table:table-cell>
              <table:table-cell office:value-type="float" office:value="3.42718418710502">
                <text:p>3.4271841871050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.85">
                <text:p>3.85</text:p>
              </table:table-cell>
              <table:table-cell office:value-type="float" office:value="1.00409853874068">
                <text:p>1.0040985387406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.86">
                <text:p>3.86</text:p>
              </table:table-cell>
              <table:table-cell office:value-type="float" office:value="-1.61011314471654">
                <text:p>-1.6101131447165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.87">
                <text:p>3.87</text:p>
              </table:table-cell>
              <table:table-cell office:value-type="float" office:value="-3.91784640048202">
                <text:p>-3.9178464004820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.88">
                <text:p>3.88</text:p>
              </table:table-cell>
              <table:table-cell office:value-type="float" office:value="-5.47983367640897">
                <text:p>-5.4798336764089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.89">
                <text:p>3.89</text:p>
              </table:table-cell>
              <table:table-cell office:value-type="float" office:value="-5.99875710637633">
                <text:p>-5.9987571063763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.9">
                <text:p>3.9</text:p>
              </table:table-cell>
              <table:table-cell office:value-type="float" office:value="-5.37584174563515">
                <text:p>-5.3758417456351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.91">
                <text:p>3.91</text:p>
              </table:table-cell>
              <table:table-cell office:value-type="float" office:value="-3.72965697607737">
                <text:p>-3.7296569760773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.92">
                <text:p>3.92</text:p>
              </table:table-cell>
              <table:table-cell office:value-type="float" office:value="-1.3735473111117">
                <text:p>-1.373547311111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.93">
                <text:p>3.93</text:p>
              </table:table-cell>
              <table:table-cell office:value-type="float" office:value="1.24401144620588">
                <text:p>1.2440114462058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94">
                <text:p>3.94</text:p>
              </table:table-cell>
              <table:table-cell office:value-type="float" office:value="3.62477773132045">
                <text:p>3.6247777313204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.95">
                <text:p>3.95</text:p>
              </table:table-cell>
              <table:table-cell office:value-type="float" office:value="5.31558245474444">
                <text:p>5.3155824547444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96">
                <text:p>3.96</text:p>
              </table:table-cell>
              <table:table-cell office:value-type="float" office:value="5.99458787801258">
                <text:p>5.9945878780125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.97">
                <text:p>3.97</text:p>
              </table:table-cell>
              <table:table-cell office:value-type="float" office:value="5.53254810607689">
                <text:p>5.5325481060768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.98">
                <text:p>3.98</text:p>
              </table:table-cell>
              <table:table-cell office:value-type="float" office:value="4.01741051288335">
                <text:p>4.0174105128833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.99">
                <text:p>3.99</text:p>
              </table:table-cell>
              <table:table-cell office:value-type="float" office:value="1.73757531975968">
                <text:p>1.7375753197596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">
                <text:p>4</text:p>
              </table:table-cell>
              <table:table-cell office:value-type="float" office:value="-0.87300020285164">
                <text:p>-0.8730002028516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.01">
                <text:p>4.01</text:p>
              </table:table-cell>
              <table:table-cell office:value-type="float" office:value="-3.31740372045665">
                <text:p>-3.3174037204566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.02">
                <text:p>4.02</text:p>
              </table:table-cell>
              <table:table-cell office:value-type="float" office:value="-5.13035305758958">
                <text:p>-5.1303530575895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.03">
                <text:p>4.03</text:p>
              </table:table-cell>
              <table:table-cell office:value-type="float" office:value="-5.96676074996101">
                <text:p>-5.9667607499610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.04">
                <text:p>4.04</text:p>
              </table:table-cell>
              <table:table-cell office:value-type="float" office:value="-5.66742002672468">
                <text:p>-5.6674200267246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.05">
                <text:p>4.05</text:p>
              </table:table-cell>
              <table:table-cell office:value-type="float" office:value="-4.28930916577538">
                <text:p>-4.2893091657753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.06">
                <text:p>4.06</text:p>
              </table:table-cell>
              <table:table-cell office:value-type="float" office:value="-2.09474591244338">
                <text:p>-2.0947459124433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.07">
                <text:p>4.07</text:p>
              </table:table-cell>
              <table:table-cell office:value-type="float" office:value="0.49854362653277">
                <text:p>0.4985436265327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.08">
                <text:p>4.08</text:p>
              </table:table-cell>
              <table:table-cell office:value-type="float" office:value="2.99693743268595">
                <text:p>2.9969374326859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.09">
                <text:p>4.09</text:p>
              </table:table-cell>
              <table:table-cell office:value-type="float" office:value="4.92487650075187">
                <text:p>4.9248765007518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.1">
                <text:p>4.1</text:p>
              </table:table-cell>
              <table:table-cell office:value-type="float" office:value="5.91538554318302">
                <text:p>5.9153855431830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.11">
                <text:p>4.11</text:p>
              </table:table-cell>
              <table:table-cell office:value-type="float" office:value="5.77992522972492">
                <text:p>5.7799252297249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.12">
                <text:p>4.12</text:p>
              </table:table-cell>
              <table:table-cell office:value-type="float" office:value="4.54427987498893">
                <text:p>4.5442798749889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.13">
                <text:p>4.13</text:p>
              </table:table-cell>
              <table:table-cell office:value-type="float" office:value="2.44364950000888">
                <text:p>2.4436495000088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.14">
                <text:p>4.14</text:p>
              </table:table-cell>
              <table:table-cell office:value-type="float" office:value="-0.122119526282552">
                <text:p>-0.12211952628255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.15">
                <text:p>4.15</text:p>
              </table:table-cell>
              <table:table-cell office:value-type="float" office:value="-2.66464360203892">
                <text:p>-2.6646436020389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.16">
                <text:p>4.16</text:p>
              </table:table-cell>
              <table:table-cell office:value-type="float" office:value="-4.69996370632775">
                <text:p>-4.6999637063277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.17">
                <text:p>4.17</text:p>
              </table:table-cell>
              <table:table-cell office:value-type="float" office:value="-5.84066501214871">
                <text:p>-5.8406650121487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.18">
                <text:p>4.18</text:p>
              </table:table-cell>
              <table:table-cell office:value-type="float" office:value="-5.86961970844017">
                <text:p>-5.8696197084401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.19">
                <text:p>4.19</text:p>
              </table:table-cell>
              <table:table-cell office:value-type="float" office:value="-4.78131638761991">
                <text:p>-4.7813163876199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.2">
                <text:p>4.2</text:p>
              </table:table-cell>
              <table:table-cell office:value-type="float" office:value="-2.78290911939512">
                <text:p>-2.7829091193951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.21">
                <text:p>4.21</text:p>
              </table:table-cell>
              <table:table-cell office:value-type="float" office:value="-0.254786523946458">
                <text:p>-0.25478652394645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.22">
                <text:p>4.22</text:p>
              </table:table-cell>
              <table:table-cell office:value-type="float" office:value="2.3218336404542">
                <text:p>2.321833640454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.23">
                <text:p>4.23</text:p>
              </table:table-cell>
              <table:table-cell office:value-type="float" office:value="4.45650230236393">
                <text:p>4.4565023023639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.24">
                <text:p>4.24</text:p>
              </table:table-cell>
              <table:table-cell office:value-type="float" office:value="5.74289404465744">
                <text:p>5.7428940446574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.25">
                <text:p>4.25</text:p>
              </table:table-cell>
              <table:table-cell office:value-type="float" office:value="5.93614947974031">
                <text:p>5.9361494797403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.26">
                <text:p>4.26</text:p>
              </table:table-cell>
              <table:table-cell office:value-type="float" office:value="4.99948322884482">
                <text:p>4.9994832288448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.27">
                <text:p>4.27</text:p>
              </table:table-cell>
              <table:table-cell office:value-type="float" office:value="3.11118586787764">
                <text:p>3.1111858678776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.28">
                <text:p>4.28</text:p>
              </table:table-cell>
              <table:table-cell office:value-type="float" office:value="0.630687048166342">
                <text:p>0.63068704816634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.29">
                <text:p>4.29</text:p>
              </table:table-cell>
              <table:table-cell office:value-type="float" office:value="-1.9698604622358">
                <text:p>-1.969860462235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.3">
                <text:p>4.3</text:p>
              </table:table-cell>
              <table:table-cell office:value-type="float" office:value="-4.19545311979469">
                <text:p>-4.1954531197946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.31">
                <text:p>4.31</text:p>
              </table:table-cell>
              <table:table-cell office:value-type="float" office:value="-5.62245849805061">
                <text:p>-5.6224584980506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.32">
                <text:p>4.32</text:p>
              </table:table-cell>
              <table:table-cell office:value-type="float" office:value="-5.97925198101264">
                <text:p>-5.9792519810126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.33">
                <text:p>4.33</text:p>
              </table:table-cell>
              <table:table-cell office:value-type="float" office:value="-5.19791939381191">
                <text:p>-5.1979193938119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.34">
                <text:p>4.34</text:p>
              </table:table-cell>
              <table:table-cell office:value-type="float" office:value="-3.42718418710497">
                <text:p>-3.4271841871049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.35">
                <text:p>4.35</text:p>
              </table:table-cell>
              <table:table-cell office:value-type="float" office:value="-1.00409853874079">
                <text:p>-1.0040985387407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.36">
                <text:p>4.36</text:p>
              </table:table-cell>
              <table:table-cell office:value-type="float" office:value="1.6101131447166">
                <text:p>1.610113144716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.37">
                <text:p>4.37</text:p>
              </table:table-cell>
              <table:table-cell office:value-type="float" office:value="3.91784640048206">
                <text:p>3.9178464004820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.38">
                <text:p>4.38</text:p>
              </table:table-cell>
              <table:table-cell office:value-type="float" office:value="5.47983367640899">
                <text:p>5.4798336764089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.39">
                <text:p>4.39</text:p>
              </table:table-cell>
              <table:table-cell office:value-type="float" office:value="5.99875710637633">
                <text:p>5.9987571063763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.4">
                <text:p>4.4</text:p>
              </table:table-cell>
              <table:table-cell office:value-type="float" office:value="5.37584174563513">
                <text:p>5.3758417456351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.41">
                <text:p>4.41</text:p>
              </table:table-cell>
              <table:table-cell office:value-type="float" office:value="3.72965697607733">
                <text:p>3.7296569760773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.42">
                <text:p>4.42</text:p>
              </table:table-cell>
              <table:table-cell office:value-type="float" office:value="1.37354731111164">
                <text:p>1.3735473111116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.43">
                <text:p>4.43</text:p>
              </table:table-cell>
              <table:table-cell office:value-type="float" office:value="-1.24401144620577">
                <text:p>-1.2440114462057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.44">
                <text:p>4.44</text:p>
              </table:table-cell>
              <table:table-cell office:value-type="float" office:value="-3.6247777313205">
                <text:p>-3.624777731320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.45">
                <text:p>4.45</text:p>
              </table:table-cell>
              <table:table-cell office:value-type="float" office:value="-5.31558245474447">
                <text:p>-5.3155824547444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.46">
                <text:p>4.46</text:p>
              </table:table-cell>
              <table:table-cell office:value-type="float" office:value="-5.99458787801258">
                <text:p>-5.9945878780125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.47">
                <text:p>4.47</text:p>
              </table:table-cell>
              <table:table-cell office:value-type="float" office:value="-5.53254810607687">
                <text:p>-5.5325481060768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.48">
                <text:p>4.48</text:p>
              </table:table-cell>
              <table:table-cell office:value-type="float" office:value="-4.0174105128833">
                <text:p>-4.017410512883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.49">
                <text:p>4.49</text:p>
              </table:table-cell>
              <table:table-cell office:value-type="float" office:value="-1.73757531975962">
                <text:p>-1.7375753197596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.5">
                <text:p>4.5</text:p>
              </table:table-cell>
              <table:table-cell office:value-type="float" office:value="0.873000202851699">
                <text:p>0.87300020285169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.51">
                <text:p>4.51</text:p>
              </table:table-cell>
              <table:table-cell office:value-type="float" office:value="3.3174037204567">
                <text:p>3.317403720456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.52">
                <text:p>4.52</text:p>
              </table:table-cell>
              <table:table-cell office:value-type="float" office:value="5.13035305758952">
                <text:p>5.1303530575895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.53">
                <text:p>4.53</text:p>
              </table:table-cell>
              <table:table-cell office:value-type="float" office:value="5.96676074996102">
                <text:p>5.9667607499610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.54">
                <text:p>4.54</text:p>
              </table:table-cell>
              <table:table-cell office:value-type="float" office:value="5.66742002672466">
                <text:p>5.6674200267246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.55">
                <text:p>4.55</text:p>
              </table:table-cell>
              <table:table-cell office:value-type="float" office:value="4.28930916577546">
                <text:p>4.2893091657754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.56">
                <text:p>4.56</text:p>
              </table:table-cell>
              <table:table-cell office:value-type="float" office:value="2.09474591244316">
                <text:p>2.0947459124431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.57">
                <text:p>4.57</text:p>
              </table:table-cell>
              <table:table-cell office:value-type="float" office:value="-0.498543626532829">
                <text:p>-0.49854362653282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.58">
                <text:p>4.58</text:p>
              </table:table-cell>
              <table:table-cell office:value-type="float" office:value="-2.99693743268586">
                <text:p>-2.9969374326858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.59">
                <text:p>4.59</text:p>
              </table:table-cell>
              <table:table-cell office:value-type="float" office:value="-4.9248765007518">
                <text:p>-4.924876500751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.6">
                <text:p>4.6</text:p>
              </table:table-cell>
              <table:table-cell office:value-type="float" office:value="-5.91538554318301">
                <text:p>-5.9153855431830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.61">
                <text:p>4.61</text:p>
              </table:table-cell>
              <table:table-cell office:value-type="float" office:value="-5.77992522972495">
                <text:p>-5.7799252297249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.62">
                <text:p>4.62</text:p>
              </table:table-cell>
              <table:table-cell office:value-type="float" office:value="-4.54427987498901">
                <text:p>-4.5442798749890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.63">
                <text:p>4.63</text:p>
              </table:table-cell>
              <table:table-cell office:value-type="float" office:value="-2.44364950000898">
                <text:p>-2.4436495000089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.64">
                <text:p>4.64</text:p>
              </table:table-cell>
              <table:table-cell office:value-type="float" office:value="0.122119526282611">
                <text:p>0.12211952628261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.65">
                <text:p>4.65</text:p>
              </table:table-cell>
              <table:table-cell office:value-type="float" office:value="2.66464360203882">
                <text:p>2.6646436020388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.66">
                <text:p>4.66</text:p>
              </table:table-cell>
              <table:table-cell office:value-type="float" office:value="4.69996370632768">
                <text:p>4.6999637063276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.67">
                <text:p>4.67</text:p>
              </table:table-cell>
              <table:table-cell office:value-type="float" office:value="5.84066501214869">
                <text:p>5.8406650121486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.68">
                <text:p>4.68</text:p>
              </table:table-cell>
              <table:table-cell office:value-type="float" office:value="5.86961970844016">
                <text:p>5.8696197084401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.69">
                <text:p>4.69</text:p>
              </table:table-cell>
              <table:table-cell office:value-type="float" office:value="4.78131638761998">
                <text:p>4.7813163876199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.7">
                <text:p>4.7</text:p>
              </table:table-cell>
              <table:table-cell office:value-type="float" office:value="2.78290911939522">
                <text:p>2.7829091193952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.71">
                <text:p>4.71</text:p>
              </table:table-cell>
              <table:table-cell office:value-type="float" office:value="0.254786523946399">
                <text:p>0.25478652394639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.72">
                <text:p>4.72</text:p>
              </table:table-cell>
              <table:table-cell office:value-type="float" office:value="-2.32183364045425">
                <text:p>-2.3218336404542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.73">
                <text:p>4.73</text:p>
              </table:table-cell>
              <table:table-cell office:value-type="float" office:value="-4.45650230236386">
                <text:p>-4.4565023023638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.74">
                <text:p>4.74</text:p>
              </table:table-cell>
              <table:table-cell office:value-type="float" office:value="-5.74289404465746">
                <text:p>-5.7428940446574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.75">
                <text:p>4.75</text:p>
              </table:table-cell>
              <table:table-cell office:value-type="float" office:value="-5.9361494797403">
                <text:p>-5.936149479740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.76">
                <text:p>4.76</text:p>
              </table:table-cell>
              <table:table-cell office:value-type="float" office:value="-4.99948322884479">
                <text:p>-4.9994832288447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.77">
                <text:p>4.77</text:p>
              </table:table-cell>
              <table:table-cell office:value-type="float" office:value="-3.11118586787759">
                <text:p>-3.1111858678775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.78">
                <text:p>4.78</text:p>
              </table:table-cell>
              <table:table-cell office:value-type="float" office:value="-0.630687048166284">
                <text:p>-0.63068704816628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.79">
                <text:p>4.79</text:p>
              </table:table-cell>
              <table:table-cell office:value-type="float" office:value="1.96986046223585">
                <text:p>1.9698604622358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.8">
                <text:p>4.8</text:p>
              </table:table-cell>
              <table:table-cell office:value-type="float" office:value="4.19545311979473">
                <text:p>4.1954531197947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.81">
                <text:p>4.81</text:p>
              </table:table-cell>
              <table:table-cell office:value-type="float" office:value="5.62245849805069">
                <text:p>5.6224584980506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.82">
                <text:p>4.82</text:p>
              </table:table-cell>
              <table:table-cell office:value-type="float" office:value="5.97925198101264">
                <text:p>5.9792519810126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.83">
                <text:p>4.83</text:p>
              </table:table-cell>
              <table:table-cell office:value-type="float" office:value="5.19791939381189">
                <text:p>5.1979193938118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.84">
                <text:p>4.84</text:p>
              </table:table-cell>
              <table:table-cell office:value-type="float" office:value="3.42718418710492">
                <text:p>3.4271841871049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.85">
                <text:p>4.85</text:p>
              </table:table-cell>
              <table:table-cell office:value-type="float" office:value="1.00409853874073">
                <text:p>1.0040985387407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.86">
                <text:p>4.86</text:p>
              </table:table-cell>
              <table:table-cell office:value-type="float" office:value="-1.61011314471666">
                <text:p>-1.6101131447166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.87">
                <text:p>4.87</text:p>
              </table:table-cell>
              <table:table-cell office:value-type="float" office:value="-3.9178464004821">
                <text:p>-3.917846400482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.88">
                <text:p>4.88</text:p>
              </table:table-cell>
              <table:table-cell office:value-type="float" office:value="-5.47983367640902">
                <text:p>-5.4798336764090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.89">
                <text:p>4.89</text:p>
              </table:table-cell>
              <table:table-cell office:value-type="float" office:value="-5.99875710637633">
                <text:p>-5.9987571063763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.9">
                <text:p>4.9</text:p>
              </table:table-cell>
              <table:table-cell office:value-type="float" office:value="-5.3758417456351">
                <text:p>-5.375841745635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.91">
                <text:p>4.91</text:p>
              </table:table-cell>
              <table:table-cell office:value-type="float" office:value="-3.72965697607728">
                <text:p>-3.7296569760772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.92">
                <text:p>4.92</text:p>
              </table:table-cell>
              <table:table-cell office:value-type="float" office:value="-1.37354731111175">
                <text:p>-1.3735473111117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.93">
                <text:p>4.93</text:p>
              </table:table-cell>
              <table:table-cell office:value-type="float" office:value="1.24401144620566">
                <text:p>1.2440114462056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.94">
                <text:p>4.94</text:p>
              </table:table-cell>
              <table:table-cell office:value-type="float" office:value="3.62477773132055">
                <text:p>3.6247777313205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.95">
                <text:p>4.95</text:p>
              </table:table-cell>
              <table:table-cell office:value-type="float" office:value="5.31558245474442">
                <text:p>5.3155824547444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.96">
                <text:p>4.96</text:p>
              </table:table-cell>
              <table:table-cell office:value-type="float" office:value="5.99458787801257">
                <text:p>5.9945878780125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.97">
                <text:p>4.97</text:p>
              </table:table-cell>
              <table:table-cell office:value-type="float" office:value="5.53254810607691">
                <text:p>5.5325481060769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.98">
                <text:p>4.98</text:p>
              </table:table-cell>
              <table:table-cell office:value-type="float" office:value="4.01741051288339">
                <text:p>4.0174105128833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.99">
                <text:p>4.99</text:p>
              </table:table-cell>
              <table:table-cell office:value-type="float" office:value="1.73757531975973">
                <text:p>1.7375753197597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">
                <text:p>5</text:p>
              </table:table-cell>
              <table:table-cell office:value-type="float" office:value="-0.873000202851588">
                <text:p>-0.87300020285158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.01">
                <text:p>5.01</text:p>
              </table:table-cell>
              <table:table-cell office:value-type="float" office:value="-3.31740372045661">
                <text:p>-3.3174037204566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.02">
                <text:p>5.02</text:p>
              </table:table-cell>
              <table:table-cell office:value-type="float" office:value="-5.13035305758955">
                <text:p>-5.1303530575895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.03">
                <text:p>5.03</text:p>
              </table:table-cell>
              <table:table-cell office:value-type="float" office:value="-5.96676074996101">
                <text:p>-5.9667607499610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.04">
                <text:p>5.04</text:p>
              </table:table-cell>
              <table:table-cell office:value-type="float" office:value="-5.6674200267247">
                <text:p>-5.667420026724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.05">
                <text:p>5.05</text:p>
              </table:table-cell>
              <table:table-cell office:value-type="float" office:value="-4.28930916577542">
                <text:p>-4.2893091657754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.06">
                <text:p>5.06</text:p>
              </table:table-cell>
              <table:table-cell office:value-type="float" office:value="-2.09474591244343">
                <text:p>-2.0947459124434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.07">
                <text:p>5.07</text:p>
              </table:table-cell>
              <table:table-cell office:value-type="float" office:value="0.498543626532717">
                <text:p>0.49854362653271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.08">
                <text:p>5.08</text:p>
              </table:table-cell>
              <table:table-cell office:value-type="float" office:value="2.99693743268591">
                <text:p>2.9969374326859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.09">
                <text:p>5.09</text:p>
              </table:table-cell>
              <table:table-cell office:value-type="float" office:value="4.92487650075184">
                <text:p>4.9248765007518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.1">
                <text:p>5.1</text:p>
              </table:table-cell>
              <table:table-cell office:value-type="float" office:value="5.91538554318302">
                <text:p>5.9153855431830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.11">
                <text:p>5.11</text:p>
              </table:table-cell>
              <table:table-cell office:value-type="float" office:value="5.77992522972493">
                <text:p>5.7799252297249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.12">
                <text:p>5.12</text:p>
              </table:table-cell>
              <table:table-cell office:value-type="float" office:value="4.54427987498897">
                <text:p>4.5442798749889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.13">
                <text:p>5.13</text:p>
              </table:table-cell>
              <table:table-cell office:value-type="float" office:value="2.44364950000893">
                <text:p>2.4436495000089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.14">
                <text:p>5.14</text:p>
              </table:table-cell>
              <table:table-cell office:value-type="float" office:value="-0.12211952628267">
                <text:p>-0.1221195262826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.15">
                <text:p>5.15</text:p>
              </table:table-cell>
              <table:table-cell office:value-type="float" office:value="-2.66464360203887">
                <text:p>-2.6646436020388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.16">
                <text:p>5.16</text:p>
              </table:table-cell>
              <table:table-cell office:value-type="float" office:value="-4.69996370632772">
                <text:p>-4.6999637063277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.17">
                <text:p>5.17</text:p>
              </table:table-cell>
              <table:table-cell office:value-type="float" office:value="-5.8406650121487">
                <text:p>-5.840665012148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.18">
                <text:p>5.18</text:p>
              </table:table-cell>
              <table:table-cell office:value-type="float" office:value="-5.86961970844015">
                <text:p>-5.8696197084401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.19">
                <text:p>5.19</text:p>
              </table:table-cell>
              <table:table-cell office:value-type="float" office:value="-4.78131638761994">
                <text:p>-4.7813163876199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.2">
                <text:p>5.2</text:p>
              </table:table-cell>
              <table:table-cell office:value-type="float" office:value="-2.78290911939517">
                <text:p>-2.7829091193951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.21">
                <text:p>5.21</text:p>
              </table:table-cell>
              <table:table-cell office:value-type="float" office:value="-0.25478652394634">
                <text:p>-0.2547865239463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.22">
                <text:p>5.22</text:p>
              </table:table-cell>
              <table:table-cell office:value-type="float" office:value="2.3218336404543">
                <text:p>2.321833640454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.23">
                <text:p>5.23</text:p>
              </table:table-cell>
              <table:table-cell office:value-type="float" office:value="4.4565023023639">
                <text:p>4.456502302363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.24">
                <text:p>5.24</text:p>
              </table:table-cell>
              <table:table-cell office:value-type="float" office:value="5.74289404465747">
                <text:p>5.7428940446574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.25">
                <text:p>5.25</text:p>
              </table:table-cell>
              <table:table-cell office:value-type="float" office:value="5.93614947974029">
                <text:p>5.9361494797402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.26">
                <text:p>5.26</text:p>
              </table:table-cell>
              <table:table-cell office:value-type="float" office:value="4.99948322884485">
                <text:p>4.9994832288448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.27">
                <text:p>5.27</text:p>
              </table:table-cell>
              <table:table-cell office:value-type="float" office:value="3.11118586787768">
                <text:p>3.1111858678776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.28">
                <text:p>5.28</text:p>
              </table:table-cell>
              <table:table-cell office:value-type="float" office:value="0.630687048166225">
                <text:p>0.63068704816622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.29">
                <text:p>5.29</text:p>
              </table:table-cell>
              <table:table-cell office:value-type="float" office:value="-1.96986046223575">
                <text:p>-1.9698604622357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.3">
                <text:p>5.3</text:p>
              </table:table-cell>
              <table:table-cell office:value-type="float" office:value="-4.19545311979465">
                <text:p>-4.1954531197946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.31">
                <text:p>5.31</text:p>
              </table:table-cell>
              <table:table-cell office:value-type="float" office:value="-5.62245849805059">
                <text:p>-5.6224584980505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.32">
                <text:p>5.32</text:p>
              </table:table-cell>
              <table:table-cell office:value-type="float" office:value="-5.97925198101265">
                <text:p>-5.9792519810126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.33">
                <text:p>5.33</text:p>
              </table:table-cell>
              <table:table-cell office:value-type="float" office:value="-5.19791939381194">
                <text:p>-5.1979193938119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.34">
                <text:p>5.34</text:p>
              </table:table-cell>
              <table:table-cell office:value-type="float" office:value="-3.42718418710501">
                <text:p>-3.4271841871050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.35">
                <text:p>5.35</text:p>
              </table:table-cell>
              <table:table-cell office:value-type="float" office:value="-1.00409853874084">
                <text:p>-1.0040985387408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.36">
                <text:p>5.36</text:p>
              </table:table-cell>
              <table:table-cell office:value-type="float" office:value="1.61011314471655">
                <text:p>1.6101131447165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.37">
                <text:p>5.37</text:p>
              </table:table-cell>
              <table:table-cell office:value-type="float" office:value="3.91784640048202">
                <text:p>3.9178464004820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.38">
                <text:p>5.38</text:p>
              </table:table-cell>
              <table:table-cell office:value-type="float" office:value="5.47983367640897">
                <text:p>5.4798336764089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.39">
                <text:p>5.39</text:p>
              </table:table-cell>
              <table:table-cell office:value-type="float" office:value="5.99875710637633">
                <text:p>5.9987571063763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.4">
                <text:p>5.4</text:p>
              </table:table-cell>
              <table:table-cell office:value-type="float" office:value="5.37584174563515">
                <text:p>5.3758417456351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.41">
                <text:p>5.41</text:p>
              </table:table-cell>
              <table:table-cell office:value-type="float" office:value="3.72965697607737">
                <text:p>3.7296569760773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.42">
                <text:p>5.42</text:p>
              </table:table-cell>
              <table:table-cell office:value-type="float" office:value="1.3735473111117">
                <text:p>1.373547311111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.43">
                <text:p>5.43</text:p>
              </table:table-cell>
              <table:table-cell office:value-type="float" office:value="-1.24401144620572">
                <text:p>-1.2440114462057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.44">
                <text:p>5.44</text:p>
              </table:table-cell>
              <table:table-cell office:value-type="float" office:value="-3.62477773132046">
                <text:p>-3.6247777313204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.45">
                <text:p>5.45</text:p>
              </table:table-cell>
              <table:table-cell office:value-type="float" office:value="-5.31558245474444">
                <text:p>-5.3155824547444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.46">
                <text:p>5.46</text:p>
              </table:table-cell>
              <table:table-cell office:value-type="float" office:value="-5.99458787801258">
                <text:p>-5.9945878780125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.47">
                <text:p>5.47</text:p>
              </table:table-cell>
              <table:table-cell office:value-type="float" office:value="-5.53254810607689">
                <text:p>-5.5325481060768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.48">
                <text:p>5.48</text:p>
              </table:table-cell>
              <table:table-cell office:value-type="float" office:value="-4.01741051288334">
                <text:p>-4.0174105128833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.49">
                <text:p>5.49</text:p>
              </table:table-cell>
              <table:table-cell office:value-type="float" office:value="-1.73757531975967">
                <text:p>-1.7375753197596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.5">
                <text:p>5.5</text:p>
              </table:table-cell>
              <table:table-cell office:value-type="float" office:value="0.873000202851646">
                <text:p>0.87300020285164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.51">
                <text:p>5.51</text:p>
              </table:table-cell>
              <table:table-cell office:value-type="float" office:value="3.31740372045666">
                <text:p>3.3174037204566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.52">
                <text:p>5.52</text:p>
              </table:table-cell>
              <table:table-cell office:value-type="float" office:value="5.13035305758958">
                <text:p>5.1303530575895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.53">
                <text:p>5.53</text:p>
              </table:table-cell>
              <table:table-cell office:value-type="float" office:value="5.96676074996101">
                <text:p>5.9667607499610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.54">
                <text:p>5.54</text:p>
              </table:table-cell>
              <table:table-cell office:value-type="float" office:value="5.66742002672468">
                <text:p>5.6674200267246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.55">
                <text:p>5.55</text:p>
              </table:table-cell>
              <table:table-cell office:value-type="float" office:value="4.28930916577538">
                <text:p>4.2893091657753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.56">
                <text:p>5.56</text:p>
              </table:table-cell>
              <table:table-cell office:value-type="float" office:value="2.09474591244321">
                <text:p>2.0947459124432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.57">
                <text:p>5.57</text:p>
              </table:table-cell>
              <table:table-cell office:value-type="float" office:value="-0.498543626532776">
                <text:p>-0.49854362653277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.58">
                <text:p>5.58</text:p>
              </table:table-cell>
              <table:table-cell office:value-type="float" office:value="-2.99693743268596">
                <text:p>-2.9969374326859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.59">
                <text:p>5.59</text:p>
              </table:table-cell>
              <table:table-cell office:value-type="float" office:value="-4.92487650075187">
                <text:p>-4.9248765007518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.6">
                <text:p>5.6</text:p>
              </table:table-cell>
              <table:table-cell office:value-type="float" office:value="-5.915385543183">
                <text:p>-5.91538554318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.61">
                <text:p>5.61</text:p>
              </table:table-cell>
              <table:table-cell office:value-type="float" office:value="-5.77992522972492">
                <text:p>-5.7799252297249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.62">
                <text:p>5.62</text:p>
              </table:table-cell>
              <table:table-cell office:value-type="float" office:value="-4.54427987498893">
                <text:p>-4.5442798749889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.63">
                <text:p>5.63</text:p>
              </table:table-cell>
              <table:table-cell office:value-type="float" office:value="-2.44364950000903">
                <text:p>-2.4436495000090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.64">
                <text:p>5.64</text:p>
              </table:table-cell>
              <table:table-cell office:value-type="float" office:value="0.122119526282729">
                <text:p>0.12211952628272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.65">
                <text:p>5.65</text:p>
              </table:table-cell>
              <table:table-cell office:value-type="float" office:value="2.66464360203908">
                <text:p>2.6646436020390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.66">
                <text:p>5.66</text:p>
              </table:table-cell>
              <table:table-cell office:value-type="float" office:value="4.69996370632765">
                <text:p>4.6999637063276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.67">
                <text:p>5.67</text:p>
              </table:table-cell>
              <table:table-cell office:value-type="float" office:value="5.84066501214868">
                <text:p>5.8406650121486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.68">
                <text:p>5.68</text:p>
              </table:table-cell>
              <table:table-cell office:value-type="float" office:value="5.86961970844017">
                <text:p>5.8696197084401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.69">
                <text:p>5.69</text:p>
              </table:table-cell>
              <table:table-cell office:value-type="float" office:value="4.78131638761991">
                <text:p>4.7813163876199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.7">
                <text:p>5.7</text:p>
              </table:table-cell>
              <table:table-cell office:value-type="float" office:value="2.78290911939542">
                <text:p>2.7829091193954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.71">
                <text:p>5.71</text:p>
              </table:table-cell>
              <table:table-cell office:value-type="float" office:value="0.254786523946281">
                <text:p>0.25478652394628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.72">
                <text:p>5.72</text:p>
              </table:table-cell>
              <table:table-cell office:value-type="float" office:value="-2.32183364045404">
                <text:p>-2.3218336404540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.73">
                <text:p>5.73</text:p>
              </table:table-cell>
              <table:table-cell office:value-type="float" office:value="-4.45650230236382">
                <text:p>-4.4565023023638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.74">
                <text:p>5.74</text:p>
              </table:table-cell>
              <table:table-cell office:value-type="float" office:value="-5.74289404465744">
                <text:p>-5.7428940446574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.75">
                <text:p>5.75</text:p>
              </table:table-cell>
              <table:table-cell office:value-type="float" office:value="-5.9361494797403">
                <text:p>-5.936149479740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.76">
                <text:p>5.76</text:p>
              </table:table-cell>
              <table:table-cell office:value-type="float" office:value="-4.99948322884482">
                <text:p>-4.9994832288448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.77">
                <text:p>5.77</text:p>
              </table:table-cell>
              <table:table-cell office:value-type="float" office:value="-3.11118586787763">
                <text:p>-3.1111858678776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.78">
                <text:p>5.78</text:p>
              </table:table-cell>
              <table:table-cell office:value-type="float" office:value="-0.630687048166167">
                <text:p>-0.63068704816616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.79">
                <text:p>5.79</text:p>
              </table:table-cell>
              <table:table-cell office:value-type="float" office:value="1.96986046223564">
                <text:p>1.9698604622356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.8">
                <text:p>5.8</text:p>
              </table:table-cell>
              <table:table-cell office:value-type="float" office:value="4.19545311979481">
                <text:p>4.1954531197948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.81">
                <text:p>5.81</text:p>
              </table:table-cell>
              <table:table-cell office:value-type="float" office:value="5.62245849805067">
                <text:p>5.6224584980506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.82">
                <text:p>5.82</text:p>
              </table:table-cell>
              <table:table-cell office:value-type="float" office:value="5.97925198101264">
                <text:p>5.9792519810126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.83">
                <text:p>5.83</text:p>
              </table:table-cell>
              <table:table-cell office:value-type="float" office:value="5.19791939381191">
                <text:p>5.1979193938119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.84">
                <text:p>5.84</text:p>
              </table:table-cell>
              <table:table-cell office:value-type="float" office:value="3.42718418710497">
                <text:p>3.4271841871049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.85">
                <text:p>5.85</text:p>
              </table:table-cell>
              <table:table-cell office:value-type="float" office:value="1.00409853874078">
                <text:p>1.0040985387407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.86">
                <text:p>5.86</text:p>
              </table:table-cell>
              <table:table-cell office:value-type="float" office:value="-1.61011314471677">
                <text:p>-1.6101131447167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.87">
                <text:p>5.87</text:p>
              </table:table-cell>
              <table:table-cell office:value-type="float" office:value="-3.91784640048194">
                <text:p>-3.9178464004819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.88">
                <text:p>5.88</text:p>
              </table:table-cell>
              <table:table-cell office:value-type="float" office:value="-5.47983367640893">
                <text:p>-5.4798336764089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.89">
                <text:p>5.89</text:p>
              </table:table-cell>
              <table:table-cell office:value-type="float" office:value="-5.99875710637633">
                <text:p>-5.9987571063763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.9">
                <text:p>5.9</text:p>
              </table:table-cell>
              <table:table-cell office:value-type="float" office:value="-5.37584174563512">
                <text:p>-5.3758417456351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.91">
                <text:p>5.91</text:p>
              </table:table-cell>
              <table:table-cell office:value-type="float" office:value="-3.72965697607732">
                <text:p>-3.7296569760773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.92">
                <text:p>5.92</text:p>
              </table:table-cell>
              <table:table-cell office:value-type="float" office:value="-1.37354731111164">
                <text:p>-1.3735473111116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.93">
                <text:p>5.93</text:p>
              </table:table-cell>
              <table:table-cell office:value-type="float" office:value="1.24401144620578">
                <text:p>1.2440114462057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.94">
                <text:p>5.94</text:p>
              </table:table-cell>
              <table:table-cell office:value-type="float" office:value="3.62477773132037">
                <text:p>3.6247777313203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.95">
                <text:p>5.95</text:p>
              </table:table-cell>
              <table:table-cell office:value-type="float" office:value="5.31558245474439">
                <text:p>5.3155824547443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.96">
                <text:p>5.96</text:p>
              </table:table-cell>
              <table:table-cell office:value-type="float" office:value="5.99458787801257">
                <text:p>5.9945878780125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.97">
                <text:p>5.97</text:p>
              </table:table-cell>
              <table:table-cell office:value-type="float" office:value="5.53254810607693">
                <text:p>5.5325481060769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.98">
                <text:p>5.98</text:p>
              </table:table-cell>
              <table:table-cell office:value-type="float" office:value="4.0174105128833">
                <text:p>4.017410512883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.99">
                <text:p>5.99</text:p>
              </table:table-cell>
              <table:table-cell office:value-type="float" office:value="1.73757531975961">
                <text:p>1.7375753197596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">
                <text:p>6</text:p>
              </table:table-cell>
              <table:table-cell office:value-type="float" office:value="-0.873000202851704">
                <text:p>-0.87300020285170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.01">
                <text:p>6.01</text:p>
              </table:table-cell>
              <table:table-cell office:value-type="float" office:value="-3.31740372045671">
                <text:p>-3.3174037204567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.02">
                <text:p>6.02</text:p>
              </table:table-cell>
              <table:table-cell office:value-type="float" office:value="-5.13035305758961">
                <text:p>-5.1303530575896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.03">
                <text:p>6.03</text:p>
              </table:table-cell>
              <table:table-cell office:value-type="float" office:value="-5.966760749961">
                <text:p>-5.96676074996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.04">
                <text:p>6.04</text:p>
              </table:table-cell>
              <table:table-cell office:value-type="float" office:value="-5.66742002672471">
                <text:p>-5.6674200267247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.05">
                <text:p>6.05</text:p>
              </table:table-cell>
              <table:table-cell office:value-type="float" office:value="-4.28930916577545">
                <text:p>-4.2893091657754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.06">
                <text:p>6.06</text:p>
              </table:table-cell>
              <table:table-cell office:value-type="float" office:value="-2.09474591244348">
                <text:p>-2.0947459124434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.07">
                <text:p>6.07</text:p>
              </table:table-cell>
              <table:table-cell office:value-type="float" office:value="0.498543626532834">
                <text:p>0.49854362653283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.08">
                <text:p>6.08</text:p>
              </table:table-cell>
              <table:table-cell office:value-type="float" office:value="2.99693743268601">
                <text:p>2.9969374326860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.09">
                <text:p>6.09</text:p>
              </table:table-cell>
              <table:table-cell office:value-type="float" office:value="4.9248765007519">
                <text:p>4.924876500751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.1">
                <text:p>6.1</text:p>
              </table:table-cell>
              <table:table-cell office:value-type="float" office:value="5.91538554318304">
                <text:p>5.9153855431830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.11">
                <text:p>6.11</text:p>
              </table:table-cell>
              <table:table-cell office:value-type="float" office:value="5.77992522972495">
                <text:p>5.7799252297249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.12">
                <text:p>6.12</text:p>
              </table:table-cell>
              <table:table-cell office:value-type="float" office:value="4.544279874989">
                <text:p>4.54427987498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.13">
                <text:p>6.13</text:p>
              </table:table-cell>
              <table:table-cell office:value-type="float" office:value="2.44364950000898">
                <text:p>2.4436495000089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.14">
                <text:p>6.14</text:p>
              </table:table-cell>
              <table:table-cell office:value-type="float" office:value="-0.122119526282617">
                <text:p>-0.12211952628261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.15">
                <text:p>6.15</text:p>
              </table:table-cell>
              <table:table-cell office:value-type="float" office:value="-2.66464360203898">
                <text:p>-2.6646436020389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.16">
                <text:p>6.16</text:p>
              </table:table-cell>
              <table:table-cell office:value-type="float" office:value="-4.69996370632779">
                <text:p>-4.6999637063277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.17">
                <text:p>6.17</text:p>
              </table:table-cell>
              <table:table-cell office:value-type="float" office:value="-5.84066501214873">
                <text:p>-5.8406650121487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.18">
                <text:p>6.18</text:p>
              </table:table-cell>
              <table:table-cell office:value-type="float" office:value="-5.8696197084402">
                <text:p>-5.869619708440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.19">
                <text:p>6.19</text:p>
              </table:table-cell>
              <table:table-cell office:value-type="float" office:value="-4.78131638761997">
                <text:p>-4.7813163876199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.2">
                <text:p>6.2</text:p>
              </table:table-cell>
              <table:table-cell office:value-type="float" office:value="-2.78290911939521">
                <text:p>-2.7829091193952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.21">
                <text:p>6.21</text:p>
              </table:table-cell>
              <table:table-cell office:value-type="float" office:value="-0.254786523946393">
                <text:p>-0.25478652394639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.22">
                <text:p>6.22</text:p>
              </table:table-cell>
              <table:table-cell office:value-type="float" office:value="2.32183364045426">
                <text:p>2.3218336404542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.23">
                <text:p>6.23</text:p>
              </table:table-cell>
              <table:table-cell office:value-type="float" office:value="4.45650230236398">
                <text:p>4.4565023023639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.24">
                <text:p>6.24</text:p>
              </table:table-cell>
              <table:table-cell office:value-type="float" office:value="5.74289404465741">
                <text:p>5.7428940446574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.25">
                <text:p>6.25</text:p>
              </table:table-cell>
              <table:table-cell office:value-type="float" office:value="5.93614947974032">
                <text:p>5.9361494797403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.26">
                <text:p>6.26</text:p>
              </table:table-cell>
              <table:table-cell office:value-type="float" office:value="4.99948322884488">
                <text:p>4.9994832288448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.27">
                <text:p>6.27</text:p>
              </table:table-cell>
              <table:table-cell office:value-type="float" office:value="3.11118586787773">
                <text:p>3.1111858678777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.28">
                <text:p>6.28</text:p>
              </table:table-cell>
              <table:table-cell office:value-type="float" office:value="0.630687048166278">
                <text:p>0.63068704816627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.29">
                <text:p>6.29</text:p>
              </table:table-cell>
              <table:table-cell office:value-type="float" office:value="-1.96986046223586">
                <text:p>-1.9698604622358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.3">
                <text:p>6.3</text:p>
              </table:table-cell>
              <table:table-cell office:value-type="float" office:value="-4.19545311979474">
                <text:p>-4.1954531197947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.31">
                <text:p>6.31</text:p>
              </table:table-cell>
              <table:table-cell office:value-type="float" office:value="-5.62245849805063">
                <text:p>-5.6224584980506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.32">
                <text:p>6.32</text:p>
              </table:table-cell>
              <table:table-cell office:value-type="float" office:value="-5.97925198101265">
                <text:p>-5.9792519810126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.33">
                <text:p>6.33</text:p>
              </table:table-cell>
              <table:table-cell office:value-type="float" office:value="-5.19791939381197">
                <text:p>-5.1979193938119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.34">
                <text:p>6.34</text:p>
              </table:table-cell>
              <table:table-cell office:value-type="float" office:value="-3.42718418710506">
                <text:p>-3.4271841871050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.35">
                <text:p>6.35</text:p>
              </table:table-cell>
              <table:table-cell office:value-type="float" office:value="-1.00409853874089">
                <text:p>-1.0040985387408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.36">
                <text:p>6.36</text:p>
              </table:table-cell>
              <table:table-cell office:value-type="float" office:value="1.61011314471666">
                <text:p>1.6101131447166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.37">
                <text:p>6.37</text:p>
              </table:table-cell>
              <table:table-cell office:value-type="float" office:value="3.91784640048211">
                <text:p>3.9178464004821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.38">
                <text:p>6.38</text:p>
              </table:table-cell>
              <table:table-cell office:value-type="float" office:value="5.47983367640902">
                <text:p>5.4798336764090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.39">
                <text:p>6.39</text:p>
              </table:table-cell>
              <table:table-cell office:value-type="float" office:value="5.99875710637633">
                <text:p>5.9987571063763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.4">
                <text:p>6.4</text:p>
              </table:table-cell>
              <table:table-cell office:value-type="float" office:value="5.37584174563517">
                <text:p>5.3758417456351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.41">
                <text:p>6.41</text:p>
              </table:table-cell>
              <table:table-cell office:value-type="float" office:value="3.72965697607741">
                <text:p>3.7296569760774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.42">
                <text:p>6.42</text:p>
              </table:table-cell>
              <table:table-cell office:value-type="float" office:value="1.37354731111175">
                <text:p>1.3735473111117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.43">
                <text:p>6.43</text:p>
              </table:table-cell>
              <table:table-cell office:value-type="float" office:value="-1.24401144620567">
                <text:p>-1.2440114462056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.44">
                <text:p>6.44</text:p>
              </table:table-cell>
              <table:table-cell office:value-type="float" office:value="-3.62477773132055">
                <text:p>-3.6247777313205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.45">
                <text:p>6.45</text:p>
              </table:table-cell>
              <table:table-cell office:value-type="float" office:value="-5.3155824547445">
                <text:p>-5.315582454744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.46">
                <text:p>6.46</text:p>
              </table:table-cell>
              <table:table-cell office:value-type="float" office:value="-5.99458787801258">
                <text:p>-5.9945878780125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.47">
                <text:p>6.47</text:p>
              </table:table-cell>
              <table:table-cell office:value-type="float" office:value="-5.53254810607684">
                <text:p>-5.5325481060768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.48">
                <text:p>6.48</text:p>
              </table:table-cell>
              <table:table-cell office:value-type="float" office:value="-4.01741051288338">
                <text:p>-4.0174105128833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.49">
                <text:p>6.49</text:p>
              </table:table-cell>
              <table:table-cell office:value-type="float" office:value="-1.73757531975972">
                <text:p>-1.7375753197597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.5">
                <text:p>6.5</text:p>
              </table:table-cell>
              <table:table-cell office:value-type="float" office:value="0.873000202851594">
                <text:p>0.87300020285159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.51">
                <text:p>6.51</text:p>
              </table:table-cell>
              <table:table-cell office:value-type="float" office:value="3.31740372045662">
                <text:p>3.3174037204566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.52">
                <text:p>6.52</text:p>
              </table:table-cell>
              <table:table-cell office:value-type="float" office:value="5.13035305758956">
                <text:p>5.1303530575895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.53">
                <text:p>6.53</text:p>
              </table:table-cell>
              <table:table-cell office:value-type="float" office:value="5.96676074996103">
                <text:p>5.9667607499610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.54">
                <text:p>6.54</text:p>
              </table:table-cell>
              <table:table-cell office:value-type="float" office:value="5.66742002672464">
                <text:p>5.6674200267246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.55">
                <text:p>6.55</text:p>
              </table:table-cell>
              <table:table-cell office:value-type="float" office:value="4.28930916577553">
                <text:p>4.2893091657755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.56">
                <text:p>6.56</text:p>
              </table:table-cell>
              <table:table-cell office:value-type="float" office:value="2.09474591244326">
                <text:p>2.0947459124432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.57">
                <text:p>6.57</text:p>
              </table:table-cell>
              <table:table-cell office:value-type="float" office:value="-0.498543626532723">
                <text:p>-0.49854362653272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.58">
                <text:p>6.58</text:p>
              </table:table-cell>
              <table:table-cell office:value-type="float" office:value="-2.99693743268591">
                <text:p>-2.9969374326859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.59">
                <text:p>6.59</text:p>
              </table:table-cell>
              <table:table-cell office:value-type="float" office:value="-4.92487650075184">
                <text:p>-4.9248765007518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.6">
                <text:p>6.6</text:p>
              </table:table-cell>
              <table:table-cell office:value-type="float" office:value="-5.91538554318302">
                <text:p>-5.9153855431830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.61">
                <text:p>6.61</text:p>
              </table:table-cell>
              <table:table-cell office:value-type="float" office:value="-5.77992522972498">
                <text:p>-5.7799252297249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.62">
                <text:p>6.62</text:p>
              </table:table-cell>
              <table:table-cell office:value-type="float" office:value="-4.54427987498908">
                <text:p>-4.5442798749890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.63">
                <text:p>6.63</text:p>
              </table:table-cell>
              <table:table-cell office:value-type="float" office:value="-2.44364950000908">
                <text:p>-2.4436495000090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.64">
                <text:p>6.64</text:p>
              </table:table-cell>
              <table:table-cell office:value-type="float" office:value="0.122119526282505">
                <text:p>0.12211952628250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.65">
                <text:p>6.65</text:p>
              </table:table-cell>
              <table:table-cell office:value-type="float" office:value="2.66464360203888">
                <text:p>2.6646436020388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.66">
                <text:p>6.66</text:p>
              </table:table-cell>
              <table:table-cell office:value-type="float" office:value="4.69996370632772">
                <text:p>4.6999637063277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.67">
                <text:p>6.67</text:p>
              </table:table-cell>
              <table:table-cell office:value-type="float" office:value="5.8406650121487">
                <text:p>5.840665012148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.68">
                <text:p>6.68</text:p>
              </table:table-cell>
              <table:table-cell office:value-type="float" office:value="5.86961970844015">
                <text:p>5.8696197084401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.69">
                <text:p>6.69</text:p>
              </table:table-cell>
              <table:table-cell office:value-type="float" office:value="4.78131638762004">
                <text:p>4.7813163876200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.7">
                <text:p>6.7</text:p>
              </table:table-cell>
              <table:table-cell office:value-type="float" office:value="2.78290911939531">
                <text:p>2.7829091193953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.71">
                <text:p>6.71</text:p>
              </table:table-cell>
              <table:table-cell office:value-type="float" office:value="0.254786523946505">
                <text:p>0.25478652394650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.72">
                <text:p>6.72</text:p>
              </table:table-cell>
              <table:table-cell office:value-type="float" office:value="-2.32183364045415">
                <text:p>-2.3218336404541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.73">
                <text:p>6.73</text:p>
              </table:table-cell>
              <table:table-cell office:value-type="float" office:value="-4.4565023023639">
                <text:p>-4.456502302363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.74">
                <text:p>6.74</text:p>
              </table:table-cell>
              <table:table-cell office:value-type="float" office:value="-5.74289404465748">
                <text:p>-5.7428940446574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.75">
                <text:p>6.75</text:p>
              </table:table-cell>
              <table:table-cell office:value-type="float" office:value="-5.93614947974029">
                <text:p>-5.9361494797402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.76">
                <text:p>6.76</text:p>
              </table:table-cell>
              <table:table-cell office:value-type="float" office:value="-4.99948322884475">
                <text:p>-4.9994832288447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.77">
                <text:p>6.77</text:p>
              </table:table-cell>
              <table:table-cell office:value-type="float" office:value="-3.11118586787753">
                <text:p>-3.1111858678775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.78">
                <text:p>6.78</text:p>
              </table:table-cell>
              <table:table-cell office:value-type="float" office:value="-0.630687048166389">
                <text:p>-0.63068704816638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.79">
                <text:p>6.79</text:p>
              </table:table-cell>
              <table:table-cell office:value-type="float" office:value="1.96986046223575">
                <text:p>1.9698604622357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.8">
                <text:p>6.8</text:p>
              </table:table-cell>
              <table:table-cell office:value-type="float" office:value="4.19545311979466">
                <text:p>4.1954531197946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.81">
                <text:p>6.81</text:p>
              </table:table-cell>
              <table:table-cell office:value-type="float" office:value="5.62245849805071">
                <text:p>5.6224584980507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.82">
                <text:p>6.82</text:p>
              </table:table-cell>
              <table:table-cell office:value-type="float" office:value="5.97925198101263">
                <text:p>5.9792519810126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.83">
                <text:p>6.83</text:p>
              </table:table-cell>
              <table:table-cell office:value-type="float" office:value="5.19791939381185">
                <text:p>5.1979193938118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.84">
                <text:p>6.84</text:p>
              </table:table-cell>
              <table:table-cell office:value-type="float" office:value="3.42718418710487">
                <text:p>3.4271841871048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.85">
                <text:p>6.85</text:p>
              </table:table-cell>
              <table:table-cell office:value-type="float" office:value="1.00409853874067">
                <text:p>1.0040985387406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.86">
                <text:p>6.86</text:p>
              </table:table-cell>
              <table:table-cell office:value-type="float" office:value="-1.61011314471656">
                <text:p>-1.6101131447165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.87">
                <text:p>6.87</text:p>
              </table:table-cell>
              <table:table-cell office:value-type="float" office:value="-3.91784640048202">
                <text:p>-3.9178464004820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.88">
                <text:p>6.88</text:p>
              </table:table-cell>
              <table:table-cell office:value-type="float" office:value="-5.47983367640897">
                <text:p>-5.4798336764089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.89">
                <text:p>6.89</text:p>
              </table:table-cell>
              <table:table-cell office:value-type="float" office:value="-5.99875710637633">
                <text:p>-5.9987571063763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.9">
                <text:p>6.9</text:p>
              </table:table-cell>
              <table:table-cell office:value-type="float" office:value="-5.37584174563507">
                <text:p>-5.3758417456350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.91">
                <text:p>6.91</text:p>
              </table:table-cell>
              <table:table-cell office:value-type="float" office:value="-3.72965697607723">
                <text:p>-3.7296569760772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.92">
                <text:p>6.92</text:p>
              </table:table-cell>
              <table:table-cell office:value-type="float" office:value="-1.37354731111186">
                <text:p>-1.3735473111118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.93">
                <text:p>6.93</text:p>
              </table:table-cell>
              <table:table-cell office:value-type="float" office:value="1.24401144620556">
                <text:p>1.2440114462055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.94">
                <text:p>6.94</text:p>
              </table:table-cell>
              <table:table-cell office:value-type="float" office:value="3.62477773132046">
                <text:p>3.6247777313204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.95">
                <text:p>6.95</text:p>
              </table:table-cell>
              <table:table-cell office:value-type="float" office:value="5.31558245474445">
                <text:p>5.3155824547444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.96">
                <text:p>6.96</text:p>
              </table:table-cell>
              <table:table-cell office:value-type="float" office:value="5.99458787801258">
                <text:p>5.9945878780125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.97">
                <text:p>6.97</text:p>
              </table:table-cell>
              <table:table-cell office:value-type="float" office:value="5.53254810607688">
                <text:p>5.5325481060768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.98">
                <text:p>6.98</text:p>
              </table:table-cell>
              <table:table-cell office:value-type="float" office:value="4.01741051288347">
                <text:p>4.0174105128834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.99">
                <text:p>6.99</text:p>
              </table:table-cell>
              <table:table-cell office:value-type="float" office:value="1.73757531975983">
                <text:p>1.7375753197598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">
                <text:p>7</text:p>
              </table:table-cell>
              <table:table-cell office:value-type="float" office:value="-0.873000202851483">
                <text:p>-0.87300020285148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.01">
                <text:p>7.01</text:p>
              </table:table-cell>
              <table:table-cell office:value-type="float" office:value="-3.31740372045652">
                <text:p>-3.3174037204565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.02">
                <text:p>7.02</text:p>
              </table:table-cell>
              <table:table-cell office:value-type="float" office:value="-5.1303530575895">
                <text:p>-5.130353057589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.03">
                <text:p>7.03</text:p>
              </table:table-cell>
              <table:table-cell office:value-type="float" office:value="-5.96676074996101">
                <text:p>-5.9667607499610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.04">
                <text:p>7.04</text:p>
              </table:table-cell>
              <table:table-cell office:value-type="float" office:value="-5.66742002672468">
                <text:p>-5.6674200267246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.05">
                <text:p>7.05</text:p>
              </table:table-cell>
              <table:table-cell office:value-type="float" office:value="-4.28930916577537">
                <text:p>-4.2893091657753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.06">
                <text:p>7.06</text:p>
              </table:table-cell>
              <table:table-cell office:value-type="float" office:value="-2.09474591244337">
                <text:p>-2.0947459124433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.07">
                <text:p>7.07</text:p>
              </table:table-cell>
              <table:table-cell office:value-type="float" office:value="0.498543626532612">
                <text:p>0.49854362653261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.08">
                <text:p>7.08</text:p>
              </table:table-cell>
              <table:table-cell office:value-type="float" office:value="2.99693743268582">
                <text:p>2.9969374326858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.09">
                <text:p>7.09</text:p>
              </table:table-cell>
              <table:table-cell office:value-type="float" office:value="4.92487650075178">
                <text:p>4.9248765007517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.1">
                <text:p>7.1</text:p>
              </table:table-cell>
              <table:table-cell office:value-type="float" office:value="5.915385543183">
                <text:p>5.91538554318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.11">
                <text:p>7.11</text:p>
              </table:table-cell>
              <table:table-cell office:value-type="float" office:value="5.77992522972492">
                <text:p>5.7799252297249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.12">
                <text:p>7.12</text:p>
              </table:table-cell>
              <table:table-cell office:value-type="float" office:value="4.54427987498893">
                <text:p>4.5442798749889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.13">
                <text:p>7.13</text:p>
              </table:table-cell>
              <table:table-cell office:value-type="float" office:value="2.44364950000887">
                <text:p>2.4436495000088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.14">
                <text:p>7.14</text:p>
              </table:table-cell>
              <table:table-cell office:value-type="float" office:value="-0.122119526282735">
                <text:p>-0.12211952628273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.15">
                <text:p>7.15</text:p>
              </table:table-cell>
              <table:table-cell office:value-type="float" office:value="-2.66464360203878">
                <text:p>-2.6646436020387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.16">
                <text:p>7.16</text:p>
              </table:table-cell>
              <table:table-cell office:value-type="float" office:value="-4.69996370632765">
                <text:p>-4.6999637063276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.17">
                <text:p>7.17</text:p>
              </table:table-cell>
              <table:table-cell office:value-type="float" office:value="-5.84066501214868">
                <text:p>-5.8406650121486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.18">
                <text:p>7.18</text:p>
              </table:table-cell>
              <table:table-cell office:value-type="float" office:value="-5.86961970844017">
                <text:p>-5.8696197084401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.19">
                <text:p>7.19</text:p>
              </table:table-cell>
              <table:table-cell office:value-type="float" office:value="-4.7813163876199">
                <text:p>-4.781316387619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.2">
                <text:p>7.2</text:p>
              </table:table-cell>
              <table:table-cell office:value-type="float" office:value="-2.78290911939511">
                <text:p>-2.7829091193951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.21">
                <text:p>7.21</text:p>
              </table:table-cell>
              <table:table-cell office:value-type="float" office:value="-0.254786523946276">
                <text:p>-0.25478652394627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.22">
                <text:p>7.22</text:p>
              </table:table-cell>
              <table:table-cell office:value-type="float" office:value="2.32183364045436">
                <text:p>2.3218336404543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.23">
                <text:p>7.23</text:p>
              </table:table-cell>
              <table:table-cell office:value-type="float" office:value="4.45650230236383">
                <text:p>4.4565023023638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.24">
                <text:p>7.24</text:p>
              </table:table-cell>
              <table:table-cell office:value-type="float" office:value="5.74289404465744">
                <text:p>5.7428940446574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.25">
                <text:p>7.25</text:p>
              </table:table-cell>
              <table:table-cell office:value-type="float" office:value="5.9361494797403">
                <text:p>5.936149479740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.26">
                <text:p>7.26</text:p>
              </table:table-cell>
              <table:table-cell office:value-type="float" office:value="4.99948322884482">
                <text:p>4.9994832288448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.27">
                <text:p>7.27</text:p>
              </table:table-cell>
              <table:table-cell office:value-type="float" office:value="3.11118586787763">
                <text:p>3.1111858678776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.28">
                <text:p>7.28</text:p>
              </table:table-cell>
              <table:table-cell office:value-type="float" office:value="0.630687048166161">
                <text:p>0.63068704816616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.29">
                <text:p>7.29</text:p>
              </table:table-cell>
              <table:table-cell office:value-type="float" office:value="-1.96986046223565">
                <text:p>-1.9698604622356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.3">
                <text:p>7.3</text:p>
              </table:table-cell>
              <table:table-cell office:value-type="float" office:value="-4.19545311979458">
                <text:p>-4.1954531197945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.31">
                <text:p>7.31</text:p>
              </table:table-cell>
              <table:table-cell office:value-type="float" office:value="-5.62245849805056">
                <text:p>-5.6224584980505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.32">
                <text:p>7.32</text:p>
              </table:table-cell>
              <table:table-cell office:value-type="float" office:value="-5.97925198101264">
                <text:p>-5.9792519810126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.33">
                <text:p>7.33</text:p>
              </table:table-cell>
              <table:table-cell office:value-type="float" office:value="-5.19791939381191">
                <text:p>-5.1979193938119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.34">
                <text:p>7.34</text:p>
              </table:table-cell>
              <table:table-cell office:value-type="float" office:value="-3.42718418710496">
                <text:p>-3.4271841871049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.35">
                <text:p>7.35</text:p>
              </table:table-cell>
              <table:table-cell office:value-type="float" office:value="-1.00409853874078">
                <text:p>-1.0040985387407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.36">
                <text:p>7.36</text:p>
              </table:table-cell>
              <table:table-cell office:value-type="float" office:value="1.61011314471645">
                <text:p>1.6101131447164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.37">
                <text:p>7.37</text:p>
              </table:table-cell>
              <table:table-cell office:value-type="float" office:value="3.91784640048194">
                <text:p>3.9178464004819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.38">
                <text:p>7.38</text:p>
              </table:table-cell>
              <table:table-cell office:value-type="float" office:value="5.47983367640893">
                <text:p>5.4798336764089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.39">
                <text:p>7.39</text:p>
              </table:table-cell>
              <table:table-cell office:value-type="float" office:value="5.99875710637633">
                <text:p>5.9987571063763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.4">
                <text:p>7.4</text:p>
              </table:table-cell>
              <table:table-cell office:value-type="float" office:value="5.37584174563512">
                <text:p>5.3758417456351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.41">
                <text:p>7.41</text:p>
              </table:table-cell>
              <table:table-cell office:value-type="float" office:value="3.72965697607732">
                <text:p>3.7296569760773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.42">
                <text:p>7.42</text:p>
              </table:table-cell>
              <table:table-cell office:value-type="float" office:value="1.37354731111163">
                <text:p>1.3735473111116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.43">
                <text:p>7.43</text:p>
              </table:table-cell>
              <table:table-cell office:value-type="float" office:value="-1.24401144620578">
                <text:p>-1.2440114462057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.44">
                <text:p>7.44</text:p>
              </table:table-cell>
              <table:table-cell office:value-type="float" office:value="-3.62477773132037">
                <text:p>-3.6247777313203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.45">
                <text:p>7.45</text:p>
              </table:table-cell>
              <table:table-cell office:value-type="float" office:value="-5.31558245474439">
                <text:p>-5.3155824547443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.46">
                <text:p>7.46</text:p>
              </table:table-cell>
              <table:table-cell office:value-type="float" office:value="-5.99458787801257">
                <text:p>-5.9945878780125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.47">
                <text:p>7.47</text:p>
              </table:table-cell>
              <table:table-cell office:value-type="float" office:value="-5.53254810607693">
                <text:p>-5.5325481060769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.48">
                <text:p>7.48</text:p>
              </table:table-cell>
              <table:table-cell office:value-type="float" office:value="-4.0174105128833">
                <text:p>-4.017410512883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.49">
                <text:p>7.49</text:p>
              </table:table-cell>
              <table:table-cell office:value-type="float" office:value="-1.73757531975961">
                <text:p>-1.7375753197596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.5">
                <text:p>7.5</text:p>
              </table:table-cell>
              <table:table-cell office:value-type="float" office:value="0.87300020285171">
                <text:p>0.8730002028517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.51">
                <text:p>7.51</text:p>
              </table:table-cell>
              <table:table-cell office:value-type="float" office:value="3.31740372045671">
                <text:p>3.3174037204567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.52">
                <text:p>7.52</text:p>
              </table:table-cell>
              <table:table-cell office:value-type="float" office:value="5.13035305758962">
                <text:p>5.1303530575896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.53">
                <text:p>7.53</text:p>
              </table:table-cell>
              <table:table-cell office:value-type="float" office:value="5.966760749961">
                <text:p>5.96676074996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.54">
                <text:p>7.54</text:p>
              </table:table-cell>
              <table:table-cell office:value-type="float" office:value="5.66742002672471">
                <text:p>5.6674200267247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.55">
                <text:p>7.55</text:p>
              </table:table-cell>
              <table:table-cell office:value-type="float" office:value="4.28930916577545">
                <text:p>4.2893091657754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.56">
                <text:p>7.56</text:p>
              </table:table-cell>
              <table:table-cell office:value-type="float" office:value="2.09474591244315">
                <text:p>2.0947459124431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.57">
                <text:p>7.57</text:p>
              </table:table-cell>
              <table:table-cell office:value-type="float" office:value="-0.49854362653284">
                <text:p>-0.4985436265328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.58">
                <text:p>7.58</text:p>
              </table:table-cell>
              <table:table-cell office:value-type="float" office:value="-2.99693743268601">
                <text:p>-2.9969374326860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.59">
                <text:p>7.59</text:p>
              </table:table-cell>
              <table:table-cell office:value-type="float" office:value="-4.92487650075191">
                <text:p>-4.9248765007519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.6">
                <text:p>7.6</text:p>
              </table:table-cell>
              <table:table-cell office:value-type="float" office:value="-5.91538554318298">
                <text:p>-5.9153855431829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.61">
                <text:p>7.61</text:p>
              </table:table-cell>
              <table:table-cell office:value-type="float" office:value="-5.77992522972495">
                <text:p>-5.7799252297249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.62">
                <text:p>7.62</text:p>
              </table:table-cell>
              <table:table-cell office:value-type="float" office:value="-4.544279874989">
                <text:p>-4.54427987498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.63">
                <text:p>7.63</text:p>
              </table:table-cell>
              <table:table-cell office:value-type="float" office:value="-2.44364950000897">
                <text:p>-2.4436495000089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.64">
                <text:p>7.64</text:p>
              </table:table-cell>
              <table:table-cell office:value-type="float" office:value="0.122119526282623">
                <text:p>0.12211952628262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.65">
                <text:p>7.65</text:p>
              </table:table-cell>
              <table:table-cell office:value-type="float" office:value="2.66464360203898">
                <text:p>2.6646436020389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.66">
                <text:p>7.66</text:p>
              </table:table-cell>
              <table:table-cell office:value-type="float" office:value="4.69996370632758">
                <text:p>4.6999637063275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.67">
                <text:p>7.67</text:p>
              </table:table-cell>
              <table:table-cell office:value-type="float" office:value="5.84066501214865">
                <text:p>5.8406650121486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.68">
                <text:p>7.68</text:p>
              </table:table-cell>
              <table:table-cell office:value-type="float" office:value="5.86961970844019">
                <text:p>5.8696197084401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.69">
                <text:p>7.69</text:p>
              </table:table-cell>
              <table:table-cell office:value-type="float" office:value="4.78131638761997">
                <text:p>4.7813163876199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.7">
                <text:p>7.7</text:p>
              </table:table-cell>
              <table:table-cell office:value-type="float" office:value="2.78290911939521">
                <text:p>2.7829091193952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.71">
                <text:p>7.71</text:p>
              </table:table-cell>
              <table:table-cell office:value-type="float" office:value="0.254786523946387">
                <text:p>0.25478652394638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.72">
                <text:p>7.72</text:p>
              </table:table-cell>
              <table:table-cell office:value-type="float" office:value="-2.32183364045426">
                <text:p>-2.3218336404542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.73">
                <text:p>7.73</text:p>
              </table:table-cell>
              <table:table-cell office:value-type="float" office:value="-4.45650230236375">
                <text:p>-4.4565023023637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.74">
                <text:p>7.74</text:p>
              </table:table-cell>
              <table:table-cell office:value-type="float" office:value="-5.74289404465741">
                <text:p>-5.7428940446574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.75">
                <text:p>7.75</text:p>
              </table:table-cell>
              <table:table-cell office:value-type="float" office:value="-5.93614947974032">
                <text:p>-5.9361494797403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.76">
                <text:p>7.76</text:p>
              </table:table-cell>
              <table:table-cell office:value-type="float" office:value="-4.99948322884488">
                <text:p>-4.9994832288448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.77">
                <text:p>7.77</text:p>
              </table:table-cell>
              <table:table-cell office:value-type="float" office:value="-3.11118586787772">
                <text:p>-3.1111858678777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.78">
                <text:p>7.78</text:p>
              </table:table-cell>
              <table:table-cell office:value-type="float" office:value="-0.630687048166272">
                <text:p>-0.63068704816627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.79">
                <text:p>7.79</text:p>
              </table:table-cell>
              <table:table-cell office:value-type="float" office:value="1.96986046223587">
                <text:p>1.9698604622358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.8">
                <text:p>7.8</text:p>
              </table:table-cell>
              <table:table-cell office:value-type="float" office:value="4.19545311979474">
                <text:p>4.1954531197947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.81">
                <text:p>7.81</text:p>
              </table:table-cell>
              <table:table-cell office:value-type="float" office:value="5.62245849805064">
                <text:p>5.6224584980506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.82">
                <text:p>7.82</text:p>
              </table:table-cell>
              <table:table-cell office:value-type="float" office:value="5.97925198101265">
                <text:p>5.9792519810126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.83">
                <text:p>7.83</text:p>
              </table:table-cell>
              <table:table-cell office:value-type="float" office:value="5.19791939381196">
                <text:p>5.1979193938119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.84">
                <text:p>7.84</text:p>
              </table:table-cell>
              <table:table-cell office:value-type="float" office:value="3.42718418710505">
                <text:p>3.4271841871050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.85">
                <text:p>7.85</text:p>
              </table:table-cell>
              <table:table-cell office:value-type="float" office:value="1.00409853874089">
                <text:p>1.0040985387408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.86">
                <text:p>7.86</text:p>
              </table:table-cell>
              <table:table-cell office:value-type="float" office:value="-1.61011314471667">
                <text:p>-1.6101131447166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.87">
                <text:p>7.87</text:p>
              </table:table-cell>
              <table:table-cell office:value-type="float" office:value="-3.91784640048211">
                <text:p>-3.9178464004821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.88">
                <text:p>7.88</text:p>
              </table:table-cell>
              <table:table-cell office:value-type="float" office:value="-5.47983367640902">
                <text:p>-5.4798336764090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.89">
                <text:p>7.89</text:p>
              </table:table-cell>
              <table:table-cell office:value-type="float" office:value="-5.99875710637633">
                <text:p>-5.9987571063763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.9">
                <text:p>7.9</text:p>
              </table:table-cell>
              <table:table-cell office:value-type="float" office:value="-5.37584174563517">
                <text:p>-5.3758417456351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.91">
                <text:p>7.91</text:p>
              </table:table-cell>
              <table:table-cell office:value-type="float" office:value="-3.7296569760774">
                <text:p>-3.729656976077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.92">
                <text:p>7.92</text:p>
              </table:table-cell>
              <table:table-cell office:value-type="float" office:value="-1.37354731111174">
                <text:p>-1.3735473111117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.93">
                <text:p>7.93</text:p>
              </table:table-cell>
              <table:table-cell office:value-type="float" office:value="1.24401144620567">
                <text:p>1.2440114462056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.94">
                <text:p>7.94</text:p>
              </table:table-cell>
              <table:table-cell office:value-type="float" office:value="3.62477773132055">
                <text:p>3.6247777313205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.95">
                <text:p>7.95</text:p>
              </table:table-cell>
              <table:table-cell office:value-type="float" office:value="5.3155824547445">
                <text:p>5.315582454744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.96">
                <text:p>7.96</text:p>
              </table:table-cell>
              <table:table-cell office:value-type="float" office:value="5.99458787801258">
                <text:p>5.9945878780125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.97">
                <text:p>7.97</text:p>
              </table:table-cell>
              <table:table-cell office:value-type="float" office:value="5.53254810607697">
                <text:p>5.5325481060769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.98">
                <text:p>7.98</text:p>
              </table:table-cell>
              <table:table-cell office:value-type="float" office:value="4.01741051288338">
                <text:p>4.0174105128833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.99">
                <text:p>7.99</text:p>
              </table:table-cell>
              <table:table-cell office:value-type="float" office:value="1.73757531975972">
                <text:p>1.7375753197597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">
                <text:p>8</text:p>
              </table:table-cell>
              <table:table-cell office:value-type="float" office:value="-0.8730002028516">
                <text:p>-0.873000202851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.01">
                <text:p>8.01</text:p>
              </table:table-cell>
              <table:table-cell office:value-type="float" office:value="-3.31740372045662">
                <text:p>-3.3174037204566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.02">
                <text:p>8.02</text:p>
              </table:table-cell>
              <table:table-cell office:value-type="float" office:value="-5.13035305758956">
                <text:p>-5.1303530575895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.03">
                <text:p>8.03</text:p>
              </table:table-cell>
              <table:table-cell office:value-type="float" office:value="-5.96676074996099">
                <text:p>-5.9667607499609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.04">
                <text:p>8.04</text:p>
              </table:table-cell>
              <table:table-cell office:value-type="float" office:value="-5.66742002672475">
                <text:p>-5.6674200267247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.05">
                <text:p>8.05</text:p>
              </table:table-cell>
              <table:table-cell office:value-type="float" office:value="-4.28930916577529">
                <text:p>-4.2893091657752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.06">
                <text:p>8.06</text:p>
              </table:table-cell>
              <table:table-cell office:value-type="float" office:value="-2.09474591244326">
                <text:p>-2.0947459124432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.07">
                <text:p>8.07</text:p>
              </table:table-cell>
              <table:table-cell office:value-type="float" office:value="0.498543626532729">
                <text:p>0.49854362653272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.08">
                <text:p>8.08</text:p>
              </table:table-cell>
              <table:table-cell office:value-type="float" office:value="2.99693743268592">
                <text:p>2.9969374326859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.09">
                <text:p>8.09</text:p>
              </table:table-cell>
              <table:table-cell office:value-type="float" office:value="4.92487650075184">
                <text:p>4.9248765007518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.1">
                <text:p>8.1</text:p>
              </table:table-cell>
              <table:table-cell office:value-type="float" office:value="5.91538554318302">
                <text:p>5.9153855431830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.11">
                <text:p>8.11</text:p>
              </table:table-cell>
              <table:table-cell office:value-type="float" office:value="5.77992522972497">
                <text:p>5.77992522972497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.12">
                <text:p>8.12</text:p>
              </table:table-cell>
              <table:table-cell office:value-type="float" office:value="4.54427987498907">
                <text:p>4.5442798749890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.13">
                <text:p>8.13</text:p>
              </table:table-cell>
              <table:table-cell office:value-type="float" office:value="2.44364950000876">
                <text:p>2.4436495000087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.14">
                <text:p>8.14</text:p>
              </table:table-cell>
              <table:table-cell office:value-type="float" office:value="-0.122119526282852">
                <text:p>-0.12211952628285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.15">
                <text:p>8.15</text:p>
              </table:table-cell>
              <table:table-cell office:value-type="float" office:value="-2.66464360203888">
                <text:p>-2.6646436020388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.16">
                <text:p>8.16</text:p>
              </table:table-cell>
              <table:table-cell office:value-type="float" office:value="-4.69996370632772">
                <text:p>-4.6999637063277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.17">
                <text:p>8.17</text:p>
              </table:table-cell>
              <table:table-cell office:value-type="float" office:value="-5.8406650121487">
                <text:p>-5.840665012148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.18">
                <text:p>8.18</text:p>
              </table:table-cell>
              <table:table-cell office:value-type="float" office:value="-5.86961970844015">
                <text:p>-5.8696197084401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.19">
                <text:p>8.19</text:p>
              </table:table-cell>
              <table:table-cell office:value-type="float" office:value="-4.78131638762004">
                <text:p>-4.7813163876200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.2">
                <text:p>8.2</text:p>
              </table:table-cell>
              <table:table-cell office:value-type="float" office:value="-2.78290911939531">
                <text:p>-2.7829091193953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.21">
                <text:p>8.21</text:p>
              </table:table-cell>
              <table:table-cell office:value-type="float" office:value="-0.254786523946158">
                <text:p>-0.25478652394615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.22">
                <text:p>8.22</text:p>
              </table:table-cell>
              <table:table-cell office:value-type="float" office:value="2.32183364045447">
                <text:p>2.3218336404544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.23">
                <text:p>8.23</text:p>
              </table:table-cell>
              <table:table-cell office:value-type="float" office:value="4.45650230236391">
                <text:p>4.4565023023639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.24">
                <text:p>8.24</text:p>
              </table:table-cell>
              <table:table-cell office:value-type="float" office:value="5.74289404465748">
                <text:p>5.7428940446574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.25">
                <text:p>8.25</text:p>
              </table:table-cell>
              <table:table-cell office:value-type="float" office:value="5.93614947974029">
                <text:p>5.9361494797402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.26">
                <text:p>8.26</text:p>
              </table:table-cell>
              <table:table-cell office:value-type="float" office:value="4.99948322884475">
                <text:p>4.9994832288447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.27">
                <text:p>8.27</text:p>
              </table:table-cell>
              <table:table-cell office:value-type="float" office:value="3.11118586787753">
                <text:p>3.1111858678775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.28">
                <text:p>8.28</text:p>
              </table:table-cell>
              <table:table-cell office:value-type="float" office:value="0.630687048166722">
                <text:p>0.63068704816672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.29">
                <text:p>8.29</text:p>
              </table:table-cell>
              <table:table-cell office:value-type="float" office:value="-1.96986046223544">
                <text:p>-1.9698604622354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.3">
                <text:p>8.3</text:p>
              </table:table-cell>
              <table:table-cell office:value-type="float" office:value="-4.1954531197949">
                <text:p>-4.195453119794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.31">
                <text:p>8.31</text:p>
              </table:table-cell>
              <table:table-cell office:value-type="float" office:value="-5.62245849805072">
                <text:p>-5.6224584980507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.32">
                <text:p>8.32</text:p>
              </table:table-cell>
              <table:table-cell office:value-type="float" office:value="-5.97925198101263">
                <text:p>-5.9792519810126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.33">
                <text:p>8.33</text:p>
              </table:table-cell>
              <table:table-cell office:value-type="float" office:value="-5.19791939381185">
                <text:p>-5.1979193938118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.34">
                <text:p>8.34</text:p>
              </table:table-cell>
              <table:table-cell office:value-type="float" office:value="-3.42718418710486">
                <text:p>-3.4271841871048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.35">
                <text:p>8.35</text:p>
              </table:table-cell>
              <table:table-cell office:value-type="float" office:value="-1.004098538741">
                <text:p>-1.00409853874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.36">
                <text:p>8.36</text:p>
              </table:table-cell>
              <table:table-cell office:value-type="float" office:value="1.61011314471623">
                <text:p>1.6101131447162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.37">
                <text:p>8.37</text:p>
              </table:table-cell>
              <table:table-cell office:value-type="float" office:value="3.91784640048177">
                <text:p>3.9178464004817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.38">
                <text:p>8.38</text:p>
              </table:table-cell>
              <table:table-cell office:value-type="float" office:value="5.47983367640912">
                <text:p>5.4798336764091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.39">
                <text:p>8.39</text:p>
              </table:table-cell>
              <table:table-cell office:value-type="float" office:value="5.99875710637632">
                <text:p>5.9987571063763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.4">
                <text:p>8.4</text:p>
              </table:table-cell>
              <table:table-cell office:value-type="float" office:value="5.37584174563507">
                <text:p>5.3758417456350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.41">
                <text:p>8.41</text:p>
              </table:table-cell>
              <table:table-cell office:value-type="float" office:value="3.72965697607749">
                <text:p>3.7296569760774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.42">
                <text:p>8.42</text:p>
              </table:table-cell>
              <table:table-cell office:value-type="float" office:value="1.37354731111185">
                <text:p>1.3735473111118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.43">
                <text:p>8.43</text:p>
              </table:table-cell>
              <table:table-cell office:value-type="float" office:value="-1.24401144620556">
                <text:p>-1.2440114462055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.44">
                <text:p>8.44</text:p>
              </table:table-cell>
              <table:table-cell office:value-type="float" office:value="-3.62477773132019">
                <text:p>-3.6247777313201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.45">
                <text:p>8.45</text:p>
              </table:table-cell>
              <table:table-cell office:value-type="float" office:value="-5.31558245474429">
                <text:p>-5.3155824547442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.46">
                <text:p>8.46</text:p>
              </table:table-cell>
              <table:table-cell office:value-type="float" office:value="-5.99458787801259">
                <text:p>-5.9945878780125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.47">
                <text:p>8.47</text:p>
              </table:table-cell>
              <table:table-cell office:value-type="float" office:value="-5.53254810607688">
                <text:p>-5.5325481060768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.48">
                <text:p>8.48</text:p>
              </table:table-cell>
              <table:table-cell office:value-type="float" office:value="-4.01741051288346">
                <text:p>-4.0174105128834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.49">
                <text:p>8.49</text:p>
              </table:table-cell>
              <table:table-cell office:value-type="float" office:value="-1.73757531975982">
                <text:p>-1.7375753197598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.5">
                <text:p>8.5</text:p>
              </table:table-cell>
              <table:table-cell office:value-type="float" office:value="0.873000202851489">
                <text:p>0.87300020285148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.51">
                <text:p>8.51</text:p>
              </table:table-cell>
              <table:table-cell office:value-type="float" office:value="3.31740372045653">
                <text:p>3.3174037204565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.52">
                <text:p>8.52</text:p>
              </table:table-cell>
              <table:table-cell office:value-type="float" office:value="5.1303530575895">
                <text:p>5.130353057589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.53">
                <text:p>8.53</text:p>
              </table:table-cell>
              <table:table-cell office:value-type="float" office:value="5.96676074996098">
                <text:p>5.9667607499609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.54">
                <text:p>8.54</text:p>
              </table:table-cell>
              <table:table-cell office:value-type="float" office:value="5.66742002672479">
                <text:p>5.6674200267247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.55">
                <text:p>8.55</text:p>
              </table:table-cell>
              <table:table-cell office:value-type="float" office:value="4.28930916577537">
                <text:p>4.2893091657753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.56">
                <text:p>8.56</text:p>
              </table:table-cell>
              <table:table-cell office:value-type="float" office:value="2.09474591244336">
                <text:p>2.0947459124433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.57">
                <text:p>8.57</text:p>
              </table:table-cell>
              <table:table-cell office:value-type="float" office:value="-0.498543626532618">
                <text:p>-0.49854362653261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.58">
                <text:p>8.58</text:p>
              </table:table-cell>
              <table:table-cell office:value-type="float" office:value="-2.99693743268582">
                <text:p>-2.9969374326858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.59">
                <text:p>8.59</text:p>
              </table:table-cell>
              <table:table-cell office:value-type="float" office:value="-4.92487650075178">
                <text:p>-4.9248765007517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.6">
                <text:p>8.6</text:p>
              </table:table-cell>
              <table:table-cell office:value-type="float" office:value="-5.915385543183">
                <text:p>-5.91538554318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.61">
                <text:p>8.61</text:p>
              </table:table-cell>
              <table:table-cell office:value-type="float" office:value="-5.77992522972501">
                <text:p>-5.7799252297250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.62">
                <text:p>8.62</text:p>
              </table:table-cell>
              <table:table-cell office:value-type="float" office:value="-4.54427987498914">
                <text:p>-4.5442798749891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.63">
                <text:p>8.63</text:p>
              </table:table-cell>
              <table:table-cell office:value-type="float" office:value="-2.44364950000887">
                <text:p>-2.4436495000088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.64">
                <text:p>8.64</text:p>
              </table:table-cell>
              <table:table-cell office:value-type="float" office:value="0.122119526282741">
                <text:p>0.12211952628274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.65">
                <text:p>8.65</text:p>
              </table:table-cell>
              <table:table-cell office:value-type="float" office:value="2.66464360203878">
                <text:p>2.6646436020387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.66">
                <text:p>8.66</text:p>
              </table:table-cell>
              <table:table-cell office:value-type="float" office:value="4.69996370632765">
                <text:p>4.6999637063276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.67">
                <text:p>8.67</text:p>
              </table:table-cell>
              <table:table-cell office:value-type="float" office:value="5.84066501214868">
                <text:p>5.8406650121486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.68">
                <text:p>8.68</text:p>
              </table:table-cell>
              <table:table-cell office:value-type="float" office:value="5.86961970844017">
                <text:p>5.8696197084401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.69">
                <text:p>8.69</text:p>
              </table:table-cell>
              <table:table-cell office:value-type="float" office:value="4.7813163876201">
                <text:p>4.781316387620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.7">
                <text:p>8.7</text:p>
              </table:table-cell>
              <table:table-cell office:value-type="float" office:value="2.7829091193954">
                <text:p>2.782909119395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.71">
                <text:p>8.71</text:p>
              </table:table-cell>
              <table:table-cell office:value-type="float" office:value="0.25478652394627">
                <text:p>0.2547865239462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.72">
                <text:p>8.72</text:p>
              </table:table-cell>
              <table:table-cell office:value-type="float" office:value="-2.32183364045437">
                <text:p>-2.3218336404543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.73">
                <text:p>8.73</text:p>
              </table:table-cell>
              <table:table-cell office:value-type="float" office:value="-4.45650230236383">
                <text:p>-4.4565023023638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.74">
                <text:p>8.74</text:p>
              </table:table-cell>
              <table:table-cell office:value-type="float" office:value="-5.74289404465744">
                <text:p>-5.7428940446574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.75">
                <text:p>8.75</text:p>
              </table:table-cell>
              <table:table-cell office:value-type="float" office:value="-5.9361494797403">
                <text:p>-5.936149479740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.76">
                <text:p>8.76</text:p>
              </table:table-cell>
              <table:table-cell office:value-type="float" office:value="-4.99948322884481">
                <text:p>-4.9994832288448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.77">
                <text:p>8.77</text:p>
              </table:table-cell>
              <table:table-cell office:value-type="float" office:value="-3.11118586787762">
                <text:p>-3.1111858678776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.78">
                <text:p>8.78</text:p>
              </table:table-cell>
              <table:table-cell office:value-type="float" office:value="-0.630687048166494">
                <text:p>-0.63068704816649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.79">
                <text:p>8.79</text:p>
              </table:table-cell>
              <table:table-cell office:value-type="float" office:value="1.96986046223565">
                <text:p>1.9698604622356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.8">
                <text:p>8.8</text:p>
              </table:table-cell>
              <table:table-cell office:value-type="float" office:value="4.19545311979482">
                <text:p>4.1954531197948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.81">
                <text:p>8.81</text:p>
              </table:table-cell>
              <table:table-cell office:value-type="float" office:value="5.62245849805068">
                <text:p>5.6224584980506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.82">
                <text:p>8.82</text:p>
              </table:table-cell>
              <table:table-cell office:value-type="float" office:value="5.97925198101264">
                <text:p>5.9792519810126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.83">
                <text:p>8.83</text:p>
              </table:table-cell>
              <table:table-cell office:value-type="float" office:value="5.19791939381191">
                <text:p>5.1979193938119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.84">
                <text:p>8.84</text:p>
              </table:table-cell>
              <table:table-cell office:value-type="float" office:value="3.42718418710496">
                <text:p>3.4271841871049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.85">
                <text:p>8.85</text:p>
              </table:table-cell>
              <table:table-cell office:value-type="float" office:value="1.00409853874077">
                <text:p>1.0040985387407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.86">
                <text:p>8.86</text:p>
              </table:table-cell>
              <table:table-cell office:value-type="float" office:value="-1.61011314471645">
                <text:p>-1.6101131447164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.87">
                <text:p>8.87</text:p>
              </table:table-cell>
              <table:table-cell office:value-type="float" office:value="-3.91784640048194">
                <text:p>-3.9178464004819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.88">
                <text:p>8.88</text:p>
              </table:table-cell>
              <table:table-cell office:value-type="float" office:value="-5.47983367640907">
                <text:p>-5.4798336764090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.89">
                <text:p>8.89</text:p>
              </table:table-cell>
              <table:table-cell office:value-type="float" office:value="-5.99875710637632">
                <text:p>-5.9987571063763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.9">
                <text:p>8.9</text:p>
              </table:table-cell>
              <table:table-cell office:value-type="float" office:value="-5.37584174563512">
                <text:p>-5.3758417456351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.91">
                <text:p>8.91</text:p>
              </table:table-cell>
              <table:table-cell office:value-type="float" office:value="-3.72965697607731">
                <text:p>-3.7296569760773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.92">
                <text:p>8.92</text:p>
              </table:table-cell>
              <table:table-cell office:value-type="float" office:value="-1.37354731111163">
                <text:p>-1.3735473111116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.93">
                <text:p>8.93</text:p>
              </table:table-cell>
              <table:table-cell office:value-type="float" office:value="1.24401144620579">
                <text:p>1.2440114462057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.94">
                <text:p>8.94</text:p>
              </table:table-cell>
              <table:table-cell office:value-type="float" office:value="3.62477773132038">
                <text:p>3.6247777313203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.95">
                <text:p>8.95</text:p>
              </table:table-cell>
              <table:table-cell office:value-type="float" office:value="5.3155824547444">
                <text:p>5.315582454744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.96">
                <text:p>8.96</text:p>
              </table:table-cell>
              <table:table-cell office:value-type="float" office:value="5.99458787801259">
                <text:p>5.9945878780125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.97">
                <text:p>8.97</text:p>
              </table:table-cell>
              <table:table-cell office:value-type="float" office:value="5.53254810607679">
                <text:p>5.5325481060767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.98">
                <text:p>8.98</text:p>
              </table:table-cell>
              <table:table-cell office:value-type="float" office:value="4.01741051288329">
                <text:p>4.0174105128832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.99">
                <text:p>8.99</text:p>
              </table:table-cell>
              <table:table-cell office:value-type="float" office:value="1.7375753197596">
                <text:p>1.737575319759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">
                <text:p>9</text:p>
              </table:table-cell>
              <table:table-cell office:value-type="float" office:value="-0.873000202851716">
                <text:p>-0.87300020285171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.01">
                <text:p>9.01</text:p>
              </table:table-cell>
              <table:table-cell office:value-type="float" office:value="-3.31740372045672">
                <text:p>-3.3174037204567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.02">
                <text:p>9.02</text:p>
              </table:table-cell>
              <table:table-cell office:value-type="float" office:value="-5.13035305758962">
                <text:p>-5.1303530575896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.03">
                <text:p>9.03</text:p>
              </table:table-cell>
              <table:table-cell office:value-type="float" office:value="-5.96676074996097">
                <text:p>-5.9667607499609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.04">
                <text:p>9.04</text:p>
              </table:table-cell>
              <table:table-cell office:value-type="float" office:value="-5.66742002672482">
                <text:p>-5.6674200267248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.05">
                <text:p>9.05</text:p>
              </table:table-cell>
              <table:table-cell office:value-type="float" office:value="-4.28930916577521">
                <text:p>-4.2893091657752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.06">
                <text:p>9.06</text:p>
              </table:table-cell>
              <table:table-cell office:value-type="float" office:value="-2.09474591244315">
                <text:p>-2.0947459124431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.07">
                <text:p>9.07</text:p>
              </table:table-cell>
              <table:table-cell office:value-type="float" office:value="0.498543626532846">
                <text:p>0.49854362653284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.08">
                <text:p>9.08</text:p>
              </table:table-cell>
              <table:table-cell office:value-type="float" office:value="2.99693743268602">
                <text:p>2.9969374326860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.09">
                <text:p>9.09</text:p>
              </table:table-cell>
              <table:table-cell office:value-type="float" office:value="4.92487650075172">
                <text:p>4.9248765007517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.1">
                <text:p>9.1</text:p>
              </table:table-cell>
              <table:table-cell office:value-type="float" office:value="5.91538554318298">
                <text:p>5.9153855431829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.11">
                <text:p>9.11</text:p>
              </table:table-cell>
              <table:table-cell office:value-type="float" office:value="5.77992522972504">
                <text:p>5.7799252297250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.12">
                <text:p>9.12</text:p>
              </table:table-cell>
              <table:table-cell office:value-type="float" office:value="4.54427987498922">
                <text:p>4.5442798749892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.13">
                <text:p>9.13</text:p>
              </table:table-cell>
              <table:table-cell office:value-type="float" office:value="2.44364950000866">
                <text:p>2.4436495000086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.14">
                <text:p>9.14</text:p>
              </table:table-cell>
              <table:table-cell office:value-type="float" office:value="-0.12211952628297">
                <text:p>-0.1221195262829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.15">
                <text:p>9.15</text:p>
              </table:table-cell>
              <table:table-cell office:value-type="float" office:value="-2.66464360203868">
                <text:p>-2.6646436020386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.16">
                <text:p>9.16</text:p>
              </table:table-cell>
              <table:table-cell office:value-type="float" office:value="-4.69996370632758">
                <text:p>-4.6999637063275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.17">
                <text:p>9.17</text:p>
              </table:table-cell>
              <table:table-cell office:value-type="float" office:value="-5.84066501214865">
                <text:p>-5.8406650121486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.18">
                <text:p>9.18</text:p>
              </table:table-cell>
              <table:table-cell office:value-type="float" office:value="-5.86961970844019">
                <text:p>-5.8696197084401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.19">
                <text:p>9.19</text:p>
              </table:table-cell>
              <table:table-cell office:value-type="float" office:value="-4.78131638762017">
                <text:p>-4.7813163876201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.2">
                <text:p>9.2</text:p>
              </table:table-cell>
              <table:table-cell office:value-type="float" office:value="-2.7829091193955">
                <text:p>-2.782909119395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.21">
                <text:p>9.21</text:p>
              </table:table-cell>
              <table:table-cell office:value-type="float" office:value="-0.25478652394604">
                <text:p>-0.2547865239460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.22">
                <text:p>9.22</text:p>
              </table:table-cell>
              <table:table-cell office:value-type="float" office:value="2.32183364045427">
                <text:p>2.3218336404542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.23">
                <text:p>9.23</text:p>
              </table:table-cell>
              <table:table-cell office:value-type="float" office:value="4.45650230236376">
                <text:p>4.4565023023637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.24">
                <text:p>9.24</text:p>
              </table:table-cell>
              <table:table-cell office:value-type="float" office:value="5.74289404465741">
                <text:p>5.7428940446574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.25">
                <text:p>9.25</text:p>
              </table:table-cell>
              <table:table-cell office:value-type="float" office:value="5.93614947974032">
                <text:p>5.9361494797403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.26">
                <text:p>9.26</text:p>
              </table:table-cell>
              <table:table-cell office:value-type="float" office:value="4.99948322884488">
                <text:p>4.9994832288448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.27">
                <text:p>9.27</text:p>
              </table:table-cell>
              <table:table-cell office:value-type="float" office:value="3.11118586787772">
                <text:p>3.1111858678777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.28">
                <text:p>9.28</text:p>
              </table:table-cell>
              <table:table-cell office:value-type="float" office:value="0.630687048166605">
                <text:p>0.63068704816660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.29">
                <text:p>9.29</text:p>
              </table:table-cell>
              <table:table-cell office:value-type="float" office:value="-1.96986046223555">
                <text:p>-1.9698604622355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.3">
                <text:p>9.3</text:p>
              </table:table-cell>
              <table:table-cell office:value-type="float" office:value="-4.19545311979474">
                <text:p>-4.1954531197947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.31">
                <text:p>9.31</text:p>
              </table:table-cell>
              <table:table-cell office:value-type="float" office:value="-5.62245849805064">
                <text:p>-5.6224584980506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.32">
                <text:p>9.32</text:p>
              </table:table-cell>
              <table:table-cell office:value-type="float" office:value="-5.97925198101265">
                <text:p>-5.9792519810126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.33">
                <text:p>9.33</text:p>
              </table:table-cell>
              <table:table-cell office:value-type="float" office:value="-5.19791939381196">
                <text:p>-5.1979193938119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.34">
                <text:p>9.34</text:p>
              </table:table-cell>
              <table:table-cell office:value-type="float" office:value="-3.42718418710505">
                <text:p>-3.4271841871050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.35">
                <text:p>9.35</text:p>
              </table:table-cell>
              <table:table-cell office:value-type="float" office:value="-1.00409853874088">
                <text:p>-1.0040985387408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.36">
                <text:p>9.36</text:p>
              </table:table-cell>
              <table:table-cell office:value-type="float" office:value="1.61011314471635">
                <text:p>1.6101131447163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.37">
                <text:p>9.37</text:p>
              </table:table-cell>
              <table:table-cell office:value-type="float" office:value="3.91784640048186">
                <text:p>3.9178464004818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.38">
                <text:p>9.38</text:p>
              </table:table-cell>
              <table:table-cell office:value-type="float" office:value="5.47983367640902">
                <text:p>5.4798336764090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.39">
                <text:p>9.39</text:p>
              </table:table-cell>
              <table:table-cell office:value-type="float" office:value="5.99875710637633">
                <text:p>5.9987571063763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.4">
                <text:p>9.4</text:p>
              </table:table-cell>
              <table:table-cell office:value-type="float" office:value="5.37584174563517">
                <text:p>5.3758417456351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.41">
                <text:p>9.41</text:p>
              </table:table-cell>
              <table:table-cell office:value-type="float" office:value="3.7296569760774">
                <text:p>3.729656976077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.42">
                <text:p>9.42</text:p>
              </table:table-cell>
              <table:table-cell office:value-type="float" office:value="1.37354731111173">
                <text:p>1.3735473111117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.43">
                <text:p>9.43</text:p>
              </table:table-cell>
              <table:table-cell office:value-type="float" office:value="-1.24401144620568">
                <text:p>-1.2440114462056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.44">
                <text:p>9.44</text:p>
              </table:table-cell>
              <table:table-cell office:value-type="float" office:value="-3.62477773132029">
                <text:p>-3.6247777313202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.45">
                <text:p>9.45</text:p>
              </table:table-cell>
              <table:table-cell office:value-type="float" office:value="-5.31558245474434">
                <text:p>-5.3155824547443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.46">
                <text:p>9.46</text:p>
              </table:table-cell>
              <table:table-cell office:value-type="float" office:value="-5.99458787801258">
                <text:p>-5.9945878780125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.47">
                <text:p>9.47</text:p>
              </table:table-cell>
              <table:table-cell office:value-type="float" office:value="-5.53254810607684">
                <text:p>-5.5325481060768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.48">
                <text:p>9.48</text:p>
              </table:table-cell>
              <table:table-cell office:value-type="float" office:value="-4.01741051288338">
                <text:p>-4.0174105128833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.49">
                <text:p>9.49</text:p>
              </table:table-cell>
              <table:table-cell office:value-type="float" office:value="-1.73757531975971">
                <text:p>-1.7375753197597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.5">
                <text:p>9.5</text:p>
              </table:table-cell>
              <table:table-cell office:value-type="float" office:value="0.873000202851606">
                <text:p>0.87300020285160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.51">
                <text:p>9.51</text:p>
              </table:table-cell>
              <table:table-cell office:value-type="float" office:value="3.31740372045663">
                <text:p>3.3174037204566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.52">
                <text:p>9.52</text:p>
              </table:table-cell>
              <table:table-cell office:value-type="float" office:value="5.13035305758956">
                <text:p>5.1303530575895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.53">
                <text:p>9.53</text:p>
              </table:table-cell>
              <table:table-cell office:value-type="float" office:value="5.96676074996099">
                <text:p>5.9667607499609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.54">
                <text:p>9.54</text:p>
              </table:table-cell>
              <table:table-cell office:value-type="float" office:value="5.66742002672475">
                <text:p>5.6674200267247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.55">
                <text:p>9.55</text:p>
              </table:table-cell>
              <table:table-cell office:value-type="float" office:value="4.28930916577528">
                <text:p>4.2893091657752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.56">
                <text:p>9.56</text:p>
              </table:table-cell>
              <table:table-cell office:value-type="float" office:value="2.09474591244325">
                <text:p>2.0947459124432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.57">
                <text:p>9.57</text:p>
              </table:table-cell>
              <table:table-cell office:value-type="float" office:value="-0.498543626532735">
                <text:p>-0.49854362653273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.58">
                <text:p>9.58</text:p>
              </table:table-cell>
              <table:table-cell office:value-type="float" office:value="-2.99693743268592">
                <text:p>-2.9969374326859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.59">
                <text:p>9.59</text:p>
              </table:table-cell>
              <table:table-cell office:value-type="float" office:value="-4.92487650075185">
                <text:p>-4.9248765007518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.6">
                <text:p>9.6</text:p>
              </table:table-cell>
              <table:table-cell office:value-type="float" office:value="-5.91538554318302">
                <text:p>-5.9153855431830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.61">
                <text:p>9.61</text:p>
              </table:table-cell>
              <table:table-cell office:value-type="float" office:value="-5.77992522972497">
                <text:p>-5.7799252297249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.62">
                <text:p>9.62</text:p>
              </table:table-cell>
              <table:table-cell office:value-type="float" office:value="-4.54427987498907">
                <text:p>-4.5442798749890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.63">
                <text:p>9.63</text:p>
              </table:table-cell>
              <table:table-cell office:value-type="float" office:value="-2.44364950000876">
                <text:p>-2.4436495000087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.64">
                <text:p>9.64</text:p>
              </table:table-cell>
              <table:table-cell office:value-type="float" office:value="0.122119526282858">
                <text:p>0.12211952628285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.65">
                <text:p>9.65</text:p>
              </table:table-cell>
              <table:table-cell office:value-type="float" office:value="2.66464360203889">
                <text:p>2.6646436020388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.66">
                <text:p>9.66</text:p>
              </table:table-cell>
              <table:table-cell office:value-type="float" office:value="4.69996370632773">
                <text:p>4.6999637063277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.67">
                <text:p>9.67</text:p>
              </table:table-cell>
              <table:table-cell office:value-type="float" office:value="5.84066501214871">
                <text:p>5.8406650121487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.68">
                <text:p>9.68</text:p>
              </table:table-cell>
              <table:table-cell office:value-type="float" office:value="5.86961970844015">
                <text:p>5.8696197084401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.69">
                <text:p>9.69</text:p>
              </table:table-cell>
              <table:table-cell office:value-type="float" office:value="4.78131638762003">
                <text:p>4.7813163876200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.7">
                <text:p>9.7</text:p>
              </table:table-cell>
              <table:table-cell office:value-type="float" office:value="2.7829091193953">
                <text:p>2.782909119395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.71">
                <text:p>9.71</text:p>
              </table:table-cell>
              <table:table-cell office:value-type="float" office:value="0.254786523946152">
                <text:p>0.25478652394615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.72">
                <text:p>9.72</text:p>
              </table:table-cell>
              <table:table-cell office:value-type="float" office:value="-2.32183364045448">
                <text:p>-2.3218336404544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.73">
                <text:p>9.73</text:p>
              </table:table-cell>
              <table:table-cell office:value-type="float" office:value="-4.45650230236391">
                <text:p>-4.4565023023639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.74">
                <text:p>9.74</text:p>
              </table:table-cell>
              <table:table-cell office:value-type="float" office:value="-5.74289404465748">
                <text:p>-5.7428940446574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.75">
                <text:p>9.75</text:p>
              </table:table-cell>
              <table:table-cell office:value-type="float" office:value="-5.93614947974029">
                <text:p>-5.9361494797402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.76">
                <text:p>9.76</text:p>
              </table:table-cell>
              <table:table-cell office:value-type="float" office:value="-4.99948322884475">
                <text:p>-4.9994832288447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.77">
                <text:p>9.77</text:p>
              </table:table-cell>
              <table:table-cell office:value-type="float" office:value="-3.11118586787782">
                <text:p>-3.1111858678778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.78">
                <text:p>9.78</text:p>
              </table:table-cell>
              <table:table-cell office:value-type="float" office:value="-0.630687048166716">
                <text:p>-0.63068704816671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.79">
                <text:p>9.79</text:p>
              </table:table-cell>
              <table:table-cell office:value-type="float" office:value="1.96986046223544">
                <text:p>1.9698604622354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.8">
                <text:p>9.8</text:p>
              </table:table-cell>
              <table:table-cell office:value-type="float" office:value="4.19545311979491">
                <text:p>4.1954531197949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.81">
                <text:p>9.81</text:p>
              </table:table-cell>
              <table:table-cell office:value-type="float" office:value="5.62245849805072">
                <text:p>5.6224584980507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.82">
                <text:p>9.82</text:p>
              </table:table-cell>
              <table:table-cell office:value-type="float" office:value="5.97925198101263">
                <text:p>5.9792519810126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.83">
                <text:p>9.83</text:p>
              </table:table-cell>
              <table:table-cell office:value-type="float" office:value="5.19791939381202">
                <text:p>5.1979193938120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.84">
                <text:p>9.84</text:p>
              </table:table-cell>
              <table:table-cell office:value-type="float" office:value="3.42718418710514">
                <text:p>3.4271841871051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.85">
                <text:p>9.85</text:p>
              </table:table-cell>
              <table:table-cell office:value-type="float" office:value="1.00409853874099">
                <text:p>1.0040985387409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.86">
                <text:p>9.86</text:p>
              </table:table-cell>
              <table:table-cell office:value-type="float" office:value="-1.61011314471624">
                <text:p>-1.6101131447162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.87">
                <text:p>9.87</text:p>
              </table:table-cell>
              <table:table-cell office:value-type="float" office:value="-3.91784640048177">
                <text:p>-3.9178464004817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.88">
                <text:p>9.88</text:p>
              </table:table-cell>
              <table:table-cell office:value-type="float" office:value="-5.47983367640912">
                <text:p>-5.4798336764091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.89">
                <text:p>9.89</text:p>
              </table:table-cell>
              <table:table-cell office:value-type="float" office:value="-5.99875710637632">
                <text:p>-5.9987571063763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.9">
                <text:p>9.9</text:p>
              </table:table-cell>
              <table:table-cell office:value-type="float" office:value="-5.37584174563522">
                <text:p>-5.3758417456352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.91">
                <text:p>9.91</text:p>
              </table:table-cell>
              <table:table-cell office:value-type="float" office:value="-3.72965697607749">
                <text:p>-3.7296569760774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.92">
                <text:p>9.92</text:p>
              </table:table-cell>
              <table:table-cell office:value-type="float" office:value="-1.37354731111184">
                <text:p>-1.3735473111118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.93">
                <text:p>9.93</text:p>
              </table:table-cell>
              <table:table-cell office:value-type="float" office:value="1.24401144620557">
                <text:p>1.2440114462055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.94">
                <text:p>9.94</text:p>
              </table:table-cell>
              <table:table-cell office:value-type="float" office:value="3.6247777313202">
                <text:p>3.624777731320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.95">
                <text:p>9.95</text:p>
              </table:table-cell>
              <table:table-cell office:value-type="float" office:value="5.31558245474429">
                <text:p>5.3155824547442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.96">
                <text:p>9.96</text:p>
              </table:table-cell>
              <table:table-cell office:value-type="float" office:value="5.99458787801258">
                <text:p>5.9945878780125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.97">
                <text:p>9.97</text:p>
              </table:table-cell>
              <table:table-cell office:value-type="float" office:value="5.53254810607688">
                <text:p>5.5325481060768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.98">
                <text:p>9.98</text:p>
              </table:table-cell>
              <table:table-cell office:value-type="float" office:value="4.01741051288346">
                <text:p>4.0174105128834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.99">
                <text:p>9.99</text:p>
              </table:table-cell>
              <table:table-cell office:value-type="float" office:value="1.73757531975982">
                <text:p>1.7375753197598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">
                <text:p>10</text:p>
              </table:table-cell>
              <table:table-cell office:value-type="float" office:value="-0.873000202851495">
                <text:p>-0.8730002028514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